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2.19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0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b613d" style:text-align-source="fix" style:repeat-content="false"/>
      <style:paragraph-properties fo:text-align="end" fo:margin-left="0cm"/>
      <style:text-properties fo:color="#000000"/>
    </style:style>
    <style:style style:name="ce2" style:family="table-cell" style:parent-style-name="Default">
      <style:table-cell-properties fo:background-color="#eb613d"/>
      <style:text-properties fo:color="#000000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 style:data-style-name="N60"/>
    <style:style style:name="ce5" style:family="table-cell" style:parent-style-name="Default">
      <style:table-cell-properties fo:background-color="#eb613d"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33cc6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/>
    </style:style>
    <style:style style:name="gr1" style:family="graphic">
      <style:graphic-properties draw:ole-draw-aspect="1"/>
    </style:style>
  </office:automatic-styles>
  <office:body>
    <office:spreadsheet>
      <table:table table:name="tabell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Beta</text:p>
          </table:table-cell>
          <table:table-cell table:style-name="ce5" office:value-type="float" office:value="100">
            <text:p>100</text:p>
          </table:table-cell>
          <table:table-cell table:style-name="ce6" office:value-type="string">
            <text:p>alpha</text:p>
          </table:table-cell>
          <table:table-cell table:formula="of:=[.B1]/(1+[.B1])" office:value-type="float" office:value="0.99009900990099">
            <text:p>0,9900990099</text:p>
          </table:table-cell>
          <table:table-cell/>
          <table:table-cell table:style-name="ce8" office:value-type="string">
            <text:p>x</text:p>
          </table:table-cell>
          <table:table-cell table:formula="of:=[.D5]/([.D5]+[.B5])" office:value-type="float" office:value="0.107142857142857">
            <text:p>0,107142857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VBE0</text:p>
          </table:table-cell>
          <table:table-cell table:style-name="ce5" office:value-type="float" office:value="0.6">
            <text:p>0,6</text:p>
          </table:table-cell>
          <table:table-cell table:style-name="Default"/>
          <table:table-cell table:number-columns-repeated="2"/>
          <table:table-cell table:style-name="ce8" office:value-type="string">
            <text:p>y</text:p>
          </table:table-cell>
          <table:table-cell table:formula="of:=[.D6]/([.D6]+[.B6])" office:value-type="float" office:value="0.357142857142857">
            <text:p>0,357142857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VCESAT</text:p>
          </table:table-cell>
          <table:table-cell table:style-name="ce5" office:value-type="float" office:value="0.2">
            <text:p>0,2</text:p>
          </table:table-cell>
          <table:table-cell table:style-name="ce6" office:value-type="string">
            <text:p>Nenner</text:p>
          </table:table-cell>
          <table:table-cell table:formula="of:=[.B5]/[.B1]+[.B7]/[.D1]" office:value-type="float" office:value="2.12">
            <text:p>2,12</text:p>
          </table:table-cell>
          <table:table-cell/>
          <table:table-cell table:style-name="ce8" office:value-type="string">
            <text:p>Z</text:p>
          </table:table-cell>
          <table:table-cell table:formula="of:=[.G2]*([.B8]-[.B3])" office:value-type="float" office:value="3.5">
            <text:p>3,5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5"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RB/kOhm</text:p>
          </table:table-cell>
          <table:table-cell table:style-name="ce5" office:value-type="float" office:value="10">
            <text:p>10</text:p>
          </table:table-cell>
          <table:table-cell table:style-name="ce6" office:value-type="string">
            <text:p>RE//RC</text:p>
          </table:table-cell>
          <table:table-cell table:formula="of:=[.B7]*[.B6]/([.B7]+[.B6])" office:value-type="float" office:value="1.2">
            <text:p>1,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C/kOhm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RB//RE</text:p>
          </table:table-cell>
          <table:table-cell table:formula="of:=[.B5]*[.B7]/([.B5]+[.B7])" office:value-type="float" office:value="1.66666666666667">
            <text:p>1,666666666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E/kOhm</text:p>
          </table:table-cell>
          <table:table-cell table:style-name="ce5" office:value-type="float" office:value="2">
            <text:p>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VPLUS/V</text:p>
          </table:table-cell>
          <table:table-cell table:style-name="ce5" office:value-type="float" office:value="10">
            <text:p>10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3" office:value-type="string">
            <text:p>vb</text:p>
          </table:table-cell>
          <table:table-cell table:style-name="ce3" office:value-type="string">
            <text:p>V(col)</text:p>
          </table:table-cell>
          <table:table-cell table:style-name="ce3" office:value-type="string">
            <text:p>V(em)</text:p>
          </table:table-cell>
          <table:table-cell table:style-name="ce7" office:value-type="string">
            <text:p>VC(mess)</text:p>
          </table:table-cell>
          <table:table-cell table:style-name="ce7" office:value-type="string">
            <text:p>VE(mess)</text:p>
          </table:table-cell>
          <table:table-cell table:style-name="ce9" office:value-type="string">
            <text:p>VC(rech)</text:p>
          </table:table-cell>
          <table:table-cell table:style-name="ce9" office:value-type="string">
            <text:p>VE(rech)</text:p>
          </table:table-cell>
          <table:table-cell office:value-type="string">
            <text:p>IC(aktiv)/mA</text:p>
          </table:table-cell>
          <table:table-cell office:value-type="string">
            <text:p>VC(aktiv)</text:p>
          </table:table-cell>
          <table:table-cell office:value-type="string">
            <text:p>VE(aktiv)</text:p>
          </table:table-cell>
          <table:table-cell office:value-type="string">
            <text:p>Vc(sat)</text:p>
          </table:table-cell>
          <table:table-cell office:value-type="string">
            <text:p>VE(sat)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float" office:value="0">
            <text:p>0,00E+000</text:p>
          </table:table-cell>
          <table:table-cell office:value-type="float" office:value="10">
            <text:p>1,00E+001</text:p>
          </table:table-cell>
          <table:table-cell office:value-type="float" office:value="0.00000000005536372">
            <text:p>5,54E-011</text:p>
          </table:table-cell>
          <table:table-cell table:number-columns-repeated="2"/>
          <table:table-cell table:formula="of:=IF([.M11]=&quot;sperrt&quot;;[.B$8];IF([.M11]=&quot;akt&quot;;[.I11];[.K11]))" office:value-type="float" office:value="10">
            <text:p>10</text:p>
          </table:table-cell>
          <table:table-cell table:formula="of:=IF([.M11]=&quot;sperrt&quot;;0;IF([.M11]=&quot;akt&quot;;[.J11];[.L11]))" office:value-type="float" office:value="0">
            <text:p>0</text:p>
          </table:table-cell>
          <table:table-cell table:formula="of:=([.A11]-[.B$2])/[.D$3]" office:value-type="float" office:value="-0.283018867924528">
            <text:p>-0,2830188679</text:p>
          </table:table-cell>
          <table:table-cell table:formula="of:=[.B$8]-[.B$6]*[.H11]" office:value-type="float" office:value="10.8490566037736">
            <text:p>10,8490566038</text:p>
          </table:table-cell>
          <table:table-cell table:formula="of:=[.B$7]*[.H11]/[.D$1]" office:value-type="float" office:value="-0.571698113207547">
            <text:p>-0,5716981132</text:p>
          </table:table-cell>
          <table:table-cell table:formula="of:=[.L11]+[.B$3]" office:value-type="float" office:value="3.63571428571429">
            <text:p>3,6357142857</text:p>
          </table:table-cell>
          <table:table-cell table:formula="of:=[.G$1]*([.A11]-[.B$2])+[.G$3]" office:value-type="float" office:value="3.43571428571429">
            <text:p>3,4357142857</text:p>
          </table:table-cell>
          <table:table-cell table:formula="of:=IF([.H11]&lt;0;&quot;sperrt&quot;;IF([.I11]-[.J11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05">
            <text:p>5,00E-002</text:p>
          </table:table-cell>
          <table:table-cell office:value-type="float" office:value="10">
            <text:p>1,00E+001</text:p>
          </table:table-cell>
          <table:table-cell office:value-type="float" office:value="0.000000000270614">
            <text:p>2,71E-010</text:p>
          </table:table-cell>
          <table:table-cell table:number-columns-repeated="2"/>
          <table:table-cell table:formula="of:=IF([.M12]=&quot;sperrt&quot;;[.B$8];IF([.M12]=&quot;akt&quot;;[.I12];[.K12]))" office:value-type="float" office:value="10">
            <text:p>10</text:p>
          </table:table-cell>
          <table:table-cell table:formula="of:=IF([.M12]=&quot;sperrt&quot;;0;IF([.M12]=&quot;akt&quot;;[.J12];[.L12]))" office:value-type="float" office:value="0">
            <text:p>0</text:p>
          </table:table-cell>
          <table:table-cell table:formula="of:=([.A12]-[.B$2])/[.D$3]" office:value-type="float" office:value="-0.259433962264151">
            <text:p>-0,2594339623</text:p>
          </table:table-cell>
          <table:table-cell table:formula="of:=[.B$8]-[.B$6]*[.H12]" office:value-type="float" office:value="10.7783018867925">
            <text:p>10,7783018868</text:p>
          </table:table-cell>
          <table:table-cell table:formula="of:=[.B$7]*[.H12]/[.D$1]" office:value-type="float" office:value="-0.524056603773585">
            <text:p>-0,5240566038</text:p>
          </table:table-cell>
          <table:table-cell table:formula="of:=[.L12]+[.B$3]" office:value-type="float" office:value="3.64107142857143">
            <text:p>3,6410714286</text:p>
          </table:table-cell>
          <table:table-cell table:formula="of:=[.G$1]*([.A12]-[.B$2])+[.G$3]" office:value-type="float" office:value="3.44107142857143">
            <text:p>3,4410714286</text:p>
          </table:table-cell>
          <table:table-cell table:formula="of:=IF([.H12]&lt;0;&quot;sperrt&quot;;IF([.I12]-[.J12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1">
            <text:p>1,00E-001</text:p>
          </table:table-cell>
          <table:table-cell office:value-type="float" office:value="10">
            <text:p>1,00E+001</text:p>
          </table:table-cell>
          <table:table-cell office:value-type="float" office:value="0.000000002839745">
            <text:p>2,84E-009</text:p>
          </table:table-cell>
          <table:table-cell table:number-columns-repeated="2"/>
          <table:table-cell table:formula="of:=IF([.M13]=&quot;sperrt&quot;;[.B$8];IF([.M13]=&quot;akt&quot;;[.I13];[.K13]))" office:value-type="float" office:value="10">
            <text:p>10</text:p>
          </table:table-cell>
          <table:table-cell table:formula="of:=IF([.M13]=&quot;sperrt&quot;;0;IF([.M13]=&quot;akt&quot;;[.J13];[.L13]))" office:value-type="float" office:value="0">
            <text:p>0</text:p>
          </table:table-cell>
          <table:table-cell table:formula="of:=([.A13]-[.B$2])/[.D$3]" office:value-type="float" office:value="-0.235849056603774">
            <text:p>-0,2358490566</text:p>
          </table:table-cell>
          <table:table-cell table:formula="of:=[.B$8]-[.B$6]*[.H13]" office:value-type="float" office:value="10.7075471698113">
            <text:p>10,7075471698</text:p>
          </table:table-cell>
          <table:table-cell table:formula="of:=[.B$7]*[.H13]/[.D$1]" office:value-type="float" office:value="-0.476415094339623">
            <text:p>-0,4764150943</text:p>
          </table:table-cell>
          <table:table-cell table:formula="of:=[.L13]+[.B$3]" office:value-type="float" office:value="3.64642857142857">
            <text:p>3,6464285714</text:p>
          </table:table-cell>
          <table:table-cell table:formula="of:=[.G$1]*([.A13]-[.B$2])+[.G$3]" office:value-type="float" office:value="3.44642857142857">
            <text:p>3,4464285714</text:p>
          </table:table-cell>
          <table:table-cell table:formula="of:=IF([.H13]&lt;0;&quot;sperrt&quot;;IF([.I13]-[.J13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15">
            <text:p>1,50E-001</text:p>
          </table:table-cell>
          <table:table-cell office:value-type="float" office:value="10">
            <text:p>1,00E+001</text:p>
          </table:table-cell>
          <table:table-cell office:value-type="float" office:value="0.00000001797909">
            <text:p>1,80E-008</text:p>
          </table:table-cell>
          <table:table-cell table:number-columns-repeated="2"/>
          <table:table-cell table:formula="of:=IF([.M14]=&quot;sperrt&quot;;[.B$8];IF([.M14]=&quot;akt&quot;;[.I14];[.K14]))" office:value-type="float" office:value="10">
            <text:p>10</text:p>
          </table:table-cell>
          <table:table-cell table:formula="of:=IF([.M14]=&quot;sperrt&quot;;0;IF([.M14]=&quot;akt&quot;;[.J14];[.L14]))" office:value-type="float" office:value="0">
            <text:p>0</text:p>
          </table:table-cell>
          <table:table-cell table:formula="of:=([.A14]-[.B$2])/[.D$3]" office:value-type="float" office:value="-0.212264150943396">
            <text:p>-0,2122641509</text:p>
          </table:table-cell>
          <table:table-cell table:formula="of:=[.B$8]-[.B$6]*[.H14]" office:value-type="float" office:value="10.6367924528302">
            <text:p>10,6367924528</text:p>
          </table:table-cell>
          <table:table-cell table:formula="of:=[.B$7]*[.H14]/[.D$1]" office:value-type="float" office:value="-0.42877358490566">
            <text:p>-0,4287735849</text:p>
          </table:table-cell>
          <table:table-cell table:formula="of:=[.L14]+[.B$3]" office:value-type="float" office:value="3.65178571428571">
            <text:p>3,6517857143</text:p>
          </table:table-cell>
          <table:table-cell table:formula="of:=[.G$1]*([.A14]-[.B$2])+[.G$3]" office:value-type="float" office:value="3.45178571428571">
            <text:p>3,4517857143</text:p>
          </table:table-cell>
          <table:table-cell table:formula="of:=IF([.H14]&lt;0;&quot;sperrt&quot;;IF([.I14]-[.J14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2">
            <text:p>2,00E-001</text:p>
          </table:table-cell>
          <table:table-cell office:value-type="float" office:value="10">
            <text:p>1,00E+001</text:p>
          </table:table-cell>
          <table:table-cell office:value-type="float" office:value="0.0000001194747">
            <text:p>1,19E-007</text:p>
          </table:table-cell>
          <table:table-cell table:number-columns-repeated="2"/>
          <table:table-cell table:formula="of:=IF([.M15]=&quot;sperrt&quot;;[.B$8];IF([.M15]=&quot;akt&quot;;[.I15];[.K15]))" office:value-type="float" office:value="10">
            <text:p>10</text:p>
          </table:table-cell>
          <table:table-cell table:formula="of:=IF([.M15]=&quot;sperrt&quot;;0;IF([.M15]=&quot;akt&quot;;[.J15];[.L15]))" office:value-type="float" office:value="0">
            <text:p>0</text:p>
          </table:table-cell>
          <table:table-cell table:formula="of:=([.A15]-[.B$2])/[.D$3]" office:value-type="float" office:value="-0.188679245283019">
            <text:p>-0,1886792453</text:p>
          </table:table-cell>
          <table:table-cell table:formula="of:=[.B$8]-[.B$6]*[.H15]" office:value-type="float" office:value="10.5660377358491">
            <text:p>10,5660377358</text:p>
          </table:table-cell>
          <table:table-cell table:formula="of:=[.B$7]*[.H15]/[.D$1]" office:value-type="float" office:value="-0.381132075471698">
            <text:p>-0,3811320755</text:p>
          </table:table-cell>
          <table:table-cell table:formula="of:=[.L15]+[.B$3]" office:value-type="float" office:value="3.65714285714286">
            <text:p>3,6571428571</text:p>
          </table:table-cell>
          <table:table-cell table:formula="of:=[.G$1]*([.A15]-[.B$2])+[.G$3]" office:value-type="float" office:value="3.45714285714286">
            <text:p>3,4571428571</text:p>
          </table:table-cell>
          <table:table-cell table:formula="of:=IF([.H15]&lt;0;&quot;sperrt&quot;;IF([.I15]-[.J15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25">
            <text:p>2,50E-001</text:p>
          </table:table-cell>
          <table:table-cell office:value-type="float" office:value="9.999999">
            <text:p>1,00E+001</text:p>
          </table:table-cell>
          <table:table-cell office:value-type="float" office:value="0.0000008054848">
            <text:p>8,05E-007</text:p>
          </table:table-cell>
          <table:table-cell table:number-columns-repeated="2"/>
          <table:table-cell table:formula="of:=IF([.M16]=&quot;sperrt&quot;;[.B$8];IF([.M16]=&quot;akt&quot;;[.I16];[.K16]))" office:value-type="float" office:value="10">
            <text:p>10</text:p>
          </table:table-cell>
          <table:table-cell table:formula="of:=IF([.M16]=&quot;sperrt&quot;;0;IF([.M16]=&quot;akt&quot;;[.J16];[.L16]))" office:value-type="float" office:value="0">
            <text:p>0</text:p>
          </table:table-cell>
          <table:table-cell table:formula="of:=([.A16]-[.B$2])/[.D$3]" office:value-type="float" office:value="-0.165094339622642">
            <text:p>-0,1650943396</text:p>
          </table:table-cell>
          <table:table-cell table:formula="of:=[.B$8]-[.B$6]*[.H16]" office:value-type="float" office:value="10.4952830188679">
            <text:p>10,4952830189</text:p>
          </table:table-cell>
          <table:table-cell table:formula="of:=[.B$7]*[.H16]/[.D$1]" office:value-type="float" office:value="-0.333490566037736">
            <text:p>-0,333490566</text:p>
          </table:table-cell>
          <table:table-cell table:formula="of:=[.L16]+[.B$3]" office:value-type="float" office:value="3.6625">
            <text:p>3,6625</text:p>
          </table:table-cell>
          <table:table-cell table:formula="of:=[.G$1]*([.A16]-[.B$2])+[.G$3]" office:value-type="float" office:value="3.4625">
            <text:p>3,4625</text:p>
          </table:table-cell>
          <table:table-cell table:formula="of:=IF([.H16]&lt;0;&quot;sperrt&quot;;IF([.I16]-[.J16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3">
            <text:p>3,00E-001</text:p>
          </table:table-cell>
          <table:table-cell office:value-type="float" office:value="9.999991">
            <text:p>1,00E+001</text:p>
          </table:table-cell>
          <table:table-cell office:value-type="float" office:value="0.000005452894">
            <text:p>5,45E-006</text:p>
          </table:table-cell>
          <table:table-cell table:number-columns-repeated="2"/>
          <table:table-cell table:formula="of:=IF([.M17]=&quot;sperrt&quot;;[.B$8];IF([.M17]=&quot;akt&quot;;[.I17];[.K17]))" office:value-type="float" office:value="10">
            <text:p>10</text:p>
          </table:table-cell>
          <table:table-cell table:formula="of:=IF([.M17]=&quot;sperrt&quot;;0;IF([.M17]=&quot;akt&quot;;[.J17];[.L17]))" office:value-type="float" office:value="0">
            <text:p>0</text:p>
          </table:table-cell>
          <table:table-cell table:formula="of:=([.A17]-[.B$2])/[.D$3]" office:value-type="float" office:value="-0.141509433962264">
            <text:p>-0,141509434</text:p>
          </table:table-cell>
          <table:table-cell table:formula="of:=[.B$8]-[.B$6]*[.H17]" office:value-type="float" office:value="10.4245283018868">
            <text:p>10,4245283019</text:p>
          </table:table-cell>
          <table:table-cell table:formula="of:=[.B$7]*[.H17]/[.D$1]" office:value-type="float" office:value="-0.285849056603774">
            <text:p>-0,2858490566</text:p>
          </table:table-cell>
          <table:table-cell table:formula="of:=[.L17]+[.B$3]" office:value-type="float" office:value="3.66785714285714">
            <text:p>3,6678571429</text:p>
          </table:table-cell>
          <table:table-cell table:formula="of:=[.G$1]*([.A17]-[.B$2])+[.G$3]" office:value-type="float" office:value="3.46785714285714">
            <text:p>3,4678571429</text:p>
          </table:table-cell>
          <table:table-cell table:formula="of:=IF([.H17]&lt;0;&quot;sperrt&quot;;IF([.I17]-[.J17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35">
            <text:p>3,50E-001</text:p>
          </table:table-cell>
          <table:table-cell office:value-type="float" office:value="9.999945">
            <text:p>1,00E+001</text:p>
          </table:table-cell>
          <table:table-cell office:value-type="float" office:value="0.00003693106">
            <text:p>3,69E-005</text:p>
          </table:table-cell>
          <table:table-cell table:number-columns-repeated="2"/>
          <table:table-cell table:formula="of:=IF([.M18]=&quot;sperrt&quot;;[.B$8];IF([.M18]=&quot;akt&quot;;[.I18];[.K18]))" office:value-type="float" office:value="10">
            <text:p>10</text:p>
          </table:table-cell>
          <table:table-cell table:formula="of:=IF([.M18]=&quot;sperrt&quot;;0;IF([.M18]=&quot;akt&quot;;[.J18];[.L18]))" office:value-type="float" office:value="0">
            <text:p>0</text:p>
          </table:table-cell>
          <table:table-cell table:formula="of:=([.A18]-[.B$2])/[.D$3]" office:value-type="float" office:value="-0.117924528301887">
            <text:p>-0,1179245283</text:p>
          </table:table-cell>
          <table:table-cell table:formula="of:=[.B$8]-[.B$6]*[.H18]" office:value-type="float" office:value="10.3537735849057">
            <text:p>10,3537735849</text:p>
          </table:table-cell>
          <table:table-cell table:formula="of:=[.B$7]*[.H18]/[.D$1]" office:value-type="float" office:value="-0.238207547169811">
            <text:p>-0,2382075472</text:p>
          </table:table-cell>
          <table:table-cell table:formula="of:=[.L18]+[.B$3]" office:value-type="float" office:value="3.67321428571429">
            <text:p>3,6732142857</text:p>
          </table:table-cell>
          <table:table-cell table:formula="of:=[.G$1]*([.A18]-[.B$2])+[.G$3]" office:value-type="float" office:value="3.47321428571429">
            <text:p>3,4732142857</text:p>
          </table:table-cell>
          <table:table-cell table:formula="of:=IF([.H18]&lt;0;&quot;sperrt&quot;;IF([.I18]-[.J18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4">
            <text:p>4,00E-001</text:p>
          </table:table-cell>
          <table:table-cell office:value-type="float" office:value="9.999628">
            <text:p>1,00E+001</text:p>
          </table:table-cell>
          <table:table-cell office:value-type="float" office:value="0.0002485249">
            <text:p>2,49E-004</text:p>
          </table:table-cell>
          <table:table-cell table:number-columns-repeated="2"/>
          <table:table-cell table:formula="of:=IF([.M19]=&quot;sperrt&quot;;[.B$8];IF([.M19]=&quot;akt&quot;;[.I19];[.K19]))" office:value-type="float" office:value="10">
            <text:p>10</text:p>
          </table:table-cell>
          <table:table-cell table:formula="of:=IF([.M19]=&quot;sperrt&quot;;0;IF([.M19]=&quot;akt&quot;;[.J19];[.L19]))" office:value-type="float" office:value="0">
            <text:p>0</text:p>
          </table:table-cell>
          <table:table-cell table:formula="of:=([.A19]-[.B$2])/[.D$3]" office:value-type="float" office:value="-0.0943396226415095">
            <text:p>-0,0943396226</text:p>
          </table:table-cell>
          <table:table-cell table:formula="of:=[.B$8]-[.B$6]*[.H19]" office:value-type="float" office:value="10.2830188679245">
            <text:p>10,2830188679</text:p>
          </table:table-cell>
          <table:table-cell table:formula="of:=[.B$7]*[.H19]/[.D$1]" office:value-type="float" office:value="-0.190566037735849">
            <text:p>-0,1905660377</text:p>
          </table:table-cell>
          <table:table-cell table:formula="of:=[.L19]+[.B$3]" office:value-type="float" office:value="3.67857142857143">
            <text:p>3,6785714286</text:p>
          </table:table-cell>
          <table:table-cell table:formula="of:=[.G$1]*([.A19]-[.B$2])+[.G$3]" office:value-type="float" office:value="3.47857142857143">
            <text:p>3,4785714286</text:p>
          </table:table-cell>
          <table:table-cell table:formula="of:=IF([.H19]&lt;0;&quot;sperrt&quot;;IF([.I19]-[.J19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45">
            <text:p>4,50E-001</text:p>
          </table:table-cell>
          <table:table-cell office:value-type="float" office:value="9.99761">
            <text:p>1,00E+001</text:p>
          </table:table-cell>
          <table:table-cell office:value-type="float" office:value="0.001598777">
            <text:p>1,60E-003</text:p>
          </table:table-cell>
          <table:table-cell table:number-columns-repeated="2"/>
          <table:table-cell table:formula="of:=IF([.M20]=&quot;sperrt&quot;;[.B$8];IF([.M20]=&quot;akt&quot;;[.I20];[.K20]))" office:value-type="float" office:value="10">
            <text:p>10</text:p>
          </table:table-cell>
          <table:table-cell table:formula="of:=IF([.M20]=&quot;sperrt&quot;;0;IF([.M20]=&quot;akt&quot;;[.J20];[.L20]))" office:value-type="float" office:value="0">
            <text:p>0</text:p>
          </table:table-cell>
          <table:table-cell table:formula="of:=([.A20]-[.B$2])/[.D$3]" office:value-type="float" office:value="-0.0707547169811321">
            <text:p>-0,070754717</text:p>
          </table:table-cell>
          <table:table-cell table:formula="of:=[.B$8]-[.B$6]*[.H20]" office:value-type="float" office:value="10.2122641509434">
            <text:p>10,2122641509</text:p>
          </table:table-cell>
          <table:table-cell table:formula="of:=[.B$7]*[.H20]/[.D$1]" office:value-type="float" office:value="-0.142924528301887">
            <text:p>-0,1429245283</text:p>
          </table:table-cell>
          <table:table-cell table:formula="of:=[.L20]+[.B$3]" office:value-type="float" office:value="3.68392857142857">
            <text:p>3,6839285714</text:p>
          </table:table-cell>
          <table:table-cell table:formula="of:=[.G$1]*([.A20]-[.B$2])+[.G$3]" office:value-type="float" office:value="3.48392857142857">
            <text:p>3,4839285714</text:p>
          </table:table-cell>
          <table:table-cell table:formula="of:=IF([.H20]&lt;0;&quot;sperrt&quot;;IF([.I20]-[.J20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5">
            <text:p>5,00E-001</text:p>
          </table:table-cell>
          <table:table-cell office:value-type="float" office:value="9.987514">
            <text:p>9,99E+000</text:p>
          </table:table-cell>
          <table:table-cell office:value-type="float" office:value="0.008351175">
            <text:p>8,35E-003</text:p>
          </table:table-cell>
          <table:table-cell table:number-columns-repeated="2"/>
          <table:table-cell table:formula="of:=IF([.M21]=&quot;sperrt&quot;;[.B$8];IF([.M21]=&quot;akt&quot;;[.I21];[.K21]))" office:value-type="float" office:value="10">
            <text:p>10</text:p>
          </table:table-cell>
          <table:table-cell table:formula="of:=IF([.M21]=&quot;sperrt&quot;;0;IF([.M21]=&quot;akt&quot;;[.J21];[.L21]))" office:value-type="float" office:value="0">
            <text:p>0</text:p>
          </table:table-cell>
          <table:table-cell table:formula="of:=([.A21]-[.B$2])/[.D$3]" office:value-type="float" office:value="-0.0471698113207548">
            <text:p>-0,0471698113</text:p>
          </table:table-cell>
          <table:table-cell table:formula="of:=[.B$8]-[.B$6]*[.H21]" office:value-type="float" office:value="10.1415094339623">
            <text:p>10,141509434</text:p>
          </table:table-cell>
          <table:table-cell table:formula="of:=[.B$7]*[.H21]/[.D$1]" office:value-type="float" office:value="-0.0952830188679247">
            <text:p>-0,0952830189</text:p>
          </table:table-cell>
          <table:table-cell table:formula="of:=[.L21]+[.B$3]" office:value-type="float" office:value="3.68928571428571">
            <text:p>3,6892857143</text:p>
          </table:table-cell>
          <table:table-cell table:formula="of:=[.G$1]*([.A21]-[.B$2])+[.G$3]" office:value-type="float" office:value="3.48928571428571">
            <text:p>3,4892857143</text:p>
          </table:table-cell>
          <table:table-cell table:formula="of:=IF([.H21]&lt;0;&quot;sperrt&quot;;IF([.I21]-[.J21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55">
            <text:p>5,50E-001</text:p>
          </table:table-cell>
          <table:table-cell office:value-type="float" office:value="9.959356">
            <text:p>9,96E+000</text:p>
          </table:table-cell>
          <table:table-cell office:value-type="float" office:value="0.02718083">
            <text:p>2,72E-002</text:p>
          </table:table-cell>
          <table:table-cell table:number-columns-repeated="2"/>
          <table:table-cell table:formula="of:=IF([.M22]=&quot;sperrt&quot;;[.B$8];IF([.M22]=&quot;akt&quot;;[.I22];[.K22]))" office:value-type="float" office:value="10">
            <text:p>10</text:p>
          </table:table-cell>
          <table:table-cell table:formula="of:=IF([.M22]=&quot;sperrt&quot;;0;IF([.M22]=&quot;akt&quot;;[.J22];[.L22]))" office:value-type="float" office:value="0">
            <text:p>0</text:p>
          </table:table-cell>
          <table:table-cell table:formula="of:=([.A22]-[.B$2])/[.D$3]" office:value-type="float" office:value="-0.0235849056603774">
            <text:p>-0,0235849057</text:p>
          </table:table-cell>
          <table:table-cell table:formula="of:=[.B$8]-[.B$6]*[.H22]" office:value-type="float" office:value="10.0707547169811">
            <text:p>10,070754717</text:p>
          </table:table-cell>
          <table:table-cell table:formula="of:=[.B$7]*[.H22]/[.D$1]" office:value-type="float" office:value="-0.0476415094339624">
            <text:p>-0,0476415094</text:p>
          </table:table-cell>
          <table:table-cell table:formula="of:=[.L22]+[.B$3]" office:value-type="float" office:value="3.69464285714286">
            <text:p>3,6946428571</text:p>
          </table:table-cell>
          <table:table-cell table:formula="of:=[.G$1]*([.A22]-[.B$2])+[.G$3]" office:value-type="float" office:value="3.49464285714286">
            <text:p>3,4946428571</text:p>
          </table:table-cell>
          <table:table-cell table:formula="of:=IF([.H22]&lt;0;&quot;sperrt&quot;;IF([.I22]-[.J22]&lt;[.B$3];&quot;sat&quot;;&quot;akt&quot;))" office:value-type="string" office:string-value="sperrt">
            <text:p>sperrt</text:p>
          </table:table-cell>
        </table:table-row>
        <table:table-row table:style-name="ro1">
          <table:table-cell office:value-type="float" office:value="0.6">
            <text:p>6,00E-001</text:p>
          </table:table-cell>
          <table:table-cell office:value-type="float" office:value="9.914416">
            <text:p>9,91E+000</text:p>
          </table:table-cell>
          <table:table-cell office:value-type="float" office:value="0.05723383">
            <text:p>5,72E-002</text:p>
          </table:table-cell>
          <table:table-cell table:number-columns-repeated="2"/>
          <table:table-cell table:formula="of:=IF([.M23]=&quot;sperrt&quot;;[.B$8];IF([.M23]=&quot;akt&quot;;[.I23];[.K23]))" office:value-type="float" office:value="10">
            <text:p>10</text:p>
          </table:table-cell>
          <table:table-cell table:formula="of:=IF([.M23]=&quot;sperrt&quot;;0;IF([.M23]=&quot;akt&quot;;[.J23];[.L23]))" office:value-type="float" office:value="0">
            <text:p>0</text:p>
          </table:table-cell>
          <table:table-cell table:formula="of:=([.A23]-[.B$2])/[.D$3]" office:value-type="float" office:value="0">
            <text:p>0</text:p>
          </table:table-cell>
          <table:table-cell table:formula="of:=[.B$8]-[.B$6]*[.H23]" office:value-type="float" office:value="10">
            <text:p>10</text:p>
          </table:table-cell>
          <table:table-cell table:formula="of:=[.B$7]*[.H23]/[.D$1]" office:value-type="float" office:value="0">
            <text:p>0</text:p>
          </table:table-cell>
          <table:table-cell table:formula="of:=[.L23]+[.B$3]" office:value-type="float" office:value="3.7">
            <text:p>3,7</text:p>
          </table:table-cell>
          <table:table-cell table:formula="of:=[.G$1]*([.A23]-[.B$2])+[.G$3]" office:value-type="float" office:value="3.5">
            <text:p>3,5</text:p>
          </table:table-cell>
          <table:table-cell table:formula="of:=IF([.H23]&lt;0;&quot;sperrt&quot;;IF([.I23]-[.J23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0.65">
            <text:p>6,50E-001</text:p>
          </table:table-cell>
          <table:table-cell office:value-type="float" office:value="9.859764">
            <text:p>9,86E+000</text:p>
          </table:table-cell>
          <table:table-cell office:value-type="float" office:value="0.09378092">
            <text:p>9,38E-002</text:p>
          </table:table-cell>
          <table:table-cell table:number-columns-repeated="2"/>
          <table:table-cell table:formula="of:=IF([.M24]=&quot;sperrt&quot;;[.B$8];IF([.M24]=&quot;akt&quot;;[.I24];[.K24]))" office:value-type="float" office:value="9.92924528301887">
            <text:p>9,929245283</text:p>
          </table:table-cell>
          <table:table-cell table:formula="of:=IF([.M24]=&quot;sperrt&quot;;0;IF([.M24]=&quot;akt&quot;;[.J24];[.L24]))" office:value-type="float" office:value="0.0476415094339622">
            <text:p>0,0476415094</text:p>
          </table:table-cell>
          <table:table-cell table:formula="of:=([.A24]-[.B$2])/[.D$3]" office:value-type="float" office:value="0.0235849056603773">
            <text:p>0,0235849057</text:p>
          </table:table-cell>
          <table:table-cell table:formula="of:=[.B$8]-[.B$6]*[.H24]" office:value-type="float" office:value="9.92924528301887">
            <text:p>9,929245283</text:p>
          </table:table-cell>
          <table:table-cell table:formula="of:=[.B$7]*[.H24]/[.D$1]" office:value-type="float" office:value="0.0476415094339622">
            <text:p>0,0476415094</text:p>
          </table:table-cell>
          <table:table-cell table:formula="of:=[.L24]+[.B$3]" office:value-type="float" office:value="3.70535714285714">
            <text:p>3,7053571429</text:p>
          </table:table-cell>
          <table:table-cell table:formula="of:=[.G$1]*([.A24]-[.B$2])+[.G$3]" office:value-type="float" office:value="3.50535714285714">
            <text:p>3,5053571429</text:p>
          </table:table-cell>
          <table:table-cell table:formula="of:=IF([.H24]&lt;0;&quot;sperrt&quot;;IF([.I24]-[.J24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0.7">
            <text:p>7,00E-001</text:p>
          </table:table-cell>
          <table:table-cell office:value-type="float" office:value="9.799868">
            <text:p>9,80E+000</text:p>
          </table:table-cell>
          <table:table-cell office:value-type="float" office:value="0.1338359">
            <text:p>1,34E-001</text:p>
          </table:table-cell>
          <table:table-cell table:number-columns-repeated="2"/>
          <table:table-cell table:formula="of:=IF([.M25]=&quot;sperrt&quot;;[.B$8];IF([.M25]=&quot;akt&quot;;[.I25];[.K25]))" office:value-type="float" office:value="9.85849056603774">
            <text:p>9,858490566</text:p>
          </table:table-cell>
          <table:table-cell table:formula="of:=IF([.M25]=&quot;sperrt&quot;;0;IF([.M25]=&quot;akt&quot;;[.J25];[.L25]))" office:value-type="float" office:value="0.0952830188679246">
            <text:p>0,0952830189</text:p>
          </table:table-cell>
          <table:table-cell table:formula="of:=([.A25]-[.B$2])/[.D$3]" office:value-type="float" office:value="0.0471698113207548">
            <text:p>0,0471698113</text:p>
          </table:table-cell>
          <table:table-cell table:formula="of:=[.B$8]-[.B$6]*[.H25]" office:value-type="float" office:value="9.85849056603774">
            <text:p>9,858490566</text:p>
          </table:table-cell>
          <table:table-cell table:formula="of:=[.B$7]*[.H25]/[.D$1]" office:value-type="float" office:value="0.0952830188679246">
            <text:p>0,0952830189</text:p>
          </table:table-cell>
          <table:table-cell table:formula="of:=[.L25]+[.B$3]" office:value-type="float" office:value="3.71071428571429">
            <text:p>3,7107142857</text:p>
          </table:table-cell>
          <table:table-cell table:formula="of:=[.G$1]*([.A25]-[.B$2])+[.G$3]" office:value-type="float" office:value="3.51071428571429">
            <text:p>3,5107142857</text:p>
          </table:table-cell>
          <table:table-cell table:formula="of:=IF([.H25]&lt;0;&quot;sperrt&quot;;IF([.I25]-[.J25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0.75">
            <text:p>7,50E-001</text:p>
          </table:table-cell>
          <table:table-cell office:value-type="float" office:value="9.736948">
            <text:p>9,74E+000</text:p>
          </table:table-cell>
          <table:table-cell office:value-type="float" office:value="0.1759123">
            <text:p>1,76E-001</text:p>
          </table:table-cell>
          <table:table-cell table:number-columns-repeated="2"/>
          <table:table-cell table:formula="of:=IF([.M26]=&quot;sperrt&quot;;[.B$8];IF([.M26]=&quot;akt&quot;;[.I26];[.K26]))" office:value-type="float" office:value="9.7877358490566">
            <text:p>9,7877358491</text:p>
          </table:table-cell>
          <table:table-cell table:formula="of:=IF([.M26]=&quot;sperrt&quot;;0;IF([.M26]=&quot;akt&quot;;[.J26];[.L26]))" office:value-type="float" office:value="0.142924528301887">
            <text:p>0,1429245283</text:p>
          </table:table-cell>
          <table:table-cell table:formula="of:=([.A26]-[.B$2])/[.D$3]" office:value-type="float" office:value="0.0707547169811321">
            <text:p>0,070754717</text:p>
          </table:table-cell>
          <table:table-cell table:formula="of:=[.B$8]-[.B$6]*[.H26]" office:value-type="float" office:value="9.7877358490566">
            <text:p>9,7877358491</text:p>
          </table:table-cell>
          <table:table-cell table:formula="of:=[.B$7]*[.H26]/[.D$1]" office:value-type="float" office:value="0.142924528301887">
            <text:p>0,1429245283</text:p>
          </table:table-cell>
          <table:table-cell table:formula="of:=[.L26]+[.B$3]" office:value-type="float" office:value="3.71607142857143">
            <text:p>3,7160714286</text:p>
          </table:table-cell>
          <table:table-cell table:formula="of:=[.G$1]*([.A26]-[.B$2])+[.G$3]" office:value-type="float" office:value="3.51607142857143">
            <text:p>3,5160714286</text:p>
          </table:table-cell>
          <table:table-cell table:formula="of:=IF([.H26]&lt;0;&quot;sperrt&quot;;IF([.I26]-[.J26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0.8">
            <text:p>8,00E-001</text:p>
          </table:table-cell>
          <table:table-cell office:value-type="float" office:value="9.671841">
            <text:p>9,67E+000</text:p>
          </table:table-cell>
          <table:table-cell office:value-type="float" office:value="0.2194519">
            <text:p>2,19E-001</text:p>
          </table:table-cell>
          <table:table-cell table:number-columns-repeated="2"/>
          <table:table-cell table:formula="of:=IF([.M27]=&quot;sperrt&quot;;[.B$8];IF([.M27]=&quot;akt&quot;;[.I27];[.K27]))" office:value-type="float" office:value="9.71698113207547">
            <text:p>9,7169811321</text:p>
          </table:table-cell>
          <table:table-cell table:formula="of:=IF([.M27]=&quot;sperrt&quot;;0;IF([.M27]=&quot;akt&quot;;[.J27];[.L27]))" office:value-type="float" office:value="0.190566037735849">
            <text:p>0,1905660377</text:p>
          </table:table-cell>
          <table:table-cell table:formula="of:=([.A27]-[.B$2])/[.D$3]" office:value-type="float" office:value="0.0943396226415095">
            <text:p>0,0943396226</text:p>
          </table:table-cell>
          <table:table-cell table:formula="of:=[.B$8]-[.B$6]*[.H27]" office:value-type="float" office:value="9.71698113207547">
            <text:p>9,7169811321</text:p>
          </table:table-cell>
          <table:table-cell table:formula="of:=[.B$7]*[.H27]/[.D$1]" office:value-type="float" office:value="0.190566037735849">
            <text:p>0,1905660377</text:p>
          </table:table-cell>
          <table:table-cell table:formula="of:=[.L27]+[.B$3]" office:value-type="float" office:value="3.72142857142857">
            <text:p>3,7214285714</text:p>
          </table:table-cell>
          <table:table-cell table:formula="of:=[.G$1]*([.A27]-[.B$2])+[.G$3]" office:value-type="float" office:value="3.52142857142857">
            <text:p>3,5214285714</text:p>
          </table:table-cell>
          <table:table-cell table:formula="of:=IF([.H27]&lt;0;&quot;sperrt&quot;;IF([.I27]-[.J27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0.85">
            <text:p>8,50E-001</text:p>
          </table:table-cell>
          <table:table-cell office:value-type="float" office:value="9.605351">
            <text:p>9,61E+000</text:p>
          </table:table-cell>
          <table:table-cell office:value-type="float" office:value="0.2639163">
            <text:p>2,64E-001</text:p>
          </table:table-cell>
          <table:table-cell table:number-columns-repeated="2"/>
          <table:table-cell table:formula="of:=IF([.M28]=&quot;sperrt&quot;;[.B$8];IF([.M28]=&quot;akt&quot;;[.I28];[.K28]))" office:value-type="float" office:value="9.64622641509434">
            <text:p>9,6462264151</text:p>
          </table:table-cell>
          <table:table-cell table:formula="of:=IF([.M28]=&quot;sperrt&quot;;0;IF([.M28]=&quot;akt&quot;;[.J28];[.L28]))" office:value-type="float" office:value="0.238207547169811">
            <text:p>0,2382075472</text:p>
          </table:table-cell>
          <table:table-cell table:formula="of:=([.A28]-[.B$2])/[.D$3]" office:value-type="float" office:value="0.117924528301887">
            <text:p>0,1179245283</text:p>
          </table:table-cell>
          <table:table-cell table:formula="of:=[.B$8]-[.B$6]*[.H28]" office:value-type="float" office:value="9.64622641509434">
            <text:p>9,6462264151</text:p>
          </table:table-cell>
          <table:table-cell table:formula="of:=[.B$7]*[.H28]/[.D$1]" office:value-type="float" office:value="0.238207547169811">
            <text:p>0,2382075472</text:p>
          </table:table-cell>
          <table:table-cell table:formula="of:=[.L28]+[.B$3]" office:value-type="float" office:value="3.72678571428571">
            <text:p>3,7267857143</text:p>
          </table:table-cell>
          <table:table-cell table:formula="of:=[.G$1]*([.A28]-[.B$2])+[.G$3]" office:value-type="float" office:value="3.52678571428571">
            <text:p>3,5267857143</text:p>
          </table:table-cell>
          <table:table-cell table:formula="of:=IF([.H28]&lt;0;&quot;sperrt&quot;;IF([.I28]-[.J28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0.9">
            <text:p>9,00E-001</text:p>
          </table:table-cell>
          <table:table-cell office:value-type="float" office:value="9.537869">
            <text:p>9,54E+000</text:p>
          </table:table-cell>
          <table:table-cell office:value-type="float" office:value="0.3090446">
            <text:p>3,09E-001</text:p>
          </table:table-cell>
          <table:table-cell table:number-columns-repeated="2"/>
          <table:table-cell table:formula="of:=IF([.M29]=&quot;sperrt&quot;;[.B$8];IF([.M29]=&quot;akt&quot;;[.I29];[.K29]))" office:value-type="float" office:value="9.57547169811321">
            <text:p>9,5754716981</text:p>
          </table:table-cell>
          <table:table-cell table:formula="of:=IF([.M29]=&quot;sperrt&quot;;0;IF([.M29]=&quot;akt&quot;;[.J29];[.L29]))" office:value-type="float" office:value="0.285849056603774">
            <text:p>0,2858490566</text:p>
          </table:table-cell>
          <table:table-cell table:formula="of:=([.A29]-[.B$2])/[.D$3]" office:value-type="float" office:value="0.141509433962264">
            <text:p>0,141509434</text:p>
          </table:table-cell>
          <table:table-cell table:formula="of:=[.B$8]-[.B$6]*[.H29]" office:value-type="float" office:value="9.57547169811321">
            <text:p>9,5754716981</text:p>
          </table:table-cell>
          <table:table-cell table:formula="of:=[.B$7]*[.H29]/[.D$1]" office:value-type="float" office:value="0.285849056603774">
            <text:p>0,2858490566</text:p>
          </table:table-cell>
          <table:table-cell table:formula="of:=[.L29]+[.B$3]" office:value-type="float" office:value="3.73214285714286">
            <text:p>3,7321428571</text:p>
          </table:table-cell>
          <table:table-cell table:formula="of:=[.G$1]*([.A29]-[.B$2])+[.G$3]" office:value-type="float" office:value="3.53214285714286">
            <text:p>3,5321428571</text:p>
          </table:table-cell>
          <table:table-cell table:formula="of:=IF([.H29]&lt;0;&quot;sperrt&quot;;IF([.I29]-[.J29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0.95">
            <text:p>9,50E-001</text:p>
          </table:table-cell>
          <table:table-cell office:value-type="float" office:value="9.469627">
            <text:p>9,47E+000</text:p>
          </table:table-cell>
          <table:table-cell office:value-type="float" office:value="0.3546824">
            <text:p>3,55E-001</text:p>
          </table:table-cell>
          <table:table-cell table:number-columns-repeated="2"/>
          <table:table-cell table:formula="of:=IF([.M30]=&quot;sperrt&quot;;[.B$8];IF([.M30]=&quot;akt&quot;;[.I30];[.K30]))" office:value-type="float" office:value="9.50471698113208">
            <text:p>9,5047169811</text:p>
          </table:table-cell>
          <table:table-cell table:formula="of:=IF([.M30]=&quot;sperrt&quot;;0;IF([.M30]=&quot;akt&quot;;[.J30];[.L30]))" office:value-type="float" office:value="0.333490566037736">
            <text:p>0,333490566</text:p>
          </table:table-cell>
          <table:table-cell table:formula="of:=([.A30]-[.B$2])/[.D$3]" office:value-type="float" office:value="0.165094339622642">
            <text:p>0,1650943396</text:p>
          </table:table-cell>
          <table:table-cell table:formula="of:=[.B$8]-[.B$6]*[.H30]" office:value-type="float" office:value="9.50471698113208">
            <text:p>9,5047169811</text:p>
          </table:table-cell>
          <table:table-cell table:formula="of:=[.B$7]*[.H30]/[.D$1]" office:value-type="float" office:value="0.333490566037736">
            <text:p>0,333490566</text:p>
          </table:table-cell>
          <table:table-cell table:formula="of:=[.L30]+[.B$3]" office:value-type="float" office:value="3.7375">
            <text:p>3,7375</text:p>
          </table:table-cell>
          <table:table-cell table:formula="of:=[.G$1]*([.A30]-[.B$2])+[.G$3]" office:value-type="float" office:value="3.5375">
            <text:p>3,5375</text:p>
          </table:table-cell>
          <table:table-cell table:formula="of:=IF([.H30]&lt;0;&quot;sperrt&quot;;IF([.I30]-[.J30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">
            <text:p>1,00E+000</text:p>
          </table:table-cell>
          <table:table-cell office:value-type="float" office:value="9.400788">
            <text:p>9,40E+000</text:p>
          </table:table-cell>
          <table:table-cell office:value-type="float" office:value="0.4007193">
            <text:p>4,01E-001</text:p>
          </table:table-cell>
          <table:table-cell table:number-columns-repeated="2"/>
          <table:table-cell table:formula="of:=IF([.M31]=&quot;sperrt&quot;;[.B$8];IF([.M31]=&quot;akt&quot;;[.I31];[.K31]))" office:value-type="float" office:value="9.43396226415094">
            <text:p>9,4339622642</text:p>
          </table:table-cell>
          <table:table-cell table:formula="of:=IF([.M31]=&quot;sperrt&quot;;0;IF([.M31]=&quot;akt&quot;;[.J31];[.L31]))" office:value-type="float" office:value="0.381132075471698">
            <text:p>0,3811320755</text:p>
          </table:table-cell>
          <table:table-cell table:formula="of:=([.A31]-[.B$2])/[.D$3]" office:value-type="float" office:value="0.188679245283019">
            <text:p>0,1886792453</text:p>
          </table:table-cell>
          <table:table-cell table:formula="of:=[.B$8]-[.B$6]*[.H31]" office:value-type="float" office:value="9.43396226415094">
            <text:p>9,4339622642</text:p>
          </table:table-cell>
          <table:table-cell table:formula="of:=[.B$7]*[.H31]/[.D$1]" office:value-type="float" office:value="0.381132075471698">
            <text:p>0,3811320755</text:p>
          </table:table-cell>
          <table:table-cell table:formula="of:=[.L31]+[.B$3]" office:value-type="float" office:value="3.74285714285714">
            <text:p>3,7428571429</text:p>
          </table:table-cell>
          <table:table-cell table:formula="of:=[.G$1]*([.A31]-[.B$2])+[.G$3]" office:value-type="float" office:value="3.54285714285714">
            <text:p>3,5428571429</text:p>
          </table:table-cell>
          <table:table-cell table:formula="of:=IF([.H31]&lt;0;&quot;sperrt&quot;;IF([.I31]-[.J31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05">
            <text:p>1,05E+000</text:p>
          </table:table-cell>
          <table:table-cell office:value-type="float" office:value="9.331472">
            <text:p>9,33E+000</text:p>
          </table:table-cell>
          <table:table-cell office:value-type="float" office:value="0.4470757">
            <text:p>4,47E-001</text:p>
          </table:table-cell>
          <table:table-cell table:number-columns-repeated="2"/>
          <table:table-cell table:formula="of:=IF([.M32]=&quot;sperrt&quot;;[.B$8];IF([.M32]=&quot;akt&quot;;[.I32];[.K32]))" office:value-type="float" office:value="9.36320754716981">
            <text:p>9,3632075472</text:p>
          </table:table-cell>
          <table:table-cell table:formula="of:=IF([.M32]=&quot;sperrt&quot;;0;IF([.M32]=&quot;akt&quot;;[.J32];[.L32]))" office:value-type="float" office:value="0.42877358490566">
            <text:p>0,4287735849</text:p>
          </table:table-cell>
          <table:table-cell table:formula="of:=([.A32]-[.B$2])/[.D$3]" office:value-type="float" office:value="0.212264150943396">
            <text:p>0,2122641509</text:p>
          </table:table-cell>
          <table:table-cell table:formula="of:=[.B$8]-[.B$6]*[.H32]" office:value-type="float" office:value="9.36320754716981">
            <text:p>9,3632075472</text:p>
          </table:table-cell>
          <table:table-cell table:formula="of:=[.B$7]*[.H32]/[.D$1]" office:value-type="float" office:value="0.42877358490566">
            <text:p>0,4287735849</text:p>
          </table:table-cell>
          <table:table-cell table:formula="of:=[.L32]+[.B$3]" office:value-type="float" office:value="3.74821428571429">
            <text:p>3,7482142857</text:p>
          </table:table-cell>
          <table:table-cell table:formula="of:=[.G$1]*([.A32]-[.B$2])+[.G$3]" office:value-type="float" office:value="3.54821428571429">
            <text:p>3,5482142857</text:p>
          </table:table-cell>
          <table:table-cell table:formula="of:=IF([.H32]&lt;0;&quot;sperrt&quot;;IF([.I32]-[.J32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1">
            <text:p>1,10E+000</text:p>
          </table:table-cell>
          <table:table-cell office:value-type="float" office:value="9.261767">
            <text:p>9,26E+000</text:p>
          </table:table-cell>
          <table:table-cell office:value-type="float" office:value="0.4936929">
            <text:p>4,94E-001</text:p>
          </table:table-cell>
          <table:table-cell table:number-columns-repeated="2"/>
          <table:table-cell table:formula="of:=IF([.M33]=&quot;sperrt&quot;;[.B$8];IF([.M33]=&quot;akt&quot;;[.I33];[.K33]))" office:value-type="float" office:value="9.29245283018868">
            <text:p>9,2924528302</text:p>
          </table:table-cell>
          <table:table-cell table:formula="of:=IF([.M33]=&quot;sperrt&quot;;0;IF([.M33]=&quot;akt&quot;;[.J33];[.L33]))" office:value-type="float" office:value="0.476415094339623">
            <text:p>0,4764150943</text:p>
          </table:table-cell>
          <table:table-cell table:formula="of:=([.A33]-[.B$2])/[.D$3]" office:value-type="float" office:value="0.235849056603774">
            <text:p>0,2358490566</text:p>
          </table:table-cell>
          <table:table-cell table:formula="of:=[.B$8]-[.B$6]*[.H33]" office:value-type="float" office:value="9.29245283018868">
            <text:p>9,2924528302</text:p>
          </table:table-cell>
          <table:table-cell table:formula="of:=[.B$7]*[.H33]/[.D$1]" office:value-type="float" office:value="0.476415094339623">
            <text:p>0,4764150943</text:p>
          </table:table-cell>
          <table:table-cell table:formula="of:=[.L33]+[.B$3]" office:value-type="float" office:value="3.75357142857143">
            <text:p>3,7535714286</text:p>
          </table:table-cell>
          <table:table-cell table:formula="of:=[.G$1]*([.A33]-[.B$2])+[.G$3]" office:value-type="float" office:value="3.55357142857143">
            <text:p>3,5535714286</text:p>
          </table:table-cell>
          <table:table-cell table:formula="of:=IF([.H33]&lt;0;&quot;sperrt&quot;;IF([.I33]-[.J33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15">
            <text:p>1,15E+000</text:p>
          </table:table-cell>
          <table:table-cell office:value-type="float" office:value="9.191739">
            <text:p>9,19E+000</text:p>
          </table:table-cell>
          <table:table-cell office:value-type="float" office:value="0.5405268">
            <text:p>5,41E-001</text:p>
          </table:table-cell>
          <table:table-cell table:number-columns-repeated="2"/>
          <table:table-cell table:formula="of:=IF([.M34]=&quot;sperrt&quot;;[.B$8];IF([.M34]=&quot;akt&quot;;[.I34];[.K34]))" office:value-type="float" office:value="9.22169811320755">
            <text:p>9,2216981132</text:p>
          </table:table-cell>
          <table:table-cell table:formula="of:=IF([.M34]=&quot;sperrt&quot;;0;IF([.M34]=&quot;akt&quot;;[.J34];[.L34]))" office:value-type="float" office:value="0.524056603773585">
            <text:p>0,5240566038</text:p>
          </table:table-cell>
          <table:table-cell table:formula="of:=([.A34]-[.B$2])/[.D$3]" office:value-type="float" office:value="0.259433962264151">
            <text:p>0,2594339623</text:p>
          </table:table-cell>
          <table:table-cell table:formula="of:=[.B$8]-[.B$6]*[.H34]" office:value-type="float" office:value="9.22169811320755">
            <text:p>9,2216981132</text:p>
          </table:table-cell>
          <table:table-cell table:formula="of:=[.B$7]*[.H34]/[.D$1]" office:value-type="float" office:value="0.524056603773585">
            <text:p>0,5240566038</text:p>
          </table:table-cell>
          <table:table-cell table:formula="of:=[.L34]+[.B$3]" office:value-type="float" office:value="3.75892857142857">
            <text:p>3,7589285714</text:p>
          </table:table-cell>
          <table:table-cell table:formula="of:=[.G$1]*([.A34]-[.B$2])+[.G$3]" office:value-type="float" office:value="3.55892857142857">
            <text:p>3,5589285714</text:p>
          </table:table-cell>
          <table:table-cell table:formula="of:=IF([.H34]&lt;0;&quot;sperrt&quot;;IF([.I34]-[.J34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2">
            <text:p>1,20E+000</text:p>
          </table:table-cell>
          <table:table-cell office:value-type="float" office:value="9.121438">
            <text:p>9,12E+000</text:p>
          </table:table-cell>
          <table:table-cell office:value-type="float" office:value="0.5875434">
            <text:p>5,88E-001</text:p>
          </table:table-cell>
          <table:table-cell table:number-columns-repeated="2"/>
          <table:table-cell table:formula="of:=IF([.M35]=&quot;sperrt&quot;;[.B$8];IF([.M35]=&quot;akt&quot;;[.I35];[.K35]))" office:value-type="float" office:value="9.15094339622642">
            <text:p>9,1509433962</text:p>
          </table:table-cell>
          <table:table-cell table:formula="of:=IF([.M35]=&quot;sperrt&quot;;0;IF([.M35]=&quot;akt&quot;;[.J35];[.L35]))" office:value-type="float" office:value="0.571698113207547">
            <text:p>0,5716981132</text:p>
          </table:table-cell>
          <table:table-cell table:formula="of:=([.A35]-[.B$2])/[.D$3]" office:value-type="float" office:value="0.283018867924528">
            <text:p>0,2830188679</text:p>
          </table:table-cell>
          <table:table-cell table:formula="of:=[.B$8]-[.B$6]*[.H35]" office:value-type="float" office:value="9.15094339622642">
            <text:p>9,1509433962</text:p>
          </table:table-cell>
          <table:table-cell table:formula="of:=[.B$7]*[.H35]/[.D$1]" office:value-type="float" office:value="0.571698113207547">
            <text:p>0,5716981132</text:p>
          </table:table-cell>
          <table:table-cell table:formula="of:=[.L35]+[.B$3]" office:value-type="float" office:value="3.76428571428572">
            <text:p>3,7642857143</text:p>
          </table:table-cell>
          <table:table-cell table:formula="of:=[.G$1]*([.A35]-[.B$2])+[.G$3]" office:value-type="float" office:value="3.56428571428571">
            <text:p>3,5642857143</text:p>
          </table:table-cell>
          <table:table-cell table:formula="of:=IF([.H35]&lt;0;&quot;sperrt&quot;;IF([.I35]-[.J35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25">
            <text:p>1,25E+000</text:p>
          </table:table-cell>
          <table:table-cell office:value-type="float" office:value="9.050905">
            <text:p>9,05E+000</text:p>
          </table:table-cell>
          <table:table-cell office:value-type="float" office:value="0.6347159">
            <text:p>6,35E-001</text:p>
          </table:table-cell>
          <table:table-cell table:number-columns-repeated="2"/>
          <table:table-cell table:formula="of:=IF([.M36]=&quot;sperrt&quot;;[.B$8];IF([.M36]=&quot;akt&quot;;[.I36];[.K36]))" office:value-type="float" office:value="9.08018867924528">
            <text:p>9,0801886792</text:p>
          </table:table-cell>
          <table:table-cell table:formula="of:=IF([.M36]=&quot;sperrt&quot;;0;IF([.M36]=&quot;akt&quot;;[.J36];[.L36]))" office:value-type="float" office:value="0.619339622641509">
            <text:p>0,6193396226</text:p>
          </table:table-cell>
          <table:table-cell table:formula="of:=([.A36]-[.B$2])/[.D$3]" office:value-type="float" office:value="0.306603773584906">
            <text:p>0,3066037736</text:p>
          </table:table-cell>
          <table:table-cell table:formula="of:=[.B$8]-[.B$6]*[.H36]" office:value-type="float" office:value="9.08018867924528">
            <text:p>9,0801886792</text:p>
          </table:table-cell>
          <table:table-cell table:formula="of:=[.B$7]*[.H36]/[.D$1]" office:value-type="float" office:value="0.619339622641509">
            <text:p>0,6193396226</text:p>
          </table:table-cell>
          <table:table-cell table:formula="of:=[.L36]+[.B$3]" office:value-type="float" office:value="3.76964285714286">
            <text:p>3,7696428571</text:p>
          </table:table-cell>
          <table:table-cell table:formula="of:=[.G$1]*([.A36]-[.B$2])+[.G$3]" office:value-type="float" office:value="3.56964285714286">
            <text:p>3,5696428571</text:p>
          </table:table-cell>
          <table:table-cell table:formula="of:=IF([.H36]&lt;0;&quot;sperrt&quot;;IF([.I36]-[.J36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3">
            <text:p>1,30E+000</text:p>
          </table:table-cell>
          <table:table-cell office:value-type="float" office:value="8.980172">
            <text:p>8,98E+000</text:p>
          </table:table-cell>
          <table:table-cell office:value-type="float" office:value="0.6820226">
            <text:p>6,82E-001</text:p>
          </table:table-cell>
          <table:table-cell table:number-columns-repeated="2"/>
          <table:table-cell table:formula="of:=IF([.M37]=&quot;sperrt&quot;;[.B$8];IF([.M37]=&quot;akt&quot;;[.I37];[.K37]))" office:value-type="float" office:value="9.00943396226415">
            <text:p>9,0094339623</text:p>
          </table:table-cell>
          <table:table-cell table:formula="of:=IF([.M37]=&quot;sperrt&quot;;0;IF([.M37]=&quot;akt&quot;;[.J37];[.L37]))" office:value-type="float" office:value="0.666981132075472">
            <text:p>0,6669811321</text:p>
          </table:table-cell>
          <table:table-cell table:formula="of:=([.A37]-[.B$2])/[.D$3]" office:value-type="float" office:value="0.330188679245283">
            <text:p>0,3301886792</text:p>
          </table:table-cell>
          <table:table-cell table:formula="of:=[.B$8]-[.B$6]*[.H37]" office:value-type="float" office:value="9.00943396226415">
            <text:p>9,0094339623</text:p>
          </table:table-cell>
          <table:table-cell table:formula="of:=[.B$7]*[.H37]/[.D$1]" office:value-type="float" office:value="0.666981132075472">
            <text:p>0,6669811321</text:p>
          </table:table-cell>
          <table:table-cell table:formula="of:=[.L37]+[.B$3]" office:value-type="float" office:value="3.775">
            <text:p>3,775</text:p>
          </table:table-cell>
          <table:table-cell table:formula="of:=[.G$1]*([.A37]-[.B$2])+[.G$3]" office:value-type="float" office:value="3.575">
            <text:p>3,575</text:p>
          </table:table-cell>
          <table:table-cell table:formula="of:=IF([.H37]&lt;0;&quot;sperrt&quot;;IF([.I37]-[.J37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35">
            <text:p>1,35E+000</text:p>
          </table:table-cell>
          <table:table-cell office:value-type="float" office:value="8.909266">
            <text:p>8,91E+000</text:p>
          </table:table-cell>
          <table:table-cell office:value-type="float" office:value="0.7294461">
            <text:p>7,29E-001</text:p>
          </table:table-cell>
          <table:table-cell table:number-columns-repeated="2"/>
          <table:table-cell table:formula="of:=IF([.M38]=&quot;sperrt&quot;;[.B$8];IF([.M38]=&quot;akt&quot;;[.I38];[.K38]))" office:value-type="float" office:value="8.93867924528302">
            <text:p>8,9386792453</text:p>
          </table:table-cell>
          <table:table-cell table:formula="of:=IF([.M38]=&quot;sperrt&quot;;0;IF([.M38]=&quot;akt&quot;;[.J38];[.L38]))" office:value-type="float" office:value="0.714622641509435">
            <text:p>0,7146226415</text:p>
          </table:table-cell>
          <table:table-cell table:formula="of:=([.A38]-[.B$2])/[.D$3]" office:value-type="float" office:value="0.353773584905661">
            <text:p>0,3537735849</text:p>
          </table:table-cell>
          <table:table-cell table:formula="of:=[.B$8]-[.B$6]*[.H38]" office:value-type="float" office:value="8.93867924528302">
            <text:p>8,9386792453</text:p>
          </table:table-cell>
          <table:table-cell table:formula="of:=[.B$7]*[.H38]/[.D$1]" office:value-type="float" office:value="0.714622641509435">
            <text:p>0,7146226415</text:p>
          </table:table-cell>
          <table:table-cell table:formula="of:=[.L38]+[.B$3]" office:value-type="float" office:value="3.78035714285714">
            <text:p>3,7803571429</text:p>
          </table:table-cell>
          <table:table-cell table:formula="of:=[.G$1]*([.A38]-[.B$2])+[.G$3]" office:value-type="float" office:value="3.58035714285714">
            <text:p>3,5803571429</text:p>
          </table:table-cell>
          <table:table-cell table:formula="of:=IF([.H38]&lt;0;&quot;sperrt&quot;;IF([.I38]-[.J38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4">
            <text:p>1,40E+000</text:p>
          </table:table-cell>
          <table:table-cell office:value-type="float" office:value="8.838206">
            <text:p>8,84E+000</text:p>
          </table:table-cell>
          <table:table-cell office:value-type="float" office:value="0.7769721">
            <text:p>7,77E-001</text:p>
          </table:table-cell>
          <table:table-cell table:number-columns-repeated="2"/>
          <table:table-cell table:formula="of:=IF([.M39]=&quot;sperrt&quot;;[.B$8];IF([.M39]=&quot;akt&quot;;[.I39];[.K39]))" office:value-type="float" office:value="8.86792452830189">
            <text:p>8,8679245283</text:p>
          </table:table-cell>
          <table:table-cell table:formula="of:=IF([.M39]=&quot;sperrt&quot;;0;IF([.M39]=&quot;akt&quot;;[.J39];[.L39]))" office:value-type="float" office:value="0.762264150943397">
            <text:p>0,7622641509</text:p>
          </table:table-cell>
          <table:table-cell table:formula="of:=([.A39]-[.B$2])/[.D$3]" office:value-type="float" office:value="0.377358490566038">
            <text:p>0,3773584906</text:p>
          </table:table-cell>
          <table:table-cell table:formula="of:=[.B$8]-[.B$6]*[.H39]" office:value-type="float" office:value="8.86792452830189">
            <text:p>8,8679245283</text:p>
          </table:table-cell>
          <table:table-cell table:formula="of:=[.B$7]*[.H39]/[.D$1]" office:value-type="float" office:value="0.762264150943397">
            <text:p>0,7622641509</text:p>
          </table:table-cell>
          <table:table-cell table:formula="of:=[.L39]+[.B$3]" office:value-type="float" office:value="3.78571428571429">
            <text:p>3,7857142857</text:p>
          </table:table-cell>
          <table:table-cell table:formula="of:=[.G$1]*([.A39]-[.B$2])+[.G$3]" office:value-type="float" office:value="3.58571428571429">
            <text:p>3,5857142857</text:p>
          </table:table-cell>
          <table:table-cell table:formula="of:=IF([.H39]&lt;0;&quot;sperrt&quot;;IF([.I39]-[.J39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45">
            <text:p>1,45E+000</text:p>
          </table:table-cell>
          <table:table-cell office:value-type="float" office:value="8.767013">
            <text:p>8,77E+000</text:p>
          </table:table-cell>
          <table:table-cell office:value-type="float" office:value="0.8245886">
            <text:p>8,25E-001</text:p>
          </table:table-cell>
          <table:table-cell table:number-columns-repeated="2"/>
          <table:table-cell table:formula="of:=IF([.M40]=&quot;sperrt&quot;;[.B$8];IF([.M40]=&quot;akt&quot;;[.I40];[.K40]))" office:value-type="float" office:value="8.79716981132075">
            <text:p>8,7971698113</text:p>
          </table:table-cell>
          <table:table-cell table:formula="of:=IF([.M40]=&quot;sperrt&quot;;0;IF([.M40]=&quot;akt&quot;;[.J40];[.L40]))" office:value-type="float" office:value="0.809905660377359">
            <text:p>0,8099056604</text:p>
          </table:table-cell>
          <table:table-cell table:formula="of:=([.A40]-[.B$2])/[.D$3]" office:value-type="float" office:value="0.400943396226416">
            <text:p>0,4009433962</text:p>
          </table:table-cell>
          <table:table-cell table:formula="of:=[.B$8]-[.B$6]*[.H40]" office:value-type="float" office:value="8.79716981132075">
            <text:p>8,7971698113</text:p>
          </table:table-cell>
          <table:table-cell table:formula="of:=[.B$7]*[.H40]/[.D$1]" office:value-type="float" office:value="0.809905660377359">
            <text:p>0,8099056604</text:p>
          </table:table-cell>
          <table:table-cell table:formula="of:=[.L40]+[.B$3]" office:value-type="float" office:value="3.79107142857143">
            <text:p>3,7910714286</text:p>
          </table:table-cell>
          <table:table-cell table:formula="of:=[.G$1]*([.A40]-[.B$2])+[.G$3]" office:value-type="float" office:value="3.59107142857143">
            <text:p>3,5910714286</text:p>
          </table:table-cell>
          <table:table-cell table:formula="of:=IF([.H40]&lt;0;&quot;sperrt&quot;;IF([.I40]-[.J40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5">
            <text:p>1,50E+000</text:p>
          </table:table-cell>
          <table:table-cell office:value-type="float" office:value="8.6957">
            <text:p>8,70E+000</text:p>
          </table:table-cell>
          <table:table-cell office:value-type="float" office:value="0.8722855">
            <text:p>8,72E-001</text:p>
          </table:table-cell>
          <table:table-cell table:number-columns-repeated="2"/>
          <table:table-cell table:formula="of:=IF([.M41]=&quot;sperrt&quot;;[.B$8];IF([.M41]=&quot;akt&quot;;[.I41];[.K41]))" office:value-type="float" office:value="8.72641509433962">
            <text:p>8,7264150943</text:p>
          </table:table-cell>
          <table:table-cell table:formula="of:=IF([.M41]=&quot;sperrt&quot;;0;IF([.M41]=&quot;akt&quot;;[.J41];[.L41]))" office:value-type="float" office:value="0.857547169811322">
            <text:p>0,8575471698</text:p>
          </table:table-cell>
          <table:table-cell table:formula="of:=([.A41]-[.B$2])/[.D$3]" office:value-type="float" office:value="0.424528301886793">
            <text:p>0,4245283019</text:p>
          </table:table-cell>
          <table:table-cell table:formula="of:=[.B$8]-[.B$6]*[.H41]" office:value-type="float" office:value="8.72641509433962">
            <text:p>8,7264150943</text:p>
          </table:table-cell>
          <table:table-cell table:formula="of:=[.B$7]*[.H41]/[.D$1]" office:value-type="float" office:value="0.857547169811322">
            <text:p>0,8575471698</text:p>
          </table:table-cell>
          <table:table-cell table:formula="of:=[.L41]+[.B$3]" office:value-type="float" office:value="3.79642857142857">
            <text:p>3,7964285714</text:p>
          </table:table-cell>
          <table:table-cell table:formula="of:=[.G$1]*([.A41]-[.B$2])+[.G$3]" office:value-type="float" office:value="3.59642857142857">
            <text:p>3,5964285714</text:p>
          </table:table-cell>
          <table:table-cell table:formula="of:=IF([.H41]&lt;0;&quot;sperrt&quot;;IF([.I41]-[.J41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55">
            <text:p>1,55E+000</text:p>
          </table:table-cell>
          <table:table-cell office:value-type="float" office:value="8.62428">
            <text:p>8,62E+000</text:p>
          </table:table-cell>
          <table:table-cell office:value-type="float" office:value="0.9200544">
            <text:p>9,20E-001</text:p>
          </table:table-cell>
          <table:table-cell table:number-columns-repeated="2"/>
          <table:table-cell table:formula="of:=IF([.M42]=&quot;sperrt&quot;;[.B$8];IF([.M42]=&quot;akt&quot;;[.I42];[.K42]))" office:value-type="float" office:value="8.65566037735849">
            <text:p>8,6556603774</text:p>
          </table:table-cell>
          <table:table-cell table:formula="of:=IF([.M42]=&quot;sperrt&quot;;0;IF([.M42]=&quot;akt&quot;;[.J42];[.L42]))" office:value-type="float" office:value="0.905188679245284">
            <text:p>0,9051886792</text:p>
          </table:table-cell>
          <table:table-cell table:formula="of:=([.A42]-[.B$2])/[.D$3]" office:value-type="float" office:value="0.44811320754717">
            <text:p>0,4481132075</text:p>
          </table:table-cell>
          <table:table-cell table:formula="of:=[.B$8]-[.B$6]*[.H42]" office:value-type="float" office:value="8.65566037735849">
            <text:p>8,6556603774</text:p>
          </table:table-cell>
          <table:table-cell table:formula="of:=[.B$7]*[.H42]/[.D$1]" office:value-type="float" office:value="0.905188679245284">
            <text:p>0,9051886792</text:p>
          </table:table-cell>
          <table:table-cell table:formula="of:=[.L42]+[.B$3]" office:value-type="float" office:value="3.80178571428572">
            <text:p>3,8017857143</text:p>
          </table:table-cell>
          <table:table-cell table:formula="of:=[.G$1]*([.A42]-[.B$2])+[.G$3]" office:value-type="float" office:value="3.60178571428571">
            <text:p>3,6017857143</text:p>
          </table:table-cell>
          <table:table-cell table:formula="of:=IF([.H42]&lt;0;&quot;sperrt&quot;;IF([.I42]-[.J42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6">
            <text:p>1,60E+000</text:p>
          </table:table-cell>
          <table:table-cell office:value-type="float" office:value="8.552765">
            <text:p>8,55E+000</text:p>
          </table:table-cell>
          <table:table-cell office:value-type="float" office:value="0.9678878">
            <text:p>9,68E-001</text:p>
          </table:table-cell>
          <table:table-cell table:number-columns-repeated="2"/>
          <table:table-cell table:formula="of:=IF([.M43]=&quot;sperrt&quot;;[.B$8];IF([.M43]=&quot;akt&quot;;[.I43];[.K43]))" office:value-type="float" office:value="8.58490566037736">
            <text:p>8,5849056604</text:p>
          </table:table-cell>
          <table:table-cell table:formula="of:=IF([.M43]=&quot;sperrt&quot;;0;IF([.M43]=&quot;akt&quot;;[.J43];[.L43]))" office:value-type="float" office:value="0.952830188679246">
            <text:p>0,9528301887</text:p>
          </table:table-cell>
          <table:table-cell table:formula="of:=([.A43]-[.B$2])/[.D$3]" office:value-type="float" office:value="0.471698113207548">
            <text:p>0,4716981132</text:p>
          </table:table-cell>
          <table:table-cell table:formula="of:=[.B$8]-[.B$6]*[.H43]" office:value-type="float" office:value="8.58490566037736">
            <text:p>8,5849056604</text:p>
          </table:table-cell>
          <table:table-cell table:formula="of:=[.B$7]*[.H43]/[.D$1]" office:value-type="float" office:value="0.952830188679246">
            <text:p>0,9528301887</text:p>
          </table:table-cell>
          <table:table-cell table:formula="of:=[.L43]+[.B$3]" office:value-type="float" office:value="3.80714285714286">
            <text:p>3,8071428571</text:p>
          </table:table-cell>
          <table:table-cell table:formula="of:=[.G$1]*([.A43]-[.B$2])+[.G$3]" office:value-type="float" office:value="3.60714285714286">
            <text:p>3,6071428571</text:p>
          </table:table-cell>
          <table:table-cell table:formula="of:=IF([.H43]&lt;0;&quot;sperrt&quot;;IF([.I43]-[.J43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65">
            <text:p>1,65E+000</text:p>
          </table:table-cell>
          <table:table-cell office:value-type="float" office:value="8.481163">
            <text:p>8,48E+000</text:p>
          </table:table-cell>
          <table:table-cell office:value-type="float" office:value="1.015779">
            <text:p>1,02E+000</text:p>
          </table:table-cell>
          <table:table-cell table:number-columns-repeated="2"/>
          <table:table-cell table:formula="of:=IF([.M44]=&quot;sperrt&quot;;[.B$8];IF([.M44]=&quot;akt&quot;;[.I44];[.K44]))" office:value-type="float" office:value="8.51415094339623">
            <text:p>8,5141509434</text:p>
          </table:table-cell>
          <table:table-cell table:formula="of:=IF([.M44]=&quot;sperrt&quot;;0;IF([.M44]=&quot;akt&quot;;[.J44];[.L44]))" office:value-type="float" office:value="1.00047169811321">
            <text:p>1,0004716981</text:p>
          </table:table-cell>
          <table:table-cell table:formula="of:=([.A44]-[.B$2])/[.D$3]" office:value-type="float" office:value="0.495283018867925">
            <text:p>0,4952830189</text:p>
          </table:table-cell>
          <table:table-cell table:formula="of:=[.B$8]-[.B$6]*[.H44]" office:value-type="float" office:value="8.51415094339623">
            <text:p>8,5141509434</text:p>
          </table:table-cell>
          <table:table-cell table:formula="of:=[.B$7]*[.H44]/[.D$1]" office:value-type="float" office:value="1.00047169811321">
            <text:p>1,0004716981</text:p>
          </table:table-cell>
          <table:table-cell table:formula="of:=[.L44]+[.B$3]" office:value-type="float" office:value="3.8125">
            <text:p>3,8125</text:p>
          </table:table-cell>
          <table:table-cell table:formula="of:=[.G$1]*([.A44]-[.B$2])+[.G$3]" office:value-type="float" office:value="3.6125">
            <text:p>3,6125</text:p>
          </table:table-cell>
          <table:table-cell table:formula="of:=IF([.H44]&lt;0;&quot;sperrt&quot;;IF([.I44]-[.J44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7">
            <text:p>1,70E+000</text:p>
          </table:table-cell>
          <table:table-cell office:value-type="float" office:value="8.409484">
            <text:p>8,41E+000</text:p>
          </table:table-cell>
          <table:table-cell office:value-type="float" office:value="1.063724">
            <text:p>1,06E+000</text:p>
          </table:table-cell>
          <table:table-cell table:number-columns-repeated="2"/>
          <table:table-cell table:formula="of:=IF([.M45]=&quot;sperrt&quot;;[.B$8];IF([.M45]=&quot;akt&quot;;[.I45];[.K45]))" office:value-type="float" office:value="8.44339622641509">
            <text:p>8,4433962264</text:p>
          </table:table-cell>
          <table:table-cell table:formula="of:=IF([.M45]=&quot;sperrt&quot;;0;IF([.M45]=&quot;akt&quot;;[.J45];[.L45]))" office:value-type="float" office:value="1.04811320754717">
            <text:p>1,0481132075</text:p>
          </table:table-cell>
          <table:table-cell table:formula="of:=([.A45]-[.B$2])/[.D$3]" office:value-type="float" office:value="0.518867924528302">
            <text:p>0,5188679245</text:p>
          </table:table-cell>
          <table:table-cell table:formula="of:=[.B$8]-[.B$6]*[.H45]" office:value-type="float" office:value="8.44339622641509">
            <text:p>8,4433962264</text:p>
          </table:table-cell>
          <table:table-cell table:formula="of:=[.B$7]*[.H45]/[.D$1]" office:value-type="float" office:value="1.04811320754717">
            <text:p>1,0481132075</text:p>
          </table:table-cell>
          <table:table-cell table:formula="of:=[.L45]+[.B$3]" office:value-type="float" office:value="3.81785714285714">
            <text:p>3,8178571429</text:p>
          </table:table-cell>
          <table:table-cell table:formula="of:=[.G$1]*([.A45]-[.B$2])+[.G$3]" office:value-type="float" office:value="3.61785714285714">
            <text:p>3,6178571429</text:p>
          </table:table-cell>
          <table:table-cell table:formula="of:=IF([.H45]&lt;0;&quot;sperrt&quot;;IF([.I45]-[.J45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75">
            <text:p>1,75E+000</text:p>
          </table:table-cell>
          <table:table-cell office:value-type="float" office:value="8.337733">
            <text:p>8,34E+000</text:p>
          </table:table-cell>
          <table:table-cell office:value-type="float" office:value="1.111717">
            <text:p>1,11E+000</text:p>
          </table:table-cell>
          <table:table-cell table:number-columns-repeated="2"/>
          <table:table-cell table:formula="of:=IF([.M46]=&quot;sperrt&quot;;[.B$8];IF([.M46]=&quot;akt&quot;;[.I46];[.K46]))" office:value-type="float" office:value="8.37264150943396">
            <text:p>8,3726415094</text:p>
          </table:table-cell>
          <table:table-cell table:formula="of:=IF([.M46]=&quot;sperrt&quot;;0;IF([.M46]=&quot;akt&quot;;[.J46];[.L46]))" office:value-type="float" office:value="1.09575471698113">
            <text:p>1,095754717</text:p>
          </table:table-cell>
          <table:table-cell table:formula="of:=([.A46]-[.B$2])/[.D$3]" office:value-type="float" office:value="0.54245283018868">
            <text:p>0,5424528302</text:p>
          </table:table-cell>
          <table:table-cell table:formula="of:=[.B$8]-[.B$6]*[.H46]" office:value-type="float" office:value="8.37264150943396">
            <text:p>8,3726415094</text:p>
          </table:table-cell>
          <table:table-cell table:formula="of:=[.B$7]*[.H46]/[.D$1]" office:value-type="float" office:value="1.09575471698113">
            <text:p>1,095754717</text:p>
          </table:table-cell>
          <table:table-cell table:formula="of:=[.L46]+[.B$3]" office:value-type="float" office:value="3.82321428571429">
            <text:p>3,8232142857</text:p>
          </table:table-cell>
          <table:table-cell table:formula="of:=[.G$1]*([.A46]-[.B$2])+[.G$3]" office:value-type="float" office:value="3.62321428571429">
            <text:p>3,6232142857</text:p>
          </table:table-cell>
          <table:table-cell table:formula="of:=IF([.H46]&lt;0;&quot;sperrt&quot;;IF([.I46]-[.J46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8">
            <text:p>1,80E+000</text:p>
          </table:table-cell>
          <table:table-cell office:value-type="float" office:value="8.265918">
            <text:p>8,27E+000</text:p>
          </table:table-cell>
          <table:table-cell office:value-type="float" office:value="1.159753">
            <text:p>1,16E+000</text:p>
          </table:table-cell>
          <table:table-cell table:number-columns-repeated="2"/>
          <table:table-cell table:formula="of:=IF([.M47]=&quot;sperrt&quot;;[.B$8];IF([.M47]=&quot;akt&quot;;[.I47];[.K47]))" office:value-type="float" office:value="8.30188679245283">
            <text:p>8,3018867925</text:p>
          </table:table-cell>
          <table:table-cell table:formula="of:=IF([.M47]=&quot;sperrt&quot;;0;IF([.M47]=&quot;akt&quot;;[.J47];[.L47]))" office:value-type="float" office:value="1.1433962264151">
            <text:p>1,1433962264</text:p>
          </table:table-cell>
          <table:table-cell table:formula="of:=([.A47]-[.B$2])/[.D$3]" office:value-type="float" office:value="0.566037735849057">
            <text:p>0,5660377358</text:p>
          </table:table-cell>
          <table:table-cell table:formula="of:=[.B$8]-[.B$6]*[.H47]" office:value-type="float" office:value="8.30188679245283">
            <text:p>8,3018867925</text:p>
          </table:table-cell>
          <table:table-cell table:formula="of:=[.B$7]*[.H47]/[.D$1]" office:value-type="float" office:value="1.1433962264151">
            <text:p>1,1433962264</text:p>
          </table:table-cell>
          <table:table-cell table:formula="of:=[.L47]+[.B$3]" office:value-type="float" office:value="3.82857142857143">
            <text:p>3,8285714286</text:p>
          </table:table-cell>
          <table:table-cell table:formula="of:=[.G$1]*([.A47]-[.B$2])+[.G$3]" office:value-type="float" office:value="3.62857142857143">
            <text:p>3,6285714286</text:p>
          </table:table-cell>
          <table:table-cell table:formula="of:=IF([.H47]&lt;0;&quot;sperrt&quot;;IF([.I47]-[.J47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85">
            <text:p>1,85E+000</text:p>
          </table:table-cell>
          <table:table-cell office:value-type="float" office:value="8.194044">
            <text:p>8,19E+000</text:p>
          </table:table-cell>
          <table:table-cell office:value-type="float" office:value="1.207829">
            <text:p>1,21E+000</text:p>
          </table:table-cell>
          <table:table-cell table:number-columns-repeated="2"/>
          <table:table-cell table:formula="of:=IF([.M48]=&quot;sperrt&quot;;[.B$8];IF([.M48]=&quot;akt&quot;;[.I48];[.K48]))" office:value-type="float" office:value="8.2311320754717">
            <text:p>8,2311320755</text:p>
          </table:table-cell>
          <table:table-cell table:formula="of:=IF([.M48]=&quot;sperrt&quot;;0;IF([.M48]=&quot;akt&quot;;[.J48];[.L48]))" office:value-type="float" office:value="1.19103773584906">
            <text:p>1,1910377358</text:p>
          </table:table-cell>
          <table:table-cell table:formula="of:=([.A48]-[.B$2])/[.D$3]" office:value-type="float" office:value="0.589622641509434">
            <text:p>0,5896226415</text:p>
          </table:table-cell>
          <table:table-cell table:formula="of:=[.B$8]-[.B$6]*[.H48]" office:value-type="float" office:value="8.2311320754717">
            <text:p>8,2311320755</text:p>
          </table:table-cell>
          <table:table-cell table:formula="of:=[.B$7]*[.H48]/[.D$1]" office:value-type="float" office:value="1.19103773584906">
            <text:p>1,1910377358</text:p>
          </table:table-cell>
          <table:table-cell table:formula="of:=[.L48]+[.B$3]" office:value-type="float" office:value="3.83392857142857">
            <text:p>3,8339285714</text:p>
          </table:table-cell>
          <table:table-cell table:formula="of:=[.G$1]*([.A48]-[.B$2])+[.G$3]" office:value-type="float" office:value="3.63392857142857">
            <text:p>3,6339285714</text:p>
          </table:table-cell>
          <table:table-cell table:formula="of:=IF([.H48]&lt;0;&quot;sperrt&quot;;IF([.I48]-[.J48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9">
            <text:p>1,90E+000</text:p>
          </table:table-cell>
          <table:table-cell office:value-type="float" office:value="8.122115">
            <text:p>8,12E+000</text:p>
          </table:table-cell>
          <table:table-cell office:value-type="float" office:value="1.255943">
            <text:p>1,26E+000</text:p>
          </table:table-cell>
          <table:table-cell table:number-columns-repeated="2"/>
          <table:table-cell table:formula="of:=IF([.M49]=&quot;sperrt&quot;;[.B$8];IF([.M49]=&quot;akt&quot;;[.I49];[.K49]))" office:value-type="float" office:value="8.16037735849056">
            <text:p>8,1603773585</text:p>
          </table:table-cell>
          <table:table-cell table:formula="of:=IF([.M49]=&quot;sperrt&quot;;0;IF([.M49]=&quot;akt&quot;;[.J49];[.L49]))" office:value-type="float" office:value="1.23867924528302">
            <text:p>1,2386792453</text:p>
          </table:table-cell>
          <table:table-cell table:formula="of:=([.A49]-[.B$2])/[.D$3]" office:value-type="float" office:value="0.613207547169812">
            <text:p>0,6132075472</text:p>
          </table:table-cell>
          <table:table-cell table:formula="of:=[.B$8]-[.B$6]*[.H49]" office:value-type="float" office:value="8.16037735849056">
            <text:p>8,1603773585</text:p>
          </table:table-cell>
          <table:table-cell table:formula="of:=[.B$7]*[.H49]/[.D$1]" office:value-type="float" office:value="1.23867924528302">
            <text:p>1,2386792453</text:p>
          </table:table-cell>
          <table:table-cell table:formula="of:=[.L49]+[.B$3]" office:value-type="float" office:value="3.83928571428571">
            <text:p>3,8392857143</text:p>
          </table:table-cell>
          <table:table-cell table:formula="of:=[.G$1]*([.A49]-[.B$2])+[.G$3]" office:value-type="float" office:value="3.63928571428571">
            <text:p>3,6392857143</text:p>
          </table:table-cell>
          <table:table-cell table:formula="of:=IF([.H49]&lt;0;&quot;sperrt&quot;;IF([.I49]-[.J49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1.95">
            <text:p>1,95E+000</text:p>
          </table:table-cell>
          <table:table-cell office:value-type="float" office:value="8.050138">
            <text:p>8,05E+000</text:p>
          </table:table-cell>
          <table:table-cell office:value-type="float" office:value="1.30409">
            <text:p>1,30E+000</text:p>
          </table:table-cell>
          <table:table-cell table:number-columns-repeated="2"/>
          <table:table-cell table:formula="of:=IF([.M50]=&quot;sperrt&quot;;[.B$8];IF([.M50]=&quot;akt&quot;;[.I50];[.K50]))" office:value-type="float" office:value="8.08962264150943">
            <text:p>8,0896226415</text:p>
          </table:table-cell>
          <table:table-cell table:formula="of:=IF([.M50]=&quot;sperrt&quot;;0;IF([.M50]=&quot;akt&quot;;[.J50];[.L50]))" office:value-type="float" office:value="1.28632075471698">
            <text:p>1,2863207547</text:p>
          </table:table-cell>
          <table:table-cell table:formula="of:=([.A50]-[.B$2])/[.D$3]" office:value-type="float" office:value="0.636792452830189">
            <text:p>0,6367924528</text:p>
          </table:table-cell>
          <table:table-cell table:formula="of:=[.B$8]-[.B$6]*[.H50]" office:value-type="float" office:value="8.08962264150943">
            <text:p>8,0896226415</text:p>
          </table:table-cell>
          <table:table-cell table:formula="of:=[.B$7]*[.H50]/[.D$1]" office:value-type="float" office:value="1.28632075471698">
            <text:p>1,2863207547</text:p>
          </table:table-cell>
          <table:table-cell table:formula="of:=[.L50]+[.B$3]" office:value-type="float" office:value="3.84464285714286">
            <text:p>3,8446428571</text:p>
          </table:table-cell>
          <table:table-cell table:formula="of:=[.G$1]*([.A50]-[.B$2])+[.G$3]" office:value-type="float" office:value="3.64464285714286">
            <text:p>3,6446428571</text:p>
          </table:table-cell>
          <table:table-cell table:formula="of:=IF([.H50]&lt;0;&quot;sperrt&quot;;IF([.I50]-[.J50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">
            <text:p>2,00E+000</text:p>
          </table:table-cell>
          <table:table-cell office:value-type="float" office:value="7.978114">
            <text:p>7,98E+000</text:p>
          </table:table-cell>
          <table:table-cell office:value-type="float" office:value="1.352268">
            <text:p>1,35E+000</text:p>
          </table:table-cell>
          <table:table-cell table:number-columns-repeated="2"/>
          <table:table-cell table:formula="of:=IF([.M51]=&quot;sperrt&quot;;[.B$8];IF([.M51]=&quot;akt&quot;;[.I51];[.K51]))" office:value-type="float" office:value="8.0188679245283">
            <text:p>8,0188679245</text:p>
          </table:table-cell>
          <table:table-cell table:formula="of:=IF([.M51]=&quot;sperrt&quot;;0;IF([.M51]=&quot;akt&quot;;[.J51];[.L51]))" office:value-type="float" office:value="1.33396226415094">
            <text:p>1,3339622642</text:p>
          </table:table-cell>
          <table:table-cell table:formula="of:=([.A51]-[.B$2])/[.D$3]" office:value-type="float" office:value="0.660377358490566">
            <text:p>0,6603773585</text:p>
          </table:table-cell>
          <table:table-cell table:formula="of:=[.B$8]-[.B$6]*[.H51]" office:value-type="float" office:value="8.0188679245283">
            <text:p>8,0188679245</text:p>
          </table:table-cell>
          <table:table-cell table:formula="of:=[.B$7]*[.H51]/[.D$1]" office:value-type="float" office:value="1.33396226415094">
            <text:p>1,3339622642</text:p>
          </table:table-cell>
          <table:table-cell table:formula="of:=[.L51]+[.B$3]" office:value-type="float" office:value="3.85">
            <text:p>3,85</text:p>
          </table:table-cell>
          <table:table-cell table:formula="of:=[.G$1]*([.A51]-[.B$2])+[.G$3]" office:value-type="float" office:value="3.65">
            <text:p>3,65</text:p>
          </table:table-cell>
          <table:table-cell table:formula="of:=IF([.H51]&lt;0;&quot;sperrt&quot;;IF([.I51]-[.J51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05">
            <text:p>2,05E+000</text:p>
          </table:table-cell>
          <table:table-cell office:value-type="float" office:value="7.906048">
            <text:p>7,91E+000</text:p>
          </table:table-cell>
          <table:table-cell office:value-type="float" office:value="1.400475">
            <text:p>1,40E+000</text:p>
          </table:table-cell>
          <table:table-cell table:number-columns-repeated="2"/>
          <table:table-cell table:formula="of:=IF([.M52]=&quot;sperrt&quot;;[.B$8];IF([.M52]=&quot;akt&quot;;[.I52];[.K52]))" office:value-type="float" office:value="7.94811320754717">
            <text:p>7,9481132075</text:p>
          </table:table-cell>
          <table:table-cell table:formula="of:=IF([.M52]=&quot;sperrt&quot;;0;IF([.M52]=&quot;akt&quot;;[.J52];[.L52]))" office:value-type="float" office:value="1.38160377358491">
            <text:p>1,3816037736</text:p>
          </table:table-cell>
          <table:table-cell table:formula="of:=([.A52]-[.B$2])/[.D$3]" office:value-type="float" office:value="0.683962264150944">
            <text:p>0,6839622642</text:p>
          </table:table-cell>
          <table:table-cell table:formula="of:=[.B$8]-[.B$6]*[.H52]" office:value-type="float" office:value="7.94811320754717">
            <text:p>7,9481132075</text:p>
          </table:table-cell>
          <table:table-cell table:formula="of:=[.B$7]*[.H52]/[.D$1]" office:value-type="float" office:value="1.38160377358491">
            <text:p>1,3816037736</text:p>
          </table:table-cell>
          <table:table-cell table:formula="of:=[.L52]+[.B$3]" office:value-type="float" office:value="3.85535714285714">
            <text:p>3,8553571429</text:p>
          </table:table-cell>
          <table:table-cell table:formula="of:=[.G$1]*([.A52]-[.B$2])+[.G$3]" office:value-type="float" office:value="3.65535714285714">
            <text:p>3,6553571429</text:p>
          </table:table-cell>
          <table:table-cell table:formula="of:=IF([.H52]&lt;0;&quot;sperrt&quot;;IF([.I52]-[.J52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1">
            <text:p>2,10E+000</text:p>
          </table:table-cell>
          <table:table-cell office:value-type="float" office:value="7.833943">
            <text:p>7,83E+000</text:p>
          </table:table-cell>
          <table:table-cell office:value-type="float" office:value="1.448709">
            <text:p>1,45E+000</text:p>
          </table:table-cell>
          <table:table-cell table:number-columns-repeated="2"/>
          <table:table-cell table:formula="of:=IF([.M53]=&quot;sperrt&quot;;[.B$8];IF([.M53]=&quot;akt&quot;;[.I53];[.K53]))" office:value-type="float" office:value="7.87735849056604">
            <text:p>7,8773584906</text:p>
          </table:table-cell>
          <table:table-cell table:formula="of:=IF([.M53]=&quot;sperrt&quot;;0;IF([.M53]=&quot;akt&quot;;[.J53];[.L53]))" office:value-type="float" office:value="1.42924528301887">
            <text:p>1,429245283</text:p>
          </table:table-cell>
          <table:table-cell table:formula="of:=([.A53]-[.B$2])/[.D$3]" office:value-type="float" office:value="0.707547169811321">
            <text:p>0,7075471698</text:p>
          </table:table-cell>
          <table:table-cell table:formula="of:=[.B$8]-[.B$6]*[.H53]" office:value-type="float" office:value="7.87735849056604">
            <text:p>7,8773584906</text:p>
          </table:table-cell>
          <table:table-cell table:formula="of:=[.B$7]*[.H53]/[.D$1]" office:value-type="float" office:value="1.42924528301887">
            <text:p>1,429245283</text:p>
          </table:table-cell>
          <table:table-cell table:formula="of:=[.L53]+[.B$3]" office:value-type="float" office:value="3.86071428571429">
            <text:p>3,8607142857</text:p>
          </table:table-cell>
          <table:table-cell table:formula="of:=[.G$1]*([.A53]-[.B$2])+[.G$3]" office:value-type="float" office:value="3.66071428571429">
            <text:p>3,6607142857</text:p>
          </table:table-cell>
          <table:table-cell table:formula="of:=IF([.H53]&lt;0;&quot;sperrt&quot;;IF([.I53]-[.J53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15">
            <text:p>2,15E+000</text:p>
          </table:table-cell>
          <table:table-cell office:value-type="float" office:value="7.761802">
            <text:p>7,76E+000</text:p>
          </table:table-cell>
          <table:table-cell office:value-type="float" office:value="1.496968">
            <text:p>1,50E+000</text:p>
          </table:table-cell>
          <table:table-cell table:number-columns-repeated="2"/>
          <table:table-cell table:formula="of:=IF([.M54]=&quot;sperrt&quot;;[.B$8];IF([.M54]=&quot;akt&quot;;[.I54];[.K54]))" office:value-type="float" office:value="7.80660377358491">
            <text:p>7,8066037736</text:p>
          </table:table-cell>
          <table:table-cell table:formula="of:=IF([.M54]=&quot;sperrt&quot;;0;IF([.M54]=&quot;akt&quot;;[.J54];[.L54]))" office:value-type="float" office:value="1.47688679245283">
            <text:p>1,4768867925</text:p>
          </table:table-cell>
          <table:table-cell table:formula="of:=([.A54]-[.B$2])/[.D$3]" office:value-type="float" office:value="0.731132075471698">
            <text:p>0,7311320755</text:p>
          </table:table-cell>
          <table:table-cell table:formula="of:=[.B$8]-[.B$6]*[.H54]" office:value-type="float" office:value="7.80660377358491">
            <text:p>7,8066037736</text:p>
          </table:table-cell>
          <table:table-cell table:formula="of:=[.B$7]*[.H54]/[.D$1]" office:value-type="float" office:value="1.47688679245283">
            <text:p>1,4768867925</text:p>
          </table:table-cell>
          <table:table-cell table:formula="of:=[.L54]+[.B$3]" office:value-type="float" office:value="3.86607142857143">
            <text:p>3,8660714286</text:p>
          </table:table-cell>
          <table:table-cell table:formula="of:=[.G$1]*([.A54]-[.B$2])+[.G$3]" office:value-type="float" office:value="3.66607142857143">
            <text:p>3,6660714286</text:p>
          </table:table-cell>
          <table:table-cell table:formula="of:=IF([.H54]&lt;0;&quot;sperrt&quot;;IF([.I54]-[.J54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2">
            <text:p>2,20E+000</text:p>
          </table:table-cell>
          <table:table-cell office:value-type="float" office:value="7.689627">
            <text:p>7,69E+000</text:p>
          </table:table-cell>
          <table:table-cell office:value-type="float" office:value="1.54525">
            <text:p>1,55E+000</text:p>
          </table:table-cell>
          <table:table-cell table:number-columns-repeated="2"/>
          <table:table-cell table:formula="of:=IF([.M55]=&quot;sperrt&quot;;[.B$8];IF([.M55]=&quot;akt&quot;;[.I55];[.K55]))" office:value-type="float" office:value="7.73584905660377">
            <text:p>7,7358490566</text:p>
          </table:table-cell>
          <table:table-cell table:formula="of:=IF([.M55]=&quot;sperrt&quot;;0;IF([.M55]=&quot;akt&quot;;[.J55];[.L55]))" office:value-type="float" office:value="1.52452830188679">
            <text:p>1,5245283019</text:p>
          </table:table-cell>
          <table:table-cell table:formula="of:=([.A55]-[.B$2])/[.D$3]" office:value-type="float" office:value="0.754716981132076">
            <text:p>0,7547169811</text:p>
          </table:table-cell>
          <table:table-cell table:formula="of:=[.B$8]-[.B$6]*[.H55]" office:value-type="float" office:value="7.73584905660377">
            <text:p>7,7358490566</text:p>
          </table:table-cell>
          <table:table-cell table:formula="of:=[.B$7]*[.H55]/[.D$1]" office:value-type="float" office:value="1.52452830188679">
            <text:p>1,5245283019</text:p>
          </table:table-cell>
          <table:table-cell table:formula="of:=[.L55]+[.B$3]" office:value-type="float" office:value="3.87142857142857">
            <text:p>3,8714285714</text:p>
          </table:table-cell>
          <table:table-cell table:formula="of:=[.G$1]*([.A55]-[.B$2])+[.G$3]" office:value-type="float" office:value="3.67142857142857">
            <text:p>3,6714285714</text:p>
          </table:table-cell>
          <table:table-cell table:formula="of:=IF([.H55]&lt;0;&quot;sperrt&quot;;IF([.I55]-[.J55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25">
            <text:p>2,25E+000</text:p>
          </table:table-cell>
          <table:table-cell office:value-type="float" office:value="7.617422">
            <text:p>7,62E+000</text:p>
          </table:table-cell>
          <table:table-cell office:value-type="float" office:value="1.593553">
            <text:p>1,59E+000</text:p>
          </table:table-cell>
          <table:table-cell table:number-columns-repeated="2"/>
          <table:table-cell table:formula="of:=IF([.M56]=&quot;sperrt&quot;;[.B$8];IF([.M56]=&quot;akt&quot;;[.I56];[.K56]))" office:value-type="float" office:value="7.66509433962264">
            <text:p>7,6650943396</text:p>
          </table:table-cell>
          <table:table-cell table:formula="of:=IF([.M56]=&quot;sperrt&quot;;0;IF([.M56]=&quot;akt&quot;;[.J56];[.L56]))" office:value-type="float" office:value="1.57216981132075">
            <text:p>1,5721698113</text:p>
          </table:table-cell>
          <table:table-cell table:formula="of:=([.A56]-[.B$2])/[.D$3]" office:value-type="float" office:value="0.778301886792453">
            <text:p>0,7783018868</text:p>
          </table:table-cell>
          <table:table-cell table:formula="of:=[.B$8]-[.B$6]*[.H56]" office:value-type="float" office:value="7.66509433962264">
            <text:p>7,6650943396</text:p>
          </table:table-cell>
          <table:table-cell table:formula="of:=[.B$7]*[.H56]/[.D$1]" office:value-type="float" office:value="1.57216981132075">
            <text:p>1,5721698113</text:p>
          </table:table-cell>
          <table:table-cell table:formula="of:=[.L56]+[.B$3]" office:value-type="float" office:value="3.87678571428571">
            <text:p>3,8767857143</text:p>
          </table:table-cell>
          <table:table-cell table:formula="of:=[.G$1]*([.A56]-[.B$2])+[.G$3]" office:value-type="float" office:value="3.67678571428571">
            <text:p>3,6767857143</text:p>
          </table:table-cell>
          <table:table-cell table:formula="of:=IF([.H56]&lt;0;&quot;sperrt&quot;;IF([.I56]-[.J56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3">
            <text:p>2,30E+000</text:p>
          </table:table-cell>
          <table:table-cell office:value-type="float" office:value="7.545187">
            <text:p>7,55E+000</text:p>
          </table:table-cell>
          <table:table-cell office:value-type="float" office:value="1.641876">
            <text:p>1,64E+000</text:p>
          </table:table-cell>
          <table:table-cell table:number-columns-repeated="2"/>
          <table:table-cell table:formula="of:=IF([.M57]=&quot;sperrt&quot;;[.B$8];IF([.M57]=&quot;akt&quot;;[.I57];[.K57]))" office:value-type="float" office:value="7.59433962264151">
            <text:p>7,5943396226</text:p>
          </table:table-cell>
          <table:table-cell table:formula="of:=IF([.M57]=&quot;sperrt&quot;;0;IF([.M57]=&quot;akt&quot;;[.J57];[.L57]))" office:value-type="float" office:value="1.61981132075472">
            <text:p>1,6198113208</text:p>
          </table:table-cell>
          <table:table-cell table:formula="of:=([.A57]-[.B$2])/[.D$3]" office:value-type="float" office:value="0.80188679245283">
            <text:p>0,8018867925</text:p>
          </table:table-cell>
          <table:table-cell table:formula="of:=[.B$8]-[.B$6]*[.H57]" office:value-type="float" office:value="7.59433962264151">
            <text:p>7,5943396226</text:p>
          </table:table-cell>
          <table:table-cell table:formula="of:=[.B$7]*[.H57]/[.D$1]" office:value-type="float" office:value="1.61981132075472">
            <text:p>1,6198113208</text:p>
          </table:table-cell>
          <table:table-cell table:formula="of:=[.L57]+[.B$3]" office:value-type="float" office:value="3.88214285714286">
            <text:p>3,8821428571</text:p>
          </table:table-cell>
          <table:table-cell table:formula="of:=[.G$1]*([.A57]-[.B$2])+[.G$3]" office:value-type="float" office:value="3.68214285714286">
            <text:p>3,6821428571</text:p>
          </table:table-cell>
          <table:table-cell table:formula="of:=IF([.H57]&lt;0;&quot;sperrt&quot;;IF([.I57]-[.J57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35">
            <text:p>2,35E+000</text:p>
          </table:table-cell>
          <table:table-cell office:value-type="float" office:value="7.472926">
            <text:p>7,47E+000</text:p>
          </table:table-cell>
          <table:table-cell office:value-type="float" office:value="1.690218">
            <text:p>1,69E+000</text:p>
          </table:table-cell>
          <table:table-cell table:number-columns-repeated="2"/>
          <table:table-cell table:formula="of:=IF([.M58]=&quot;sperrt&quot;;[.B$8];IF([.M58]=&quot;akt&quot;;[.I58];[.K58]))" office:value-type="float" office:value="7.52358490566038">
            <text:p>7,5235849057</text:p>
          </table:table-cell>
          <table:table-cell table:formula="of:=IF([.M58]=&quot;sperrt&quot;;0;IF([.M58]=&quot;akt&quot;;[.J58];[.L58]))" office:value-type="float" office:value="1.66745283018868">
            <text:p>1,6674528302</text:p>
          </table:table-cell>
          <table:table-cell table:formula="of:=([.A58]-[.B$2])/[.D$3]" office:value-type="float" office:value="0.825471698113208">
            <text:p>0,8254716981</text:p>
          </table:table-cell>
          <table:table-cell table:formula="of:=[.B$8]-[.B$6]*[.H58]" office:value-type="float" office:value="7.52358490566038">
            <text:p>7,5235849057</text:p>
          </table:table-cell>
          <table:table-cell table:formula="of:=[.B$7]*[.H58]/[.D$1]" office:value-type="float" office:value="1.66745283018868">
            <text:p>1,6674528302</text:p>
          </table:table-cell>
          <table:table-cell table:formula="of:=[.L58]+[.B$3]" office:value-type="float" office:value="3.8875">
            <text:p>3,8875</text:p>
          </table:table-cell>
          <table:table-cell table:formula="of:=[.G$1]*([.A58]-[.B$2])+[.G$3]" office:value-type="float" office:value="3.6875">
            <text:p>3,6875</text:p>
          </table:table-cell>
          <table:table-cell table:formula="of:=IF([.H58]&lt;0;&quot;sperrt&quot;;IF([.I58]-[.J58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4">
            <text:p>2,40E+000</text:p>
          </table:table-cell>
          <table:table-cell office:value-type="float" office:value="7.40064">
            <text:p>7,40E+000</text:p>
          </table:table-cell>
          <table:table-cell office:value-type="float" office:value="1.738577">
            <text:p>1,74E+000</text:p>
          </table:table-cell>
          <table:table-cell table:number-columns-repeated="2"/>
          <table:table-cell table:formula="of:=IF([.M59]=&quot;sperrt&quot;;[.B$8];IF([.M59]=&quot;akt&quot;;[.I59];[.K59]))" office:value-type="float" office:value="7.45283018867925">
            <text:p>7,4528301887</text:p>
          </table:table-cell>
          <table:table-cell table:formula="of:=IF([.M59]=&quot;sperrt&quot;;0;IF([.M59]=&quot;akt&quot;;[.J59];[.L59]))" office:value-type="float" office:value="1.71509433962264">
            <text:p>1,7150943396</text:p>
          </table:table-cell>
          <table:table-cell table:formula="of:=([.A59]-[.B$2])/[.D$3]" office:value-type="float" office:value="0.849056603773585">
            <text:p>0,8490566038</text:p>
          </table:table-cell>
          <table:table-cell table:formula="of:=[.B$8]-[.B$6]*[.H59]" office:value-type="float" office:value="7.45283018867925">
            <text:p>7,4528301887</text:p>
          </table:table-cell>
          <table:table-cell table:formula="of:=[.B$7]*[.H59]/[.D$1]" office:value-type="float" office:value="1.71509433962264">
            <text:p>1,7150943396</text:p>
          </table:table-cell>
          <table:table-cell table:formula="of:=[.L59]+[.B$3]" office:value-type="float" office:value="3.89285714285714">
            <text:p>3,8928571429</text:p>
          </table:table-cell>
          <table:table-cell table:formula="of:=[.G$1]*([.A59]-[.B$2])+[.G$3]" office:value-type="float" office:value="3.69285714285714">
            <text:p>3,6928571429</text:p>
          </table:table-cell>
          <table:table-cell table:formula="of:=IF([.H59]&lt;0;&quot;sperrt&quot;;IF([.I59]-[.J59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45">
            <text:p>2,45E+000</text:p>
          </table:table-cell>
          <table:table-cell office:value-type="float" office:value="7.32833">
            <text:p>7,33E+000</text:p>
          </table:table-cell>
          <table:table-cell office:value-type="float" office:value="1.786952">
            <text:p>1,79E+000</text:p>
          </table:table-cell>
          <table:table-cell table:number-columns-repeated="2"/>
          <table:table-cell table:formula="of:=IF([.M60]=&quot;sperrt&quot;;[.B$8];IF([.M60]=&quot;akt&quot;;[.I60];[.K60]))" office:value-type="float" office:value="7.38207547169812">
            <text:p>7,3820754717</text:p>
          </table:table-cell>
          <table:table-cell table:formula="of:=IF([.M60]=&quot;sperrt&quot;;0;IF([.M60]=&quot;akt&quot;;[.J60];[.L60]))" office:value-type="float" office:value="1.7627358490566">
            <text:p>1,7627358491</text:p>
          </table:table-cell>
          <table:table-cell table:formula="of:=([.A60]-[.B$2])/[.D$3]" office:value-type="float" office:value="0.872641509433962">
            <text:p>0,8726415094</text:p>
          </table:table-cell>
          <table:table-cell table:formula="of:=[.B$8]-[.B$6]*[.H60]" office:value-type="float" office:value="7.38207547169812">
            <text:p>7,3820754717</text:p>
          </table:table-cell>
          <table:table-cell table:formula="of:=[.B$7]*[.H60]/[.D$1]" office:value-type="float" office:value="1.7627358490566">
            <text:p>1,7627358491</text:p>
          </table:table-cell>
          <table:table-cell table:formula="of:=[.L60]+[.B$3]" office:value-type="float" office:value="3.89821428571429">
            <text:p>3,8982142857</text:p>
          </table:table-cell>
          <table:table-cell table:formula="of:=[.G$1]*([.A60]-[.B$2])+[.G$3]" office:value-type="float" office:value="3.69821428571429">
            <text:p>3,6982142857</text:p>
          </table:table-cell>
          <table:table-cell table:formula="of:=IF([.H60]&lt;0;&quot;sperrt&quot;;IF([.I60]-[.J60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5">
            <text:p>2,50E+000</text:p>
          </table:table-cell>
          <table:table-cell office:value-type="float" office:value="7.255999">
            <text:p>7,26E+000</text:p>
          </table:table-cell>
          <table:table-cell office:value-type="float" office:value="1.835343">
            <text:p>1,84E+000</text:p>
          </table:table-cell>
          <table:table-cell table:number-columns-repeated="2"/>
          <table:table-cell table:formula="of:=IF([.M61]=&quot;sperrt&quot;;[.B$8];IF([.M61]=&quot;akt&quot;;[.I61];[.K61]))" office:value-type="float" office:value="7.31132075471698">
            <text:p>7,3113207547</text:p>
          </table:table-cell>
          <table:table-cell table:formula="of:=IF([.M61]=&quot;sperrt&quot;;0;IF([.M61]=&quot;akt&quot;;[.J61];[.L61]))" office:value-type="float" office:value="1.81037735849056">
            <text:p>1,8103773585</text:p>
          </table:table-cell>
          <table:table-cell table:formula="of:=([.A61]-[.B$2])/[.D$3]" office:value-type="float" office:value="0.896226415094339">
            <text:p>0,8962264151</text:p>
          </table:table-cell>
          <table:table-cell table:formula="of:=[.B$8]-[.B$6]*[.H61]" office:value-type="float" office:value="7.31132075471698">
            <text:p>7,3113207547</text:p>
          </table:table-cell>
          <table:table-cell table:formula="of:=[.B$7]*[.H61]/[.D$1]" office:value-type="float" office:value="1.81037735849056">
            <text:p>1,8103773585</text:p>
          </table:table-cell>
          <table:table-cell table:formula="of:=[.L61]+[.B$3]" office:value-type="float" office:value="3.90357142857143">
            <text:p>3,9035714286</text:p>
          </table:table-cell>
          <table:table-cell table:formula="of:=[.G$1]*([.A61]-[.B$2])+[.G$3]" office:value-type="float" office:value="3.70357142857143">
            <text:p>3,7035714286</text:p>
          </table:table-cell>
          <table:table-cell table:formula="of:=IF([.H61]&lt;0;&quot;sperrt&quot;;IF([.I61]-[.J61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55">
            <text:p>2,55E+000</text:p>
          </table:table-cell>
          <table:table-cell office:value-type="float" office:value="7.183647">
            <text:p>7,18E+000</text:p>
          </table:table-cell>
          <table:table-cell office:value-type="float" office:value="1.883747">
            <text:p>1,88E+000</text:p>
          </table:table-cell>
          <table:table-cell table:number-columns-repeated="2"/>
          <table:table-cell table:formula="of:=IF([.M62]=&quot;sperrt&quot;;[.B$8];IF([.M62]=&quot;akt&quot;;[.I62];[.K62]))" office:value-type="float" office:value="7.24056603773585">
            <text:p>7,2405660377</text:p>
          </table:table-cell>
          <table:table-cell table:formula="of:=IF([.M62]=&quot;sperrt&quot;;0;IF([.M62]=&quot;akt&quot;;[.J62];[.L62]))" office:value-type="float" office:value="1.85801886792453">
            <text:p>1,8580188679</text:p>
          </table:table-cell>
          <table:table-cell table:formula="of:=([.A62]-[.B$2])/[.D$3]" office:value-type="float" office:value="0.919811320754716">
            <text:p>0,9198113208</text:p>
          </table:table-cell>
          <table:table-cell table:formula="of:=[.B$8]-[.B$6]*[.H62]" office:value-type="float" office:value="7.24056603773585">
            <text:p>7,2405660377</text:p>
          </table:table-cell>
          <table:table-cell table:formula="of:=[.B$7]*[.H62]/[.D$1]" office:value-type="float" office:value="1.85801886792453">
            <text:p>1,8580188679</text:p>
          </table:table-cell>
          <table:table-cell table:formula="of:=[.L62]+[.B$3]" office:value-type="float" office:value="3.90892857142857">
            <text:p>3,9089285714</text:p>
          </table:table-cell>
          <table:table-cell table:formula="of:=[.G$1]*([.A62]-[.B$2])+[.G$3]" office:value-type="float" office:value="3.70892857142857">
            <text:p>3,7089285714</text:p>
          </table:table-cell>
          <table:table-cell table:formula="of:=IF([.H62]&lt;0;&quot;sperrt&quot;;IF([.I62]-[.J62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6">
            <text:p>2,60E+000</text:p>
          </table:table-cell>
          <table:table-cell office:value-type="float" office:value="7.111277">
            <text:p>7,11E+000</text:p>
          </table:table-cell>
          <table:table-cell office:value-type="float" office:value="1.932166">
            <text:p>1,93E+000</text:p>
          </table:table-cell>
          <table:table-cell table:number-columns-repeated="2"/>
          <table:table-cell table:formula="of:=IF([.M63]=&quot;sperrt&quot;;[.B$8];IF([.M63]=&quot;akt&quot;;[.I63];[.K63]))" office:value-type="float" office:value="7.16981132075472">
            <text:p>7,1698113208</text:p>
          </table:table-cell>
          <table:table-cell table:formula="of:=IF([.M63]=&quot;sperrt&quot;;0;IF([.M63]=&quot;akt&quot;;[.J63];[.L63]))" office:value-type="float" office:value="1.90566037735849">
            <text:p>1,9056603774</text:p>
          </table:table-cell>
          <table:table-cell table:formula="of:=([.A63]-[.B$2])/[.D$3]" office:value-type="float" office:value="0.943396226415094">
            <text:p>0,9433962264</text:p>
          </table:table-cell>
          <table:table-cell table:formula="of:=[.B$8]-[.B$6]*[.H63]" office:value-type="float" office:value="7.16981132075472">
            <text:p>7,1698113208</text:p>
          </table:table-cell>
          <table:table-cell table:formula="of:=[.B$7]*[.H63]/[.D$1]" office:value-type="float" office:value="1.90566037735849">
            <text:p>1,9056603774</text:p>
          </table:table-cell>
          <table:table-cell table:formula="of:=[.L63]+[.B$3]" office:value-type="float" office:value="3.91428571428571">
            <text:p>3,9142857143</text:p>
          </table:table-cell>
          <table:table-cell table:formula="of:=[.G$1]*([.A63]-[.B$2])+[.G$3]" office:value-type="float" office:value="3.71428571428571">
            <text:p>3,7142857143</text:p>
          </table:table-cell>
          <table:table-cell table:formula="of:=IF([.H63]&lt;0;&quot;sperrt&quot;;IF([.I63]-[.J63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65">
            <text:p>2,65E+000</text:p>
          </table:table-cell>
          <table:table-cell office:value-type="float" office:value="7.038889">
            <text:p>7,04E+000</text:p>
          </table:table-cell>
          <table:table-cell office:value-type="float" office:value="1.980596">
            <text:p>1,98E+000</text:p>
          </table:table-cell>
          <table:table-cell table:number-columns-repeated="2"/>
          <table:table-cell table:formula="of:=IF([.M64]=&quot;sperrt&quot;;[.B$8];IF([.M64]=&quot;akt&quot;;[.I64];[.K64]))" office:value-type="float" office:value="7.09905660377359">
            <text:p>7,0990566038</text:p>
          </table:table-cell>
          <table:table-cell table:formula="of:=IF([.M64]=&quot;sperrt&quot;;0;IF([.M64]=&quot;akt&quot;;[.J64];[.L64]))" office:value-type="float" office:value="1.95330188679245">
            <text:p>1,9533018868</text:p>
          </table:table-cell>
          <table:table-cell table:formula="of:=([.A64]-[.B$2])/[.D$3]" office:value-type="float" office:value="0.966981132075471">
            <text:p>0,9669811321</text:p>
          </table:table-cell>
          <table:table-cell table:formula="of:=[.B$8]-[.B$6]*[.H64]" office:value-type="float" office:value="7.09905660377359">
            <text:p>7,0990566038</text:p>
          </table:table-cell>
          <table:table-cell table:formula="of:=[.B$7]*[.H64]/[.D$1]" office:value-type="float" office:value="1.95330188679245">
            <text:p>1,9533018868</text:p>
          </table:table-cell>
          <table:table-cell table:formula="of:=[.L64]+[.B$3]" office:value-type="float" office:value="3.91964285714286">
            <text:p>3,9196428571</text:p>
          </table:table-cell>
          <table:table-cell table:formula="of:=[.G$1]*([.A64]-[.B$2])+[.G$3]" office:value-type="float" office:value="3.71964285714286">
            <text:p>3,7196428571</text:p>
          </table:table-cell>
          <table:table-cell table:formula="of:=IF([.H64]&lt;0;&quot;sperrt&quot;;IF([.I64]-[.J64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7">
            <text:p>2,70E+000</text:p>
          </table:table-cell>
          <table:table-cell office:value-type="float" office:value="6.966485">
            <text:p>6,97E+000</text:p>
          </table:table-cell>
          <table:table-cell office:value-type="float" office:value="2.029038">
            <text:p>2,03E+000</text:p>
          </table:table-cell>
          <table:table-cell table:number-columns-repeated="2"/>
          <table:table-cell table:formula="of:=IF([.M65]=&quot;sperrt&quot;;[.B$8];IF([.M65]=&quot;akt&quot;;[.I65];[.K65]))" office:value-type="float" office:value="7.02830188679246">
            <text:p>7,0283018868</text:p>
          </table:table-cell>
          <table:table-cell table:formula="of:=IF([.M65]=&quot;sperrt&quot;;0;IF([.M65]=&quot;akt&quot;;[.J65];[.L65]))" office:value-type="float" office:value="2.00094339622641">
            <text:p>2,0009433962</text:p>
          </table:table-cell>
          <table:table-cell table:formula="of:=([.A65]-[.B$2])/[.D$3]" office:value-type="float" office:value="0.990566037735848">
            <text:p>0,9905660377</text:p>
          </table:table-cell>
          <table:table-cell table:formula="of:=[.B$8]-[.B$6]*[.H65]" office:value-type="float" office:value="7.02830188679246">
            <text:p>7,0283018868</text:p>
          </table:table-cell>
          <table:table-cell table:formula="of:=[.B$7]*[.H65]/[.D$1]" office:value-type="float" office:value="2.00094339622641">
            <text:p>2,0009433962</text:p>
          </table:table-cell>
          <table:table-cell table:formula="of:=[.L65]+[.B$3]" office:value-type="float" office:value="3.925">
            <text:p>3,925</text:p>
          </table:table-cell>
          <table:table-cell table:formula="of:=[.G$1]*([.A65]-[.B$2])+[.G$3]" office:value-type="float" office:value="3.725">
            <text:p>3,725</text:p>
          </table:table-cell>
          <table:table-cell table:formula="of:=IF([.H65]&lt;0;&quot;sperrt&quot;;IF([.I65]-[.J65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75">
            <text:p>2,75E+000</text:p>
          </table:table-cell>
          <table:table-cell office:value-type="float" office:value="6.894065">
            <text:p>6,89E+000</text:p>
          </table:table-cell>
          <table:table-cell office:value-type="float" office:value="2.077492">
            <text:p>2,08E+000</text:p>
          </table:table-cell>
          <table:table-cell table:number-columns-repeated="2"/>
          <table:table-cell table:formula="of:=IF([.M66]=&quot;sperrt&quot;;[.B$8];IF([.M66]=&quot;akt&quot;;[.I66];[.K66]))" office:value-type="float" office:value="6.95754716981132">
            <text:p>6,9575471698</text:p>
          </table:table-cell>
          <table:table-cell table:formula="of:=IF([.M66]=&quot;sperrt&quot;;0;IF([.M66]=&quot;akt&quot;;[.J66];[.L66]))" office:value-type="float" office:value="2.04858490566038">
            <text:p>2,0485849057</text:p>
          </table:table-cell>
          <table:table-cell table:formula="of:=([.A66]-[.B$2])/[.D$3]" office:value-type="float" office:value="1.01415094339623">
            <text:p>1,0141509434</text:p>
          </table:table-cell>
          <table:table-cell table:formula="of:=[.B$8]-[.B$6]*[.H66]" office:value-type="float" office:value="6.95754716981132">
            <text:p>6,9575471698</text:p>
          </table:table-cell>
          <table:table-cell table:formula="of:=[.B$7]*[.H66]/[.D$1]" office:value-type="float" office:value="2.04858490566038">
            <text:p>2,0485849057</text:p>
          </table:table-cell>
          <table:table-cell table:formula="of:=[.L66]+[.B$3]" office:value-type="float" office:value="3.93035714285714">
            <text:p>3,9303571429</text:p>
          </table:table-cell>
          <table:table-cell table:formula="of:=[.G$1]*([.A66]-[.B$2])+[.G$3]" office:value-type="float" office:value="3.73035714285714">
            <text:p>3,7303571429</text:p>
          </table:table-cell>
          <table:table-cell table:formula="of:=IF([.H66]&lt;0;&quot;sperrt&quot;;IF([.I66]-[.J66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8">
            <text:p>2,80E+000</text:p>
          </table:table-cell>
          <table:table-cell office:value-type="float" office:value="6.82163">
            <text:p>6,82E+000</text:p>
          </table:table-cell>
          <table:table-cell office:value-type="float" office:value="2.125955">
            <text:p>2,13E+000</text:p>
          </table:table-cell>
          <table:table-cell table:number-columns-repeated="2"/>
          <table:table-cell table:formula="of:=IF([.M67]=&quot;sperrt&quot;;[.B$8];IF([.M67]=&quot;akt&quot;;[.I67];[.K67]))" office:value-type="float" office:value="6.88679245283019">
            <text:p>6,8867924528</text:p>
          </table:table-cell>
          <table:table-cell table:formula="of:=IF([.M67]=&quot;sperrt&quot;;0;IF([.M67]=&quot;akt&quot;;[.J67];[.L67]))" office:value-type="float" office:value="2.09622641509434">
            <text:p>2,0962264151</text:p>
          </table:table-cell>
          <table:table-cell table:formula="of:=([.A67]-[.B$2])/[.D$3]" office:value-type="float" office:value="1.0377358490566">
            <text:p>1,0377358491</text:p>
          </table:table-cell>
          <table:table-cell table:formula="of:=[.B$8]-[.B$6]*[.H67]" office:value-type="float" office:value="6.88679245283019">
            <text:p>6,8867924528</text:p>
          </table:table-cell>
          <table:table-cell table:formula="of:=[.B$7]*[.H67]/[.D$1]" office:value-type="float" office:value="2.09622641509434">
            <text:p>2,0962264151</text:p>
          </table:table-cell>
          <table:table-cell table:formula="of:=[.L67]+[.B$3]" office:value-type="float" office:value="3.93571428571429">
            <text:p>3,9357142857</text:p>
          </table:table-cell>
          <table:table-cell table:formula="of:=[.G$1]*([.A67]-[.B$2])+[.G$3]" office:value-type="float" office:value="3.73571428571429">
            <text:p>3,7357142857</text:p>
          </table:table-cell>
          <table:table-cell table:formula="of:=IF([.H67]&lt;0;&quot;sperrt&quot;;IF([.I67]-[.J67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85">
            <text:p>2,85E+000</text:p>
          </table:table-cell>
          <table:table-cell office:value-type="float" office:value="6.749183">
            <text:p>6,75E+000</text:p>
          </table:table-cell>
          <table:table-cell office:value-type="float" office:value="2.174428">
            <text:p>2,17E+000</text:p>
          </table:table-cell>
          <table:table-cell table:number-columns-repeated="2"/>
          <table:table-cell table:formula="of:=IF([.M68]=&quot;sperrt&quot;;[.B$8];IF([.M68]=&quot;akt&quot;;[.I68];[.K68]))" office:value-type="float" office:value="6.81603773584906">
            <text:p>6,8160377358</text:p>
          </table:table-cell>
          <table:table-cell table:formula="of:=IF([.M68]=&quot;sperrt&quot;;0;IF([.M68]=&quot;akt&quot;;[.J68];[.L68]))" office:value-type="float" office:value="2.1438679245283">
            <text:p>2,1438679245</text:p>
          </table:table-cell>
          <table:table-cell table:formula="of:=([.A68]-[.B$2])/[.D$3]" office:value-type="float" office:value="1.06132075471698">
            <text:p>1,0613207547</text:p>
          </table:table-cell>
          <table:table-cell table:formula="of:=[.B$8]-[.B$6]*[.H68]" office:value-type="float" office:value="6.81603773584906">
            <text:p>6,8160377358</text:p>
          </table:table-cell>
          <table:table-cell table:formula="of:=[.B$7]*[.H68]/[.D$1]" office:value-type="float" office:value="2.1438679245283">
            <text:p>2,1438679245</text:p>
          </table:table-cell>
          <table:table-cell table:formula="of:=[.L68]+[.B$3]" office:value-type="float" office:value="3.94107142857143">
            <text:p>3,9410714286</text:p>
          </table:table-cell>
          <table:table-cell table:formula="of:=[.G$1]*([.A68]-[.B$2])+[.G$3]" office:value-type="float" office:value="3.74107142857143">
            <text:p>3,7410714286</text:p>
          </table:table-cell>
          <table:table-cell table:formula="of:=IF([.H68]&lt;0;&quot;sperrt&quot;;IF([.I68]-[.J68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9">
            <text:p>2,90E+000</text:p>
          </table:table-cell>
          <table:table-cell office:value-type="float" office:value="6.676723">
            <text:p>6,68E+000</text:p>
          </table:table-cell>
          <table:table-cell office:value-type="float" office:value="2.22291">
            <text:p>2,22E+000</text:p>
          </table:table-cell>
          <table:table-cell table:number-columns-repeated="2"/>
          <table:table-cell table:formula="of:=IF([.M69]=&quot;sperrt&quot;;[.B$8];IF([.M69]=&quot;akt&quot;;[.I69];[.K69]))" office:value-type="float" office:value="6.74528301886793">
            <text:p>6,7452830189</text:p>
          </table:table-cell>
          <table:table-cell table:formula="of:=IF([.M69]=&quot;sperrt&quot;;0;IF([.M69]=&quot;akt&quot;;[.J69];[.L69]))" office:value-type="float" office:value="2.19150943396226">
            <text:p>2,191509434</text:p>
          </table:table-cell>
          <table:table-cell table:formula="of:=([.A69]-[.B$2])/[.D$3]" office:value-type="float" office:value="1.08490566037736">
            <text:p>1,0849056604</text:p>
          </table:table-cell>
          <table:table-cell table:formula="of:=[.B$8]-[.B$6]*[.H69]" office:value-type="float" office:value="6.74528301886793">
            <text:p>6,7452830189</text:p>
          </table:table-cell>
          <table:table-cell table:formula="of:=[.B$7]*[.H69]/[.D$1]" office:value-type="float" office:value="2.19150943396226">
            <text:p>2,191509434</text:p>
          </table:table-cell>
          <table:table-cell table:formula="of:=[.L69]+[.B$3]" office:value-type="float" office:value="3.94642857142857">
            <text:p>3,9464285714</text:p>
          </table:table-cell>
          <table:table-cell table:formula="of:=[.G$1]*([.A69]-[.B$2])+[.G$3]" office:value-type="float" office:value="3.74642857142857">
            <text:p>3,7464285714</text:p>
          </table:table-cell>
          <table:table-cell table:formula="of:=IF([.H69]&lt;0;&quot;sperrt&quot;;IF([.I69]-[.J69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2.95">
            <text:p>2,95E+000</text:p>
          </table:table-cell>
          <table:table-cell office:value-type="float" office:value="6.604252">
            <text:p>6,60E+000</text:p>
          </table:table-cell>
          <table:table-cell office:value-type="float" office:value="2.271401">
            <text:p>2,27E+000</text:p>
          </table:table-cell>
          <table:table-cell table:number-columns-repeated="2"/>
          <table:table-cell table:formula="of:=IF([.M70]=&quot;sperrt&quot;;[.B$8];IF([.M70]=&quot;akt&quot;;[.I70];[.K70]))" office:value-type="float" office:value="6.6745283018868">
            <text:p>6,6745283019</text:p>
          </table:table-cell>
          <table:table-cell table:formula="of:=IF([.M70]=&quot;sperrt&quot;;0;IF([.M70]=&quot;akt&quot;;[.J70];[.L70]))" office:value-type="float" office:value="2.23915094339622">
            <text:p>2,2391509434</text:p>
          </table:table-cell>
          <table:table-cell table:formula="of:=([.A70]-[.B$2])/[.D$3]" office:value-type="float" office:value="1.10849056603773">
            <text:p>1,108490566</text:p>
          </table:table-cell>
          <table:table-cell table:formula="of:=[.B$8]-[.B$6]*[.H70]" office:value-type="float" office:value="6.6745283018868">
            <text:p>6,6745283019</text:p>
          </table:table-cell>
          <table:table-cell table:formula="of:=[.B$7]*[.H70]/[.D$1]" office:value-type="float" office:value="2.23915094339622">
            <text:p>2,2391509434</text:p>
          </table:table-cell>
          <table:table-cell table:formula="of:=[.L70]+[.B$3]" office:value-type="float" office:value="3.95178571428571">
            <text:p>3,9517857143</text:p>
          </table:table-cell>
          <table:table-cell table:formula="of:=[.G$1]*([.A70]-[.B$2])+[.G$3]" office:value-type="float" office:value="3.75178571428571">
            <text:p>3,7517857143</text:p>
          </table:table-cell>
          <table:table-cell table:formula="of:=IF([.H70]&lt;0;&quot;sperrt&quot;;IF([.I70]-[.J70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">
            <text:p>3,00E+000</text:p>
          </table:table-cell>
          <table:table-cell office:value-type="float" office:value="6.531769">
            <text:p>6,53E+000</text:p>
          </table:table-cell>
          <table:table-cell office:value-type="float" office:value="2.3199">
            <text:p>2,32E+000</text:p>
          </table:table-cell>
          <table:table-cell table:number-columns-repeated="2"/>
          <table:table-cell table:formula="of:=IF([.M71]=&quot;sperrt&quot;;[.B$8];IF([.M71]=&quot;akt&quot;;[.I71];[.K71]))" office:value-type="float" office:value="6.60377358490567">
            <text:p>6,6037735849</text:p>
          </table:table-cell>
          <table:table-cell table:formula="of:=IF([.M71]=&quot;sperrt&quot;;0;IF([.M71]=&quot;akt&quot;;[.J71];[.L71]))" office:value-type="float" office:value="2.28679245283019">
            <text:p>2,2867924528</text:p>
          </table:table-cell>
          <table:table-cell table:formula="of:=([.A71]-[.B$2])/[.D$3]" office:value-type="float" office:value="1.13207547169811">
            <text:p>1,1320754717</text:p>
          </table:table-cell>
          <table:table-cell table:formula="of:=[.B$8]-[.B$6]*[.H71]" office:value-type="float" office:value="6.60377358490567">
            <text:p>6,6037735849</text:p>
          </table:table-cell>
          <table:table-cell table:formula="of:=[.B$7]*[.H71]/[.D$1]" office:value-type="float" office:value="2.28679245283019">
            <text:p>2,2867924528</text:p>
          </table:table-cell>
          <table:table-cell table:formula="of:=[.L71]+[.B$3]" office:value-type="float" office:value="3.95714285714286">
            <text:p>3,9571428571</text:p>
          </table:table-cell>
          <table:table-cell table:formula="of:=[.G$1]*([.A71]-[.B$2])+[.G$3]" office:value-type="float" office:value="3.75714285714286">
            <text:p>3,7571428571</text:p>
          </table:table-cell>
          <table:table-cell table:formula="of:=IF([.H71]&lt;0;&quot;sperrt&quot;;IF([.I71]-[.J71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05">
            <text:p>3,05E+000</text:p>
          </table:table-cell>
          <table:table-cell office:value-type="float" office:value="6.459277">
            <text:p>6,46E+000</text:p>
          </table:table-cell>
          <table:table-cell office:value-type="float" office:value="2.368406">
            <text:p>2,37E+000</text:p>
          </table:table-cell>
          <table:table-cell table:number-columns-repeated="2"/>
          <table:table-cell table:formula="of:=IF([.M72]=&quot;sperrt&quot;;[.B$8];IF([.M72]=&quot;akt&quot;;[.I72];[.K72]))" office:value-type="float" office:value="6.53301886792453">
            <text:p>6,5330188679</text:p>
          </table:table-cell>
          <table:table-cell table:formula="of:=IF([.M72]=&quot;sperrt&quot;;0;IF([.M72]=&quot;akt&quot;;[.J72];[.L72]))" office:value-type="float" office:value="2.33443396226415">
            <text:p>2,3344339623</text:p>
          </table:table-cell>
          <table:table-cell table:formula="of:=([.A72]-[.B$2])/[.D$3]" office:value-type="float" office:value="1.15566037735849">
            <text:p>1,1556603774</text:p>
          </table:table-cell>
          <table:table-cell table:formula="of:=[.B$8]-[.B$6]*[.H72]" office:value-type="float" office:value="6.53301886792453">
            <text:p>6,5330188679</text:p>
          </table:table-cell>
          <table:table-cell table:formula="of:=[.B$7]*[.H72]/[.D$1]" office:value-type="float" office:value="2.33443396226415">
            <text:p>2,3344339623</text:p>
          </table:table-cell>
          <table:table-cell table:formula="of:=[.L72]+[.B$3]" office:value-type="float" office:value="3.9625">
            <text:p>3,9625</text:p>
          </table:table-cell>
          <table:table-cell table:formula="of:=[.G$1]*([.A72]-[.B$2])+[.G$3]" office:value-type="float" office:value="3.7625">
            <text:p>3,7625</text:p>
          </table:table-cell>
          <table:table-cell table:formula="of:=IF([.H72]&lt;0;&quot;sperrt&quot;;IF([.I72]-[.J72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1">
            <text:p>3,10E+000</text:p>
          </table:table-cell>
          <table:table-cell office:value-type="float" office:value="6.386775">
            <text:p>6,39E+000</text:p>
          </table:table-cell>
          <table:table-cell office:value-type="float" office:value="2.416919">
            <text:p>2,42E+000</text:p>
          </table:table-cell>
          <table:table-cell table:number-columns-repeated="2"/>
          <table:table-cell table:formula="of:=IF([.M73]=&quot;sperrt&quot;;[.B$8];IF([.M73]=&quot;akt&quot;;[.I73];[.K73]))" office:value-type="float" office:value="6.4622641509434">
            <text:p>6,4622641509</text:p>
          </table:table-cell>
          <table:table-cell table:formula="of:=IF([.M73]=&quot;sperrt&quot;;0;IF([.M73]=&quot;akt&quot;;[.J73];[.L73]))" office:value-type="float" office:value="2.38207547169811">
            <text:p>2,3820754717</text:p>
          </table:table-cell>
          <table:table-cell table:formula="of:=([.A73]-[.B$2])/[.D$3]" office:value-type="float" office:value="1.17924528301887">
            <text:p>1,179245283</text:p>
          </table:table-cell>
          <table:table-cell table:formula="of:=[.B$8]-[.B$6]*[.H73]" office:value-type="float" office:value="6.4622641509434">
            <text:p>6,4622641509</text:p>
          </table:table-cell>
          <table:table-cell table:formula="of:=[.B$7]*[.H73]/[.D$1]" office:value-type="float" office:value="2.38207547169811">
            <text:p>2,3820754717</text:p>
          </table:table-cell>
          <table:table-cell table:formula="of:=[.L73]+[.B$3]" office:value-type="float" office:value="3.96785714285714">
            <text:p>3,9678571429</text:p>
          </table:table-cell>
          <table:table-cell table:formula="of:=[.G$1]*([.A73]-[.B$2])+[.G$3]" office:value-type="float" office:value="3.76785714285714">
            <text:p>3,7678571429</text:p>
          </table:table-cell>
          <table:table-cell table:formula="of:=IF([.H73]&lt;0;&quot;sperrt&quot;;IF([.I73]-[.J73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15">
            <text:p>3,15E+000</text:p>
          </table:table-cell>
          <table:table-cell office:value-type="float" office:value="6.314264">
            <text:p>6,31E+000</text:p>
          </table:table-cell>
          <table:table-cell office:value-type="float" office:value="2.465439">
            <text:p>2,47E+000</text:p>
          </table:table-cell>
          <table:table-cell table:number-columns-repeated="2"/>
          <table:table-cell table:formula="of:=IF([.M74]=&quot;sperrt&quot;;[.B$8];IF([.M74]=&quot;akt&quot;;[.I74];[.K74]))" office:value-type="float" office:value="6.39150943396227">
            <text:p>6,391509434</text:p>
          </table:table-cell>
          <table:table-cell table:formula="of:=IF([.M74]=&quot;sperrt&quot;;0;IF([.M74]=&quot;akt&quot;;[.J74];[.L74]))" office:value-type="float" office:value="2.42971698113207">
            <text:p>2,4297169811</text:p>
          </table:table-cell>
          <table:table-cell table:formula="of:=([.A74]-[.B$2])/[.D$3]" office:value-type="float" office:value="1.20283018867924">
            <text:p>1,2028301887</text:p>
          </table:table-cell>
          <table:table-cell table:formula="of:=[.B$8]-[.B$6]*[.H74]" office:value-type="float" office:value="6.39150943396227">
            <text:p>6,391509434</text:p>
          </table:table-cell>
          <table:table-cell table:formula="of:=[.B$7]*[.H74]/[.D$1]" office:value-type="float" office:value="2.42971698113207">
            <text:p>2,4297169811</text:p>
          </table:table-cell>
          <table:table-cell table:formula="of:=[.L74]+[.B$3]" office:value-type="float" office:value="3.97321428571429">
            <text:p>3,9732142857</text:p>
          </table:table-cell>
          <table:table-cell table:formula="of:=[.G$1]*([.A74]-[.B$2])+[.G$3]" office:value-type="float" office:value="3.77321428571429">
            <text:p>3,7732142857</text:p>
          </table:table-cell>
          <table:table-cell table:formula="of:=IF([.H74]&lt;0;&quot;sperrt&quot;;IF([.I74]-[.J74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2">
            <text:p>3,20E+000</text:p>
          </table:table-cell>
          <table:table-cell office:value-type="float" office:value="6.241745">
            <text:p>6,24E+000</text:p>
          </table:table-cell>
          <table:table-cell office:value-type="float" office:value="2.513964">
            <text:p>2,51E+000</text:p>
          </table:table-cell>
          <table:table-cell table:number-columns-repeated="2"/>
          <table:table-cell table:formula="of:=IF([.M75]=&quot;sperrt&quot;;[.B$8];IF([.M75]=&quot;akt&quot;;[.I75];[.K75]))" office:value-type="float" office:value="6.32075471698114">
            <text:p>6,320754717</text:p>
          </table:table-cell>
          <table:table-cell table:formula="of:=IF([.M75]=&quot;sperrt&quot;;0;IF([.M75]=&quot;akt&quot;;[.J75];[.L75]))" office:value-type="float" office:value="2.47735849056603">
            <text:p>2,4773584906</text:p>
          </table:table-cell>
          <table:table-cell table:formula="of:=([.A75]-[.B$2])/[.D$3]" office:value-type="float" office:value="1.22641509433962">
            <text:p>1,2264150943</text:p>
          </table:table-cell>
          <table:table-cell table:formula="of:=[.B$8]-[.B$6]*[.H75]" office:value-type="float" office:value="6.32075471698114">
            <text:p>6,320754717</text:p>
          </table:table-cell>
          <table:table-cell table:formula="of:=[.B$7]*[.H75]/[.D$1]" office:value-type="float" office:value="2.47735849056603">
            <text:p>2,4773584906</text:p>
          </table:table-cell>
          <table:table-cell table:formula="of:=[.L75]+[.B$3]" office:value-type="float" office:value="3.97857142857143">
            <text:p>3,9785714286</text:p>
          </table:table-cell>
          <table:table-cell table:formula="of:=[.G$1]*([.A75]-[.B$2])+[.G$3]" office:value-type="float" office:value="3.77857142857143">
            <text:p>3,7785714286</text:p>
          </table:table-cell>
          <table:table-cell table:formula="of:=IF([.H75]&lt;0;&quot;sperrt&quot;;IF([.I75]-[.J75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25">
            <text:p>3,25E+000</text:p>
          </table:table-cell>
          <table:table-cell office:value-type="float" office:value="6.169219">
            <text:p>6,17E+000</text:p>
          </table:table-cell>
          <table:table-cell office:value-type="float" office:value="2.562496">
            <text:p>2,56E+000</text:p>
          </table:table-cell>
          <table:table-cell table:number-columns-repeated="2"/>
          <table:table-cell table:formula="of:=IF([.M76]=&quot;sperrt&quot;;[.B$8];IF([.M76]=&quot;akt&quot;;[.I76];[.K76]))" office:value-type="float" office:value="6.25000000000001">
            <text:p>6,25</text:p>
          </table:table-cell>
          <table:table-cell table:formula="of:=IF([.M76]=&quot;sperrt&quot;;0;IF([.M76]=&quot;akt&quot;;[.J76];[.L76]))" office:value-type="float" office:value="2.525">
            <text:p>2,525</text:p>
          </table:table-cell>
          <table:table-cell table:formula="of:=([.A76]-[.B$2])/[.D$3]" office:value-type="float" office:value="1.25">
            <text:p>1,25</text:p>
          </table:table-cell>
          <table:table-cell table:formula="of:=[.B$8]-[.B$6]*[.H76]" office:value-type="float" office:value="6.25000000000001">
            <text:p>6,25</text:p>
          </table:table-cell>
          <table:table-cell table:formula="of:=[.B$7]*[.H76]/[.D$1]" office:value-type="float" office:value="2.525">
            <text:p>2,525</text:p>
          </table:table-cell>
          <table:table-cell table:formula="of:=[.L76]+[.B$3]" office:value-type="float" office:value="3.98392857142857">
            <text:p>3,9839285714</text:p>
          </table:table-cell>
          <table:table-cell table:formula="of:=[.G$1]*([.A76]-[.B$2])+[.G$3]" office:value-type="float" office:value="3.78392857142857">
            <text:p>3,7839285714</text:p>
          </table:table-cell>
          <table:table-cell table:formula="of:=IF([.H76]&lt;0;&quot;sperrt&quot;;IF([.I76]-[.J76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3">
            <text:p>3,30E+000</text:p>
          </table:table-cell>
          <table:table-cell office:value-type="float" office:value="6.096686">
            <text:p>6,10E+000</text:p>
          </table:table-cell>
          <table:table-cell office:value-type="float" office:value="2.611033">
            <text:p>2,61E+000</text:p>
          </table:table-cell>
          <table:table-cell table:number-columns-repeated="2"/>
          <table:table-cell table:formula="of:=IF([.M77]=&quot;sperrt&quot;;[.B$8];IF([.M77]=&quot;akt&quot;;[.I77];[.K77]))" office:value-type="float" office:value="6.17924528301887">
            <text:p>6,179245283</text:p>
          </table:table-cell>
          <table:table-cell table:formula="of:=IF([.M77]=&quot;sperrt&quot;;0;IF([.M77]=&quot;akt&quot;;[.J77];[.L77]))" office:value-type="float" office:value="2.57264150943396">
            <text:p>2,5726415094</text:p>
          </table:table-cell>
          <table:table-cell table:formula="of:=([.A77]-[.B$2])/[.D$3]" office:value-type="float" office:value="1.27358490566038">
            <text:p>1,2735849057</text:p>
          </table:table-cell>
          <table:table-cell table:formula="of:=[.B$8]-[.B$6]*[.H77]" office:value-type="float" office:value="6.17924528301887">
            <text:p>6,179245283</text:p>
          </table:table-cell>
          <table:table-cell table:formula="of:=[.B$7]*[.H77]/[.D$1]" office:value-type="float" office:value="2.57264150943396">
            <text:p>2,5726415094</text:p>
          </table:table-cell>
          <table:table-cell table:formula="of:=[.L77]+[.B$3]" office:value-type="float" office:value="3.98928571428571">
            <text:p>3,9892857143</text:p>
          </table:table-cell>
          <table:table-cell table:formula="of:=[.G$1]*([.A77]-[.B$2])+[.G$3]" office:value-type="float" office:value="3.78928571428571">
            <text:p>3,7892857143</text:p>
          </table:table-cell>
          <table:table-cell table:formula="of:=IF([.H77]&lt;0;&quot;sperrt&quot;;IF([.I77]-[.J77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35">
            <text:p>3,35E+000</text:p>
          </table:table-cell>
          <table:table-cell office:value-type="float" office:value="6.024147">
            <text:p>6,02E+000</text:p>
          </table:table-cell>
          <table:table-cell office:value-type="float" office:value="2.659575">
            <text:p>2,66E+000</text:p>
          </table:table-cell>
          <table:table-cell table:number-columns-repeated="2"/>
          <table:table-cell table:formula="of:=IF([.M78]=&quot;sperrt&quot;;[.B$8];IF([.M78]=&quot;akt&quot;;[.I78];[.K78]))" office:value-type="float" office:value="6.10849056603774">
            <text:p>6,108490566</text:p>
          </table:table-cell>
          <table:table-cell table:formula="of:=IF([.M78]=&quot;sperrt&quot;;0;IF([.M78]=&quot;akt&quot;;[.J78];[.L78]))" office:value-type="float" office:value="2.62028301886792">
            <text:p>2,6202830189</text:p>
          </table:table-cell>
          <table:table-cell table:formula="of:=([.A78]-[.B$2])/[.D$3]" office:value-type="float" office:value="1.29716981132075">
            <text:p>1,2971698113</text:p>
          </table:table-cell>
          <table:table-cell table:formula="of:=[.B$8]-[.B$6]*[.H78]" office:value-type="float" office:value="6.10849056603774">
            <text:p>6,108490566</text:p>
          </table:table-cell>
          <table:table-cell table:formula="of:=[.B$7]*[.H78]/[.D$1]" office:value-type="float" office:value="2.62028301886792">
            <text:p>2,6202830189</text:p>
          </table:table-cell>
          <table:table-cell table:formula="of:=[.L78]+[.B$3]" office:value-type="float" office:value="3.99464285714286">
            <text:p>3,9946428571</text:p>
          </table:table-cell>
          <table:table-cell table:formula="of:=[.G$1]*([.A78]-[.B$2])+[.G$3]" office:value-type="float" office:value="3.79464285714286">
            <text:p>3,7946428571</text:p>
          </table:table-cell>
          <table:table-cell table:formula="of:=IF([.H78]&lt;0;&quot;sperrt&quot;;IF([.I78]-[.J78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4">
            <text:p>3,40E+000</text:p>
          </table:table-cell>
          <table:table-cell office:value-type="float" office:value="5.951602">
            <text:p>5,95E+000</text:p>
          </table:table-cell>
          <table:table-cell office:value-type="float" office:value="2.708122">
            <text:p>2,71E+000</text:p>
          </table:table-cell>
          <table:table-cell table:number-columns-repeated="2"/>
          <table:table-cell table:formula="of:=IF([.M79]=&quot;sperrt&quot;;[.B$8];IF([.M79]=&quot;akt&quot;;[.I79];[.K79]))" office:value-type="float" office:value="6.03773584905661">
            <text:p>6,0377358491</text:p>
          </table:table-cell>
          <table:table-cell table:formula="of:=IF([.M79]=&quot;sperrt&quot;;0;IF([.M79]=&quot;akt&quot;;[.J79];[.L79]))" office:value-type="float" office:value="2.66792452830188">
            <text:p>2,6679245283</text:p>
          </table:table-cell>
          <table:table-cell table:formula="of:=([.A79]-[.B$2])/[.D$3]" office:value-type="float" office:value="1.32075471698113">
            <text:p>1,320754717</text:p>
          </table:table-cell>
          <table:table-cell table:formula="of:=[.B$8]-[.B$6]*[.H79]" office:value-type="float" office:value="6.03773584905661">
            <text:p>6,0377358491</text:p>
          </table:table-cell>
          <table:table-cell table:formula="of:=[.B$7]*[.H79]/[.D$1]" office:value-type="float" office:value="2.66792452830188">
            <text:p>2,6679245283</text:p>
          </table:table-cell>
          <table:table-cell table:formula="of:=[.L79]+[.B$3]" office:value-type="float" office:value="4">
            <text:p>4</text:p>
          </table:table-cell>
          <table:table-cell table:formula="of:=[.G$1]*([.A79]-[.B$2])+[.G$3]" office:value-type="float" office:value="3.8">
            <text:p>3,8</text:p>
          </table:table-cell>
          <table:table-cell table:formula="of:=IF([.H79]&lt;0;&quot;sperrt&quot;;IF([.I79]-[.J79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45">
            <text:p>3,45E+000</text:p>
          </table:table-cell>
          <table:table-cell office:value-type="float" office:value="5.879051">
            <text:p>5,88E+000</text:p>
          </table:table-cell>
          <table:table-cell office:value-type="float" office:value="2.756673">
            <text:p>2,76E+000</text:p>
          </table:table-cell>
          <table:table-cell table:number-columns-repeated="2"/>
          <table:table-cell table:formula="of:=IF([.M80]=&quot;sperrt&quot;;[.B$8];IF([.M80]=&quot;akt&quot;;[.I80];[.K80]))" office:value-type="float" office:value="5.96698113207548">
            <text:p>5,9669811321</text:p>
          </table:table-cell>
          <table:table-cell table:formula="of:=IF([.M80]=&quot;sperrt&quot;;0;IF([.M80]=&quot;akt&quot;;[.J80];[.L80]))" office:value-type="float" office:value="2.71556603773584">
            <text:p>2,7155660377</text:p>
          </table:table-cell>
          <table:table-cell table:formula="of:=([.A80]-[.B$2])/[.D$3]" office:value-type="float" office:value="1.34433962264151">
            <text:p>1,3443396226</text:p>
          </table:table-cell>
          <table:table-cell table:formula="of:=[.B$8]-[.B$6]*[.H80]" office:value-type="float" office:value="5.96698113207548">
            <text:p>5,9669811321</text:p>
          </table:table-cell>
          <table:table-cell table:formula="of:=[.B$7]*[.H80]/[.D$1]" office:value-type="float" office:value="2.71556603773584">
            <text:p>2,7155660377</text:p>
          </table:table-cell>
          <table:table-cell table:formula="of:=[.L80]+[.B$3]" office:value-type="float" office:value="4.00535714285714">
            <text:p>4,0053571429</text:p>
          </table:table-cell>
          <table:table-cell table:formula="of:=[.G$1]*([.A80]-[.B$2])+[.G$3]" office:value-type="float" office:value="3.80535714285714">
            <text:p>3,8053571429</text:p>
          </table:table-cell>
          <table:table-cell table:formula="of:=IF([.H80]&lt;0;&quot;sperrt&quot;;IF([.I80]-[.J80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5">
            <text:p>3,50E+000</text:p>
          </table:table-cell>
          <table:table-cell office:value-type="float" office:value="5.806495">
            <text:p>5,81E+000</text:p>
          </table:table-cell>
          <table:table-cell office:value-type="float" office:value="2.805228">
            <text:p>2,81E+000</text:p>
          </table:table-cell>
          <table:table-cell table:number-columns-repeated="2"/>
          <table:table-cell table:formula="of:=IF([.M81]=&quot;sperrt&quot;;[.B$8];IF([.M81]=&quot;akt&quot;;[.I81];[.K81]))" office:value-type="float" office:value="5.89622641509435">
            <text:p>5,8962264151</text:p>
          </table:table-cell>
          <table:table-cell table:formula="of:=IF([.M81]=&quot;sperrt&quot;;0;IF([.M81]=&quot;akt&quot;;[.J81];[.L81]))" office:value-type="float" office:value="2.76320754716981">
            <text:p>2,7632075472</text:p>
          </table:table-cell>
          <table:table-cell table:formula="of:=([.A81]-[.B$2])/[.D$3]" office:value-type="float" office:value="1.36792452830188">
            <text:p>1,3679245283</text:p>
          </table:table-cell>
          <table:table-cell table:formula="of:=[.B$8]-[.B$6]*[.H81]" office:value-type="float" office:value="5.89622641509435">
            <text:p>5,8962264151</text:p>
          </table:table-cell>
          <table:table-cell table:formula="of:=[.B$7]*[.H81]/[.D$1]" office:value-type="float" office:value="2.76320754716981">
            <text:p>2,7632075472</text:p>
          </table:table-cell>
          <table:table-cell table:formula="of:=[.L81]+[.B$3]" office:value-type="float" office:value="4.01071428571429">
            <text:p>4,0107142857</text:p>
          </table:table-cell>
          <table:table-cell table:formula="of:=[.G$1]*([.A81]-[.B$2])+[.G$3]" office:value-type="float" office:value="3.81071428571429">
            <text:p>3,8107142857</text:p>
          </table:table-cell>
          <table:table-cell table:formula="of:=IF([.H81]&lt;0;&quot;sperrt&quot;;IF([.I81]-[.J81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54999999999999">
            <text:p>3,55E+000</text:p>
          </table:table-cell>
          <table:table-cell office:value-type="float" office:value="5.733935">
            <text:p>5,73E+000</text:p>
          </table:table-cell>
          <table:table-cell office:value-type="float" office:value="2.853787">
            <text:p>2,85E+000</text:p>
          </table:table-cell>
          <table:table-cell table:number-columns-repeated="2"/>
          <table:table-cell table:formula="of:=IF([.M82]=&quot;sperrt&quot;;[.B$8];IF([.M82]=&quot;akt&quot;;[.I82];[.K82]))" office:value-type="float" office:value="5.82547169811322">
            <text:p>5,8254716981</text:p>
          </table:table-cell>
          <table:table-cell table:formula="of:=IF([.M82]=&quot;sperrt&quot;;0;IF([.M82]=&quot;akt&quot;;[.J82];[.L82]))" office:value-type="float" office:value="2.81084905660377">
            <text:p>2,8108490566</text:p>
          </table:table-cell>
          <table:table-cell table:formula="of:=([.A82]-[.B$2])/[.D$3]" office:value-type="float" office:value="1.39150943396226">
            <text:p>1,391509434</text:p>
          </table:table-cell>
          <table:table-cell table:formula="of:=[.B$8]-[.B$6]*[.H82]" office:value-type="float" office:value="5.82547169811322">
            <text:p>5,8254716981</text:p>
          </table:table-cell>
          <table:table-cell table:formula="of:=[.B$7]*[.H82]/[.D$1]" office:value-type="float" office:value="2.81084905660377">
            <text:p>2,8108490566</text:p>
          </table:table-cell>
          <table:table-cell table:formula="of:=[.L82]+[.B$3]" office:value-type="float" office:value="4.01607142857143">
            <text:p>4,0160714286</text:p>
          </table:table-cell>
          <table:table-cell table:formula="of:=[.G$1]*([.A82]-[.B$2])+[.G$3]" office:value-type="float" office:value="3.81607142857143">
            <text:p>3,8160714286</text:p>
          </table:table-cell>
          <table:table-cell table:formula="of:=IF([.H82]&lt;0;&quot;sperrt&quot;;IF([.I82]-[.J82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6">
            <text:p>3,60E+000</text:p>
          </table:table-cell>
          <table:table-cell office:value-type="float" office:value="5.661371">
            <text:p>5,66E+000</text:p>
          </table:table-cell>
          <table:table-cell office:value-type="float" office:value="2.902349">
            <text:p>2,90E+000</text:p>
          </table:table-cell>
          <table:table-cell table:number-columns-repeated="2"/>
          <table:table-cell table:formula="of:=IF([.M83]=&quot;sperrt&quot;;[.B$8];IF([.M83]=&quot;akt&quot;;[.I83];[.K83]))" office:value-type="float" office:value="5.75471698113208">
            <text:p>5,7547169811</text:p>
          </table:table-cell>
          <table:table-cell table:formula="of:=IF([.M83]=&quot;sperrt&quot;;0;IF([.M83]=&quot;akt&quot;;[.J83];[.L83]))" office:value-type="float" office:value="2.85849056603773">
            <text:p>2,858490566</text:p>
          </table:table-cell>
          <table:table-cell table:formula="of:=([.A83]-[.B$2])/[.D$3]" office:value-type="float" office:value="1.41509433962264">
            <text:p>1,4150943396</text:p>
          </table:table-cell>
          <table:table-cell table:formula="of:=[.B$8]-[.B$6]*[.H83]" office:value-type="float" office:value="5.75471698113208">
            <text:p>5,7547169811</text:p>
          </table:table-cell>
          <table:table-cell table:formula="of:=[.B$7]*[.H83]/[.D$1]" office:value-type="float" office:value="2.85849056603773">
            <text:p>2,858490566</text:p>
          </table:table-cell>
          <table:table-cell table:formula="of:=[.L83]+[.B$3]" office:value-type="float" office:value="4.02142857142857">
            <text:p>4,0214285714</text:p>
          </table:table-cell>
          <table:table-cell table:formula="of:=[.G$1]*([.A83]-[.B$2])+[.G$3]" office:value-type="float" office:value="3.82142857142857">
            <text:p>3,8214285714</text:p>
          </table:table-cell>
          <table:table-cell table:formula="of:=IF([.H83]&lt;0;&quot;sperrt&quot;;IF([.I83]-[.J83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64999999999999">
            <text:p>3,65E+000</text:p>
          </table:table-cell>
          <table:table-cell office:value-type="float" office:value="5.588803">
            <text:p>5,59E+000</text:p>
          </table:table-cell>
          <table:table-cell office:value-type="float" office:value="2.950915">
            <text:p>2,95E+000</text:p>
          </table:table-cell>
          <table:table-cell table:number-columns-repeated="2"/>
          <table:table-cell table:formula="of:=IF([.M84]=&quot;sperrt&quot;;[.B$8];IF([.M84]=&quot;akt&quot;;[.I84];[.K84]))" office:value-type="float" office:value="5.68396226415095">
            <text:p>5,6839622642</text:p>
          </table:table-cell>
          <table:table-cell table:formula="of:=IF([.M84]=&quot;sperrt&quot;;0;IF([.M84]=&quot;akt&quot;;[.J84];[.L84]))" office:value-type="float" office:value="2.90613207547169">
            <text:p>2,9061320755</text:p>
          </table:table-cell>
          <table:table-cell table:formula="of:=([.A84]-[.B$2])/[.D$3]" office:value-type="float" office:value="1.43867924528302">
            <text:p>1,4386792453</text:p>
          </table:table-cell>
          <table:table-cell table:formula="of:=[.B$8]-[.B$6]*[.H84]" office:value-type="float" office:value="5.68396226415095">
            <text:p>5,6839622642</text:p>
          </table:table-cell>
          <table:table-cell table:formula="of:=[.B$7]*[.H84]/[.D$1]" office:value-type="float" office:value="2.90613207547169">
            <text:p>2,9061320755</text:p>
          </table:table-cell>
          <table:table-cell table:formula="of:=[.L84]+[.B$3]" office:value-type="float" office:value="4.02678571428571">
            <text:p>4,0267857143</text:p>
          </table:table-cell>
          <table:table-cell table:formula="of:=[.G$1]*([.A84]-[.B$2])+[.G$3]" office:value-type="float" office:value="3.82678571428571">
            <text:p>3,8267857143</text:p>
          </table:table-cell>
          <table:table-cell table:formula="of:=IF([.H84]&lt;0;&quot;sperrt&quot;;IF([.I84]-[.J84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69999999999999">
            <text:p>3,70E+000</text:p>
          </table:table-cell>
          <table:table-cell office:value-type="float" office:value="5.516232">
            <text:p>5,52E+000</text:p>
          </table:table-cell>
          <table:table-cell office:value-type="float" office:value="2.999483">
            <text:p>3,00E+000</text:p>
          </table:table-cell>
          <table:table-cell table:number-columns-repeated="2"/>
          <table:table-cell table:formula="of:=IF([.M85]=&quot;sperrt&quot;;[.B$8];IF([.M85]=&quot;akt&quot;;[.I85];[.K85]))" office:value-type="float" office:value="5.61320754716982">
            <text:p>5,6132075472</text:p>
          </table:table-cell>
          <table:table-cell table:formula="of:=IF([.M85]=&quot;sperrt&quot;;0;IF([.M85]=&quot;akt&quot;;[.J85];[.L85]))" office:value-type="float" office:value="2.95377358490565">
            <text:p>2,9537735849</text:p>
          </table:table-cell>
          <table:table-cell table:formula="of:=([.A85]-[.B$2])/[.D$3]" office:value-type="float" office:value="1.46226415094339">
            <text:p>1,4622641509</text:p>
          </table:table-cell>
          <table:table-cell table:formula="of:=[.B$8]-[.B$6]*[.H85]" office:value-type="float" office:value="5.61320754716982">
            <text:p>5,6132075472</text:p>
          </table:table-cell>
          <table:table-cell table:formula="of:=[.B$7]*[.H85]/[.D$1]" office:value-type="float" office:value="2.95377358490565">
            <text:p>2,9537735849</text:p>
          </table:table-cell>
          <table:table-cell table:formula="of:=[.L85]+[.B$3]" office:value-type="float" office:value="4.03214285714286">
            <text:p>4,0321428571</text:p>
          </table:table-cell>
          <table:table-cell table:formula="of:=[.G$1]*([.A85]-[.B$2])+[.G$3]" office:value-type="float" office:value="3.83214285714286">
            <text:p>3,8321428571</text:p>
          </table:table-cell>
          <table:table-cell table:formula="of:=IF([.H85]&lt;0;&quot;sperrt&quot;;IF([.I85]-[.J85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75">
            <text:p>3,75E+000</text:p>
          </table:table-cell>
          <table:table-cell office:value-type="float" office:value="5.443658">
            <text:p>5,44E+000</text:p>
          </table:table-cell>
          <table:table-cell office:value-type="float" office:value="3.048054">
            <text:p>3,05E+000</text:p>
          </table:table-cell>
          <table:table-cell table:number-columns-repeated="2"/>
          <table:table-cell table:formula="of:=IF([.M86]=&quot;sperrt&quot;;[.B$8];IF([.M86]=&quot;akt&quot;;[.I86];[.K86]))" office:value-type="float" office:value="5.54245283018869">
            <text:p>5,5424528302</text:p>
          </table:table-cell>
          <table:table-cell table:formula="of:=IF([.M86]=&quot;sperrt&quot;;0;IF([.M86]=&quot;akt&quot;;[.J86];[.L86]))" office:value-type="float" office:value="3.00141509433962">
            <text:p>3,0014150943</text:p>
          </table:table-cell>
          <table:table-cell table:formula="of:=([.A86]-[.B$2])/[.D$3]" office:value-type="float" office:value="1.48584905660377">
            <text:p>1,4858490566</text:p>
          </table:table-cell>
          <table:table-cell table:formula="of:=[.B$8]-[.B$6]*[.H86]" office:value-type="float" office:value="5.54245283018869">
            <text:p>5,5424528302</text:p>
          </table:table-cell>
          <table:table-cell table:formula="of:=[.B$7]*[.H86]/[.D$1]" office:value-type="float" office:value="3.00141509433962">
            <text:p>3,0014150943</text:p>
          </table:table-cell>
          <table:table-cell table:formula="of:=[.L86]+[.B$3]" office:value-type="float" office:value="4.0375">
            <text:p>4,0375</text:p>
          </table:table-cell>
          <table:table-cell table:formula="of:=[.G$1]*([.A86]-[.B$2])+[.G$3]" office:value-type="float" office:value="3.8375">
            <text:p>3,8375</text:p>
          </table:table-cell>
          <table:table-cell table:formula="of:=IF([.H86]&lt;0;&quot;sperrt&quot;;IF([.I86]-[.J86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79999999999999">
            <text:p>3,80E+000</text:p>
          </table:table-cell>
          <table:table-cell office:value-type="float" office:value="5.371082">
            <text:p>5,37E+000</text:p>
          </table:table-cell>
          <table:table-cell office:value-type="float" office:value="3.096628">
            <text:p>3,10E+000</text:p>
          </table:table-cell>
          <table:table-cell table:number-columns-repeated="2"/>
          <table:table-cell table:formula="of:=IF([.M87]=&quot;sperrt&quot;;[.B$8];IF([.M87]=&quot;akt&quot;;[.I87];[.K87]))" office:value-type="float" office:value="5.47169811320756">
            <text:p>5,4716981132</text:p>
          </table:table-cell>
          <table:table-cell table:formula="of:=IF([.M87]=&quot;sperrt&quot;;0;IF([.M87]=&quot;akt&quot;;[.J87];[.L87]))" office:value-type="float" office:value="3.04905660377358">
            <text:p>3,0490566038</text:p>
          </table:table-cell>
          <table:table-cell table:formula="of:=([.A87]-[.B$2])/[.D$3]" office:value-type="float" office:value="1.50943396226415">
            <text:p>1,5094339623</text:p>
          </table:table-cell>
          <table:table-cell table:formula="of:=[.B$8]-[.B$6]*[.H87]" office:value-type="float" office:value="5.47169811320756">
            <text:p>5,4716981132</text:p>
          </table:table-cell>
          <table:table-cell table:formula="of:=[.B$7]*[.H87]/[.D$1]" office:value-type="float" office:value="3.04905660377358">
            <text:p>3,0490566038</text:p>
          </table:table-cell>
          <table:table-cell table:formula="of:=[.L87]+[.B$3]" office:value-type="float" office:value="4.04285714285714">
            <text:p>4,0428571429</text:p>
          </table:table-cell>
          <table:table-cell table:formula="of:=[.G$1]*([.A87]-[.B$2])+[.G$3]" office:value-type="float" office:value="3.84285714285714">
            <text:p>3,8428571429</text:p>
          </table:table-cell>
          <table:table-cell table:formula="of:=IF([.H87]&lt;0;&quot;sperrt&quot;;IF([.I87]-[.J87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84999999999999">
            <text:p>3,85E+000</text:p>
          </table:table-cell>
          <table:table-cell office:value-type="float" office:value="5.298503">
            <text:p>5,30E+000</text:p>
          </table:table-cell>
          <table:table-cell office:value-type="float" office:value="3.145204">
            <text:p>3,15E+000</text:p>
          </table:table-cell>
          <table:table-cell table:number-columns-repeated="2"/>
          <table:table-cell table:formula="of:=IF([.M88]=&quot;sperrt&quot;;[.B$8];IF([.M88]=&quot;akt&quot;;[.I88];[.K88]))" office:value-type="float" office:value="5.40094339622642">
            <text:p>5,4009433962</text:p>
          </table:table-cell>
          <table:table-cell table:formula="of:=IF([.M88]=&quot;sperrt&quot;;0;IF([.M88]=&quot;akt&quot;;[.J88];[.L88]))" office:value-type="float" office:value="3.09669811320754">
            <text:p>3,0966981132</text:p>
          </table:table-cell>
          <table:table-cell table:formula="of:=([.A88]-[.B$2])/[.D$3]" office:value-type="float" office:value="1.53301886792453">
            <text:p>1,5330188679</text:p>
          </table:table-cell>
          <table:table-cell table:formula="of:=[.B$8]-[.B$6]*[.H88]" office:value-type="float" office:value="5.40094339622642">
            <text:p>5,4009433962</text:p>
          </table:table-cell>
          <table:table-cell table:formula="of:=[.B$7]*[.H88]/[.D$1]" office:value-type="float" office:value="3.09669811320754">
            <text:p>3,0966981132</text:p>
          </table:table-cell>
          <table:table-cell table:formula="of:=[.L88]+[.B$3]" office:value-type="float" office:value="4.04821428571429">
            <text:p>4,0482142857</text:p>
          </table:table-cell>
          <table:table-cell table:formula="of:=[.G$1]*([.A88]-[.B$2])+[.G$3]" office:value-type="float" office:value="3.84821428571429">
            <text:p>3,8482142857</text:p>
          </table:table-cell>
          <table:table-cell table:formula="of:=IF([.H88]&lt;0;&quot;sperrt&quot;;IF([.I88]-[.J88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89999999999999">
            <text:p>3,90E+000</text:p>
          </table:table-cell>
          <table:table-cell office:value-type="float" office:value="5.225923">
            <text:p>5,23E+000</text:p>
          </table:table-cell>
          <table:table-cell office:value-type="float" office:value="3.193782">
            <text:p>3,19E+000</text:p>
          </table:table-cell>
          <table:table-cell table:number-columns-repeated="2"/>
          <table:table-cell table:formula="of:=IF([.M89]=&quot;sperrt&quot;;[.B$8];IF([.M89]=&quot;akt&quot;;[.I89];[.K89]))" office:value-type="float" office:value="5.33018867924529">
            <text:p>5,3301886792</text:p>
          </table:table-cell>
          <table:table-cell table:formula="of:=IF([.M89]=&quot;sperrt&quot;;0;IF([.M89]=&quot;akt&quot;;[.J89];[.L89]))" office:value-type="float" office:value="3.1443396226415">
            <text:p>3,1443396226</text:p>
          </table:table-cell>
          <table:table-cell table:formula="of:=([.A89]-[.B$2])/[.D$3]" office:value-type="float" office:value="1.5566037735849">
            <text:p>1,5566037736</text:p>
          </table:table-cell>
          <table:table-cell table:formula="of:=[.B$8]-[.B$6]*[.H89]" office:value-type="float" office:value="5.33018867924529">
            <text:p>5,3301886792</text:p>
          </table:table-cell>
          <table:table-cell table:formula="of:=[.B$7]*[.H89]/[.D$1]" office:value-type="float" office:value="3.1443396226415">
            <text:p>3,1443396226</text:p>
          </table:table-cell>
          <table:table-cell table:formula="of:=[.L89]+[.B$3]" office:value-type="float" office:value="4.05357142857143">
            <text:p>4,0535714286</text:p>
          </table:table-cell>
          <table:table-cell table:formula="of:=[.G$1]*([.A89]-[.B$2])+[.G$3]" office:value-type="float" office:value="3.85357142857143">
            <text:p>3,8535714286</text:p>
          </table:table-cell>
          <table:table-cell table:formula="of:=IF([.H89]&lt;0;&quot;sperrt&quot;;IF([.I89]-[.J89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3.94999999999999">
            <text:p>3,95E+000</text:p>
          </table:table-cell>
          <table:table-cell office:value-type="float" office:value="5.153341">
            <text:p>5,15E+000</text:p>
          </table:table-cell>
          <table:table-cell office:value-type="float" office:value="3.242362">
            <text:p>3,24E+000</text:p>
          </table:table-cell>
          <table:table-cell table:number-columns-repeated="2"/>
          <table:table-cell table:formula="of:=IF([.M90]=&quot;sperrt&quot;;[.B$8];IF([.M90]=&quot;akt&quot;;[.I90];[.K90]))" office:value-type="float" office:value="5.25943396226416">
            <text:p>5,2594339623</text:p>
          </table:table-cell>
          <table:table-cell table:formula="of:=IF([.M90]=&quot;sperrt&quot;;0;IF([.M90]=&quot;akt&quot;;[.J90];[.L90]))" office:value-type="float" office:value="3.19198113207547">
            <text:p>3,1919811321</text:p>
          </table:table-cell>
          <table:table-cell table:formula="of:=([.A90]-[.B$2])/[.D$3]" office:value-type="float" office:value="1.58018867924528">
            <text:p>1,5801886792</text:p>
          </table:table-cell>
          <table:table-cell table:formula="of:=[.B$8]-[.B$6]*[.H90]" office:value-type="float" office:value="5.25943396226416">
            <text:p>5,2594339623</text:p>
          </table:table-cell>
          <table:table-cell table:formula="of:=[.B$7]*[.H90]/[.D$1]" office:value-type="float" office:value="3.19198113207547">
            <text:p>3,1919811321</text:p>
          </table:table-cell>
          <table:table-cell table:formula="of:=[.L90]+[.B$3]" office:value-type="float" office:value="4.05892857142857">
            <text:p>4,0589285714</text:p>
          </table:table-cell>
          <table:table-cell table:formula="of:=[.G$1]*([.A90]-[.B$2])+[.G$3]" office:value-type="float" office:value="3.85892857142857">
            <text:p>3,8589285714</text:p>
          </table:table-cell>
          <table:table-cell table:formula="of:=IF([.H90]&lt;0;&quot;sperrt&quot;;IF([.I90]-[.J90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">
            <text:p>4,00E+000</text:p>
          </table:table-cell>
          <table:table-cell office:value-type="float" office:value="5.080758">
            <text:p>5,08E+000</text:p>
          </table:table-cell>
          <table:table-cell office:value-type="float" office:value="3.290943">
            <text:p>3,29E+000</text:p>
          </table:table-cell>
          <table:table-cell table:number-columns-repeated="2"/>
          <table:table-cell table:formula="of:=IF([.M91]=&quot;sperrt&quot;;[.B$8];IF([.M91]=&quot;akt&quot;;[.I91];[.K91]))" office:value-type="float" office:value="5.18867924528303">
            <text:p>5,1886792453</text:p>
          </table:table-cell>
          <table:table-cell table:formula="of:=IF([.M91]=&quot;sperrt&quot;;0;IF([.M91]=&quot;akt&quot;;[.J91];[.L91]))" office:value-type="float" office:value="3.23962264150943">
            <text:p>3,2396226415</text:p>
          </table:table-cell>
          <table:table-cell table:formula="of:=([.A91]-[.B$2])/[.D$3]" office:value-type="float" office:value="1.60377358490566">
            <text:p>1,6037735849</text:p>
          </table:table-cell>
          <table:table-cell table:formula="of:=[.B$8]-[.B$6]*[.H91]" office:value-type="float" office:value="5.18867924528303">
            <text:p>5,1886792453</text:p>
          </table:table-cell>
          <table:table-cell table:formula="of:=[.B$7]*[.H91]/[.D$1]" office:value-type="float" office:value="3.23962264150943">
            <text:p>3,2396226415</text:p>
          </table:table-cell>
          <table:table-cell table:formula="of:=[.L91]+[.B$3]" office:value-type="float" office:value="4.06428571428571">
            <text:p>4,0642857143</text:p>
          </table:table-cell>
          <table:table-cell table:formula="of:=[.G$1]*([.A91]-[.B$2])+[.G$3]" office:value-type="float" office:value="3.86428571428571">
            <text:p>3,8642857143</text:p>
          </table:table-cell>
          <table:table-cell table:formula="of:=IF([.H91]&lt;0;&quot;sperrt&quot;;IF([.I91]-[.J91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04999999999999">
            <text:p>4,05E+000</text:p>
          </table:table-cell>
          <table:table-cell office:value-type="float" office:value="5.008174">
            <text:p>5,01E+000</text:p>
          </table:table-cell>
          <table:table-cell office:value-type="float" office:value="3.339526">
            <text:p>3,34E+000</text:p>
          </table:table-cell>
          <table:table-cell table:number-columns-repeated="2"/>
          <table:table-cell table:formula="of:=IF([.M92]=&quot;sperrt&quot;;[.B$8];IF([.M92]=&quot;akt&quot;;[.I92];[.K92]))" office:value-type="float" office:value="5.1179245283019">
            <text:p>5,1179245283</text:p>
          </table:table-cell>
          <table:table-cell table:formula="of:=IF([.M92]=&quot;sperrt&quot;;0;IF([.M92]=&quot;akt&quot;;[.J92];[.L92]))" office:value-type="float" office:value="3.28726415094339">
            <text:p>3,2872641509</text:p>
          </table:table-cell>
          <table:table-cell table:formula="of:=([.A92]-[.B$2])/[.D$3]" office:value-type="float" office:value="1.62735849056603">
            <text:p>1,6273584906</text:p>
          </table:table-cell>
          <table:table-cell table:formula="of:=[.B$8]-[.B$6]*[.H92]" office:value-type="float" office:value="5.1179245283019">
            <text:p>5,1179245283</text:p>
          </table:table-cell>
          <table:table-cell table:formula="of:=[.B$7]*[.H92]/[.D$1]" office:value-type="float" office:value="3.28726415094339">
            <text:p>3,2872641509</text:p>
          </table:table-cell>
          <table:table-cell table:formula="of:=[.L92]+[.B$3]" office:value-type="float" office:value="4.06964285714286">
            <text:p>4,0696428571</text:p>
          </table:table-cell>
          <table:table-cell table:formula="of:=[.G$1]*([.A92]-[.B$2])+[.G$3]" office:value-type="float" office:value="3.86964285714286">
            <text:p>3,8696428571</text:p>
          </table:table-cell>
          <table:table-cell table:formula="of:=IF([.H92]&lt;0;&quot;sperrt&quot;;IF([.I92]-[.J92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09999999999999">
            <text:p>4,10E+000</text:p>
          </table:table-cell>
          <table:table-cell office:value-type="float" office:value="4.935589">
            <text:p>4,94E+000</text:p>
          </table:table-cell>
          <table:table-cell office:value-type="float" office:value="3.38811">
            <text:p>3,39E+000</text:p>
          </table:table-cell>
          <table:table-cell table:number-columns-repeated="2"/>
          <table:table-cell table:formula="of:=IF([.M93]=&quot;sperrt&quot;;[.B$8];IF([.M93]=&quot;akt&quot;;[.I93];[.K93]))" office:value-type="float" office:value="5.04716981132076">
            <text:p>5,0471698113</text:p>
          </table:table-cell>
          <table:table-cell table:formula="of:=IF([.M93]=&quot;sperrt&quot;;0;IF([.M93]=&quot;akt&quot;;[.J93];[.L93]))" office:value-type="float" office:value="3.33490566037735">
            <text:p>3,3349056604</text:p>
          </table:table-cell>
          <table:table-cell table:formula="of:=([.A93]-[.B$2])/[.D$3]" office:value-type="float" office:value="1.65094339622641">
            <text:p>1,6509433962</text:p>
          </table:table-cell>
          <table:table-cell table:formula="of:=[.B$8]-[.B$6]*[.H93]" office:value-type="float" office:value="5.04716981132076">
            <text:p>5,0471698113</text:p>
          </table:table-cell>
          <table:table-cell table:formula="of:=[.B$7]*[.H93]/[.D$1]" office:value-type="float" office:value="3.33490566037735">
            <text:p>3,3349056604</text:p>
          </table:table-cell>
          <table:table-cell table:formula="of:=[.L93]+[.B$3]" office:value-type="float" office:value="4.075">
            <text:p>4,075</text:p>
          </table:table-cell>
          <table:table-cell table:formula="of:=[.G$1]*([.A93]-[.B$2])+[.G$3]" office:value-type="float" office:value="3.875">
            <text:p>3,875</text:p>
          </table:table-cell>
          <table:table-cell table:formula="of:=IF([.H93]&lt;0;&quot;sperrt&quot;;IF([.I93]-[.J93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14999999999999">
            <text:p>4,15E+000</text:p>
          </table:table-cell>
          <table:table-cell office:value-type="float" office:value="4.863005">
            <text:p>4,86E+000</text:p>
          </table:table-cell>
          <table:table-cell office:value-type="float" office:value="3.436695">
            <text:p>3,44E+000</text:p>
          </table:table-cell>
          <table:table-cell table:number-columns-repeated="2"/>
          <table:table-cell table:formula="of:=IF([.M94]=&quot;sperrt&quot;;[.B$8];IF([.M94]=&quot;akt&quot;;[.I94];[.K94]))" office:value-type="float" office:value="4.97641509433963">
            <text:p>4,9764150943</text:p>
          </table:table-cell>
          <table:table-cell table:formula="of:=IF([.M94]=&quot;sperrt&quot;;0;IF([.M94]=&quot;akt&quot;;[.J94];[.L94]))" office:value-type="float" office:value="3.38254716981131">
            <text:p>3,3825471698</text:p>
          </table:table-cell>
          <table:table-cell table:formula="of:=([.A94]-[.B$2])/[.D$3]" office:value-type="float" office:value="1.67452830188679">
            <text:p>1,6745283019</text:p>
          </table:table-cell>
          <table:table-cell table:formula="of:=[.B$8]-[.B$6]*[.H94]" office:value-type="float" office:value="4.97641509433963">
            <text:p>4,9764150943</text:p>
          </table:table-cell>
          <table:table-cell table:formula="of:=[.B$7]*[.H94]/[.D$1]" office:value-type="float" office:value="3.38254716981131">
            <text:p>3,3825471698</text:p>
          </table:table-cell>
          <table:table-cell table:formula="of:=[.L94]+[.B$3]" office:value-type="float" office:value="4.08035714285714">
            <text:p>4,0803571429</text:p>
          </table:table-cell>
          <table:table-cell table:formula="of:=[.G$1]*([.A94]-[.B$2])+[.G$3]" office:value-type="float" office:value="3.88035714285714">
            <text:p>3,8803571429</text:p>
          </table:table-cell>
          <table:table-cell table:formula="of:=IF([.H94]&lt;0;&quot;sperrt&quot;;IF([.I94]-[.J94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19999999999999">
            <text:p>4,20E+000</text:p>
          </table:table-cell>
          <table:table-cell office:value-type="float" office:value="4.79042">
            <text:p>4,79E+000</text:p>
          </table:table-cell>
          <table:table-cell office:value-type="float" office:value="3.485281">
            <text:p>3,49E+000</text:p>
          </table:table-cell>
          <table:table-cell table:number-columns-repeated="2"/>
          <table:table-cell table:formula="of:=IF([.M95]=&quot;sperrt&quot;;[.B$8];IF([.M95]=&quot;akt&quot;;[.I95];[.K95]))" office:value-type="float" office:value="4.9056603773585">
            <text:p>4,9056603774</text:p>
          </table:table-cell>
          <table:table-cell table:formula="of:=IF([.M95]=&quot;sperrt&quot;;0;IF([.M95]=&quot;akt&quot;;[.J95];[.L95]))" office:value-type="float" office:value="3.43018867924528">
            <text:p>3,4301886792</text:p>
          </table:table-cell>
          <table:table-cell table:formula="of:=([.A95]-[.B$2])/[.D$3]" office:value-type="float" office:value="1.69811320754717">
            <text:p>1,6981132075</text:p>
          </table:table-cell>
          <table:table-cell table:formula="of:=[.B$8]-[.B$6]*[.H95]" office:value-type="float" office:value="4.9056603773585">
            <text:p>4,9056603774</text:p>
          </table:table-cell>
          <table:table-cell table:formula="of:=[.B$7]*[.H95]/[.D$1]" office:value-type="float" office:value="3.43018867924528">
            <text:p>3,4301886792</text:p>
          </table:table-cell>
          <table:table-cell table:formula="of:=[.L95]+[.B$3]" office:value-type="float" office:value="4.08571428571429">
            <text:p>4,0857142857</text:p>
          </table:table-cell>
          <table:table-cell table:formula="of:=[.G$1]*([.A95]-[.B$2])+[.G$3]" office:value-type="float" office:value="3.88571428571429">
            <text:p>3,8857142857</text:p>
          </table:table-cell>
          <table:table-cell table:formula="of:=IF([.H95]&lt;0;&quot;sperrt&quot;;IF([.I95]-[.J95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24999999999999">
            <text:p>4,25E+000</text:p>
          </table:table-cell>
          <table:table-cell office:value-type="float" office:value="4.717834">
            <text:p>4,72E+000</text:p>
          </table:table-cell>
          <table:table-cell office:value-type="float" office:value="3.533868">
            <text:p>3,53E+000</text:p>
          </table:table-cell>
          <table:table-cell table:number-columns-repeated="2"/>
          <table:table-cell table:formula="of:=IF([.M96]=&quot;sperrt&quot;;[.B$8];IF([.M96]=&quot;akt&quot;;[.I96];[.K96]))" office:value-type="float" office:value="4.83490566037737">
            <text:p>4,8349056604</text:p>
          </table:table-cell>
          <table:table-cell table:formula="of:=IF([.M96]=&quot;sperrt&quot;;0;IF([.M96]=&quot;akt&quot;;[.J96];[.L96]))" office:value-type="float" office:value="3.47783018867924">
            <text:p>3,4778301887</text:p>
          </table:table-cell>
          <table:table-cell table:formula="of:=([.A96]-[.B$2])/[.D$3]" office:value-type="float" office:value="1.72169811320754">
            <text:p>1,7216981132</text:p>
          </table:table-cell>
          <table:table-cell table:formula="of:=[.B$8]-[.B$6]*[.H96]" office:value-type="float" office:value="4.83490566037737">
            <text:p>4,8349056604</text:p>
          </table:table-cell>
          <table:table-cell table:formula="of:=[.B$7]*[.H96]/[.D$1]" office:value-type="float" office:value="3.47783018867924">
            <text:p>3,4778301887</text:p>
          </table:table-cell>
          <table:table-cell table:formula="of:=[.L96]+[.B$3]" office:value-type="float" office:value="4.09107142857143">
            <text:p>4,0910714286</text:p>
          </table:table-cell>
          <table:table-cell table:formula="of:=[.G$1]*([.A96]-[.B$2])+[.G$3]" office:value-type="float" office:value="3.89107142857143">
            <text:p>3,8910714286</text:p>
          </table:table-cell>
          <table:table-cell table:formula="of:=IF([.H96]&lt;0;&quot;sperrt&quot;;IF([.I96]-[.J96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29999999999999">
            <text:p>4,30E+000</text:p>
          </table:table-cell>
          <table:table-cell office:value-type="float" office:value="4.64525">
            <text:p>4,65E+000</text:p>
          </table:table-cell>
          <table:table-cell office:value-type="float" office:value="3.582455">
            <text:p>3,58E+000</text:p>
          </table:table-cell>
          <table:table-cell table:number-columns-repeated="2"/>
          <table:table-cell table:formula="of:=IF([.M97]=&quot;sperrt&quot;;[.B$8];IF([.M97]=&quot;akt&quot;;[.I97];[.K97]))" office:value-type="float" office:value="4.76415094339624">
            <text:p>4,7641509434</text:p>
          </table:table-cell>
          <table:table-cell table:formula="of:=IF([.M97]=&quot;sperrt&quot;;0;IF([.M97]=&quot;akt&quot;;[.J97];[.L97]))" office:value-type="float" office:value="3.5254716981132">
            <text:p>3,5254716981</text:p>
          </table:table-cell>
          <table:table-cell table:formula="of:=([.A97]-[.B$2])/[.D$3]" office:value-type="float" office:value="1.74528301886792">
            <text:p>1,7452830189</text:p>
          </table:table-cell>
          <table:table-cell table:formula="of:=[.B$8]-[.B$6]*[.H97]" office:value-type="float" office:value="4.76415094339624">
            <text:p>4,7641509434</text:p>
          </table:table-cell>
          <table:table-cell table:formula="of:=[.B$7]*[.H97]/[.D$1]" office:value-type="float" office:value="3.5254716981132">
            <text:p>3,5254716981</text:p>
          </table:table-cell>
          <table:table-cell table:formula="of:=[.L97]+[.B$3]" office:value-type="float" office:value="4.09642857142857">
            <text:p>4,0964285714</text:p>
          </table:table-cell>
          <table:table-cell table:formula="of:=[.G$1]*([.A97]-[.B$2])+[.G$3]" office:value-type="float" office:value="3.89642857142857">
            <text:p>3,8964285714</text:p>
          </table:table-cell>
          <table:table-cell table:formula="of:=IF([.H97]&lt;0;&quot;sperrt&quot;;IF([.I97]-[.J97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34999999999999">
            <text:p>4,35E+000</text:p>
          </table:table-cell>
          <table:table-cell office:value-type="float" office:value="4.572667">
            <text:p>4,57E+000</text:p>
          </table:table-cell>
          <table:table-cell office:value-type="float" office:value="3.631043">
            <text:p>3,63E+000</text:p>
          </table:table-cell>
          <table:table-cell table:number-columns-repeated="2"/>
          <table:table-cell table:formula="of:=IF([.M98]=&quot;sperrt&quot;;[.B$8];IF([.M98]=&quot;akt&quot;;[.I98];[.K98]))" office:value-type="float" office:value="4.6933962264151">
            <text:p>4,6933962264</text:p>
          </table:table-cell>
          <table:table-cell table:formula="of:=IF([.M98]=&quot;sperrt&quot;;0;IF([.M98]=&quot;akt&quot;;[.J98];[.L98]))" office:value-type="float" office:value="3.57311320754716">
            <text:p>3,5731132075</text:p>
          </table:table-cell>
          <table:table-cell table:formula="of:=([.A98]-[.B$2])/[.D$3]" office:value-type="float" office:value="1.7688679245283">
            <text:p>1,7688679245</text:p>
          </table:table-cell>
          <table:table-cell table:formula="of:=[.B$8]-[.B$6]*[.H98]" office:value-type="float" office:value="4.6933962264151">
            <text:p>4,6933962264</text:p>
          </table:table-cell>
          <table:table-cell table:formula="of:=[.B$7]*[.H98]/[.D$1]" office:value-type="float" office:value="3.57311320754716">
            <text:p>3,5731132075</text:p>
          </table:table-cell>
          <table:table-cell table:formula="of:=[.L98]+[.B$3]" office:value-type="float" office:value="4.10178571428571">
            <text:p>4,1017857143</text:p>
          </table:table-cell>
          <table:table-cell table:formula="of:=[.G$1]*([.A98]-[.B$2])+[.G$3]" office:value-type="float" office:value="3.90178571428571">
            <text:p>3,9017857143</text:p>
          </table:table-cell>
          <table:table-cell table:formula="of:=IF([.H98]&lt;0;&quot;sperrt&quot;;IF([.I98]-[.J98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39999999999999">
            <text:p>4,40E+000</text:p>
          </table:table-cell>
          <table:table-cell office:value-type="float" office:value="4.500083">
            <text:p>4,50E+000</text:p>
          </table:table-cell>
          <table:table-cell office:value-type="float" office:value="3.679631">
            <text:p>3,68E+000</text:p>
          </table:table-cell>
          <table:table-cell table:number-columns-repeated="2"/>
          <table:table-cell table:formula="of:=IF([.M99]=&quot;sperrt&quot;;[.B$8];IF([.M99]=&quot;akt&quot;;[.I99];[.K99]))" office:value-type="float" office:value="4.62264150943397">
            <text:p>4,6226415094</text:p>
          </table:table-cell>
          <table:table-cell table:formula="of:=IF([.M99]=&quot;sperrt&quot;;0;IF([.M99]=&quot;akt&quot;;[.J99];[.L99]))" office:value-type="float" office:value="3.62075471698112">
            <text:p>3,620754717</text:p>
          </table:table-cell>
          <table:table-cell table:formula="of:=([.A99]-[.B$2])/[.D$3]" office:value-type="float" office:value="1.79245283018868">
            <text:p>1,7924528302</text:p>
          </table:table-cell>
          <table:table-cell table:formula="of:=[.B$8]-[.B$6]*[.H99]" office:value-type="float" office:value="4.62264150943397">
            <text:p>4,6226415094</text:p>
          </table:table-cell>
          <table:table-cell table:formula="of:=[.B$7]*[.H99]/[.D$1]" office:value-type="float" office:value="3.62075471698112">
            <text:p>3,620754717</text:p>
          </table:table-cell>
          <table:table-cell table:formula="of:=[.L99]+[.B$3]" office:value-type="float" office:value="4.10714285714286">
            <text:p>4,1071428571</text:p>
          </table:table-cell>
          <table:table-cell table:formula="of:=[.G$1]*([.A99]-[.B$2])+[.G$3]" office:value-type="float" office:value="3.90714285714286">
            <text:p>3,9071428571</text:p>
          </table:table-cell>
          <table:table-cell table:formula="of:=IF([.H99]&lt;0;&quot;sperrt&quot;;IF([.I99]-[.J99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44999999999999">
            <text:p>4,45E+000</text:p>
          </table:table-cell>
          <table:table-cell office:value-type="float" office:value="4.427502">
            <text:p>4,43E+000</text:p>
          </table:table-cell>
          <table:table-cell office:value-type="float" office:value="3.728219">
            <text:p>3,73E+000</text:p>
          </table:table-cell>
          <table:table-cell table:number-columns-repeated="2"/>
          <table:table-cell table:formula="of:=IF([.M100]=&quot;sperrt&quot;;[.B$8];IF([.M100]=&quot;akt&quot;;[.I100];[.K100]))" office:value-type="float" office:value="4.55188679245284">
            <text:p>4,5518867925</text:p>
          </table:table-cell>
          <table:table-cell table:formula="of:=IF([.M100]=&quot;sperrt&quot;;0;IF([.M100]=&quot;akt&quot;;[.J100];[.L100]))" office:value-type="float" office:value="3.66839622641509">
            <text:p>3,6683962264</text:p>
          </table:table-cell>
          <table:table-cell table:formula="of:=([.A100]-[.B$2])/[.D$3]" office:value-type="float" office:value="1.81603773584905">
            <text:p>1,8160377358</text:p>
          </table:table-cell>
          <table:table-cell table:formula="of:=[.B$8]-[.B$6]*[.H100]" office:value-type="float" office:value="4.55188679245284">
            <text:p>4,5518867925</text:p>
          </table:table-cell>
          <table:table-cell table:formula="of:=[.B$7]*[.H100]/[.D$1]" office:value-type="float" office:value="3.66839622641509">
            <text:p>3,6683962264</text:p>
          </table:table-cell>
          <table:table-cell table:formula="of:=[.L100]+[.B$3]" office:value-type="float" office:value="4.1125">
            <text:p>4,1125</text:p>
          </table:table-cell>
          <table:table-cell table:formula="of:=[.G$1]*([.A100]-[.B$2])+[.G$3]" office:value-type="float" office:value="3.9125">
            <text:p>3,9125</text:p>
          </table:table-cell>
          <table:table-cell table:formula="of:=IF([.H100]&lt;0;&quot;sperrt&quot;;IF([.I100]-[.J100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49999999999999">
            <text:p>4,50E+000</text:p>
          </table:table-cell>
          <table:table-cell office:value-type="float" office:value="4.354921">
            <text:p>4,35E+000</text:p>
          </table:table-cell>
          <table:table-cell office:value-type="float" office:value="3.776807">
            <text:p>3,78E+000</text:p>
          </table:table-cell>
          <table:table-cell table:number-columns-repeated="2"/>
          <table:table-cell table:formula="of:=IF([.M101]=&quot;sperrt&quot;;[.B$8];IF([.M101]=&quot;akt&quot;;[.I101];[.K101]))" office:value-type="float" office:value="4.48113207547171">
            <text:p>4,4811320755</text:p>
          </table:table-cell>
          <table:table-cell table:formula="of:=IF([.M101]=&quot;sperrt&quot;;0;IF([.M101]=&quot;akt&quot;;[.J101];[.L101]))" office:value-type="float" office:value="3.71603773584905">
            <text:p>3,7160377358</text:p>
          </table:table-cell>
          <table:table-cell table:formula="of:=([.A101]-[.B$2])/[.D$3]" office:value-type="float" office:value="1.83962264150943">
            <text:p>1,8396226415</text:p>
          </table:table-cell>
          <table:table-cell table:formula="of:=[.B$8]-[.B$6]*[.H101]" office:value-type="float" office:value="4.48113207547171">
            <text:p>4,4811320755</text:p>
          </table:table-cell>
          <table:table-cell table:formula="of:=[.B$7]*[.H101]/[.D$1]" office:value-type="float" office:value="3.71603773584905">
            <text:p>3,7160377358</text:p>
          </table:table-cell>
          <table:table-cell table:formula="of:=[.L101]+[.B$3]" office:value-type="float" office:value="4.11785714285714">
            <text:p>4,1178571429</text:p>
          </table:table-cell>
          <table:table-cell table:formula="of:=[.G$1]*([.A101]-[.B$2])+[.G$3]" office:value-type="float" office:value="3.91785714285714">
            <text:p>3,9178571429</text:p>
          </table:table-cell>
          <table:table-cell table:formula="of:=IF([.H101]&lt;0;&quot;sperrt&quot;;IF([.I101]-[.J101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54999999999999">
            <text:p>4,55E+000</text:p>
          </table:table-cell>
          <table:table-cell office:value-type="float" office:value="4.282343">
            <text:p>4,28E+000</text:p>
          </table:table-cell>
          <table:table-cell office:value-type="float" office:value="3.825394">
            <text:p>3,83E+000</text:p>
          </table:table-cell>
          <table:table-cell table:number-columns-repeated="2"/>
          <table:table-cell table:formula="of:=IF([.M102]=&quot;sperrt&quot;;[.B$8];IF([.M102]=&quot;akt&quot;;[.I102];[.K102]))" office:value-type="float" office:value="4.41037735849058">
            <text:p>4,4103773585</text:p>
          </table:table-cell>
          <table:table-cell table:formula="of:=IF([.M102]=&quot;sperrt&quot;;0;IF([.M102]=&quot;akt&quot;;[.J102];[.L102]))" office:value-type="float" office:value="3.76367924528301">
            <text:p>3,7636792453</text:p>
          </table:table-cell>
          <table:table-cell table:formula="of:=([.A102]-[.B$2])/[.D$3]" office:value-type="float" office:value="1.86320754716981">
            <text:p>1,8632075472</text:p>
          </table:table-cell>
          <table:table-cell table:formula="of:=[.B$8]-[.B$6]*[.H102]" office:value-type="float" office:value="4.41037735849058">
            <text:p>4,4103773585</text:p>
          </table:table-cell>
          <table:table-cell table:formula="of:=[.B$7]*[.H102]/[.D$1]" office:value-type="float" office:value="3.76367924528301">
            <text:p>3,7636792453</text:p>
          </table:table-cell>
          <table:table-cell table:formula="of:=[.L102]+[.B$3]" office:value-type="float" office:value="4.12321428571429">
            <text:p>4,1232142857</text:p>
          </table:table-cell>
          <table:table-cell table:formula="of:=[.G$1]*([.A102]-[.B$2])+[.G$3]" office:value-type="float" office:value="3.92321428571429">
            <text:p>3,9232142857</text:p>
          </table:table-cell>
          <table:table-cell table:formula="of:=IF([.H102]&lt;0;&quot;sperrt&quot;;IF([.I102]-[.J102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59999999999999">
            <text:p>4,60E+000</text:p>
          </table:table-cell>
          <table:table-cell office:value-type="float" office:value="4.209804">
            <text:p>4,21E+000</text:p>
          </table:table-cell>
          <table:table-cell office:value-type="float" office:value="3.873961">
            <text:p>3,87E+000</text:p>
          </table:table-cell>
          <table:table-cell table:number-columns-repeated="2"/>
          <table:table-cell table:formula="of:=IF([.M103]=&quot;sperrt&quot;;[.B$8];IF([.M103]=&quot;akt&quot;;[.I103];[.K103]))" office:value-type="float" office:value="4.33962264150945">
            <text:p>4,3396226415</text:p>
          </table:table-cell>
          <table:table-cell table:formula="of:=IF([.M103]=&quot;sperrt&quot;;0;IF([.M103]=&quot;akt&quot;;[.J103];[.L103]))" office:value-type="float" office:value="3.81132075471697">
            <text:p>3,8113207547</text:p>
          </table:table-cell>
          <table:table-cell table:formula="of:=([.A103]-[.B$2])/[.D$3]" office:value-type="float" office:value="1.88679245283018">
            <text:p>1,8867924528</text:p>
          </table:table-cell>
          <table:table-cell table:formula="of:=[.B$8]-[.B$6]*[.H103]" office:value-type="float" office:value="4.33962264150945">
            <text:p>4,3396226415</text:p>
          </table:table-cell>
          <table:table-cell table:formula="of:=[.B$7]*[.H103]/[.D$1]" office:value-type="float" office:value="3.81132075471697">
            <text:p>3,8113207547</text:p>
          </table:table-cell>
          <table:table-cell table:formula="of:=[.L103]+[.B$3]" office:value-type="float" office:value="4.12857142857143">
            <text:p>4,1285714286</text:p>
          </table:table-cell>
          <table:table-cell table:formula="of:=[.G$1]*([.A103]-[.B$2])+[.G$3]" office:value-type="float" office:value="3.92857142857143">
            <text:p>3,9285714286</text:p>
          </table:table-cell>
          <table:table-cell table:formula="of:=IF([.H103]&lt;0;&quot;sperrt&quot;;IF([.I103]-[.J103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64999999999999">
            <text:p>4,65E+000</text:p>
          </table:table-cell>
          <table:table-cell office:value-type="float" office:value="4.139447">
            <text:p>4,14E+000</text:p>
          </table:table-cell>
          <table:table-cell office:value-type="float" office:value="3.921317">
            <text:p>3,92E+000</text:p>
          </table:table-cell>
          <table:table-cell table:number-columns-repeated="2"/>
          <table:table-cell table:formula="of:=IF([.M104]=&quot;sperrt&quot;;[.B$8];IF([.M104]=&quot;akt&quot;;[.I104];[.K104]))" office:value-type="float" office:value="4.26886792452831">
            <text:p>4,2688679245</text:p>
          </table:table-cell>
          <table:table-cell table:formula="of:=IF([.M104]=&quot;sperrt&quot;;0;IF([.M104]=&quot;akt&quot;;[.J104];[.L104]))" office:value-type="float" office:value="3.85896226415094">
            <text:p>3,8589622642</text:p>
          </table:table-cell>
          <table:table-cell table:formula="of:=([.A104]-[.B$2])/[.D$3]" office:value-type="float" office:value="1.91037735849056">
            <text:p>1,9103773585</text:p>
          </table:table-cell>
          <table:table-cell table:formula="of:=[.B$8]-[.B$6]*[.H104]" office:value-type="float" office:value="4.26886792452831">
            <text:p>4,2688679245</text:p>
          </table:table-cell>
          <table:table-cell table:formula="of:=[.B$7]*[.H104]/[.D$1]" office:value-type="float" office:value="3.85896226415094">
            <text:p>3,8589622642</text:p>
          </table:table-cell>
          <table:table-cell table:formula="of:=[.L104]+[.B$3]" office:value-type="float" office:value="4.13392857142857">
            <text:p>4,1339285714</text:p>
          </table:table-cell>
          <table:table-cell table:formula="of:=[.G$1]*([.A104]-[.B$2])+[.G$3]" office:value-type="float" office:value="3.93392857142857">
            <text:p>3,9339285714</text:p>
          </table:table-cell>
          <table:table-cell table:formula="of:=IF([.H104]&lt;0;&quot;sperrt&quot;;IF([.I104]-[.J104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69999999999999">
            <text:p>4,70E+000</text:p>
          </table:table-cell>
          <table:table-cell office:value-type="float" office:value="4.097023">
            <text:p>4,10E+000</text:p>
          </table:table-cell>
          <table:table-cell office:value-type="float" office:value="3.953156">
            <text:p>3,95E+000</text:p>
          </table:table-cell>
          <table:table-cell table:number-columns-repeated="2"/>
          <table:table-cell table:formula="of:=IF([.M105]=&quot;sperrt&quot;;[.B$8];IF([.M105]=&quot;akt&quot;;[.I105];[.K105]))" office:value-type="float" office:value="4.19811320754718">
            <text:p>4,1981132075</text:p>
          </table:table-cell>
          <table:table-cell table:formula="of:=IF([.M105]=&quot;sperrt&quot;;0;IF([.M105]=&quot;akt&quot;;[.J105];[.L105]))" office:value-type="float" office:value="3.9066037735849">
            <text:p>3,9066037736</text:p>
          </table:table-cell>
          <table:table-cell table:formula="of:=([.A105]-[.B$2])/[.D$3]" office:value-type="float" office:value="1.93396226415094">
            <text:p>1,9339622642</text:p>
          </table:table-cell>
          <table:table-cell table:formula="of:=[.B$8]-[.B$6]*[.H105]" office:value-type="float" office:value="4.19811320754718">
            <text:p>4,1981132075</text:p>
          </table:table-cell>
          <table:table-cell table:formula="of:=[.B$7]*[.H105]/[.D$1]" office:value-type="float" office:value="3.9066037735849">
            <text:p>3,9066037736</text:p>
          </table:table-cell>
          <table:table-cell table:formula="of:=[.L105]+[.B$3]" office:value-type="float" office:value="4.13928571428571">
            <text:p>4,1392857143</text:p>
          </table:table-cell>
          <table:table-cell table:formula="of:=[.G$1]*([.A105]-[.B$2])+[.G$3]" office:value-type="float" office:value="3.93928571428571">
            <text:p>3,9392857143</text:p>
          </table:table-cell>
          <table:table-cell table:formula="of:=IF([.H105]&lt;0;&quot;sperrt&quot;;IF([.I105]-[.J105]&lt;[.B$3];&quot;sat&quot;;&quot;akt&quot;))" office:value-type="string" office:string-value="akt">
            <text:p>akt</text:p>
          </table:table-cell>
        </table:table-row>
        <table:table-row table:style-name="ro1">
          <table:table-cell office:value-type="float" office:value="4.74999999999999">
            <text:p>4,75E+000</text:p>
          </table:table-cell>
          <table:table-cell office:value-type="float" office:value="4.084332">
            <text:p>4,08E+000</text:p>
          </table:table-cell>
          <table:table-cell office:value-type="float" office:value="3.968477">
            <text:p>3,97E+000</text:p>
          </table:table-cell>
          <table:table-cell table:number-columns-repeated="2"/>
          <table:table-cell table:formula="of:=IF([.M106]=&quot;sperrt&quot;;[.B$8];IF([.M106]=&quot;akt&quot;;[.I106];[.K106]))" office:value-type="float" office:value="4.14464285714286">
            <text:p>4,1446428571</text:p>
          </table:table-cell>
          <table:table-cell table:formula="of:=IF([.M106]=&quot;sperrt&quot;;0;IF([.M106]=&quot;akt&quot;;[.J106];[.L106]))" office:value-type="float" office:value="3.94464285714286">
            <text:p>3,9446428571</text:p>
          </table:table-cell>
          <table:table-cell table:formula="of:=([.A106]-[.B$2])/[.D$3]" office:value-type="float" office:value="1.95754716981132">
            <text:p>1,9575471698</text:p>
          </table:table-cell>
          <table:table-cell table:formula="of:=[.B$8]-[.B$6]*[.H106]" office:value-type="float" office:value="4.12735849056605">
            <text:p>4,1273584906</text:p>
          </table:table-cell>
          <table:table-cell table:formula="of:=[.B$7]*[.H106]/[.D$1]" office:value-type="float" office:value="3.95424528301886">
            <text:p>3,954245283</text:p>
          </table:table-cell>
          <table:table-cell table:formula="of:=[.L106]+[.B$3]" office:value-type="float" office:value="4.14464285714286">
            <text:p>4,1446428571</text:p>
          </table:table-cell>
          <table:table-cell table:formula="of:=[.G$1]*([.A106]-[.B$2])+[.G$3]" office:value-type="float" office:value="3.94464285714286">
            <text:p>3,9446428571</text:p>
          </table:table-cell>
          <table:table-cell table:formula="of:=IF([.H106]&lt;0;&quot;sperrt&quot;;IF([.I106]-[.J106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4.79999999999999">
            <text:p>4,80E+000</text:p>
          </table:table-cell>
          <table:table-cell office:value-type="float" office:value="4.080092">
            <text:p>4,08E+000</text:p>
          </table:table-cell>
          <table:table-cell office:value-type="float" office:value="3.979103">
            <text:p>3,98E+000</text:p>
          </table:table-cell>
          <table:table-cell table:number-columns-repeated="2"/>
          <table:table-cell table:formula="of:=IF([.M107]=&quot;sperrt&quot;;[.B$8];IF([.M107]=&quot;akt&quot;;[.I107];[.K107]))" office:value-type="float" office:value="4.15">
            <text:p>4,15</text:p>
          </table:table-cell>
          <table:table-cell table:formula="of:=IF([.M107]=&quot;sperrt&quot;;0;IF([.M107]=&quot;akt&quot;;[.J107];[.L107]))" office:value-type="float" office:value="3.95">
            <text:p>3,95</text:p>
          </table:table-cell>
          <table:table-cell table:formula="of:=([.A107]-[.B$2])/[.D$3]" office:value-type="float" office:value="1.98113207547169">
            <text:p>1,9811320755</text:p>
          </table:table-cell>
          <table:table-cell table:formula="of:=[.B$8]-[.B$6]*[.H107]" office:value-type="float" office:value="4.05660377358492">
            <text:p>4,0566037736</text:p>
          </table:table-cell>
          <table:table-cell table:formula="of:=[.B$7]*[.H107]/[.D$1]" office:value-type="float" office:value="4.00188679245282">
            <text:p>4,0018867925</text:p>
          </table:table-cell>
          <table:table-cell table:formula="of:=[.L107]+[.B$3]" office:value-type="float" office:value="4.15">
            <text:p>4,15</text:p>
          </table:table-cell>
          <table:table-cell table:formula="of:=[.G$1]*([.A107]-[.B$2])+[.G$3]" office:value-type="float" office:value="3.95">
            <text:p>3,95</text:p>
          </table:table-cell>
          <table:table-cell table:formula="of:=IF([.H107]&lt;0;&quot;sperrt&quot;;IF([.I107]-[.J107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4.84999999999999">
            <text:p>4,85E+000</text:p>
          </table:table-cell>
          <table:table-cell office:value-type="float" office:value="4.078973">
            <text:p>4,08E+000</text:p>
          </table:table-cell>
          <table:table-cell office:value-type="float" office:value="3.987995">
            <text:p>3,99E+000</text:p>
          </table:table-cell>
          <table:table-cell table:number-columns-repeated="2"/>
          <table:table-cell table:formula="of:=IF([.M108]=&quot;sperrt&quot;;[.B$8];IF([.M108]=&quot;akt&quot;;[.I108];[.K108]))" office:value-type="float" office:value="4.15535714285714">
            <text:p>4,1553571429</text:p>
          </table:table-cell>
          <table:table-cell table:formula="of:=IF([.M108]=&quot;sperrt&quot;;0;IF([.M108]=&quot;akt&quot;;[.J108];[.L108]))" office:value-type="float" office:value="3.95535714285714">
            <text:p>3,9553571429</text:p>
          </table:table-cell>
          <table:table-cell table:formula="of:=([.A108]-[.B$2])/[.D$3]" office:value-type="float" office:value="2.00471698113207">
            <text:p>2,0047169811</text:p>
          </table:table-cell>
          <table:table-cell table:formula="of:=[.B$8]-[.B$6]*[.H108]" office:value-type="float" office:value="3.98584905660379">
            <text:p>3,9858490566</text:p>
          </table:table-cell>
          <table:table-cell table:formula="of:=[.B$7]*[.H108]/[.D$1]" office:value-type="float" office:value="4.04952830188678">
            <text:p>4,0495283019</text:p>
          </table:table-cell>
          <table:table-cell table:formula="of:=[.L108]+[.B$3]" office:value-type="float" office:value="4.15535714285714">
            <text:p>4,1553571429</text:p>
          </table:table-cell>
          <table:table-cell table:formula="of:=[.G$1]*([.A108]-[.B$2])+[.G$3]" office:value-type="float" office:value="3.95535714285714">
            <text:p>3,9553571429</text:p>
          </table:table-cell>
          <table:table-cell table:formula="of:=IF([.H108]&lt;0;&quot;sperrt&quot;;IF([.I108]-[.J108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4.89999999999999">
            <text:p>4,90E+000</text:p>
          </table:table-cell>
          <table:table-cell office:value-type="float" office:value="4.079915">
            <text:p>4,08E+000</text:p>
          </table:table-cell>
          <table:table-cell office:value-type="float" office:value="3.995742">
            <text:p>4,00E+000</text:p>
          </table:table-cell>
          <table:table-cell table:number-columns-repeated="2"/>
          <table:table-cell table:formula="of:=IF([.M109]=&quot;sperrt&quot;;[.B$8];IF([.M109]=&quot;akt&quot;;[.I109];[.K109]))" office:value-type="float" office:value="4.16071428571429">
            <text:p>4,1607142857</text:p>
          </table:table-cell>
          <table:table-cell table:formula="of:=IF([.M109]=&quot;sperrt&quot;;0;IF([.M109]=&quot;akt&quot;;[.J109];[.L109]))" office:value-type="float" office:value="3.96071428571429">
            <text:p>3,9607142857</text:p>
          </table:table-cell>
          <table:table-cell table:formula="of:=([.A109]-[.B$2])/[.D$3]" office:value-type="float" office:value="2.02830188679245">
            <text:p>2,0283018868</text:p>
          </table:table-cell>
          <table:table-cell table:formula="of:=[.B$8]-[.B$6]*[.H109]" office:value-type="float" office:value="3.91509433962265">
            <text:p>3,9150943396</text:p>
          </table:table-cell>
          <table:table-cell table:formula="of:=[.B$7]*[.H109]/[.D$1]" office:value-type="float" office:value="4.09716981132075">
            <text:p>4,0971698113</text:p>
          </table:table-cell>
          <table:table-cell table:formula="of:=[.L109]+[.B$3]" office:value-type="float" office:value="4.16071428571429">
            <text:p>4,1607142857</text:p>
          </table:table-cell>
          <table:table-cell table:formula="of:=[.G$1]*([.A109]-[.B$2])+[.G$3]" office:value-type="float" office:value="3.96071428571429">
            <text:p>3,9607142857</text:p>
          </table:table-cell>
          <table:table-cell table:formula="of:=IF([.H109]&lt;0;&quot;sperrt&quot;;IF([.I109]-[.J109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4.94999999999999">
            <text:p>4,95E+000</text:p>
          </table:table-cell>
          <table:table-cell office:value-type="float" office:value="4.08178">
            <text:p>4,08E+000</text:p>
          </table:table-cell>
          <table:table-cell office:value-type="float" office:value="4.002975">
            <text:p>4,00E+000</text:p>
          </table:table-cell>
          <table:table-cell table:number-columns-repeated="2"/>
          <table:table-cell table:formula="of:=IF([.M110]=&quot;sperrt&quot;;[.B$8];IF([.M110]=&quot;akt&quot;;[.I110];[.K110]))" office:value-type="float" office:value="4.16607142857143">
            <text:p>4,1660714286</text:p>
          </table:table-cell>
          <table:table-cell table:formula="of:=IF([.M110]=&quot;sperrt&quot;;0;IF([.M110]=&quot;akt&quot;;[.J110];[.L110]))" office:value-type="float" office:value="3.96607142857143">
            <text:p>3,9660714286</text:p>
          </table:table-cell>
          <table:table-cell table:formula="of:=([.A110]-[.B$2])/[.D$3]" office:value-type="float" office:value="2.05188679245283">
            <text:p>2,0518867925</text:p>
          </table:table-cell>
          <table:table-cell table:formula="of:=[.B$8]-[.B$6]*[.H110]" office:value-type="float" office:value="3.84433962264152">
            <text:p>3,8443396226</text:p>
          </table:table-cell>
          <table:table-cell table:formula="of:=[.B$7]*[.H110]/[.D$1]" office:value-type="float" office:value="4.14481132075471">
            <text:p>4,1448113208</text:p>
          </table:table-cell>
          <table:table-cell table:formula="of:=[.L110]+[.B$3]" office:value-type="float" office:value="4.16607142857143">
            <text:p>4,1660714286</text:p>
          </table:table-cell>
          <table:table-cell table:formula="of:=[.G$1]*([.A110]-[.B$2])+[.G$3]" office:value-type="float" office:value="3.96607142857143">
            <text:p>3,9660714286</text:p>
          </table:table-cell>
          <table:table-cell table:formula="of:=IF([.H110]&lt;0;&quot;sperrt&quot;;IF([.I110]-[.J110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4.99999999999999">
            <text:p>5,00E+000</text:p>
          </table:table-cell>
          <table:table-cell office:value-type="float" office:value="4.084217">
            <text:p>4,08E+000</text:p>
          </table:table-cell>
          <table:table-cell office:value-type="float" office:value="4.009893">
            <text:p>4,01E+000</text:p>
          </table:table-cell>
          <table:table-cell table:number-columns-repeated="2"/>
          <table:table-cell table:formula="of:=IF([.M111]=&quot;sperrt&quot;;[.B$8];IF([.M111]=&quot;akt&quot;;[.I111];[.K111]))" office:value-type="float" office:value="4.17142857142857">
            <text:p>4,1714285714</text:p>
          </table:table-cell>
          <table:table-cell table:formula="of:=IF([.M111]=&quot;sperrt&quot;;0;IF([.M111]=&quot;akt&quot;;[.J111];[.L111]))" office:value-type="float" office:value="3.97142857142857">
            <text:p>3,9714285714</text:p>
          </table:table-cell>
          <table:table-cell table:formula="of:=([.A111]-[.B$2])/[.D$3]" office:value-type="float" office:value="2.0754716981132">
            <text:p>2,0754716981</text:p>
          </table:table-cell>
          <table:table-cell table:formula="of:=[.B$8]-[.B$6]*[.H111]" office:value-type="float" office:value="3.77358490566039">
            <text:p>3,7735849057</text:p>
          </table:table-cell>
          <table:table-cell table:formula="of:=[.B$7]*[.H111]/[.D$1]" office:value-type="float" office:value="4.19245283018867">
            <text:p>4,1924528302</text:p>
          </table:table-cell>
          <table:table-cell table:formula="of:=[.L111]+[.B$3]" office:value-type="float" office:value="4.17142857142857">
            <text:p>4,1714285714</text:p>
          </table:table-cell>
          <table:table-cell table:formula="of:=[.G$1]*([.A111]-[.B$2])+[.G$3]" office:value-type="float" office:value="3.97142857142857">
            <text:p>3,9714285714</text:p>
          </table:table-cell>
          <table:table-cell table:formula="of:=IF([.H111]&lt;0;&quot;sperrt&quot;;IF([.I111]-[.J111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04999999999999">
            <text:p>5,05E+000</text:p>
          </table:table-cell>
          <table:table-cell office:value-type="float" office:value="4.087106">
            <text:p>4,09E+000</text:p>
          </table:table-cell>
          <table:table-cell office:value-type="float" office:value="4.01656">
            <text:p>4,02E+000</text:p>
          </table:table-cell>
          <table:table-cell table:number-columns-repeated="2"/>
          <table:table-cell table:formula="of:=IF([.M112]=&quot;sperrt&quot;;[.B$8];IF([.M112]=&quot;akt&quot;;[.I112];[.K112]))" office:value-type="float" office:value="4.17678571428571">
            <text:p>4,1767857143</text:p>
          </table:table-cell>
          <table:table-cell table:formula="of:=IF([.M112]=&quot;sperrt&quot;;0;IF([.M112]=&quot;akt&quot;;[.J112];[.L112]))" office:value-type="float" office:value="3.97678571428571">
            <text:p>3,9767857143</text:p>
          </table:table-cell>
          <table:table-cell table:formula="of:=([.A112]-[.B$2])/[.D$3]" office:value-type="float" office:value="2.09905660377358">
            <text:p>2,0990566038</text:p>
          </table:table-cell>
          <table:table-cell table:formula="of:=[.B$8]-[.B$6]*[.H112]" office:value-type="float" office:value="3.70283018867926">
            <text:p>3,7028301887</text:p>
          </table:table-cell>
          <table:table-cell table:formula="of:=[.B$7]*[.H112]/[.D$1]" office:value-type="float" office:value="4.24009433962263">
            <text:p>4,2400943396</text:p>
          </table:table-cell>
          <table:table-cell table:formula="of:=[.L112]+[.B$3]" office:value-type="float" office:value="4.17678571428571">
            <text:p>4,1767857143</text:p>
          </table:table-cell>
          <table:table-cell table:formula="of:=[.G$1]*([.A112]-[.B$2])+[.G$3]" office:value-type="float" office:value="3.97678571428571">
            <text:p>3,9767857143</text:p>
          </table:table-cell>
          <table:table-cell table:formula="of:=IF([.H112]&lt;0;&quot;sperrt&quot;;IF([.I112]-[.J112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09999999999999">
            <text:p>5,10E+000</text:p>
          </table:table-cell>
          <table:table-cell office:value-type="float" office:value="4.09034">
            <text:p>4,09E+000</text:p>
          </table:table-cell>
          <table:table-cell office:value-type="float" office:value="4.023035">
            <text:p>4,02E+000</text:p>
          </table:table-cell>
          <table:table-cell table:number-columns-repeated="2"/>
          <table:table-cell table:formula="of:=IF([.M113]=&quot;sperrt&quot;;[.B$8];IF([.M113]=&quot;akt&quot;;[.I113];[.K113]))" office:value-type="float" office:value="4.18214285714286">
            <text:p>4,1821428571</text:p>
          </table:table-cell>
          <table:table-cell table:formula="of:=IF([.M113]=&quot;sperrt&quot;;0;IF([.M113]=&quot;akt&quot;;[.J113];[.L113]))" office:value-type="float" office:value="3.98214285714286">
            <text:p>3,9821428571</text:p>
          </table:table-cell>
          <table:table-cell table:formula="of:=([.A113]-[.B$2])/[.D$3]" office:value-type="float" office:value="2.12264150943396">
            <text:p>2,1226415094</text:p>
          </table:table-cell>
          <table:table-cell table:formula="of:=[.B$8]-[.B$6]*[.H113]" office:value-type="float" office:value="3.63207547169813">
            <text:p>3,6320754717</text:p>
          </table:table-cell>
          <table:table-cell table:formula="of:=[.B$7]*[.H113]/[.D$1]" office:value-type="float" office:value="4.28773584905659">
            <text:p>4,2877358491</text:p>
          </table:table-cell>
          <table:table-cell table:formula="of:=[.L113]+[.B$3]" office:value-type="float" office:value="4.18214285714286">
            <text:p>4,1821428571</text:p>
          </table:table-cell>
          <table:table-cell table:formula="of:=[.G$1]*([.A113]-[.B$2])+[.G$3]" office:value-type="float" office:value="3.98214285714286">
            <text:p>3,9821428571</text:p>
          </table:table-cell>
          <table:table-cell table:formula="of:=IF([.H113]&lt;0;&quot;sperrt&quot;;IF([.I113]-[.J113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14999999999999">
            <text:p>5,15E+000</text:p>
          </table:table-cell>
          <table:table-cell office:value-type="float" office:value="4.093839">
            <text:p>4,09E+000</text:p>
          </table:table-cell>
          <table:table-cell office:value-type="float" office:value="4.029364">
            <text:p>4,03E+000</text:p>
          </table:table-cell>
          <table:table-cell table:number-columns-repeated="2"/>
          <table:table-cell table:formula="of:=IF([.M114]=&quot;sperrt&quot;;[.B$8];IF([.M114]=&quot;akt&quot;;[.I114];[.K114]))" office:value-type="float" office:value="4.1875">
            <text:p>4,1875</text:p>
          </table:table-cell>
          <table:table-cell table:formula="of:=IF([.M114]=&quot;sperrt&quot;;0;IF([.M114]=&quot;akt&quot;;[.J114];[.L114]))" office:value-type="float" office:value="3.9875">
            <text:p>3,9875</text:p>
          </table:table-cell>
          <table:table-cell table:formula="of:=([.A114]-[.B$2])/[.D$3]" office:value-type="float" office:value="2.14622641509433">
            <text:p>2,1462264151</text:p>
          </table:table-cell>
          <table:table-cell table:formula="of:=[.B$8]-[.B$6]*[.H114]" office:value-type="float" office:value="3.56132075471699">
            <text:p>3,5613207547</text:p>
          </table:table-cell>
          <table:table-cell table:formula="of:=[.B$7]*[.H114]/[.D$1]" office:value-type="float" office:value="4.33537735849056">
            <text:p>4,3353773585</text:p>
          </table:table-cell>
          <table:table-cell table:formula="of:=[.L114]+[.B$3]" office:value-type="float" office:value="4.1875">
            <text:p>4,1875</text:p>
          </table:table-cell>
          <table:table-cell table:formula="of:=[.G$1]*([.A114]-[.B$2])+[.G$3]" office:value-type="float" office:value="3.9875">
            <text:p>3,9875</text:p>
          </table:table-cell>
          <table:table-cell table:formula="of:=IF([.H114]&lt;0;&quot;sperrt&quot;;IF([.I114]-[.J114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19999999999999">
            <text:p>5,20E+000</text:p>
          </table:table-cell>
          <table:table-cell office:value-type="float" office:value="4.097548">
            <text:p>4,10E+000</text:p>
          </table:table-cell>
          <table:table-cell office:value-type="float" office:value="4.035576">
            <text:p>4,04E+000</text:p>
          </table:table-cell>
          <table:table-cell table:number-columns-repeated="2"/>
          <table:table-cell table:formula="of:=IF([.M115]=&quot;sperrt&quot;;[.B$8];IF([.M115]=&quot;akt&quot;;[.I115];[.K115]))" office:value-type="float" office:value="4.19285714285714">
            <text:p>4,1928571429</text:p>
          </table:table-cell>
          <table:table-cell table:formula="of:=IF([.M115]=&quot;sperrt&quot;;0;IF([.M115]=&quot;akt&quot;;[.J115];[.L115]))" office:value-type="float" office:value="3.99285714285714">
            <text:p>3,9928571429</text:p>
          </table:table-cell>
          <table:table-cell table:formula="of:=([.A115]-[.B$2])/[.D$3]" office:value-type="float" office:value="2.16981132075471">
            <text:p>2,1698113208</text:p>
          </table:table-cell>
          <table:table-cell table:formula="of:=[.B$8]-[.B$6]*[.H115]" office:value-type="float" office:value="3.49056603773586">
            <text:p>3,4905660377</text:p>
          </table:table-cell>
          <table:table-cell table:formula="of:=[.B$7]*[.H115]/[.D$1]" office:value-type="float" office:value="4.38301886792452">
            <text:p>4,3830188679</text:p>
          </table:table-cell>
          <table:table-cell table:formula="of:=[.L115]+[.B$3]" office:value-type="float" office:value="4.19285714285714">
            <text:p>4,1928571429</text:p>
          </table:table-cell>
          <table:table-cell table:formula="of:=[.G$1]*([.A115]-[.B$2])+[.G$3]" office:value-type="float" office:value="3.99285714285714">
            <text:p>3,9928571429</text:p>
          </table:table-cell>
          <table:table-cell table:formula="of:=IF([.H115]&lt;0;&quot;sperrt&quot;;IF([.I115]-[.J115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24999999999999">
            <text:p>5,25E+000</text:p>
          </table:table-cell>
          <table:table-cell office:value-type="float" office:value="4.101429">
            <text:p>4,10E+000</text:p>
          </table:table-cell>
          <table:table-cell office:value-type="float" office:value="4.041694">
            <text:p>4,04E+000</text:p>
          </table:table-cell>
          <table:table-cell table:number-columns-repeated="2"/>
          <table:table-cell table:formula="of:=IF([.M116]=&quot;sperrt&quot;;[.B$8];IF([.M116]=&quot;akt&quot;;[.I116];[.K116]))" office:value-type="float" office:value="4.19821428571429">
            <text:p>4,1982142857</text:p>
          </table:table-cell>
          <table:table-cell table:formula="of:=IF([.M116]=&quot;sperrt&quot;;0;IF([.M116]=&quot;akt&quot;;[.J116];[.L116]))" office:value-type="float" office:value="3.99821428571429">
            <text:p>3,9982142857</text:p>
          </table:table-cell>
          <table:table-cell table:formula="of:=([.A116]-[.B$2])/[.D$3]" office:value-type="float" office:value="2.19339622641509">
            <text:p>2,1933962264</text:p>
          </table:table-cell>
          <table:table-cell table:formula="of:=[.B$8]-[.B$6]*[.H116]" office:value-type="float" office:value="3.41981132075473">
            <text:p>3,4198113208</text:p>
          </table:table-cell>
          <table:table-cell table:formula="of:=[.B$7]*[.H116]/[.D$1]" office:value-type="float" office:value="4.43066037735848">
            <text:p>4,4306603774</text:p>
          </table:table-cell>
          <table:table-cell table:formula="of:=[.L116]+[.B$3]" office:value-type="float" office:value="4.19821428571429">
            <text:p>4,1982142857</text:p>
          </table:table-cell>
          <table:table-cell table:formula="of:=[.G$1]*([.A116]-[.B$2])+[.G$3]" office:value-type="float" office:value="3.99821428571429">
            <text:p>3,9982142857</text:p>
          </table:table-cell>
          <table:table-cell table:formula="of:=IF([.H116]&lt;0;&quot;sperrt&quot;;IF([.I116]-[.J116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29999999999999">
            <text:p>5,30E+000</text:p>
          </table:table-cell>
          <table:table-cell office:value-type="float" office:value="4.105453">
            <text:p>4,11E+000</text:p>
          </table:table-cell>
          <table:table-cell office:value-type="float" office:value="4.047733">
            <text:p>4,05E+000</text:p>
          </table:table-cell>
          <table:table-cell table:number-columns-repeated="2"/>
          <table:table-cell table:formula="of:=IF([.M117]=&quot;sperrt&quot;;[.B$8];IF([.M117]=&quot;akt&quot;;[.I117];[.K117]))" office:value-type="float" office:value="4.20357142857143">
            <text:p>4,2035714286</text:p>
          </table:table-cell>
          <table:table-cell table:formula="of:=IF([.M117]=&quot;sperrt&quot;;0;IF([.M117]=&quot;akt&quot;;[.J117];[.L117]))" office:value-type="float" office:value="4.00357142857143">
            <text:p>4,0035714286</text:p>
          </table:table-cell>
          <table:table-cell table:formula="of:=([.A117]-[.B$2])/[.D$3]" office:value-type="float" office:value="2.21698113207547">
            <text:p>2,2169811321</text:p>
          </table:table-cell>
          <table:table-cell table:formula="of:=[.B$8]-[.B$6]*[.H117]" office:value-type="float" office:value="3.3490566037736">
            <text:p>3,3490566038</text:p>
          </table:table-cell>
          <table:table-cell table:formula="of:=[.B$7]*[.H117]/[.D$1]" office:value-type="float" office:value="4.47830188679244">
            <text:p>4,4783018868</text:p>
          </table:table-cell>
          <table:table-cell table:formula="of:=[.L117]+[.B$3]" office:value-type="float" office:value="4.20357142857143">
            <text:p>4,2035714286</text:p>
          </table:table-cell>
          <table:table-cell table:formula="of:=[.G$1]*([.A117]-[.B$2])+[.G$3]" office:value-type="float" office:value="4.00357142857143">
            <text:p>4,0035714286</text:p>
          </table:table-cell>
          <table:table-cell table:formula="of:=IF([.H117]&lt;0;&quot;sperrt&quot;;IF([.I117]-[.J117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34999999999999">
            <text:p>5,35E+000</text:p>
          </table:table-cell>
          <table:table-cell office:value-type="float" office:value="4.109594">
            <text:p>4,11E+000</text:p>
          </table:table-cell>
          <table:table-cell office:value-type="float" office:value="4.053708">
            <text:p>4,05E+000</text:p>
          </table:table-cell>
          <table:table-cell table:number-columns-repeated="2"/>
          <table:table-cell table:formula="of:=IF([.M118]=&quot;sperrt&quot;;[.B$8];IF([.M118]=&quot;akt&quot;;[.I118];[.K118]))" office:value-type="float" office:value="4.20892857142857">
            <text:p>4,2089285714</text:p>
          </table:table-cell>
          <table:table-cell table:formula="of:=IF([.M118]=&quot;sperrt&quot;;0;IF([.M118]=&quot;akt&quot;;[.J118];[.L118]))" office:value-type="float" office:value="4.00892857142857">
            <text:p>4,0089285714</text:p>
          </table:table-cell>
          <table:table-cell table:formula="of:=([.A118]-[.B$2])/[.D$3]" office:value-type="float" office:value="2.24056603773584">
            <text:p>2,2405660377</text:p>
          </table:table-cell>
          <table:table-cell table:formula="of:=[.B$8]-[.B$6]*[.H118]" office:value-type="float" office:value="3.27830188679247">
            <text:p>3,2783018868</text:p>
          </table:table-cell>
          <table:table-cell table:formula="of:=[.B$7]*[.H118]/[.D$1]" office:value-type="float" office:value="4.52594339622641">
            <text:p>4,5259433962</text:p>
          </table:table-cell>
          <table:table-cell table:formula="of:=[.L118]+[.B$3]" office:value-type="float" office:value="4.20892857142857">
            <text:p>4,2089285714</text:p>
          </table:table-cell>
          <table:table-cell table:formula="of:=[.G$1]*([.A118]-[.B$2])+[.G$3]" office:value-type="float" office:value="4.00892857142857">
            <text:p>4,0089285714</text:p>
          </table:table-cell>
          <table:table-cell table:formula="of:=IF([.H118]&lt;0;&quot;sperrt&quot;;IF([.I118]-[.J118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39999999999999">
            <text:p>5,40E+000</text:p>
          </table:table-cell>
          <table:table-cell office:value-type="float" office:value="4.113838">
            <text:p>4,11E+000</text:p>
          </table:table-cell>
          <table:table-cell office:value-type="float" office:value="4.059626">
            <text:p>4,06E+000</text:p>
          </table:table-cell>
          <table:table-cell table:number-columns-repeated="2"/>
          <table:table-cell table:formula="of:=IF([.M119]=&quot;sperrt&quot;;[.B$8];IF([.M119]=&quot;akt&quot;;[.I119];[.K119]))" office:value-type="float" office:value="4.21428571428571">
            <text:p>4,2142857143</text:p>
          </table:table-cell>
          <table:table-cell table:formula="of:=IF([.M119]=&quot;sperrt&quot;;0;IF([.M119]=&quot;akt&quot;;[.J119];[.L119]))" office:value-type="float" office:value="4.01428571428571">
            <text:p>4,0142857143</text:p>
          </table:table-cell>
          <table:table-cell table:formula="of:=([.A119]-[.B$2])/[.D$3]" office:value-type="float" office:value="2.26415094339622">
            <text:p>2,2641509434</text:p>
          </table:table-cell>
          <table:table-cell table:formula="of:=[.B$8]-[.B$6]*[.H119]" office:value-type="float" office:value="3.20754716981134">
            <text:p>3,2075471698</text:p>
          </table:table-cell>
          <table:table-cell table:formula="of:=[.B$7]*[.H119]/[.D$1]" office:value-type="float" office:value="4.57358490566037">
            <text:p>4,5735849057</text:p>
          </table:table-cell>
          <table:table-cell table:formula="of:=[.L119]+[.B$3]" office:value-type="float" office:value="4.21428571428571">
            <text:p>4,2142857143</text:p>
          </table:table-cell>
          <table:table-cell table:formula="of:=[.G$1]*([.A119]-[.B$2])+[.G$3]" office:value-type="float" office:value="4.01428571428571">
            <text:p>4,0142857143</text:p>
          </table:table-cell>
          <table:table-cell table:formula="of:=IF([.H119]&lt;0;&quot;sperrt&quot;;IF([.I119]-[.J119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44999999999999">
            <text:p>5,45E+000</text:p>
          </table:table-cell>
          <table:table-cell office:value-type="float" office:value="4.118169">
            <text:p>4,12E+000</text:p>
          </table:table-cell>
          <table:table-cell office:value-type="float" office:value="4.065496">
            <text:p>4,07E+000</text:p>
          </table:table-cell>
          <table:table-cell table:number-columns-repeated="2"/>
          <table:table-cell table:formula="of:=IF([.M120]=&quot;sperrt&quot;;[.B$8];IF([.M120]=&quot;akt&quot;;[.I120];[.K120]))" office:value-type="float" office:value="4.21964285714286">
            <text:p>4,2196428571</text:p>
          </table:table-cell>
          <table:table-cell table:formula="of:=IF([.M120]=&quot;sperrt&quot;;0;IF([.M120]=&quot;akt&quot;;[.J120];[.L120]))" office:value-type="float" office:value="4.01964285714286">
            <text:p>4,0196428571</text:p>
          </table:table-cell>
          <table:table-cell table:formula="of:=([.A120]-[.B$2])/[.D$3]" office:value-type="float" office:value="2.2877358490566">
            <text:p>2,2877358491</text:p>
          </table:table-cell>
          <table:table-cell table:formula="of:=[.B$8]-[.B$6]*[.H120]" office:value-type="float" office:value="3.13679245283021">
            <text:p>3,1367924528</text:p>
          </table:table-cell>
          <table:table-cell table:formula="of:=[.B$7]*[.H120]/[.D$1]" office:value-type="float" office:value="4.62122641509433">
            <text:p>4,6212264151</text:p>
          </table:table-cell>
          <table:table-cell table:formula="of:=[.L120]+[.B$3]" office:value-type="float" office:value="4.21964285714286">
            <text:p>4,2196428571</text:p>
          </table:table-cell>
          <table:table-cell table:formula="of:=[.G$1]*([.A120]-[.B$2])+[.G$3]" office:value-type="float" office:value="4.01964285714286">
            <text:p>4,0196428571</text:p>
          </table:table-cell>
          <table:table-cell table:formula="of:=IF([.H120]&lt;0;&quot;sperrt&quot;;IF([.I120]-[.J120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49999999999999">
            <text:p>5,50E+000</text:p>
          </table:table-cell>
          <table:table-cell office:value-type="float" office:value="4.122576">
            <text:p>4,12E+000</text:p>
          </table:table-cell>
          <table:table-cell office:value-type="float" office:value="4.071324">
            <text:p>4,07E+000</text:p>
          </table:table-cell>
          <table:table-cell table:number-columns-repeated="2"/>
          <table:table-cell table:formula="of:=IF([.M121]=&quot;sperrt&quot;;[.B$8];IF([.M121]=&quot;akt&quot;;[.I121];[.K121]))" office:value-type="float" office:value="4.225">
            <text:p>4,225</text:p>
          </table:table-cell>
          <table:table-cell table:formula="of:=IF([.M121]=&quot;sperrt&quot;;0;IF([.M121]=&quot;akt&quot;;[.J121];[.L121]))" office:value-type="float" office:value="4.025">
            <text:p>4,025</text:p>
          </table:table-cell>
          <table:table-cell table:formula="of:=([.A121]-[.B$2])/[.D$3]" office:value-type="float" office:value="2.31132075471698">
            <text:p>2,3113207547</text:p>
          </table:table-cell>
          <table:table-cell table:formula="of:=[.B$8]-[.B$6]*[.H121]" office:value-type="float" office:value="3.06603773584907">
            <text:p>3,0660377358</text:p>
          </table:table-cell>
          <table:table-cell table:formula="of:=[.B$7]*[.H121]/[.D$1]" office:value-type="float" office:value="4.66886792452829">
            <text:p>4,6688679245</text:p>
          </table:table-cell>
          <table:table-cell table:formula="of:=[.L121]+[.B$3]" office:value-type="float" office:value="4.225">
            <text:p>4,225</text:p>
          </table:table-cell>
          <table:table-cell table:formula="of:=[.G$1]*([.A121]-[.B$2])+[.G$3]" office:value-type="float" office:value="4.025">
            <text:p>4,025</text:p>
          </table:table-cell>
          <table:table-cell table:formula="of:=IF([.H121]&lt;0;&quot;sperrt&quot;;IF([.I121]-[.J121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54999999999999">
            <text:p>5,55E+000</text:p>
          </table:table-cell>
          <table:table-cell office:value-type="float" office:value="4.127049">
            <text:p>4,13E+000</text:p>
          </table:table-cell>
          <table:table-cell office:value-type="float" office:value="4.077117">
            <text:p>4,08E+000</text:p>
          </table:table-cell>
          <table:table-cell table:number-columns-repeated="2"/>
          <table:table-cell table:formula="of:=IF([.M122]=&quot;sperrt&quot;;[.B$8];IF([.M122]=&quot;akt&quot;;[.I122];[.K122]))" office:value-type="float" office:value="4.23035714285714">
            <text:p>4,2303571429</text:p>
          </table:table-cell>
          <table:table-cell table:formula="of:=IF([.M122]=&quot;sperrt&quot;;0;IF([.M122]=&quot;akt&quot;;[.J122];[.L122]))" office:value-type="float" office:value="4.03035714285714">
            <text:p>4,0303571429</text:p>
          </table:table-cell>
          <table:table-cell table:formula="of:=([.A122]-[.B$2])/[.D$3]" office:value-type="float" office:value="2.33490566037735">
            <text:p>2,3349056604</text:p>
          </table:table-cell>
          <table:table-cell table:formula="of:=[.B$8]-[.B$6]*[.H122]" office:value-type="float" office:value="2.99528301886794">
            <text:p>2,9952830189</text:p>
          </table:table-cell>
          <table:table-cell table:formula="of:=[.B$7]*[.H122]/[.D$1]" office:value-type="float" office:value="4.71650943396225">
            <text:p>4,716509434</text:p>
          </table:table-cell>
          <table:table-cell table:formula="of:=[.L122]+[.B$3]" office:value-type="float" office:value="4.23035714285714">
            <text:p>4,2303571429</text:p>
          </table:table-cell>
          <table:table-cell table:formula="of:=[.G$1]*([.A122]-[.B$2])+[.G$3]" office:value-type="float" office:value="4.03035714285714">
            <text:p>4,0303571429</text:p>
          </table:table-cell>
          <table:table-cell table:formula="of:=IF([.H122]&lt;0;&quot;sperrt&quot;;IF([.I122]-[.J122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59999999999999">
            <text:p>5,60E+000</text:p>
          </table:table-cell>
          <table:table-cell office:value-type="float" office:value="4.131581">
            <text:p>4,13E+000</text:p>
          </table:table-cell>
          <table:table-cell office:value-type="float" office:value="4.082877">
            <text:p>4,08E+000</text:p>
          </table:table-cell>
          <table:table-cell table:number-columns-repeated="2"/>
          <table:table-cell table:formula="of:=IF([.M123]=&quot;sperrt&quot;;[.B$8];IF([.M123]=&quot;akt&quot;;[.I123];[.K123]))" office:value-type="float" office:value="4.23571428571429">
            <text:p>4,2357142857</text:p>
          </table:table-cell>
          <table:table-cell table:formula="of:=IF([.M123]=&quot;sperrt&quot;;0;IF([.M123]=&quot;akt&quot;;[.J123];[.L123]))" office:value-type="float" office:value="4.03571428571429">
            <text:p>4,0357142857</text:p>
          </table:table-cell>
          <table:table-cell table:formula="of:=([.A123]-[.B$2])/[.D$3]" office:value-type="float" office:value="2.35849056603773">
            <text:p>2,358490566</text:p>
          </table:table-cell>
          <table:table-cell table:formula="of:=[.B$8]-[.B$6]*[.H123]" office:value-type="float" office:value="2.92452830188681">
            <text:p>2,9245283019</text:p>
          </table:table-cell>
          <table:table-cell table:formula="of:=[.B$7]*[.H123]/[.D$1]" office:value-type="float" office:value="4.76415094339621">
            <text:p>4,7641509434</text:p>
          </table:table-cell>
          <table:table-cell table:formula="of:=[.L123]+[.B$3]" office:value-type="float" office:value="4.23571428571429">
            <text:p>4,2357142857</text:p>
          </table:table-cell>
          <table:table-cell table:formula="of:=[.G$1]*([.A123]-[.B$2])+[.G$3]" office:value-type="float" office:value="4.03571428571429">
            <text:p>4,0357142857</text:p>
          </table:table-cell>
          <table:table-cell table:formula="of:=IF([.H123]&lt;0;&quot;sperrt&quot;;IF([.I123]-[.J123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64999999999999">
            <text:p>5,65E+000</text:p>
          </table:table-cell>
          <table:table-cell office:value-type="float" office:value="4.136166">
            <text:p>4,14E+000</text:p>
          </table:table-cell>
          <table:table-cell office:value-type="float" office:value="4.088609">
            <text:p>4,09E+000</text:p>
          </table:table-cell>
          <table:table-cell table:number-columns-repeated="2"/>
          <table:table-cell table:formula="of:=IF([.M124]=&quot;sperrt&quot;;[.B$8];IF([.M124]=&quot;akt&quot;;[.I124];[.K124]))" office:value-type="float" office:value="4.24107142857143">
            <text:p>4,2410714286</text:p>
          </table:table-cell>
          <table:table-cell table:formula="of:=IF([.M124]=&quot;sperrt&quot;;0;IF([.M124]=&quot;akt&quot;;[.J124];[.L124]))" office:value-type="float" office:value="4.04107142857143">
            <text:p>4,0410714286</text:p>
          </table:table-cell>
          <table:table-cell table:formula="of:=([.A124]-[.B$2])/[.D$3]" office:value-type="float" office:value="2.38207547169811">
            <text:p>2,3820754717</text:p>
          </table:table-cell>
          <table:table-cell table:formula="of:=[.B$8]-[.B$6]*[.H124]" office:value-type="float" office:value="2.85377358490568">
            <text:p>2,8537735849</text:p>
          </table:table-cell>
          <table:table-cell table:formula="of:=[.B$7]*[.H124]/[.D$1]" office:value-type="float" office:value="4.81179245283018">
            <text:p>4,8117924528</text:p>
          </table:table-cell>
          <table:table-cell table:formula="of:=[.L124]+[.B$3]" office:value-type="float" office:value="4.24107142857143">
            <text:p>4,2410714286</text:p>
          </table:table-cell>
          <table:table-cell table:formula="of:=[.G$1]*([.A124]-[.B$2])+[.G$3]" office:value-type="float" office:value="4.04107142857143">
            <text:p>4,0410714286</text:p>
          </table:table-cell>
          <table:table-cell table:formula="of:=IF([.H124]&lt;0;&quot;sperrt&quot;;IF([.I124]-[.J124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69999999999999">
            <text:p>5,70E+000</text:p>
          </table:table-cell>
          <table:table-cell office:value-type="float" office:value="4.140797">
            <text:p>4,14E+000</text:p>
          </table:table-cell>
          <table:table-cell office:value-type="float" office:value="4.094315">
            <text:p>4,09E+000</text:p>
          </table:table-cell>
          <table:table-cell table:number-columns-repeated="2"/>
          <table:table-cell table:formula="of:=IF([.M125]=&quot;sperrt&quot;;[.B$8];IF([.M125]=&quot;akt&quot;;[.I125];[.K125]))" office:value-type="float" office:value="4.24642857142857">
            <text:p>4,2464285714</text:p>
          </table:table-cell>
          <table:table-cell table:formula="of:=IF([.M125]=&quot;sperrt&quot;;0;IF([.M125]=&quot;akt&quot;;[.J125];[.L125]))" office:value-type="float" office:value="4.04642857142857">
            <text:p>4,0464285714</text:p>
          </table:table-cell>
          <table:table-cell table:formula="of:=([.A125]-[.B$2])/[.D$3]" office:value-type="float" office:value="2.40566037735848">
            <text:p>2,4056603774</text:p>
          </table:table-cell>
          <table:table-cell table:formula="of:=[.B$8]-[.B$6]*[.H125]" office:value-type="float" office:value="2.78301886792455">
            <text:p>2,7830188679</text:p>
          </table:table-cell>
          <table:table-cell table:formula="of:=[.B$7]*[.H125]/[.D$1]" office:value-type="float" office:value="4.85943396226414">
            <text:p>4,8594339623</text:p>
          </table:table-cell>
          <table:table-cell table:formula="of:=[.L125]+[.B$3]" office:value-type="float" office:value="4.24642857142857">
            <text:p>4,2464285714</text:p>
          </table:table-cell>
          <table:table-cell table:formula="of:=[.G$1]*([.A125]-[.B$2])+[.G$3]" office:value-type="float" office:value="4.04642857142857">
            <text:p>4,0464285714</text:p>
          </table:table-cell>
          <table:table-cell table:formula="of:=IF([.H125]&lt;0;&quot;sperrt&quot;;IF([.I125]-[.J125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74999999999999">
            <text:p>5,75E+000</text:p>
          </table:table-cell>
          <table:table-cell office:value-type="float" office:value="4.145471">
            <text:p>4,15E+000</text:p>
          </table:table-cell>
          <table:table-cell office:value-type="float" office:value="4.099998">
            <text:p>4,10E+000</text:p>
          </table:table-cell>
          <table:table-cell table:number-columns-repeated="2"/>
          <table:table-cell table:formula="of:=IF([.M126]=&quot;sperrt&quot;;[.B$8];IF([.M126]=&quot;akt&quot;;[.I126];[.K126]))" office:value-type="float" office:value="4.25178571428571">
            <text:p>4,2517857143</text:p>
          </table:table-cell>
          <table:table-cell table:formula="of:=IF([.M126]=&quot;sperrt&quot;;0;IF([.M126]=&quot;akt&quot;;[.J126];[.L126]))" office:value-type="float" office:value="4.05178571428571">
            <text:p>4,0517857143</text:p>
          </table:table-cell>
          <table:table-cell table:formula="of:=([.A126]-[.B$2])/[.D$3]" office:value-type="float" office:value="2.42924528301886">
            <text:p>2,429245283</text:p>
          </table:table-cell>
          <table:table-cell table:formula="of:=[.B$8]-[.B$6]*[.H126]" office:value-type="float" office:value="2.71226415094341">
            <text:p>2,7122641509</text:p>
          </table:table-cell>
          <table:table-cell table:formula="of:=[.B$7]*[.H126]/[.D$1]" office:value-type="float" office:value="4.9070754716981">
            <text:p>4,9070754717</text:p>
          </table:table-cell>
          <table:table-cell table:formula="of:=[.L126]+[.B$3]" office:value-type="float" office:value="4.25178571428571">
            <text:p>4,2517857143</text:p>
          </table:table-cell>
          <table:table-cell table:formula="of:=[.G$1]*([.A126]-[.B$2])+[.G$3]" office:value-type="float" office:value="4.05178571428571">
            <text:p>4,0517857143</text:p>
          </table:table-cell>
          <table:table-cell table:formula="of:=IF([.H126]&lt;0;&quot;sperrt&quot;;IF([.I126]-[.J126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79999999999999">
            <text:p>5,80E+000</text:p>
          </table:table-cell>
          <table:table-cell office:value-type="float" office:value="4.150182">
            <text:p>4,15E+000</text:p>
          </table:table-cell>
          <table:table-cell office:value-type="float" office:value="4.105661">
            <text:p>4,11E+000</text:p>
          </table:table-cell>
          <table:table-cell table:number-columns-repeated="2"/>
          <table:table-cell table:formula="of:=IF([.M127]=&quot;sperrt&quot;;[.B$8];IF([.M127]=&quot;akt&quot;;[.I127];[.K127]))" office:value-type="float" office:value="4.25714285714286">
            <text:p>4,2571428571</text:p>
          </table:table-cell>
          <table:table-cell table:formula="of:=IF([.M127]=&quot;sperrt&quot;;0;IF([.M127]=&quot;akt&quot;;[.J127];[.L127]))" office:value-type="float" office:value="4.05714285714286">
            <text:p>4,0571428571</text:p>
          </table:table-cell>
          <table:table-cell table:formula="of:=([.A127]-[.B$2])/[.D$3]" office:value-type="float" office:value="2.45283018867924">
            <text:p>2,4528301887</text:p>
          </table:table-cell>
          <table:table-cell table:formula="of:=[.B$8]-[.B$6]*[.H127]" office:value-type="float" office:value="2.64150943396228">
            <text:p>2,641509434</text:p>
          </table:table-cell>
          <table:table-cell table:formula="of:=[.B$7]*[.H127]/[.D$1]" office:value-type="float" office:value="4.95471698113206">
            <text:p>4,9547169811</text:p>
          </table:table-cell>
          <table:table-cell table:formula="of:=[.L127]+[.B$3]" office:value-type="float" office:value="4.25714285714286">
            <text:p>4,2571428571</text:p>
          </table:table-cell>
          <table:table-cell table:formula="of:=[.G$1]*([.A127]-[.B$2])+[.G$3]" office:value-type="float" office:value="4.05714285714286">
            <text:p>4,0571428571</text:p>
          </table:table-cell>
          <table:table-cell table:formula="of:=IF([.H127]&lt;0;&quot;sperrt&quot;;IF([.I127]-[.J127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84999999999999">
            <text:p>5,85E+000</text:p>
          </table:table-cell>
          <table:table-cell office:value-type="float" office:value="4.154929">
            <text:p>4,15E+000</text:p>
          </table:table-cell>
          <table:table-cell office:value-type="float" office:value="4.111306">
            <text:p>4,11E+000</text:p>
          </table:table-cell>
          <table:table-cell table:number-columns-repeated="2"/>
          <table:table-cell table:formula="of:=IF([.M128]=&quot;sperrt&quot;;[.B$8];IF([.M128]=&quot;akt&quot;;[.I128];[.K128]))" office:value-type="float" office:value="4.2625">
            <text:p>4,2625</text:p>
          </table:table-cell>
          <table:table-cell table:formula="of:=IF([.M128]=&quot;sperrt&quot;;0;IF([.M128]=&quot;akt&quot;;[.J128];[.L128]))" office:value-type="float" office:value="4.0625">
            <text:p>4,0625</text:p>
          </table:table-cell>
          <table:table-cell table:formula="of:=([.A128]-[.B$2])/[.D$3]" office:value-type="float" office:value="2.47641509433962">
            <text:p>2,4764150943</text:p>
          </table:table-cell>
          <table:table-cell table:formula="of:=[.B$8]-[.B$6]*[.H128]" office:value-type="float" office:value="2.57075471698115">
            <text:p>2,570754717</text:p>
          </table:table-cell>
          <table:table-cell table:formula="of:=[.B$7]*[.H128]/[.D$1]" office:value-type="float" office:value="5.00235849056603">
            <text:p>5,0023584906</text:p>
          </table:table-cell>
          <table:table-cell table:formula="of:=[.L128]+[.B$3]" office:value-type="float" office:value="4.2625">
            <text:p>4,2625</text:p>
          </table:table-cell>
          <table:table-cell table:formula="of:=[.G$1]*([.A128]-[.B$2])+[.G$3]" office:value-type="float" office:value="4.0625">
            <text:p>4,0625</text:p>
          </table:table-cell>
          <table:table-cell table:formula="of:=IF([.H128]&lt;0;&quot;sperrt&quot;;IF([.I128]-[.J128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89999999999999">
            <text:p>5,90E+000</text:p>
          </table:table-cell>
          <table:table-cell office:value-type="float" office:value="4.159706">
            <text:p>4,16E+000</text:p>
          </table:table-cell>
          <table:table-cell office:value-type="float" office:value="4.116933">
            <text:p>4,12E+000</text:p>
          </table:table-cell>
          <table:table-cell table:number-columns-repeated="2"/>
          <table:table-cell table:formula="of:=IF([.M129]=&quot;sperrt&quot;;[.B$8];IF([.M129]=&quot;akt&quot;;[.I129];[.K129]))" office:value-type="float" office:value="4.26785714285714">
            <text:p>4,2678571429</text:p>
          </table:table-cell>
          <table:table-cell table:formula="of:=IF([.M129]=&quot;sperrt&quot;;0;IF([.M129]=&quot;akt&quot;;[.J129];[.L129]))" office:value-type="float" office:value="4.06785714285714">
            <text:p>4,0678571429</text:p>
          </table:table-cell>
          <table:table-cell table:formula="of:=([.A129]-[.B$2])/[.D$3]" office:value-type="float" office:value="2.49999999999999">
            <text:p>2,5</text:p>
          </table:table-cell>
          <table:table-cell table:formula="of:=[.B$8]-[.B$6]*[.H129]" office:value-type="float" office:value="2.50000000000002">
            <text:p>2,5</text:p>
          </table:table-cell>
          <table:table-cell table:formula="of:=[.B$7]*[.H129]/[.D$1]" office:value-type="float" office:value="5.04999999999999">
            <text:p>5,05</text:p>
          </table:table-cell>
          <table:table-cell table:formula="of:=[.L129]+[.B$3]" office:value-type="float" office:value="4.26785714285714">
            <text:p>4,2678571429</text:p>
          </table:table-cell>
          <table:table-cell table:formula="of:=[.G$1]*([.A129]-[.B$2])+[.G$3]" office:value-type="float" office:value="4.06785714285714">
            <text:p>4,0678571429</text:p>
          </table:table-cell>
          <table:table-cell table:formula="of:=IF([.H129]&lt;0;&quot;sperrt&quot;;IF([.I129]-[.J129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94999999999999">
            <text:p>5,95E+000</text:p>
          </table:table-cell>
          <table:table-cell office:value-type="float" office:value="4.164513">
            <text:p>4,16E+000</text:p>
          </table:table-cell>
          <table:table-cell office:value-type="float" office:value="4.122545">
            <text:p>4,12E+000</text:p>
          </table:table-cell>
          <table:table-cell table:number-columns-repeated="2"/>
          <table:table-cell table:formula="of:=IF([.M130]=&quot;sperrt&quot;;[.B$8];IF([.M130]=&quot;akt&quot;;[.I130];[.K130]))" office:value-type="float" office:value="4.27321428571428">
            <text:p>4,2732142857</text:p>
          </table:table-cell>
          <table:table-cell table:formula="of:=IF([.M130]=&quot;sperrt&quot;;0;IF([.M130]=&quot;akt&quot;;[.J130];[.L130]))" office:value-type="float" office:value="4.07321428571428">
            <text:p>4,0732142857</text:p>
          </table:table-cell>
          <table:table-cell table:formula="of:=([.A130]-[.B$2])/[.D$3]" office:value-type="float" office:value="2.52358490566037">
            <text:p>2,5235849057</text:p>
          </table:table-cell>
          <table:table-cell table:formula="of:=[.B$8]-[.B$6]*[.H130]" office:value-type="float" office:value="2.42924528301889">
            <text:p>2,429245283</text:p>
          </table:table-cell>
          <table:table-cell table:formula="of:=[.B$7]*[.H130]/[.D$1]" office:value-type="float" office:value="5.09764150943395">
            <text:p>5,0976415094</text:p>
          </table:table-cell>
          <table:table-cell table:formula="of:=[.L130]+[.B$3]" office:value-type="float" office:value="4.27321428571428">
            <text:p>4,2732142857</text:p>
          </table:table-cell>
          <table:table-cell table:formula="of:=[.G$1]*([.A130]-[.B$2])+[.G$3]" office:value-type="float" office:value="4.07321428571428">
            <text:p>4,0732142857</text:p>
          </table:table-cell>
          <table:table-cell table:formula="of:=IF([.H130]&lt;0;&quot;sperrt&quot;;IF([.I130]-[.J130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5.99999999999999">
            <text:p>6,00E+000</text:p>
          </table:table-cell>
          <table:table-cell office:value-type="float" office:value="4.169345">
            <text:p>4,17E+000</text:p>
          </table:table-cell>
          <table:table-cell office:value-type="float" office:value="4.128142">
            <text:p>4,13E+000</text:p>
          </table:table-cell>
          <table:table-cell table:number-columns-repeated="2"/>
          <table:table-cell table:formula="of:=IF([.M131]=&quot;sperrt&quot;;[.B$8];IF([.M131]=&quot;akt&quot;;[.I131];[.K131]))" office:value-type="float" office:value="4.27857142857143">
            <text:p>4,2785714286</text:p>
          </table:table-cell>
          <table:table-cell table:formula="of:=IF([.M131]=&quot;sperrt&quot;;0;IF([.M131]=&quot;akt&quot;;[.J131];[.L131]))" office:value-type="float" office:value="4.07857142857143">
            <text:p>4,0785714286</text:p>
          </table:table-cell>
          <table:table-cell table:formula="of:=([.A131]-[.B$2])/[.D$3]" office:value-type="float" office:value="2.54716981132075">
            <text:p>2,5471698113</text:p>
          </table:table-cell>
          <table:table-cell table:formula="of:=[.B$8]-[.B$6]*[.H131]" office:value-type="float" office:value="2.35849056603775">
            <text:p>2,358490566</text:p>
          </table:table-cell>
          <table:table-cell table:formula="of:=[.B$7]*[.H131]/[.D$1]" office:value-type="float" office:value="5.14528301886791">
            <text:p>5,1452830189</text:p>
          </table:table-cell>
          <table:table-cell table:formula="of:=[.L131]+[.B$3]" office:value-type="float" office:value="4.27857142857143">
            <text:p>4,2785714286</text:p>
          </table:table-cell>
          <table:table-cell table:formula="of:=[.G$1]*([.A131]-[.B$2])+[.G$3]" office:value-type="float" office:value="4.07857142857143">
            <text:p>4,0785714286</text:p>
          </table:table-cell>
          <table:table-cell table:formula="of:=IF([.H131]&lt;0;&quot;sperrt&quot;;IF([.I131]-[.J131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04999999999999">
            <text:p>6,05E+000</text:p>
          </table:table-cell>
          <table:table-cell office:value-type="float" office:value="4.174202">
            <text:p>4,17E+000</text:p>
          </table:table-cell>
          <table:table-cell office:value-type="float" office:value="4.133727">
            <text:p>4,13E+000</text:p>
          </table:table-cell>
          <table:table-cell table:number-columns-repeated="2"/>
          <table:table-cell table:formula="of:=IF([.M132]=&quot;sperrt&quot;;[.B$8];IF([.M132]=&quot;akt&quot;;[.I132];[.K132]))" office:value-type="float" office:value="4.28392857142857">
            <text:p>4,2839285714</text:p>
          </table:table-cell>
          <table:table-cell table:formula="of:=IF([.M132]=&quot;sperrt&quot;;0;IF([.M132]=&quot;akt&quot;;[.J132];[.L132]))" office:value-type="float" office:value="4.08392857142857">
            <text:p>4,0839285714</text:p>
          </table:table-cell>
          <table:table-cell table:formula="of:=([.A132]-[.B$2])/[.D$3]" office:value-type="float" office:value="2.57075471698113">
            <text:p>2,570754717</text:p>
          </table:table-cell>
          <table:table-cell table:formula="of:=[.B$8]-[.B$6]*[.H132]" office:value-type="float" office:value="2.28773584905662">
            <text:p>2,2877358491</text:p>
          </table:table-cell>
          <table:table-cell table:formula="of:=[.B$7]*[.H132]/[.D$1]" office:value-type="float" office:value="5.19292452830187">
            <text:p>5,1929245283</text:p>
          </table:table-cell>
          <table:table-cell table:formula="of:=[.L132]+[.B$3]" office:value-type="float" office:value="4.28392857142857">
            <text:p>4,2839285714</text:p>
          </table:table-cell>
          <table:table-cell table:formula="of:=[.G$1]*([.A132]-[.B$2])+[.G$3]" office:value-type="float" office:value="4.08392857142857">
            <text:p>4,0839285714</text:p>
          </table:table-cell>
          <table:table-cell table:formula="of:=IF([.H132]&lt;0;&quot;sperrt&quot;;IF([.I132]-[.J132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09999999999999">
            <text:p>6,10E+000</text:p>
          </table:table-cell>
          <table:table-cell office:value-type="float" office:value="4.179082">
            <text:p>4,18E+000</text:p>
          </table:table-cell>
          <table:table-cell office:value-type="float" office:value="4.139299">
            <text:p>4,14E+000</text:p>
          </table:table-cell>
          <table:table-cell table:number-columns-repeated="2"/>
          <table:table-cell table:formula="of:=IF([.M133]=&quot;sperrt&quot;;[.B$8];IF([.M133]=&quot;akt&quot;;[.I133];[.K133]))" office:value-type="float" office:value="4.28928571428571">
            <text:p>4,2892857143</text:p>
          </table:table-cell>
          <table:table-cell table:formula="of:=IF([.M133]=&quot;sperrt&quot;;0;IF([.M133]=&quot;akt&quot;;[.J133];[.L133]))" office:value-type="float" office:value="4.08928571428571">
            <text:p>4,0892857143</text:p>
          </table:table-cell>
          <table:table-cell table:formula="of:=([.A133]-[.B$2])/[.D$3]" office:value-type="float" office:value="2.5943396226415">
            <text:p>2,5943396226</text:p>
          </table:table-cell>
          <table:table-cell table:formula="of:=[.B$8]-[.B$6]*[.H133]" office:value-type="float" office:value="2.21698113207549">
            <text:p>2,2169811321</text:p>
          </table:table-cell>
          <table:table-cell table:formula="of:=[.B$7]*[.H133]/[.D$1]" office:value-type="float" office:value="5.24056603773584">
            <text:p>5,2405660377</text:p>
          </table:table-cell>
          <table:table-cell table:formula="of:=[.L133]+[.B$3]" office:value-type="float" office:value="4.28928571428571">
            <text:p>4,2892857143</text:p>
          </table:table-cell>
          <table:table-cell table:formula="of:=[.G$1]*([.A133]-[.B$2])+[.G$3]" office:value-type="float" office:value="4.08928571428571">
            <text:p>4,0892857143</text:p>
          </table:table-cell>
          <table:table-cell table:formula="of:=IF([.H133]&lt;0;&quot;sperrt&quot;;IF([.I133]-[.J133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14999999999999">
            <text:p>6,15E+000</text:p>
          </table:table-cell>
          <table:table-cell office:value-type="float" office:value="4.183983">
            <text:p>4,18E+000</text:p>
          </table:table-cell>
          <table:table-cell office:value-type="float" office:value="4.144861">
            <text:p>4,14E+000</text:p>
          </table:table-cell>
          <table:table-cell table:number-columns-repeated="2"/>
          <table:table-cell table:formula="of:=IF([.M134]=&quot;sperrt&quot;;[.B$8];IF([.M134]=&quot;akt&quot;;[.I134];[.K134]))" office:value-type="float" office:value="4.29464285714286">
            <text:p>4,2946428571</text:p>
          </table:table-cell>
          <table:table-cell table:formula="of:=IF([.M134]=&quot;sperrt&quot;;0;IF([.M134]=&quot;akt&quot;;[.J134];[.L134]))" office:value-type="float" office:value="4.09464285714286">
            <text:p>4,0946428571</text:p>
          </table:table-cell>
          <table:table-cell table:formula="of:=([.A134]-[.B$2])/[.D$3]" office:value-type="float" office:value="2.61792452830188">
            <text:p>2,6179245283</text:p>
          </table:table-cell>
          <table:table-cell table:formula="of:=[.B$8]-[.B$6]*[.H134]" office:value-type="float" office:value="2.14622641509436">
            <text:p>2,1462264151</text:p>
          </table:table-cell>
          <table:table-cell table:formula="of:=[.B$7]*[.H134]/[.D$1]" office:value-type="float" office:value="5.2882075471698">
            <text:p>5,2882075472</text:p>
          </table:table-cell>
          <table:table-cell table:formula="of:=[.L134]+[.B$3]" office:value-type="float" office:value="4.29464285714286">
            <text:p>4,2946428571</text:p>
          </table:table-cell>
          <table:table-cell table:formula="of:=[.G$1]*([.A134]-[.B$2])+[.G$3]" office:value-type="float" office:value="4.09464285714286">
            <text:p>4,0946428571</text:p>
          </table:table-cell>
          <table:table-cell table:formula="of:=IF([.H134]&lt;0;&quot;sperrt&quot;;IF([.I134]-[.J134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19999999999999">
            <text:p>6,20E+000</text:p>
          </table:table-cell>
          <table:table-cell office:value-type="float" office:value="4.188903">
            <text:p>4,19E+000</text:p>
          </table:table-cell>
          <table:table-cell office:value-type="float" office:value="4.150412">
            <text:p>4,15E+000</text:p>
          </table:table-cell>
          <table:table-cell table:number-columns-repeated="2"/>
          <table:table-cell table:formula="of:=IF([.M135]=&quot;sperrt&quot;;[.B$8];IF([.M135]=&quot;akt&quot;;[.I135];[.K135]))" office:value-type="float" office:value="4.3">
            <text:p>4,3</text:p>
          </table:table-cell>
          <table:table-cell table:formula="of:=IF([.M135]=&quot;sperrt&quot;;0;IF([.M135]=&quot;akt&quot;;[.J135];[.L135]))" office:value-type="float" office:value="4.1">
            <text:p>4,1</text:p>
          </table:table-cell>
          <table:table-cell table:formula="of:=([.A135]-[.B$2])/[.D$3]" office:value-type="float" office:value="2.64150943396226">
            <text:p>2,641509434</text:p>
          </table:table-cell>
          <table:table-cell table:formula="of:=[.B$8]-[.B$6]*[.H135]" office:value-type="float" office:value="2.07547169811323">
            <text:p>2,0754716981</text:p>
          </table:table-cell>
          <table:table-cell table:formula="of:=[.B$7]*[.H135]/[.D$1]" office:value-type="float" office:value="5.33584905660376">
            <text:p>5,3358490566</text:p>
          </table:table-cell>
          <table:table-cell table:formula="of:=[.L135]+[.B$3]" office:value-type="float" office:value="4.3">
            <text:p>4,3</text:p>
          </table:table-cell>
          <table:table-cell table:formula="of:=[.G$1]*([.A135]-[.B$2])+[.G$3]" office:value-type="float" office:value="4.1">
            <text:p>4,1</text:p>
          </table:table-cell>
          <table:table-cell table:formula="of:=IF([.H135]&lt;0;&quot;sperrt&quot;;IF([.I135]-[.J135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24999999999999">
            <text:p>6,25E+000</text:p>
          </table:table-cell>
          <table:table-cell office:value-type="float" office:value="4.193841">
            <text:p>4,19E+000</text:p>
          </table:table-cell>
          <table:table-cell office:value-type="float" office:value="4.155954">
            <text:p>4,16E+000</text:p>
          </table:table-cell>
          <table:table-cell table:number-columns-repeated="2"/>
          <table:table-cell table:formula="of:=IF([.M136]=&quot;sperrt&quot;;[.B$8];IF([.M136]=&quot;akt&quot;;[.I136];[.K136]))" office:value-type="float" office:value="4.30535714285714">
            <text:p>4,3053571429</text:p>
          </table:table-cell>
          <table:table-cell table:formula="of:=IF([.M136]=&quot;sperrt&quot;;0;IF([.M136]=&quot;akt&quot;;[.J136];[.L136]))" office:value-type="float" office:value="4.10535714285714">
            <text:p>4,1053571429</text:p>
          </table:table-cell>
          <table:table-cell table:formula="of:=([.A136]-[.B$2])/[.D$3]" office:value-type="float" office:value="2.66509433962263">
            <text:p>2,6650943396</text:p>
          </table:table-cell>
          <table:table-cell table:formula="of:=[.B$8]-[.B$6]*[.H136]" office:value-type="float" office:value="2.0047169811321">
            <text:p>2,0047169811</text:p>
          </table:table-cell>
          <table:table-cell table:formula="of:=[.B$7]*[.H136]/[.D$1]" office:value-type="float" office:value="5.38349056603772">
            <text:p>5,383490566</text:p>
          </table:table-cell>
          <table:table-cell table:formula="of:=[.L136]+[.B$3]" office:value-type="float" office:value="4.30535714285714">
            <text:p>4,3053571429</text:p>
          </table:table-cell>
          <table:table-cell table:formula="of:=[.G$1]*([.A136]-[.B$2])+[.G$3]" office:value-type="float" office:value="4.10535714285714">
            <text:p>4,1053571429</text:p>
          </table:table-cell>
          <table:table-cell table:formula="of:=IF([.H136]&lt;0;&quot;sperrt&quot;;IF([.I136]-[.J136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29999999999999">
            <text:p>6,30E+000</text:p>
          </table:table-cell>
          <table:table-cell office:value-type="float" office:value="4.198795">
            <text:p>4,20E+000</text:p>
          </table:table-cell>
          <table:table-cell office:value-type="float" office:value="4.161487">
            <text:p>4,16E+000</text:p>
          </table:table-cell>
          <table:table-cell table:number-columns-repeated="2"/>
          <table:table-cell table:formula="of:=IF([.M137]=&quot;sperrt&quot;;[.B$8];IF([.M137]=&quot;akt&quot;;[.I137];[.K137]))" office:value-type="float" office:value="4.31071428571429">
            <text:p>4,3107142857</text:p>
          </table:table-cell>
          <table:table-cell table:formula="of:=IF([.M137]=&quot;sperrt&quot;;0;IF([.M137]=&quot;akt&quot;;[.J137];[.L137]))" office:value-type="float" office:value="4.11071428571429">
            <text:p>4,1107142857</text:p>
          </table:table-cell>
          <table:table-cell table:formula="of:=([.A137]-[.B$2])/[.D$3]" office:value-type="float" office:value="2.68867924528301">
            <text:p>2,6886792453</text:p>
          </table:table-cell>
          <table:table-cell table:formula="of:=[.B$8]-[.B$6]*[.H137]" office:value-type="float" office:value="1.93396226415097">
            <text:p>1,9339622642</text:p>
          </table:table-cell>
          <table:table-cell table:formula="of:=[.B$7]*[.H137]/[.D$1]" office:value-type="float" office:value="5.43113207547168">
            <text:p>5,4311320755</text:p>
          </table:table-cell>
          <table:table-cell table:formula="of:=[.L137]+[.B$3]" office:value-type="float" office:value="4.31071428571429">
            <text:p>4,3107142857</text:p>
          </table:table-cell>
          <table:table-cell table:formula="of:=[.G$1]*([.A137]-[.B$2])+[.G$3]" office:value-type="float" office:value="4.11071428571429">
            <text:p>4,1107142857</text:p>
          </table:table-cell>
          <table:table-cell table:formula="of:=IF([.H137]&lt;0;&quot;sperrt&quot;;IF([.I137]-[.J137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34999999999999">
            <text:p>6,35E+000</text:p>
          </table:table-cell>
          <table:table-cell office:value-type="float" office:value="4.203765">
            <text:p>4,20E+000</text:p>
          </table:table-cell>
          <table:table-cell office:value-type="float" office:value="4.167012">
            <text:p>4,17E+000</text:p>
          </table:table-cell>
          <table:table-cell table:number-columns-repeated="2"/>
          <table:table-cell table:formula="of:=IF([.M138]=&quot;sperrt&quot;;[.B$8];IF([.M138]=&quot;akt&quot;;[.I138];[.K138]))" office:value-type="float" office:value="4.31607142857143">
            <text:p>4,3160714286</text:p>
          </table:table-cell>
          <table:table-cell table:formula="of:=IF([.M138]=&quot;sperrt&quot;;0;IF([.M138]=&quot;akt&quot;;[.J138];[.L138]))" office:value-type="float" office:value="4.11607142857143">
            <text:p>4,1160714286</text:p>
          </table:table-cell>
          <table:table-cell table:formula="of:=([.A138]-[.B$2])/[.D$3]" office:value-type="float" office:value="2.71226415094339">
            <text:p>2,7122641509</text:p>
          </table:table-cell>
          <table:table-cell table:formula="of:=[.B$8]-[.B$6]*[.H138]" office:value-type="float" office:value="1.86320754716983">
            <text:p>1,8632075472</text:p>
          </table:table-cell>
          <table:table-cell table:formula="of:=[.B$7]*[.H138]/[.D$1]" office:value-type="float" office:value="5.47877358490565">
            <text:p>5,4787735849</text:p>
          </table:table-cell>
          <table:table-cell table:formula="of:=[.L138]+[.B$3]" office:value-type="float" office:value="4.31607142857143">
            <text:p>4,3160714286</text:p>
          </table:table-cell>
          <table:table-cell table:formula="of:=[.G$1]*([.A138]-[.B$2])+[.G$3]" office:value-type="float" office:value="4.11607142857143">
            <text:p>4,1160714286</text:p>
          </table:table-cell>
          <table:table-cell table:formula="of:=IF([.H138]&lt;0;&quot;sperrt&quot;;IF([.I138]-[.J138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39999999999999">
            <text:p>6,40E+000</text:p>
          </table:table-cell>
          <table:table-cell office:value-type="float" office:value="4.20875">
            <text:p>4,21E+000</text:p>
          </table:table-cell>
          <table:table-cell office:value-type="float" office:value="4.172529">
            <text:p>4,17E+000</text:p>
          </table:table-cell>
          <table:table-cell table:number-columns-repeated="2"/>
          <table:table-cell table:formula="of:=IF([.M139]=&quot;sperrt&quot;;[.B$8];IF([.M139]=&quot;akt&quot;;[.I139];[.K139]))" office:value-type="float" office:value="4.32142857142857">
            <text:p>4,3214285714</text:p>
          </table:table-cell>
          <table:table-cell table:formula="of:=IF([.M139]=&quot;sperrt&quot;;0;IF([.M139]=&quot;akt&quot;;[.J139];[.L139]))" office:value-type="float" office:value="4.12142857142857">
            <text:p>4,1214285714</text:p>
          </table:table-cell>
          <table:table-cell table:formula="of:=([.A139]-[.B$2])/[.D$3]" office:value-type="float" office:value="2.73584905660377">
            <text:p>2,7358490566</text:p>
          </table:table-cell>
          <table:table-cell table:formula="of:=[.B$8]-[.B$6]*[.H139]" office:value-type="float" office:value="1.7924528301887">
            <text:p>1,7924528302</text:p>
          </table:table-cell>
          <table:table-cell table:formula="of:=[.B$7]*[.H139]/[.D$1]" office:value-type="float" office:value="5.52641509433961">
            <text:p>5,5264150943</text:p>
          </table:table-cell>
          <table:table-cell table:formula="of:=[.L139]+[.B$3]" office:value-type="float" office:value="4.32142857142857">
            <text:p>4,3214285714</text:p>
          </table:table-cell>
          <table:table-cell table:formula="of:=[.G$1]*([.A139]-[.B$2])+[.G$3]" office:value-type="float" office:value="4.12142857142857">
            <text:p>4,1214285714</text:p>
          </table:table-cell>
          <table:table-cell table:formula="of:=IF([.H139]&lt;0;&quot;sperrt&quot;;IF([.I139]-[.J139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44999999999999">
            <text:p>6,45E+000</text:p>
          </table:table-cell>
          <table:table-cell office:value-type="float" office:value="4.213748">
            <text:p>4,21E+000</text:p>
          </table:table-cell>
          <table:table-cell office:value-type="float" office:value="4.178039">
            <text:p>4,18E+000</text:p>
          </table:table-cell>
          <table:table-cell table:number-columns-repeated="2"/>
          <table:table-cell table:formula="of:=IF([.M140]=&quot;sperrt&quot;;[.B$8];IF([.M140]=&quot;akt&quot;;[.I140];[.K140]))" office:value-type="float" office:value="4.32678571428571">
            <text:p>4,3267857143</text:p>
          </table:table-cell>
          <table:table-cell table:formula="of:=IF([.M140]=&quot;sperrt&quot;;0;IF([.M140]=&quot;akt&quot;;[.J140];[.L140]))" office:value-type="float" office:value="4.12678571428571">
            <text:p>4,1267857143</text:p>
          </table:table-cell>
          <table:table-cell table:formula="of:=([.A140]-[.B$2])/[.D$3]" office:value-type="float" office:value="2.75943396226414">
            <text:p>2,7594339623</text:p>
          </table:table-cell>
          <table:table-cell table:formula="of:=[.B$8]-[.B$6]*[.H140]" office:value-type="float" office:value="1.72169811320757">
            <text:p>1,7216981132</text:p>
          </table:table-cell>
          <table:table-cell table:formula="of:=[.B$7]*[.H140]/[.D$1]" office:value-type="float" office:value="5.57405660377357">
            <text:p>5,5740566038</text:p>
          </table:table-cell>
          <table:table-cell table:formula="of:=[.L140]+[.B$3]" office:value-type="float" office:value="4.32678571428571">
            <text:p>4,3267857143</text:p>
          </table:table-cell>
          <table:table-cell table:formula="of:=[.G$1]*([.A140]-[.B$2])+[.G$3]" office:value-type="float" office:value="4.12678571428571">
            <text:p>4,1267857143</text:p>
          </table:table-cell>
          <table:table-cell table:formula="of:=IF([.H140]&lt;0;&quot;sperrt&quot;;IF([.I140]-[.J140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49999999999999">
            <text:p>6,50E+000</text:p>
          </table:table-cell>
          <table:table-cell office:value-type="float" office:value="4.21876">
            <text:p>4,22E+000</text:p>
          </table:table-cell>
          <table:table-cell office:value-type="float" office:value="4.183542">
            <text:p>4,18E+000</text:p>
          </table:table-cell>
          <table:table-cell table:number-columns-repeated="2"/>
          <table:table-cell table:formula="of:=IF([.M141]=&quot;sperrt&quot;;[.B$8];IF([.M141]=&quot;akt&quot;;[.I141];[.K141]))" office:value-type="float" office:value="4.33214285714286">
            <text:p>4,3321428571</text:p>
          </table:table-cell>
          <table:table-cell table:formula="of:=IF([.M141]=&quot;sperrt&quot;;0;IF([.M141]=&quot;akt&quot;;[.J141];[.L141]))" office:value-type="float" office:value="4.13214285714286">
            <text:p>4,1321428571</text:p>
          </table:table-cell>
          <table:table-cell table:formula="of:=([.A141]-[.B$2])/[.D$3]" office:value-type="float" office:value="2.78301886792452">
            <text:p>2,7830188679</text:p>
          </table:table-cell>
          <table:table-cell table:formula="of:=[.B$8]-[.B$6]*[.H141]" office:value-type="float" office:value="1.65094339622644">
            <text:p>1,6509433962</text:p>
          </table:table-cell>
          <table:table-cell table:formula="of:=[.B$7]*[.H141]/[.D$1]" office:value-type="float" office:value="5.62169811320753">
            <text:p>5,6216981132</text:p>
          </table:table-cell>
          <table:table-cell table:formula="of:=[.L141]+[.B$3]" office:value-type="float" office:value="4.33214285714286">
            <text:p>4,3321428571</text:p>
          </table:table-cell>
          <table:table-cell table:formula="of:=[.G$1]*([.A141]-[.B$2])+[.G$3]" office:value-type="float" office:value="4.13214285714286">
            <text:p>4,1321428571</text:p>
          </table:table-cell>
          <table:table-cell table:formula="of:=IF([.H141]&lt;0;&quot;sperrt&quot;;IF([.I141]-[.J141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54999999999999">
            <text:p>6,55E+000</text:p>
          </table:table-cell>
          <table:table-cell office:value-type="float" office:value="4.223784">
            <text:p>4,22E+000</text:p>
          </table:table-cell>
          <table:table-cell office:value-type="float" office:value="4.189039">
            <text:p>4,19E+000</text:p>
          </table:table-cell>
          <table:table-cell table:number-columns-repeated="2"/>
          <table:table-cell table:formula="of:=IF([.M142]=&quot;sperrt&quot;;[.B$8];IF([.M142]=&quot;akt&quot;;[.I142];[.K142]))" office:value-type="float" office:value="4.3375">
            <text:p>4,3375</text:p>
          </table:table-cell>
          <table:table-cell table:formula="of:=IF([.M142]=&quot;sperrt&quot;;0;IF([.M142]=&quot;akt&quot;;[.J142];[.L142]))" office:value-type="float" office:value="4.1375">
            <text:p>4,1375</text:p>
          </table:table-cell>
          <table:table-cell table:formula="of:=([.A142]-[.B$2])/[.D$3]" office:value-type="float" office:value="2.8066037735849">
            <text:p>2,8066037736</text:p>
          </table:table-cell>
          <table:table-cell table:formula="of:=[.B$8]-[.B$6]*[.H142]" office:value-type="float" office:value="1.58018867924531">
            <text:p>1,5801886792</text:p>
          </table:table-cell>
          <table:table-cell table:formula="of:=[.B$7]*[.H142]/[.D$1]" office:value-type="float" office:value="5.6693396226415">
            <text:p>5,6693396226</text:p>
          </table:table-cell>
          <table:table-cell table:formula="of:=[.L142]+[.B$3]" office:value-type="float" office:value="4.3375">
            <text:p>4,3375</text:p>
          </table:table-cell>
          <table:table-cell table:formula="of:=[.G$1]*([.A142]-[.B$2])+[.G$3]" office:value-type="float" office:value="4.1375">
            <text:p>4,1375</text:p>
          </table:table-cell>
          <table:table-cell table:formula="of:=IF([.H142]&lt;0;&quot;sperrt&quot;;IF([.I142]-[.J142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59999999999999">
            <text:p>6,60E+000</text:p>
          </table:table-cell>
          <table:table-cell office:value-type="float" office:value="4.228819">
            <text:p>4,23E+000</text:p>
          </table:table-cell>
          <table:table-cell office:value-type="float" office:value="4.19453">
            <text:p>4,19E+000</text:p>
          </table:table-cell>
          <table:table-cell table:number-columns-repeated="2"/>
          <table:table-cell table:formula="of:=IF([.M143]=&quot;sperrt&quot;;[.B$8];IF([.M143]=&quot;akt&quot;;[.I143];[.K143]))" office:value-type="float" office:value="4.34285714285714">
            <text:p>4,3428571429</text:p>
          </table:table-cell>
          <table:table-cell table:formula="of:=IF([.M143]=&quot;sperrt&quot;;0;IF([.M143]=&quot;akt&quot;;[.J143];[.L143]))" office:value-type="float" office:value="4.14285714285714">
            <text:p>4,1428571429</text:p>
          </table:table-cell>
          <table:table-cell table:formula="of:=([.A143]-[.B$2])/[.D$3]" office:value-type="float" office:value="2.83018867924528">
            <text:p>2,8301886792</text:p>
          </table:table-cell>
          <table:table-cell table:formula="of:=[.B$8]-[.B$6]*[.H143]" office:value-type="float" office:value="1.50943396226417">
            <text:p>1,5094339623</text:p>
          </table:table-cell>
          <table:table-cell table:formula="of:=[.B$7]*[.H143]/[.D$1]" office:value-type="float" office:value="5.71698113207546">
            <text:p>5,7169811321</text:p>
          </table:table-cell>
          <table:table-cell table:formula="of:=[.L143]+[.B$3]" office:value-type="float" office:value="4.34285714285714">
            <text:p>4,3428571429</text:p>
          </table:table-cell>
          <table:table-cell table:formula="of:=[.G$1]*([.A143]-[.B$2])+[.G$3]" office:value-type="float" office:value="4.14285714285714">
            <text:p>4,1428571429</text:p>
          </table:table-cell>
          <table:table-cell table:formula="of:=IF([.H143]&lt;0;&quot;sperrt&quot;;IF([.I143]-[.J143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64999999999998">
            <text:p>6,65E+000</text:p>
          </table:table-cell>
          <table:table-cell office:value-type="float" office:value="4.233865">
            <text:p>4,23E+000</text:p>
          </table:table-cell>
          <table:table-cell office:value-type="float" office:value="4.200015">
            <text:p>4,20E+000</text:p>
          </table:table-cell>
          <table:table-cell table:number-columns-repeated="2"/>
          <table:table-cell table:formula="of:=IF([.M144]=&quot;sperrt&quot;;[.B$8];IF([.M144]=&quot;akt&quot;;[.I144];[.K144]))" office:value-type="float" office:value="4.34821428571429">
            <text:p>4,3482142857</text:p>
          </table:table-cell>
          <table:table-cell table:formula="of:=IF([.M144]=&quot;sperrt&quot;;0;IF([.M144]=&quot;akt&quot;;[.J144];[.L144]))" office:value-type="float" office:value="4.14821428571428">
            <text:p>4,1482142857</text:p>
          </table:table-cell>
          <table:table-cell table:formula="of:=([.A144]-[.B$2])/[.D$3]" office:value-type="float" office:value="2.85377358490565">
            <text:p>2,8537735849</text:p>
          </table:table-cell>
          <table:table-cell table:formula="of:=[.B$8]-[.B$6]*[.H144]" office:value-type="float" office:value="1.43867924528304">
            <text:p>1,4386792453</text:p>
          </table:table-cell>
          <table:table-cell table:formula="of:=[.B$7]*[.H144]/[.D$1]" office:value-type="float" office:value="5.76462264150942">
            <text:p>5,7646226415</text:p>
          </table:table-cell>
          <table:table-cell table:formula="of:=[.L144]+[.B$3]" office:value-type="float" office:value="4.34821428571429">
            <text:p>4,3482142857</text:p>
          </table:table-cell>
          <table:table-cell table:formula="of:=[.G$1]*([.A144]-[.B$2])+[.G$3]" office:value-type="float" office:value="4.14821428571428">
            <text:p>4,1482142857</text:p>
          </table:table-cell>
          <table:table-cell table:formula="of:=IF([.H144]&lt;0;&quot;sperrt&quot;;IF([.I144]-[.J144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69999999999998">
            <text:p>6,70E+000</text:p>
          </table:table-cell>
          <table:table-cell office:value-type="float" office:value="4.238921">
            <text:p>4,24E+000</text:p>
          </table:table-cell>
          <table:table-cell office:value-type="float" office:value="4.205494">
            <text:p>4,21E+000</text:p>
          </table:table-cell>
          <table:table-cell table:number-columns-repeated="2"/>
          <table:table-cell table:formula="of:=IF([.M145]=&quot;sperrt&quot;;[.B$8];IF([.M145]=&quot;akt&quot;;[.I145];[.K145]))" office:value-type="float" office:value="4.35357142857143">
            <text:p>4,3535714286</text:p>
          </table:table-cell>
          <table:table-cell table:formula="of:=IF([.M145]=&quot;sperrt&quot;;0;IF([.M145]=&quot;akt&quot;;[.J145];[.L145]))" office:value-type="float" office:value="4.15357142857143">
            <text:p>4,1535714286</text:p>
          </table:table-cell>
          <table:table-cell table:formula="of:=([.A145]-[.B$2])/[.D$3]" office:value-type="float" office:value="2.87735849056603">
            <text:p>2,8773584906</text:p>
          </table:table-cell>
          <table:table-cell table:formula="of:=[.B$8]-[.B$6]*[.H145]" office:value-type="float" office:value="1.36792452830191">
            <text:p>1,3679245283</text:p>
          </table:table-cell>
          <table:table-cell table:formula="of:=[.B$7]*[.H145]/[.D$1]" office:value-type="float" office:value="5.81226415094338">
            <text:p>5,8122641509</text:p>
          </table:table-cell>
          <table:table-cell table:formula="of:=[.L145]+[.B$3]" office:value-type="float" office:value="4.35357142857143">
            <text:p>4,3535714286</text:p>
          </table:table-cell>
          <table:table-cell table:formula="of:=[.G$1]*([.A145]-[.B$2])+[.G$3]" office:value-type="float" office:value="4.15357142857143">
            <text:p>4,1535714286</text:p>
          </table:table-cell>
          <table:table-cell table:formula="of:=IF([.H145]&lt;0;&quot;sperrt&quot;;IF([.I145]-[.J145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74999999999998">
            <text:p>6,75E+000</text:p>
          </table:table-cell>
          <table:table-cell office:value-type="float" office:value="4.243987">
            <text:p>4,24E+000</text:p>
          </table:table-cell>
          <table:table-cell office:value-type="float" office:value="4.210969">
            <text:p>4,21E+000</text:p>
          </table:table-cell>
          <table:table-cell table:number-columns-repeated="2"/>
          <table:table-cell table:formula="of:=IF([.M146]=&quot;sperrt&quot;;[.B$8];IF([.M146]=&quot;akt&quot;;[.I146];[.K146]))" office:value-type="float" office:value="4.35892857142857">
            <text:p>4,3589285714</text:p>
          </table:table-cell>
          <table:table-cell table:formula="of:=IF([.M146]=&quot;sperrt&quot;;0;IF([.M146]=&quot;akt&quot;;[.J146];[.L146]))" office:value-type="float" office:value="4.15892857142857">
            <text:p>4,1589285714</text:p>
          </table:table-cell>
          <table:table-cell table:formula="of:=([.A146]-[.B$2])/[.D$3]" office:value-type="float" office:value="2.90094339622641">
            <text:p>2,9009433962</text:p>
          </table:table-cell>
          <table:table-cell table:formula="of:=[.B$8]-[.B$6]*[.H146]" office:value-type="float" office:value="1.29716981132078">
            <text:p>1,2971698113</text:p>
          </table:table-cell>
          <table:table-cell table:formula="of:=[.B$7]*[.H146]/[.D$1]" office:value-type="float" office:value="5.85990566037734">
            <text:p>5,8599056604</text:p>
          </table:table-cell>
          <table:table-cell table:formula="of:=[.L146]+[.B$3]" office:value-type="float" office:value="4.35892857142857">
            <text:p>4,3589285714</text:p>
          </table:table-cell>
          <table:table-cell table:formula="of:=[.G$1]*([.A146]-[.B$2])+[.G$3]" office:value-type="float" office:value="4.15892857142857">
            <text:p>4,1589285714</text:p>
          </table:table-cell>
          <table:table-cell table:formula="of:=IF([.H146]&lt;0;&quot;sperrt&quot;;IF([.I146]-[.J146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79999999999998">
            <text:p>6,80E+000</text:p>
          </table:table-cell>
          <table:table-cell office:value-type="float" office:value="4.249062">
            <text:p>4,25E+000</text:p>
          </table:table-cell>
          <table:table-cell office:value-type="float" office:value="4.21644">
            <text:p>4,22E+000</text:p>
          </table:table-cell>
          <table:table-cell table:number-columns-repeated="2"/>
          <table:table-cell table:formula="of:=IF([.M147]=&quot;sperrt&quot;;[.B$8];IF([.M147]=&quot;akt&quot;;[.I147];[.K147]))" office:value-type="float" office:value="4.36428571428571">
            <text:p>4,3642857143</text:p>
          </table:table-cell>
          <table:table-cell table:formula="of:=IF([.M147]=&quot;sperrt&quot;;0;IF([.M147]=&quot;akt&quot;;[.J147];[.L147]))" office:value-type="float" office:value="4.16428571428571">
            <text:p>4,1642857143</text:p>
          </table:table-cell>
          <table:table-cell table:formula="of:=([.A147]-[.B$2])/[.D$3]" office:value-type="float" office:value="2.92452830188678">
            <text:p>2,9245283019</text:p>
          </table:table-cell>
          <table:table-cell table:formula="of:=[.B$8]-[.B$6]*[.H147]" office:value-type="float" office:value="1.22641509433965">
            <text:p>1,2264150943</text:p>
          </table:table-cell>
          <table:table-cell table:formula="of:=[.B$7]*[.H147]/[.D$1]" office:value-type="float" office:value="5.90754716981131">
            <text:p>5,9075471698</text:p>
          </table:table-cell>
          <table:table-cell table:formula="of:=[.L147]+[.B$3]" office:value-type="float" office:value="4.36428571428571">
            <text:p>4,3642857143</text:p>
          </table:table-cell>
          <table:table-cell table:formula="of:=[.G$1]*([.A147]-[.B$2])+[.G$3]" office:value-type="float" office:value="4.16428571428571">
            <text:p>4,1642857143</text:p>
          </table:table-cell>
          <table:table-cell table:formula="of:=IF([.H147]&lt;0;&quot;sperrt&quot;;IF([.I147]-[.J147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84999999999998">
            <text:p>6,85E+000</text:p>
          </table:table-cell>
          <table:table-cell office:value-type="float" office:value="4.254146">
            <text:p>4,25E+000</text:p>
          </table:table-cell>
          <table:table-cell office:value-type="float" office:value="4.221906">
            <text:p>4,22E+000</text:p>
          </table:table-cell>
          <table:table-cell table:number-columns-repeated="2"/>
          <table:table-cell table:formula="of:=IF([.M148]=&quot;sperrt&quot;;[.B$8];IF([.M148]=&quot;akt&quot;;[.I148];[.K148]))" office:value-type="float" office:value="4.36964285714286">
            <text:p>4,3696428571</text:p>
          </table:table-cell>
          <table:table-cell table:formula="of:=IF([.M148]=&quot;sperrt&quot;;0;IF([.M148]=&quot;akt&quot;;[.J148];[.L148]))" office:value-type="float" office:value="4.16964285714286">
            <text:p>4,1696428571</text:p>
          </table:table-cell>
          <table:table-cell table:formula="of:=([.A148]-[.B$2])/[.D$3]" office:value-type="float" office:value="2.94811320754716">
            <text:p>2,9481132075</text:p>
          </table:table-cell>
          <table:table-cell table:formula="of:=[.B$8]-[.B$6]*[.H148]" office:value-type="float" office:value="1.15566037735851">
            <text:p>1,1556603774</text:p>
          </table:table-cell>
          <table:table-cell table:formula="of:=[.B$7]*[.H148]/[.D$1]" office:value-type="float" office:value="5.95518867924527">
            <text:p>5,9551886792</text:p>
          </table:table-cell>
          <table:table-cell table:formula="of:=[.L148]+[.B$3]" office:value-type="float" office:value="4.36964285714286">
            <text:p>4,3696428571</text:p>
          </table:table-cell>
          <table:table-cell table:formula="of:=[.G$1]*([.A148]-[.B$2])+[.G$3]" office:value-type="float" office:value="4.16964285714286">
            <text:p>4,1696428571</text:p>
          </table:table-cell>
          <table:table-cell table:formula="of:=IF([.H148]&lt;0;&quot;sperrt&quot;;IF([.I148]-[.J148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89999999999998">
            <text:p>6,90E+000</text:p>
          </table:table-cell>
          <table:table-cell office:value-type="float" office:value="4.259237">
            <text:p>4,26E+000</text:p>
          </table:table-cell>
          <table:table-cell office:value-type="float" office:value="4.227367">
            <text:p>4,23E+000</text:p>
          </table:table-cell>
          <table:table-cell table:number-columns-repeated="2"/>
          <table:table-cell table:formula="of:=IF([.M149]=&quot;sperrt&quot;;[.B$8];IF([.M149]=&quot;akt&quot;;[.I149];[.K149]))" office:value-type="float" office:value="4.375">
            <text:p>4,375</text:p>
          </table:table-cell>
          <table:table-cell table:formula="of:=IF([.M149]=&quot;sperrt&quot;;0;IF([.M149]=&quot;akt&quot;;[.J149];[.L149]))" office:value-type="float" office:value="4.175">
            <text:p>4,175</text:p>
          </table:table-cell>
          <table:table-cell table:formula="of:=([.A149]-[.B$2])/[.D$3]" office:value-type="float" office:value="2.97169811320754">
            <text:p>2,9716981132</text:p>
          </table:table-cell>
          <table:table-cell table:formula="of:=[.B$8]-[.B$6]*[.H149]" office:value-type="float" office:value="1.08490566037738">
            <text:p>1,0849056604</text:p>
          </table:table-cell>
          <table:table-cell table:formula="of:=[.B$7]*[.H149]/[.D$1]" office:value-type="float" office:value="6.00283018867923">
            <text:p>6,0028301887</text:p>
          </table:table-cell>
          <table:table-cell table:formula="of:=[.L149]+[.B$3]" office:value-type="float" office:value="4.375">
            <text:p>4,375</text:p>
          </table:table-cell>
          <table:table-cell table:formula="of:=[.G$1]*([.A149]-[.B$2])+[.G$3]" office:value-type="float" office:value="4.175">
            <text:p>4,175</text:p>
          </table:table-cell>
          <table:table-cell table:formula="of:=IF([.H149]&lt;0;&quot;sperrt&quot;;IF([.I149]-[.J149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94999999999998">
            <text:p>6,95E+000</text:p>
          </table:table-cell>
          <table:table-cell office:value-type="float" office:value="4.264337">
            <text:p>4,26E+000</text:p>
          </table:table-cell>
          <table:table-cell office:value-type="float" office:value="4.232825">
            <text:p>4,23E+000</text:p>
          </table:table-cell>
          <table:table-cell table:number-columns-repeated="2"/>
          <table:table-cell table:formula="of:=IF([.M150]=&quot;sperrt&quot;;[.B$8];IF([.M150]=&quot;akt&quot;;[.I150];[.K150]))" office:value-type="float" office:value="4.38035714285714">
            <text:p>4,3803571429</text:p>
          </table:table-cell>
          <table:table-cell table:formula="of:=IF([.M150]=&quot;sperrt&quot;;0;IF([.M150]=&quot;akt&quot;;[.J150];[.L150]))" office:value-type="float" office:value="4.18035714285714">
            <text:p>4,1803571429</text:p>
          </table:table-cell>
          <table:table-cell table:formula="of:=([.A150]-[.B$2])/[.D$3]" office:value-type="float" office:value="2.99528301886792">
            <text:p>2,9952830189</text:p>
          </table:table-cell>
          <table:table-cell table:formula="of:=[.B$8]-[.B$6]*[.H150]" office:value-type="float" office:value="1.01415094339625">
            <text:p>1,0141509434</text:p>
          </table:table-cell>
          <table:table-cell table:formula="of:=[.B$7]*[.H150]/[.D$1]" office:value-type="float" office:value="6.05047169811319">
            <text:p>6,0504716981</text:p>
          </table:table-cell>
          <table:table-cell table:formula="of:=[.L150]+[.B$3]" office:value-type="float" office:value="4.38035714285714">
            <text:p>4,3803571429</text:p>
          </table:table-cell>
          <table:table-cell table:formula="of:=[.G$1]*([.A150]-[.B$2])+[.G$3]" office:value-type="float" office:value="4.18035714285714">
            <text:p>4,1803571429</text:p>
          </table:table-cell>
          <table:table-cell table:formula="of:=IF([.H150]&lt;0;&quot;sperrt&quot;;IF([.I150]-[.J150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6.99999999999998">
            <text:p>7,00E+000</text:p>
          </table:table-cell>
          <table:table-cell office:value-type="float" office:value="4.269444">
            <text:p>4,27E+000</text:p>
          </table:table-cell>
          <table:table-cell office:value-type="float" office:value="4.238279">
            <text:p>4,24E+000</text:p>
          </table:table-cell>
          <table:table-cell table:number-columns-repeated="2"/>
          <table:table-cell table:formula="of:=IF([.M151]=&quot;sperrt&quot;;[.B$8];IF([.M151]=&quot;akt&quot;;[.I151];[.K151]))" office:value-type="float" office:value="4.38571428571428">
            <text:p>4,3857142857</text:p>
          </table:table-cell>
          <table:table-cell table:formula="of:=IF([.M151]=&quot;sperrt&quot;;0;IF([.M151]=&quot;akt&quot;;[.J151];[.L151]))" office:value-type="float" office:value="4.18571428571428">
            <text:p>4,1857142857</text:p>
          </table:table-cell>
          <table:table-cell table:formula="of:=([.A151]-[.B$2])/[.D$3]" office:value-type="float" office:value="3.01886792452829">
            <text:p>3,0188679245</text:p>
          </table:table-cell>
          <table:table-cell table:formula="of:=[.B$8]-[.B$6]*[.H151]" office:value-type="float" office:value="0.943396226415119">
            <text:p>0,9433962264</text:p>
          </table:table-cell>
          <table:table-cell table:formula="of:=[.B$7]*[.H151]/[.D$1]" office:value-type="float" office:value="6.09811320754715">
            <text:p>6,0981132075</text:p>
          </table:table-cell>
          <table:table-cell table:formula="of:=[.L151]+[.B$3]" office:value-type="float" office:value="4.38571428571428">
            <text:p>4,3857142857</text:p>
          </table:table-cell>
          <table:table-cell table:formula="of:=[.G$1]*([.A151]-[.B$2])+[.G$3]" office:value-type="float" office:value="4.18571428571428">
            <text:p>4,1857142857</text:p>
          </table:table-cell>
          <table:table-cell table:formula="of:=IF([.H151]&lt;0;&quot;sperrt&quot;;IF([.I151]-[.J151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04999999999998">
            <text:p>7,05E+000</text:p>
          </table:table-cell>
          <table:table-cell office:value-type="float" office:value="4.274559">
            <text:p>4,27E+000</text:p>
          </table:table-cell>
          <table:table-cell office:value-type="float" office:value="4.24373">
            <text:p>4,24E+000</text:p>
          </table:table-cell>
          <table:table-cell table:number-columns-repeated="2"/>
          <table:table-cell table:formula="of:=IF([.M152]=&quot;sperrt&quot;;[.B$8];IF([.M152]=&quot;akt&quot;;[.I152];[.K152]))" office:value-type="float" office:value="4.39107142857143">
            <text:p>4,3910714286</text:p>
          </table:table-cell>
          <table:table-cell table:formula="of:=IF([.M152]=&quot;sperrt&quot;;0;IF([.M152]=&quot;akt&quot;;[.J152];[.L152]))" office:value-type="float" office:value="4.19107142857143">
            <text:p>4,1910714286</text:p>
          </table:table-cell>
          <table:table-cell table:formula="of:=([.A152]-[.B$2])/[.D$3]" office:value-type="float" office:value="3.04245283018867">
            <text:p>3,0424528302</text:p>
          </table:table-cell>
          <table:table-cell table:formula="of:=[.B$8]-[.B$6]*[.H152]" office:value-type="float" office:value="0.872641509433986">
            <text:p>0,8726415094</text:p>
          </table:table-cell>
          <table:table-cell table:formula="of:=[.B$7]*[.H152]/[.D$1]" office:value-type="float" office:value="6.14575471698112">
            <text:p>6,145754717</text:p>
          </table:table-cell>
          <table:table-cell table:formula="of:=[.L152]+[.B$3]" office:value-type="float" office:value="4.39107142857143">
            <text:p>4,3910714286</text:p>
          </table:table-cell>
          <table:table-cell table:formula="of:=[.G$1]*([.A152]-[.B$2])+[.G$3]" office:value-type="float" office:value="4.19107142857143">
            <text:p>4,1910714286</text:p>
          </table:table-cell>
          <table:table-cell table:formula="of:=IF([.H152]&lt;0;&quot;sperrt&quot;;IF([.I152]-[.J152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09999999999998">
            <text:p>7,10E+000</text:p>
          </table:table-cell>
          <table:table-cell office:value-type="float" office:value="4.27968">
            <text:p>4,28E+000</text:p>
          </table:table-cell>
          <table:table-cell office:value-type="float" office:value="4.249177">
            <text:p>4,25E+000</text:p>
          </table:table-cell>
          <table:table-cell table:number-columns-repeated="2"/>
          <table:table-cell table:formula="of:=IF([.M153]=&quot;sperrt&quot;;[.B$8];IF([.M153]=&quot;akt&quot;;[.I153];[.K153]))" office:value-type="float" office:value="4.39642857142857">
            <text:p>4,3964285714</text:p>
          </table:table-cell>
          <table:table-cell table:formula="of:=IF([.M153]=&quot;sperrt&quot;;0;IF([.M153]=&quot;akt&quot;;[.J153];[.L153]))" office:value-type="float" office:value="4.19642857142857">
            <text:p>4,1964285714</text:p>
          </table:table-cell>
          <table:table-cell table:formula="of:=([.A153]-[.B$2])/[.D$3]" office:value-type="float" office:value="3.06603773584905">
            <text:p>3,0660377358</text:p>
          </table:table-cell>
          <table:table-cell table:formula="of:=[.B$8]-[.B$6]*[.H153]" office:value-type="float" office:value="0.801886792452855">
            <text:p>0,8018867925</text:p>
          </table:table-cell>
          <table:table-cell table:formula="of:=[.B$7]*[.H153]/[.D$1]" office:value-type="float" office:value="6.19339622641508">
            <text:p>6,1933962264</text:p>
          </table:table-cell>
          <table:table-cell table:formula="of:=[.L153]+[.B$3]" office:value-type="float" office:value="4.39642857142857">
            <text:p>4,3964285714</text:p>
          </table:table-cell>
          <table:table-cell table:formula="of:=[.G$1]*([.A153]-[.B$2])+[.G$3]" office:value-type="float" office:value="4.19642857142857">
            <text:p>4,1964285714</text:p>
          </table:table-cell>
          <table:table-cell table:formula="of:=IF([.H153]&lt;0;&quot;sperrt&quot;;IF([.I153]-[.J153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14999999999998">
            <text:p>7,15E+000</text:p>
          </table:table-cell>
          <table:table-cell office:value-type="float" office:value="4.284807">
            <text:p>4,28E+000</text:p>
          </table:table-cell>
          <table:table-cell office:value-type="float" office:value="4.25462">
            <text:p>4,25E+000</text:p>
          </table:table-cell>
          <table:table-cell table:number-columns-repeated="2"/>
          <table:table-cell table:formula="of:=IF([.M154]=&quot;sperrt&quot;;[.B$8];IF([.M154]=&quot;akt&quot;;[.I154];[.K154]))" office:value-type="float" office:value="4.40178571428571">
            <text:p>4,4017857143</text:p>
          </table:table-cell>
          <table:table-cell table:formula="of:=IF([.M154]=&quot;sperrt&quot;;0;IF([.M154]=&quot;akt&quot;;[.J154];[.L154]))" office:value-type="float" office:value="4.20178571428571">
            <text:p>4,2017857143</text:p>
          </table:table-cell>
          <table:table-cell table:formula="of:=([.A154]-[.B$2])/[.D$3]" office:value-type="float" office:value="3.08962264150943">
            <text:p>3,0896226415</text:p>
          </table:table-cell>
          <table:table-cell table:formula="of:=[.B$8]-[.B$6]*[.H154]" office:value-type="float" office:value="0.731132075471722">
            <text:p>0,7311320755</text:p>
          </table:table-cell>
          <table:table-cell table:formula="of:=[.B$7]*[.H154]/[.D$1]" office:value-type="float" office:value="6.24103773584904">
            <text:p>6,2410377358</text:p>
          </table:table-cell>
          <table:table-cell table:formula="of:=[.L154]+[.B$3]" office:value-type="float" office:value="4.40178571428571">
            <text:p>4,4017857143</text:p>
          </table:table-cell>
          <table:table-cell table:formula="of:=[.G$1]*([.A154]-[.B$2])+[.G$3]" office:value-type="float" office:value="4.20178571428571">
            <text:p>4,2017857143</text:p>
          </table:table-cell>
          <table:table-cell table:formula="of:=IF([.H154]&lt;0;&quot;sperrt&quot;;IF([.I154]-[.J154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19999999999998">
            <text:p>7,20E+000</text:p>
          </table:table-cell>
          <table:table-cell office:value-type="float" office:value="4.289941">
            <text:p>4,29E+000</text:p>
          </table:table-cell>
          <table:table-cell office:value-type="float" office:value="4.260061">
            <text:p>4,26E+000</text:p>
          </table:table-cell>
          <table:table-cell table:number-columns-repeated="2"/>
          <table:table-cell table:formula="of:=IF([.M155]=&quot;sperrt&quot;;[.B$8];IF([.M155]=&quot;akt&quot;;[.I155];[.K155]))" office:value-type="float" office:value="4.40714285714286">
            <text:p>4,4071428571</text:p>
          </table:table-cell>
          <table:table-cell table:formula="of:=IF([.M155]=&quot;sperrt&quot;;0;IF([.M155]=&quot;akt&quot;;[.J155];[.L155]))" office:value-type="float" office:value="4.20714285714286">
            <text:p>4,2071428571</text:p>
          </table:table-cell>
          <table:table-cell table:formula="of:=([.A155]-[.B$2])/[.D$3]" office:value-type="float" office:value="3.1132075471698">
            <text:p>3,1132075472</text:p>
          </table:table-cell>
          <table:table-cell table:formula="of:=[.B$8]-[.B$6]*[.H155]" office:value-type="float" office:value="0.660377358490592">
            <text:p>0,6603773585</text:p>
          </table:table-cell>
          <table:table-cell table:formula="of:=[.B$7]*[.H155]/[.D$1]" office:value-type="float" office:value="6.288679245283">
            <text:p>6,2886792453</text:p>
          </table:table-cell>
          <table:table-cell table:formula="of:=[.L155]+[.B$3]" office:value-type="float" office:value="4.40714285714286">
            <text:p>4,4071428571</text:p>
          </table:table-cell>
          <table:table-cell table:formula="of:=[.G$1]*([.A155]-[.B$2])+[.G$3]" office:value-type="float" office:value="4.20714285714286">
            <text:p>4,2071428571</text:p>
          </table:table-cell>
          <table:table-cell table:formula="of:=IF([.H155]&lt;0;&quot;sperrt&quot;;IF([.I155]-[.J155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24999999999998">
            <text:p>7,25E+000</text:p>
          </table:table-cell>
          <table:table-cell office:value-type="float" office:value="4.295081">
            <text:p>4,30E+000</text:p>
          </table:table-cell>
          <table:table-cell office:value-type="float" office:value="4.265498">
            <text:p>4,27E+000</text:p>
          </table:table-cell>
          <table:table-cell table:number-columns-repeated="2"/>
          <table:table-cell table:formula="of:=IF([.M156]=&quot;sperrt&quot;;[.B$8];IF([.M156]=&quot;akt&quot;;[.I156];[.K156]))" office:value-type="float" office:value="4.4125">
            <text:p>4,4125</text:p>
          </table:table-cell>
          <table:table-cell table:formula="of:=IF([.M156]=&quot;sperrt&quot;;0;IF([.M156]=&quot;akt&quot;;[.J156];[.L156]))" office:value-type="float" office:value="4.2125">
            <text:p>4,2125</text:p>
          </table:table-cell>
          <table:table-cell table:formula="of:=([.A156]-[.B$2])/[.D$3]" office:value-type="float" office:value="3.13679245283018">
            <text:p>3,1367924528</text:p>
          </table:table-cell>
          <table:table-cell table:formula="of:=[.B$8]-[.B$6]*[.H156]" office:value-type="float" office:value="0.589622641509459">
            <text:p>0,5896226415</text:p>
          </table:table-cell>
          <table:table-cell table:formula="of:=[.B$7]*[.H156]/[.D$1]" office:value-type="float" office:value="6.33632075471696">
            <text:p>6,3363207547</text:p>
          </table:table-cell>
          <table:table-cell table:formula="of:=[.L156]+[.B$3]" office:value-type="float" office:value="4.4125">
            <text:p>4,4125</text:p>
          </table:table-cell>
          <table:table-cell table:formula="of:=[.G$1]*([.A156]-[.B$2])+[.G$3]" office:value-type="float" office:value="4.2125">
            <text:p>4,2125</text:p>
          </table:table-cell>
          <table:table-cell table:formula="of:=IF([.H156]&lt;0;&quot;sperrt&quot;;IF([.I156]-[.J156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29999999999998">
            <text:p>7,30E+000</text:p>
          </table:table-cell>
          <table:table-cell office:value-type="float" office:value="4.300226">
            <text:p>4,30E+000</text:p>
          </table:table-cell>
          <table:table-cell office:value-type="float" office:value="4.270933">
            <text:p>4,27E+000</text:p>
          </table:table-cell>
          <table:table-cell table:number-columns-repeated="2"/>
          <table:table-cell table:formula="of:=IF([.M157]=&quot;sperrt&quot;;[.B$8];IF([.M157]=&quot;akt&quot;;[.I157];[.K157]))" office:value-type="float" office:value="4.41785714285714">
            <text:p>4,4178571429</text:p>
          </table:table-cell>
          <table:table-cell table:formula="of:=IF([.M157]=&quot;sperrt&quot;;0;IF([.M157]=&quot;akt&quot;;[.J157];[.L157]))" office:value-type="float" office:value="4.21785714285714">
            <text:p>4,2178571429</text:p>
          </table:table-cell>
          <table:table-cell table:formula="of:=([.A157]-[.B$2])/[.D$3]" office:value-type="float" office:value="3.16037735849056">
            <text:p>3,1603773585</text:p>
          </table:table-cell>
          <table:table-cell table:formula="of:=[.B$8]-[.B$6]*[.H157]" office:value-type="float" office:value="0.518867924528328">
            <text:p>0,5188679245</text:p>
          </table:table-cell>
          <table:table-cell table:formula="of:=[.B$7]*[.H157]/[.D$1]" office:value-type="float" office:value="6.38396226415093">
            <text:p>6,3839622642</text:p>
          </table:table-cell>
          <table:table-cell table:formula="of:=[.L157]+[.B$3]" office:value-type="float" office:value="4.41785714285714">
            <text:p>4,4178571429</text:p>
          </table:table-cell>
          <table:table-cell table:formula="of:=[.G$1]*([.A157]-[.B$2])+[.G$3]" office:value-type="float" office:value="4.21785714285714">
            <text:p>4,2178571429</text:p>
          </table:table-cell>
          <table:table-cell table:formula="of:=IF([.H157]&lt;0;&quot;sperrt&quot;;IF([.I157]-[.J157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34999999999998">
            <text:p>7,35E+000</text:p>
          </table:table-cell>
          <table:table-cell office:value-type="float" office:value="4.305377">
            <text:p>4,31E+000</text:p>
          </table:table-cell>
          <table:table-cell office:value-type="float" office:value="4.276365">
            <text:p>4,28E+000</text:p>
          </table:table-cell>
          <table:table-cell table:number-columns-repeated="2"/>
          <table:table-cell table:formula="of:=IF([.M158]=&quot;sperrt&quot;;[.B$8];IF([.M158]=&quot;akt&quot;;[.I158];[.K158]))" office:value-type="float" office:value="4.42321428571429">
            <text:p>4,4232142857</text:p>
          </table:table-cell>
          <table:table-cell table:formula="of:=IF([.M158]=&quot;sperrt&quot;;0;IF([.M158]=&quot;akt&quot;;[.J158];[.L158]))" office:value-type="float" office:value="4.22321428571429">
            <text:p>4,2232142857</text:p>
          </table:table-cell>
          <table:table-cell table:formula="of:=([.A158]-[.B$2])/[.D$3]" office:value-type="float" office:value="3.18396226415093">
            <text:p>3,1839622642</text:p>
          </table:table-cell>
          <table:table-cell table:formula="of:=[.B$8]-[.B$6]*[.H158]" office:value-type="float" office:value="0.448113207547197">
            <text:p>0,4481132075</text:p>
          </table:table-cell>
          <table:table-cell table:formula="of:=[.B$7]*[.H158]/[.D$1]" office:value-type="float" office:value="6.43160377358489">
            <text:p>6,4316037736</text:p>
          </table:table-cell>
          <table:table-cell table:formula="of:=[.L158]+[.B$3]" office:value-type="float" office:value="4.42321428571429">
            <text:p>4,4232142857</text:p>
          </table:table-cell>
          <table:table-cell table:formula="of:=[.G$1]*([.A158]-[.B$2])+[.G$3]" office:value-type="float" office:value="4.22321428571429">
            <text:p>4,2232142857</text:p>
          </table:table-cell>
          <table:table-cell table:formula="of:=IF([.H158]&lt;0;&quot;sperrt&quot;;IF([.I158]-[.J158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39999999999998">
            <text:p>7,40E+000</text:p>
          </table:table-cell>
          <table:table-cell office:value-type="float" office:value="4.310533">
            <text:p>4,31E+000</text:p>
          </table:table-cell>
          <table:table-cell office:value-type="float" office:value="4.281795">
            <text:p>4,28E+000</text:p>
          </table:table-cell>
          <table:table-cell table:number-columns-repeated="2"/>
          <table:table-cell table:formula="of:=IF([.M159]=&quot;sperrt&quot;;[.B$8];IF([.M159]=&quot;akt&quot;;[.I159];[.K159]))" office:value-type="float" office:value="4.42857142857143">
            <text:p>4,4285714286</text:p>
          </table:table-cell>
          <table:table-cell table:formula="of:=IF([.M159]=&quot;sperrt&quot;;0;IF([.M159]=&quot;akt&quot;;[.J159];[.L159]))" office:value-type="float" office:value="4.22857142857143">
            <text:p>4,2285714286</text:p>
          </table:table-cell>
          <table:table-cell table:formula="of:=([.A159]-[.B$2])/[.D$3]" office:value-type="float" office:value="3.20754716981131">
            <text:p>3,2075471698</text:p>
          </table:table-cell>
          <table:table-cell table:formula="of:=[.B$8]-[.B$6]*[.H159]" office:value-type="float" office:value="0.377358490566065">
            <text:p>0,3773584906</text:p>
          </table:table-cell>
          <table:table-cell table:formula="of:=[.B$7]*[.H159]/[.D$1]" office:value-type="float" office:value="6.47924528301885">
            <text:p>6,479245283</text:p>
          </table:table-cell>
          <table:table-cell table:formula="of:=[.L159]+[.B$3]" office:value-type="float" office:value="4.42857142857143">
            <text:p>4,4285714286</text:p>
          </table:table-cell>
          <table:table-cell table:formula="of:=[.G$1]*([.A159]-[.B$2])+[.G$3]" office:value-type="float" office:value="4.22857142857143">
            <text:p>4,2285714286</text:p>
          </table:table-cell>
          <table:table-cell table:formula="of:=IF([.H159]&lt;0;&quot;sperrt&quot;;IF([.I159]-[.J159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44999999999998">
            <text:p>7,45E+000</text:p>
          </table:table-cell>
          <table:table-cell office:value-type="float" office:value="4.315693">
            <text:p>4,32E+000</text:p>
          </table:table-cell>
          <table:table-cell office:value-type="float" office:value="4.287222">
            <text:p>4,29E+000</text:p>
          </table:table-cell>
          <table:table-cell table:number-columns-repeated="2"/>
          <table:table-cell table:formula="of:=IF([.M160]=&quot;sperrt&quot;;[.B$8];IF([.M160]=&quot;akt&quot;;[.I160];[.K160]))" office:value-type="float" office:value="4.43392857142857">
            <text:p>4,4339285714</text:p>
          </table:table-cell>
          <table:table-cell table:formula="of:=IF([.M160]=&quot;sperrt&quot;;0;IF([.M160]=&quot;akt&quot;;[.J160];[.L160]))" office:value-type="float" office:value="4.23392857142857">
            <text:p>4,2339285714</text:p>
          </table:table-cell>
          <table:table-cell table:formula="of:=([.A160]-[.B$2])/[.D$3]" office:value-type="float" office:value="3.23113207547169">
            <text:p>3,2311320755</text:p>
          </table:table-cell>
          <table:table-cell table:formula="of:=[.B$8]-[.B$6]*[.H160]" office:value-type="float" office:value="0.306603773584932">
            <text:p>0,3066037736</text:p>
          </table:table-cell>
          <table:table-cell table:formula="of:=[.B$7]*[.H160]/[.D$1]" office:value-type="float" office:value="6.52688679245281">
            <text:p>6,5268867925</text:p>
          </table:table-cell>
          <table:table-cell table:formula="of:=[.L160]+[.B$3]" office:value-type="float" office:value="4.43392857142857">
            <text:p>4,4339285714</text:p>
          </table:table-cell>
          <table:table-cell table:formula="of:=[.G$1]*([.A160]-[.B$2])+[.G$3]" office:value-type="float" office:value="4.23392857142857">
            <text:p>4,2339285714</text:p>
          </table:table-cell>
          <table:table-cell table:formula="of:=IF([.H160]&lt;0;&quot;sperrt&quot;;IF([.I160]-[.J160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49999999999998">
            <text:p>7,50E+000</text:p>
          </table:table-cell>
          <table:table-cell office:value-type="float" office:value="4.320859">
            <text:p>4,32E+000</text:p>
          </table:table-cell>
          <table:table-cell office:value-type="float" office:value="4.292647">
            <text:p>4,29E+000</text:p>
          </table:table-cell>
          <table:table-cell table:number-columns-repeated="2"/>
          <table:table-cell table:formula="of:=IF([.M161]=&quot;sperrt&quot;;[.B$8];IF([.M161]=&quot;akt&quot;;[.I161];[.K161]))" office:value-type="float" office:value="4.43928571428571">
            <text:p>4,4392857143</text:p>
          </table:table-cell>
          <table:table-cell table:formula="of:=IF([.M161]=&quot;sperrt&quot;;0;IF([.M161]=&quot;akt&quot;;[.J161];[.L161]))" office:value-type="float" office:value="4.23928571428571">
            <text:p>4,2392857143</text:p>
          </table:table-cell>
          <table:table-cell table:formula="of:=([.A161]-[.B$2])/[.D$3]" office:value-type="float" office:value="3.25471698113207">
            <text:p>3,2547169811</text:p>
          </table:table-cell>
          <table:table-cell table:formula="of:=[.B$8]-[.B$6]*[.H161]" office:value-type="float" office:value="0.235849056603801">
            <text:p>0,2358490566</text:p>
          </table:table-cell>
          <table:table-cell table:formula="of:=[.B$7]*[.H161]/[.D$1]" office:value-type="float" office:value="6.57452830188677">
            <text:p>6,5745283019</text:p>
          </table:table-cell>
          <table:table-cell table:formula="of:=[.L161]+[.B$3]" office:value-type="float" office:value="4.43928571428571">
            <text:p>4,4392857143</text:p>
          </table:table-cell>
          <table:table-cell table:formula="of:=[.G$1]*([.A161]-[.B$2])+[.G$3]" office:value-type="float" office:value="4.23928571428571">
            <text:p>4,2392857143</text:p>
          </table:table-cell>
          <table:table-cell table:formula="of:=IF([.H161]&lt;0;&quot;sperrt&quot;;IF([.I161]-[.J161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54999999999998">
            <text:p>7,55E+000</text:p>
          </table:table-cell>
          <table:table-cell office:value-type="float" office:value="4.326029">
            <text:p>4,33E+000</text:p>
          </table:table-cell>
          <table:table-cell office:value-type="float" office:value="4.298069">
            <text:p>4,30E+000</text:p>
          </table:table-cell>
          <table:table-cell table:number-columns-repeated="2"/>
          <table:table-cell table:formula="of:=IF([.M162]=&quot;sperrt&quot;;[.B$8];IF([.M162]=&quot;akt&quot;;[.I162];[.K162]))" office:value-type="float" office:value="4.44464285714286">
            <text:p>4,4446428571</text:p>
          </table:table-cell>
          <table:table-cell table:formula="of:=IF([.M162]=&quot;sperrt&quot;;0;IF([.M162]=&quot;akt&quot;;[.J162];[.L162]))" office:value-type="float" office:value="4.24464285714286">
            <text:p>4,2446428571</text:p>
          </table:table-cell>
          <table:table-cell table:formula="of:=([.A162]-[.B$2])/[.D$3]" office:value-type="float" office:value="3.27830188679244">
            <text:p>3,2783018868</text:p>
          </table:table-cell>
          <table:table-cell table:formula="of:=[.B$8]-[.B$6]*[.H162]" office:value-type="float" office:value="0.165094339622669">
            <text:p>0,1650943396</text:p>
          </table:table-cell>
          <table:table-cell table:formula="of:=[.B$7]*[.H162]/[.D$1]" office:value-type="float" office:value="6.62216981132074">
            <text:p>6,6221698113</text:p>
          </table:table-cell>
          <table:table-cell table:formula="of:=[.L162]+[.B$3]" office:value-type="float" office:value="4.44464285714286">
            <text:p>4,4446428571</text:p>
          </table:table-cell>
          <table:table-cell table:formula="of:=[.G$1]*([.A162]-[.B$2])+[.G$3]" office:value-type="float" office:value="4.24464285714286">
            <text:p>4,2446428571</text:p>
          </table:table-cell>
          <table:table-cell table:formula="of:=IF([.H162]&lt;0;&quot;sperrt&quot;;IF([.I162]-[.J162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59999999999998">
            <text:p>7,60E+000</text:p>
          </table:table-cell>
          <table:table-cell office:value-type="float" office:value="4.331204">
            <text:p>4,33E+000</text:p>
          </table:table-cell>
          <table:table-cell office:value-type="float" office:value="4.30349">
            <text:p>4,30E+000</text:p>
          </table:table-cell>
          <table:table-cell table:number-columns-repeated="2"/>
          <table:table-cell table:formula="of:=IF([.M163]=&quot;sperrt&quot;;[.B$8];IF([.M163]=&quot;akt&quot;;[.I163];[.K163]))" office:value-type="float" office:value="4.45">
            <text:p>4,45</text:p>
          </table:table-cell>
          <table:table-cell table:formula="of:=IF([.M163]=&quot;sperrt&quot;;0;IF([.M163]=&quot;akt&quot;;[.J163];[.L163]))" office:value-type="float" office:value="4.25">
            <text:p>4,25</text:p>
          </table:table-cell>
          <table:table-cell table:formula="of:=([.A163]-[.B$2])/[.D$3]" office:value-type="float" office:value="3.30188679245282">
            <text:p>3,3018867925</text:p>
          </table:table-cell>
          <table:table-cell table:formula="of:=[.B$8]-[.B$6]*[.H163]" office:value-type="float" office:value="0.0943396226415381">
            <text:p>0,0943396226</text:p>
          </table:table-cell>
          <table:table-cell table:formula="of:=[.B$7]*[.H163]/[.D$1]" office:value-type="float" office:value="6.6698113207547">
            <text:p>6,6698113208</text:p>
          </table:table-cell>
          <table:table-cell table:formula="of:=[.L163]+[.B$3]" office:value-type="float" office:value="4.45">
            <text:p>4,45</text:p>
          </table:table-cell>
          <table:table-cell table:formula="of:=[.G$1]*([.A163]-[.B$2])+[.G$3]" office:value-type="float" office:value="4.25">
            <text:p>4,25</text:p>
          </table:table-cell>
          <table:table-cell table:formula="of:=IF([.H163]&lt;0;&quot;sperrt&quot;;IF([.I163]-[.J163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64999999999998">
            <text:p>7,65E+000</text:p>
          </table:table-cell>
          <table:table-cell office:value-type="float" office:value="4.336383">
            <text:p>4,34E+000</text:p>
          </table:table-cell>
          <table:table-cell office:value-type="float" office:value="4.308908">
            <text:p>4,31E+000</text:p>
          </table:table-cell>
          <table:table-cell table:number-columns-repeated="2"/>
          <table:table-cell table:formula="of:=IF([.M164]=&quot;sperrt&quot;;[.B$8];IF([.M164]=&quot;akt&quot;;[.I164];[.K164]))" office:value-type="float" office:value="4.45535714285714">
            <text:p>4,4553571429</text:p>
          </table:table-cell>
          <table:table-cell table:formula="of:=IF([.M164]=&quot;sperrt&quot;;0;IF([.M164]=&quot;akt&quot;;[.J164];[.L164]))" office:value-type="float" office:value="4.25535714285714">
            <text:p>4,2553571429</text:p>
          </table:table-cell>
          <table:table-cell table:formula="of:=([.A164]-[.B$2])/[.D$3]" office:value-type="float" office:value="3.3254716981132">
            <text:p>3,3254716981</text:p>
          </table:table-cell>
          <table:table-cell table:formula="of:=[.B$8]-[.B$6]*[.H164]" office:value-type="float" office:value="0.0235849056604032">
            <text:p>0,0235849057</text:p>
          </table:table-cell>
          <table:table-cell table:formula="of:=[.B$7]*[.H164]/[.D$1]" office:value-type="float" office:value="6.71745283018866">
            <text:p>6,7174528302</text:p>
          </table:table-cell>
          <table:table-cell table:formula="of:=[.L164]+[.B$3]" office:value-type="float" office:value="4.45535714285714">
            <text:p>4,4553571429</text:p>
          </table:table-cell>
          <table:table-cell table:formula="of:=[.G$1]*([.A164]-[.B$2])+[.G$3]" office:value-type="float" office:value="4.25535714285714">
            <text:p>4,2553571429</text:p>
          </table:table-cell>
          <table:table-cell table:formula="of:=IF([.H164]&lt;0;&quot;sperrt&quot;;IF([.I164]-[.J164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69999999999998">
            <text:p>7,70E+000</text:p>
          </table:table-cell>
          <table:table-cell office:value-type="float" office:value="4.341566">
            <text:p>4,34E+000</text:p>
          </table:table-cell>
          <table:table-cell office:value-type="float" office:value="4.314325">
            <text:p>4,31E+000</text:p>
          </table:table-cell>
          <table:table-cell table:number-columns-repeated="2"/>
          <table:table-cell table:formula="of:=IF([.M165]=&quot;sperrt&quot;;[.B$8];IF([.M165]=&quot;akt&quot;;[.I165];[.K165]))" office:value-type="float" office:value="4.46071428571428">
            <text:p>4,4607142857</text:p>
          </table:table-cell>
          <table:table-cell table:formula="of:=IF([.M165]=&quot;sperrt&quot;;0;IF([.M165]=&quot;akt&quot;;[.J165];[.L165]))" office:value-type="float" office:value="4.26071428571428">
            <text:p>4,2607142857</text:p>
          </table:table-cell>
          <table:table-cell table:formula="of:=([.A165]-[.B$2])/[.D$3]" office:value-type="float" office:value="3.34905660377358">
            <text:p>3,3490566038</text:p>
          </table:table-cell>
          <table:table-cell table:formula="of:=[.B$8]-[.B$6]*[.H165]" office:value-type="float" office:value="-0.0471698113207246">
            <text:p>-0,0471698113</text:p>
          </table:table-cell>
          <table:table-cell table:formula="of:=[.B$7]*[.H165]/[.D$1]" office:value-type="float" office:value="6.76509433962262">
            <text:p>6,7650943396</text:p>
          </table:table-cell>
          <table:table-cell table:formula="of:=[.L165]+[.B$3]" office:value-type="float" office:value="4.46071428571428">
            <text:p>4,4607142857</text:p>
          </table:table-cell>
          <table:table-cell table:formula="of:=[.G$1]*([.A165]-[.B$2])+[.G$3]" office:value-type="float" office:value="4.26071428571428">
            <text:p>4,2607142857</text:p>
          </table:table-cell>
          <table:table-cell table:formula="of:=IF([.H165]&lt;0;&quot;sperrt&quot;;IF([.I165]-[.J165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74999999999998">
            <text:p>7,75E+000</text:p>
          </table:table-cell>
          <table:table-cell office:value-type="float" office:value="4.346753">
            <text:p>4,35E+000</text:p>
          </table:table-cell>
          <table:table-cell office:value-type="float" office:value="4.319739">
            <text:p>4,32E+000</text:p>
          </table:table-cell>
          <table:table-cell table:number-columns-repeated="2"/>
          <table:table-cell table:formula="of:=IF([.M166]=&quot;sperrt&quot;;[.B$8];IF([.M166]=&quot;akt&quot;;[.I166];[.K166]))" office:value-type="float" office:value="4.46607142857143">
            <text:p>4,4660714286</text:p>
          </table:table-cell>
          <table:table-cell table:formula="of:=IF([.M166]=&quot;sperrt&quot;;0;IF([.M166]=&quot;akt&quot;;[.J166];[.L166]))" office:value-type="float" office:value="4.26607142857143">
            <text:p>4,2660714286</text:p>
          </table:table-cell>
          <table:table-cell table:formula="of:=([.A166]-[.B$2])/[.D$3]" office:value-type="float" office:value="3.37264150943395">
            <text:p>3,3726415094</text:p>
          </table:table-cell>
          <table:table-cell table:formula="of:=[.B$8]-[.B$6]*[.H166]" office:value-type="float" office:value="-0.11792452830186">
            <text:p>-0,1179245283</text:p>
          </table:table-cell>
          <table:table-cell table:formula="of:=[.B$7]*[.H166]/[.D$1]" office:value-type="float" office:value="6.81273584905659">
            <text:p>6,8127358491</text:p>
          </table:table-cell>
          <table:table-cell table:formula="of:=[.L166]+[.B$3]" office:value-type="float" office:value="4.46607142857143">
            <text:p>4,4660714286</text:p>
          </table:table-cell>
          <table:table-cell table:formula="of:=[.G$1]*([.A166]-[.B$2])+[.G$3]" office:value-type="float" office:value="4.26607142857143">
            <text:p>4,2660714286</text:p>
          </table:table-cell>
          <table:table-cell table:formula="of:=IF([.H166]&lt;0;&quot;sperrt&quot;;IF([.I166]-[.J166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79999999999998">
            <text:p>7,80E+000</text:p>
          </table:table-cell>
          <table:table-cell office:value-type="float" office:value="4.351943">
            <text:p>4,35E+000</text:p>
          </table:table-cell>
          <table:table-cell office:value-type="float" office:value="4.325152">
            <text:p>4,33E+000</text:p>
          </table:table-cell>
          <table:table-cell table:number-columns-repeated="2"/>
          <table:table-cell table:formula="of:=IF([.M167]=&quot;sperrt&quot;;[.B$8];IF([.M167]=&quot;akt&quot;;[.I167];[.K167]))" office:value-type="float" office:value="4.47142857142857">
            <text:p>4,4714285714</text:p>
          </table:table-cell>
          <table:table-cell table:formula="of:=IF([.M167]=&quot;sperrt&quot;;0;IF([.M167]=&quot;akt&quot;;[.J167];[.L167]))" office:value-type="float" office:value="4.27142857142857">
            <text:p>4,2714285714</text:p>
          </table:table-cell>
          <table:table-cell table:formula="of:=([.A167]-[.B$2])/[.D$3]" office:value-type="float" office:value="3.39622641509433">
            <text:p>3,3962264151</text:p>
          </table:table-cell>
          <table:table-cell table:formula="of:=[.B$8]-[.B$6]*[.H167]" office:value-type="float" office:value="-0.188679245282991">
            <text:p>-0,1886792453</text:p>
          </table:table-cell>
          <table:table-cell table:formula="of:=[.B$7]*[.H167]/[.D$1]" office:value-type="float" office:value="6.86037735849055">
            <text:p>6,8603773585</text:p>
          </table:table-cell>
          <table:table-cell table:formula="of:=[.L167]+[.B$3]" office:value-type="float" office:value="4.47142857142857">
            <text:p>4,4714285714</text:p>
          </table:table-cell>
          <table:table-cell table:formula="of:=[.G$1]*([.A167]-[.B$2])+[.G$3]" office:value-type="float" office:value="4.27142857142857">
            <text:p>4,2714285714</text:p>
          </table:table-cell>
          <table:table-cell table:formula="of:=IF([.H167]&lt;0;&quot;sperrt&quot;;IF([.I167]-[.J167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84999999999998">
            <text:p>7,85E+000</text:p>
          </table:table-cell>
          <table:table-cell office:value-type="float" office:value="4.357138">
            <text:p>4,36E+000</text:p>
          </table:table-cell>
          <table:table-cell office:value-type="float" office:value="4.330563">
            <text:p>4,33E+000</text:p>
          </table:table-cell>
          <table:table-cell table:number-columns-repeated="2"/>
          <table:table-cell table:formula="of:=IF([.M168]=&quot;sperrt&quot;;[.B$8];IF([.M168]=&quot;akt&quot;;[.I168];[.K168]))" office:value-type="float" office:value="4.47678571428571">
            <text:p>4,4767857143</text:p>
          </table:table-cell>
          <table:table-cell table:formula="of:=IF([.M168]=&quot;sperrt&quot;;0;IF([.M168]=&quot;akt&quot;;[.J168];[.L168]))" office:value-type="float" office:value="4.27678571428571">
            <text:p>4,2767857143</text:p>
          </table:table-cell>
          <table:table-cell table:formula="of:=([.A168]-[.B$2])/[.D$3]" office:value-type="float" office:value="3.41981132075471">
            <text:p>3,4198113208</text:p>
          </table:table-cell>
          <table:table-cell table:formula="of:=[.B$8]-[.B$6]*[.H168]" office:value-type="float" office:value="-0.259433962264122">
            <text:p>-0,2594339623</text:p>
          </table:table-cell>
          <table:table-cell table:formula="of:=[.B$7]*[.H168]/[.D$1]" office:value-type="float" office:value="6.90801886792451">
            <text:p>6,9080188679</text:p>
          </table:table-cell>
          <table:table-cell table:formula="of:=[.L168]+[.B$3]" office:value-type="float" office:value="4.47678571428571">
            <text:p>4,4767857143</text:p>
          </table:table-cell>
          <table:table-cell table:formula="of:=[.G$1]*([.A168]-[.B$2])+[.G$3]" office:value-type="float" office:value="4.27678571428571">
            <text:p>4,2767857143</text:p>
          </table:table-cell>
          <table:table-cell table:formula="of:=IF([.H168]&lt;0;&quot;sperrt&quot;;IF([.I168]-[.J168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89999999999998">
            <text:p>7,90E+000</text:p>
          </table:table-cell>
          <table:table-cell office:value-type="float" office:value="4.362335">
            <text:p>4,36E+000</text:p>
          </table:table-cell>
          <table:table-cell office:value-type="float" office:value="4.335972">
            <text:p>4,34E+000</text:p>
          </table:table-cell>
          <table:table-cell table:number-columns-repeated="2"/>
          <table:table-cell table:formula="of:=IF([.M169]=&quot;sperrt&quot;;[.B$8];IF([.M169]=&quot;akt&quot;;[.I169];[.K169]))" office:value-type="float" office:value="4.48214285714286">
            <text:p>4,4821428571</text:p>
          </table:table-cell>
          <table:table-cell table:formula="of:=IF([.M169]=&quot;sperrt&quot;;0;IF([.M169]=&quot;akt&quot;;[.J169];[.L169]))" office:value-type="float" office:value="4.28214285714286">
            <text:p>4,2821428571</text:p>
          </table:table-cell>
          <table:table-cell table:formula="of:=([.A169]-[.B$2])/[.D$3]" office:value-type="float" office:value="3.44339622641508">
            <text:p>3,4433962264</text:p>
          </table:table-cell>
          <table:table-cell table:formula="of:=[.B$8]-[.B$6]*[.H169]" office:value-type="float" office:value="-0.330188679245254">
            <text:p>-0,3301886792</text:p>
          </table:table-cell>
          <table:table-cell table:formula="of:=[.B$7]*[.H169]/[.D$1]" office:value-type="float" office:value="6.95566037735847">
            <text:p>6,9556603774</text:p>
          </table:table-cell>
          <table:table-cell table:formula="of:=[.L169]+[.B$3]" office:value-type="float" office:value="4.48214285714286">
            <text:p>4,4821428571</text:p>
          </table:table-cell>
          <table:table-cell table:formula="of:=[.G$1]*([.A169]-[.B$2])+[.G$3]" office:value-type="float" office:value="4.28214285714286">
            <text:p>4,2821428571</text:p>
          </table:table-cell>
          <table:table-cell table:formula="of:=IF([.H169]&lt;0;&quot;sperrt&quot;;IF([.I169]-[.J169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7.94999999999998">
            <text:p>7,95E+000</text:p>
          </table:table-cell>
          <table:table-cell office:value-type="float" office:value="4.367537">
            <text:p>4,37E+000</text:p>
          </table:table-cell>
          <table:table-cell office:value-type="float" office:value="4.34138">
            <text:p>4,34E+000</text:p>
          </table:table-cell>
          <table:table-cell table:number-columns-repeated="2"/>
          <table:table-cell table:formula="of:=IF([.M170]=&quot;sperrt&quot;;[.B$8];IF([.M170]=&quot;akt&quot;;[.I170];[.K170]))" office:value-type="float" office:value="4.4875">
            <text:p>4,4875</text:p>
          </table:table-cell>
          <table:table-cell table:formula="of:=IF([.M170]=&quot;sperrt&quot;;0;IF([.M170]=&quot;akt&quot;;[.J170];[.L170]))" office:value-type="float" office:value="4.2875">
            <text:p>4,2875</text:p>
          </table:table-cell>
          <table:table-cell table:formula="of:=([.A170]-[.B$2])/[.D$3]" office:value-type="float" office:value="3.46698113207546">
            <text:p>3,4669811321</text:p>
          </table:table-cell>
          <table:table-cell table:formula="of:=[.B$8]-[.B$6]*[.H170]" office:value-type="float" office:value="-0.400943396226387">
            <text:p>-0,4009433962</text:p>
          </table:table-cell>
          <table:table-cell table:formula="of:=[.B$7]*[.H170]/[.D$1]" office:value-type="float" office:value="7.00330188679243">
            <text:p>7,0033018868</text:p>
          </table:table-cell>
          <table:table-cell table:formula="of:=[.L170]+[.B$3]" office:value-type="float" office:value="4.4875">
            <text:p>4,4875</text:p>
          </table:table-cell>
          <table:table-cell table:formula="of:=[.G$1]*([.A170]-[.B$2])+[.G$3]" office:value-type="float" office:value="4.2875">
            <text:p>4,2875</text:p>
          </table:table-cell>
          <table:table-cell table:formula="of:=IF([.H170]&lt;0;&quot;sperrt&quot;;IF([.I170]-[.J170]&lt;[.B$3];&quot;sat&quot;;&quot;akt&quot;))" office:value-type="string" office:string-value="sat">
            <text:p>sat</text:p>
          </table:table-cell>
        </table:table-row>
        <table:table-row table:style-name="ro1">
          <table:table-cell office:value-type="float" office:value="8">
            <text:p>8,00E+000</text:p>
          </table:table-cell>
          <table:table-cell office:value-type="float" office:value="4.372741">
            <text:p>4,37E+000</text:p>
          </table:table-cell>
          <table:table-cell office:value-type="float" office:value="4.346786">
            <text:p>4,35E+000</text:p>
          </table:table-cell>
          <table:table-cell table:number-columns-repeated="2"/>
          <table:table-cell table:formula="of:=IF([.M171]=&quot;sperrt&quot;;[.B$8];IF([.M171]=&quot;akt&quot;;[.I171];[.K171]))" office:value-type="float" office:value="4.49285714285714">
            <text:p>4,4928571429</text:p>
          </table:table-cell>
          <table:table-cell table:formula="of:=IF([.M171]=&quot;sperrt&quot;;0;IF([.M171]=&quot;akt&quot;;[.J171];[.L171]))" office:value-type="float" office:value="4.29285714285714">
            <text:p>4,2928571429</text:p>
          </table:table-cell>
          <table:table-cell table:formula="of:=([.A171]-[.B$2])/[.D$3]" office:value-type="float" office:value="3.49056603773585">
            <text:p>3,4905660377</text:p>
          </table:table-cell>
          <table:table-cell table:formula="of:=[.B$8]-[.B$6]*[.H171]" office:value-type="float" office:value="-0.471698113207546">
            <text:p>-0,4716981132</text:p>
          </table:table-cell>
          <table:table-cell table:formula="of:=[.B$7]*[.H171]/[.D$1]" office:value-type="float" office:value="7.05094339622641">
            <text:p>7,0509433962</text:p>
          </table:table-cell>
          <table:table-cell table:formula="of:=[.L171]+[.B$3]" office:value-type="float" office:value="4.49285714285714">
            <text:p>4,4928571429</text:p>
          </table:table-cell>
          <table:table-cell table:formula="of:=[.G$1]*([.A171]-[.B$2])+[.G$3]" office:value-type="float" office:value="4.29285714285714">
            <text:p>4,2928571429</text:p>
          </table:table-cell>
          <table:table-cell table:formula="of:=IF([.H171]&lt;0;&quot;sperrt&quot;;IF([.I171]-[.J171]&lt;[.B$3];&quot;sat&quot;;&quot;akt&quot;))" office:value-type="string" office:string-value="sat">
            <text:p>sat</text:p>
          </table:table-cell>
        </table:table-row>
        <table:table-row table:style-name="ro1">
          <table:table-cell table:style-name="Default" table:number-columns-repeated="3"/>
          <table:table-cell table:number-columns-repeated="10"/>
        </table:table-row>
      </table:table>
      <table:table table:name="graphik" table:style-name="ta1">
        <table:shapes>
          <draw:frame draw:z-index="0" draw:style-name="gr1" svg:width="16.008cm" svg:height="9.993cm" svg:x="0cm" svg:y="0cm">
            <draw:object draw:notify-on-update-of-ranges="tabelle.A11:tabelle.A171 tabelle.B10:tabelle.B10 tabelle.B11:tabelle.B171 tabelle.A11:tabelle.A171 tabelle.C10:tabelle.C10 tabelle.C11:tabelle.C171 tabelle.A11:tabelle.A171 tabelle.D10:tabelle.D10 tabelle.D11:tabelle.D171 tabelle.A11:tabelle.A171 tabelle.E10:tabelle.E10 tabelle.E11:tabelle.E171 tabelle.A11:tabelle.A171 tabelle.F10:tabelle.F10 tabelle.F11:tabelle.F171 tabelle.A11:tabelle.A171 tabelle.G10:tabelle.G10 tabelle.G11:tabelle.G1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4:31:32</meta:creation-date>
    <meta:generator>LibreOffice/3.5$Linux_x86 LibreOffice_project/350m1$Build-2</meta:generator>
    <dc:date>2014-10-21T16:21:55</dc:date>
    <meta:editing-duration>PT1H44M59S</meta:editing-duration>
    <meta:editing-cycles>5</meta:editing-cycles>
    <meta:document-statistic meta:table-count="3" meta:cell-count="181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9">
      <style:chart-properties chart:display-label="true" chart:logarithmic="false" chart:minimum="0" chart:maximum="8" chart:interval-major="1" chart:interval-minor-divisor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9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9cm" svg:height="9.994cm" xlink:href=".." xlink:type="simple" chart:class="chart:scatter" chart:style-name="ch1">
        <chart:title svg:x="6.323cm" svg:y="0.334cm" chart:style-name="ch2">
          <text:p>Versuch ÜK-17</text:p>
        </chart:title>
        <chart:legend svg:x="10.895cm" svg:y="0.449cm" style:legend-expansion="custom" chartooo:width="2.654cm" chartooo:height="3.402cm" style:legend-expansion-aspect-ratio="0.780129335684891" chart:style-name="ch3"/>
        <chart:plot-area chart:style-name="ch4" table:cell-range-address="tabelle.A11:tabelle.G171 tabelle.B10:tabelle.G10" chart:data-source-has-labels="row" svg:x="1.305cm" svg:y="0.062cm" svg:width="14.648cm" svg:height="9.887cm">
          <chartooo:coordinate-region svg:x="2.211cm" svg:y="0.259cm" svg:width="13.505cm" svg:height="9.047cm"/>
          <chart:axis chart:dimension="x" chart:name="primary-x" chart:style-name="ch5">
            <chart:title svg:x="15.121cm" svg:y="8.296cm" chart:style-name="ch6">
              <text:p>VB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28cm" svg:y="5.848cm" chart:style-name="ch9">
              <text:p>VC und VE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tabelle.B11:tabelle.B171" chart:label-cell-address="tabelle.B10:tabelle.B10" chart:class="chart:scatter">
            <chart:domain table:cell-range-address="tabelle.A11:tabelle.A171"/>
            <chart:data-point chart:repeated="161"/>
          </chart:series>
          <chart:series chart:style-name="ch11" chart:values-cell-range-address="tabelle.C11:tabelle.C171" chart:label-cell-address="tabelle.C10:tabelle.C10" chart:class="chart:scatter">
            <chart:data-point chart:repeated="161"/>
          </chart:series>
          <chart:series chart:style-name="ch12" chart:values-cell-range-address="tabelle.D11:tabelle.D171" chart:label-cell-address="tabelle.D10:tabelle.D10" chart:class="chart:scatter">
            <chart:data-point chart:repeated="161"/>
          </chart:series>
          <chart:series chart:style-name="ch13" chart:values-cell-range-address="tabelle.E11:tabelle.E171" chart:label-cell-address="tabelle.E10:tabelle.E10" chart:class="chart:scatter">
            <chart:data-point chart:repeated="161"/>
          </chart:series>
          <chart:series chart:style-name="ch14" chart:values-cell-range-address="tabelle.F11:tabelle.F171" chart:label-cell-address="tabelle.F10:tabelle.F10" chart:class="chart:scatter">
            <chart:data-point chart:repeated="161"/>
          </chart:series>
          <chart:series chart:style-name="ch15" chart:values-cell-range-address="tabelle.G11:tabelle.G171" chart:label-cell-address="tabelle.G10:tabelle.G10" chart:class="chart:scatter">
            <chart:data-point chart:repeated="1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(col)</text:p>
                <draw:g>
                  <svg:desc>tabelle.B10:tabelle.B10</svg:desc>
                </draw:g>
              </table:table-cell>
              <table:table-cell office:value-type="string">
                <text:p>V(em)</text:p>
                <draw:g>
                  <svg:desc>tabelle.C10:tabelle.C10</svg:desc>
                </draw:g>
              </table:table-cell>
              <table:table-cell office:value-type="string">
                <text:p>VC(mess)</text:p>
                <draw:g>
                  <svg:desc>tabelle.D10:tabelle.D10</svg:desc>
                </draw:g>
              </table:table-cell>
              <table:table-cell office:value-type="string">
                <text:p>VE(mess)</text:p>
                <draw:g>
                  <svg:desc>tabelle.E10:tabelle.E10</svg:desc>
                </draw:g>
              </table:table-cell>
              <table:table-cell office:value-type="string">
                <text:p>VC(rech)</text:p>
                <draw:g>
                  <svg:desc>tabelle.F10:tabelle.F10</svg:desc>
                </draw:g>
              </table:table-cell>
              <table:table-cell office:value-type="string">
                <text:p>VE(rech)</text:p>
                <draw:g>
                  <svg:desc>tabelle.G10:tabelle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.A11:tabelle.A171</svg:desc>
                </draw:g>
              </table:table-cell>
              <table:table-cell office:value-type="float" office:value="10">
                <text:p>10</text:p>
                <draw:g>
                  <svg:desc>tabelle.B11:tabelle.B171</svg:desc>
                </draw:g>
              </table:table-cell>
              <table:table-cell office:value-type="float" office:value="0.00000000005536372">
                <text:p>0.00000000005536372</text:p>
                <draw:g>
                  <svg:desc>tabelle.C11:tabelle.C171</svg:desc>
                </draw:g>
              </table:table-cell>
              <table:table-cell office:value-type="float" office:value="NaN">
                <text:p>NaN</text:p>
                <draw:g>
                  <svg:desc>tabelle.D11:tabelle.D171</svg:desc>
                </draw:g>
              </table:table-cell>
              <table:table-cell office:value-type="float" office:value="NaN">
                <text:p>NaN</text:p>
                <draw:g>
                  <svg:desc>tabelle.E11:tabelle.E171</svg:desc>
                </draw:g>
              </table:table-cell>
              <table:table-cell office:value-type="float" office:value="10">
                <text:p>10</text:p>
                <draw:g>
                  <svg:desc>tabelle.F11:tabelle.F171</svg:desc>
                </draw:g>
              </table:table-cell>
              <table:table-cell office:value-type="float" office:value="0">
                <text:p>0</text:p>
                <draw:g>
                  <svg:desc>tabelle.G11:tabelle.G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0">
                <text:p>10</text:p>
              </table:table-cell>
              <table:table-cell office:value-type="float" office:value="0.000000000270614">
                <text:p>0.00000000027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0.000000002839745">
                <text:p>0.000000002839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0">
                <text:p>10</text:p>
              </table:table-cell>
              <table:table-cell office:value-type="float" office:value="0.00000001797909">
                <text:p>0.00000001797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0">
                <text:p>10</text:p>
              </table:table-cell>
              <table:table-cell office:value-type="float" office:value="0.0000001194747">
                <text:p>0.000000119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9.999999">
                <text:p>9.999999</text:p>
              </table:table-cell>
              <table:table-cell office:value-type="float" office:value="0.0000008054848">
                <text:p>0.000000805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9.999991">
                <text:p>9.999991</text:p>
              </table:table-cell>
              <table:table-cell office:value-type="float" office:value="0.000005452894">
                <text:p>0.00000545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9.999945">
                <text:p>9.999945</text:p>
              </table:table-cell>
              <table:table-cell office:value-type="float" office:value="0.00003693106">
                <text:p>0.0000369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9.999628">
                <text:p>9.999628</text:p>
              </table:table-cell>
              <table:table-cell office:value-type="float" office:value="0.0002485249">
                <text:p>0.0002485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9.99761">
                <text:p>9.99761</text:p>
              </table:table-cell>
              <table:table-cell office:value-type="float" office:value="0.001598777">
                <text:p>0.00159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9.987514">
                <text:p>9.987514</text:p>
              </table:table-cell>
              <table:table-cell office:value-type="float" office:value="0.008351175">
                <text:p>0.00835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9.959356">
                <text:p>9.959356</text:p>
              </table:table-cell>
              <table:table-cell office:value-type="float" office:value="0.02718083">
                <text:p>0.02718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9.914416">
                <text:p>9.914416</text:p>
              </table:table-cell>
              <table:table-cell office:value-type="float" office:value="0.05723383">
                <text:p>0.0572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9.859764">
                <text:p>9.859764</text:p>
              </table:table-cell>
              <table:table-cell office:value-type="float" office:value="0.09378092">
                <text:p>0.0937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924528301887">
                <text:p>9.92924528301887</text:p>
              </table:table-cell>
              <table:table-cell office:value-type="float" office:value="0.0476415094339622">
                <text:p>0.0476415094339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9.799868">
                <text:p>9.799868</text:p>
              </table:table-cell>
              <table:table-cell office:value-type="float" office:value="0.1338359">
                <text:p>0.1338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5849056603774">
                <text:p>9.85849056603774</text:p>
              </table:table-cell>
              <table:table-cell office:value-type="float" office:value="0.0952830188679246">
                <text:p>0.095283018867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9.736948">
                <text:p>9.736948</text:p>
              </table:table-cell>
              <table:table-cell office:value-type="float" office:value="0.1759123">
                <text:p>0.175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877358490566">
                <text:p>9.7877358490566</text:p>
              </table:table-cell>
              <table:table-cell office:value-type="float" office:value="0.142924528301887">
                <text:p>0.142924528301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9.671841">
                <text:p>9.671841</text:p>
              </table:table-cell>
              <table:table-cell office:value-type="float" office:value="0.2194519">
                <text:p>0.219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1698113207547">
                <text:p>9.71698113207547</text:p>
              </table:table-cell>
              <table:table-cell office:value-type="float" office:value="0.190566037735849">
                <text:p>0.190566037735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9.605351">
                <text:p>9.605351</text:p>
              </table:table-cell>
              <table:table-cell office:value-type="float" office:value="0.2639163">
                <text:p>0.263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4622641509434">
                <text:p>9.64622641509434</text:p>
              </table:table-cell>
              <table:table-cell office:value-type="float" office:value="0.238207547169811">
                <text:p>0.238207547169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9.537869">
                <text:p>9.537869</text:p>
              </table:table-cell>
              <table:table-cell office:value-type="float" office:value="0.3090446">
                <text:p>0.309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7547169811321">
                <text:p>9.57547169811321</text:p>
              </table:table-cell>
              <table:table-cell office:value-type="float" office:value="0.285849056603774">
                <text:p>0.285849056603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9.469627">
                <text:p>9.469627</text:p>
              </table:table-cell>
              <table:table-cell office:value-type="float" office:value="0.3546824">
                <text:p>0.354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0471698113208">
                <text:p>9.50471698113208</text:p>
              </table:table-cell>
              <table:table-cell office:value-type="float" office:value="0.333490566037736">
                <text:p>0.333490566037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9.400788">
                <text:p>9.400788</text:p>
              </table:table-cell>
              <table:table-cell office:value-type="float" office:value="0.4007193">
                <text:p>0.400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3396226415094">
                <text:p>9.43396226415094</text:p>
              </table:table-cell>
              <table:table-cell office:value-type="float" office:value="0.381132075471698">
                <text:p>0.381132075471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9.331472">
                <text:p>9.331472</text:p>
              </table:table-cell>
              <table:table-cell office:value-type="float" office:value="0.4470757">
                <text:p>0.447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6320754716981">
                <text:p>9.36320754716981</text:p>
              </table:table-cell>
              <table:table-cell office:value-type="float" office:value="0.42877358490566">
                <text:p>0.42877358490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9.261767">
                <text:p>9.261767</text:p>
              </table:table-cell>
              <table:table-cell office:value-type="float" office:value="0.4936929">
                <text:p>0.4936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9245283018868">
                <text:p>9.29245283018868</text:p>
              </table:table-cell>
              <table:table-cell office:value-type="float" office:value="0.476415094339623">
                <text:p>0.4764150943396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9.191739">
                <text:p>9.191739</text:p>
              </table:table-cell>
              <table:table-cell office:value-type="float" office:value="0.5405268">
                <text:p>0.5405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2169811320755">
                <text:p>9.22169811320755</text:p>
              </table:table-cell>
              <table:table-cell office:value-type="float" office:value="0.524056603773585">
                <text:p>0.524056603773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9.121438">
                <text:p>9.121438</text:p>
              </table:table-cell>
              <table:table-cell office:value-type="float" office:value="0.5875434">
                <text:p>0.587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5094339622642">
                <text:p>9.15094339622642</text:p>
              </table:table-cell>
              <table:table-cell office:value-type="float" office:value="0.571698113207547">
                <text:p>0.571698113207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9.050905">
                <text:p>9.050905</text:p>
              </table:table-cell>
              <table:table-cell office:value-type="float" office:value="0.6347159">
                <text:p>0.634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8018867924528">
                <text:p>9.08018867924528</text:p>
              </table:table-cell>
              <table:table-cell office:value-type="float" office:value="0.619339622641509">
                <text:p>0.619339622641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8.980172">
                <text:p>8.980172</text:p>
              </table:table-cell>
              <table:table-cell office:value-type="float" office:value="0.6820226">
                <text:p>0.682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0943396226415">
                <text:p>9.00943396226415</text:p>
              </table:table-cell>
              <table:table-cell office:value-type="float" office:value="0.666981132075472">
                <text:p>0.666981132075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8.909266">
                <text:p>8.909266</text:p>
              </table:table-cell>
              <table:table-cell office:value-type="float" office:value="0.7294461">
                <text:p>0.729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3867924528302">
                <text:p>8.93867924528302</text:p>
              </table:table-cell>
              <table:table-cell office:value-type="float" office:value="0.714622641509435">
                <text:p>0.7146226415094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8.838206">
                <text:p>8.838206</text:p>
              </table:table-cell>
              <table:table-cell office:value-type="float" office:value="0.7769721">
                <text:p>0.776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6792452830189">
                <text:p>8.86792452830189</text:p>
              </table:table-cell>
              <table:table-cell office:value-type="float" office:value="0.762264150943397">
                <text:p>0.762264150943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8.767013">
                <text:p>8.767013</text:p>
              </table:table-cell>
              <table:table-cell office:value-type="float" office:value="0.8245886">
                <text:p>0.824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9716981132075">
                <text:p>8.79716981132075</text:p>
              </table:table-cell>
              <table:table-cell office:value-type="float" office:value="0.809905660377359">
                <text:p>0.809905660377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8.6957">
                <text:p>8.6957</text:p>
              </table:table-cell>
              <table:table-cell office:value-type="float" office:value="0.8722855">
                <text:p>0.872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2641509433962">
                <text:p>8.72641509433962</text:p>
              </table:table-cell>
              <table:table-cell office:value-type="float" office:value="0.857547169811322">
                <text:p>0.857547169811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8.62428">
                <text:p>8.62428</text:p>
              </table:table-cell>
              <table:table-cell office:value-type="float" office:value="0.9200544">
                <text:p>0.9200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5566037735849">
                <text:p>8.65566037735849</text:p>
              </table:table-cell>
              <table:table-cell office:value-type="float" office:value="0.905188679245284">
                <text:p>0.905188679245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8.552765">
                <text:p>8.552765</text:p>
              </table:table-cell>
              <table:table-cell office:value-type="float" office:value="0.9678878">
                <text:p>0.9678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490566037736">
                <text:p>8.58490566037736</text:p>
              </table:table-cell>
              <table:table-cell office:value-type="float" office:value="0.952830188679246">
                <text:p>0.952830188679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8.481163">
                <text:p>8.481163</text:p>
              </table:table-cell>
              <table:table-cell office:value-type="float" office:value="1.015779">
                <text:p>1.01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1415094339623">
                <text:p>8.51415094339623</text:p>
              </table:table-cell>
              <table:table-cell office:value-type="float" office:value="1.00047169811321">
                <text:p>1.00047169811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8.409484">
                <text:p>8.409484</text:p>
              </table:table-cell>
              <table:table-cell office:value-type="float" office:value="1.063724">
                <text:p>1.063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4339622641509">
                <text:p>8.44339622641509</text:p>
              </table:table-cell>
              <table:table-cell office:value-type="float" office:value="1.04811320754717">
                <text:p>1.04811320754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8.337733">
                <text:p>8.337733</text:p>
              </table:table-cell>
              <table:table-cell office:value-type="float" office:value="1.111717">
                <text:p>1.11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264150943396">
                <text:p>8.37264150943396</text:p>
              </table:table-cell>
              <table:table-cell office:value-type="float" office:value="1.09575471698113">
                <text:p>1.09575471698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8.265918">
                <text:p>8.265918</text:p>
              </table:table-cell>
              <table:table-cell office:value-type="float" office:value="1.159753">
                <text:p>1.159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0188679245283">
                <text:p>8.30188679245283</text:p>
              </table:table-cell>
              <table:table-cell office:value-type="float" office:value="1.1433962264151">
                <text:p>1.14339622641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8.194044">
                <text:p>8.194044</text:p>
              </table:table-cell>
              <table:table-cell office:value-type="float" office:value="1.207829">
                <text:p>1.20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311320754717">
                <text:p>8.2311320754717</text:p>
              </table:table-cell>
              <table:table-cell office:value-type="float" office:value="1.19103773584906">
                <text:p>1.19103773584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8.122115">
                <text:p>8.122115</text:p>
              </table:table-cell>
              <table:table-cell office:value-type="float" office:value="1.255943">
                <text:p>1.255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037735849056">
                <text:p>8.16037735849056</text:p>
              </table:table-cell>
              <table:table-cell office:value-type="float" office:value="1.23867924528302">
                <text:p>1.23867924528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8.050138">
                <text:p>8.050138</text:p>
              </table:table-cell>
              <table:table-cell office:value-type="float" office:value="1.30409">
                <text:p>1.3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8962264150943">
                <text:p>8.08962264150943</text:p>
              </table:table-cell>
              <table:table-cell office:value-type="float" office:value="1.28632075471698">
                <text:p>1.28632075471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7.978114">
                <text:p>7.978114</text:p>
              </table:table-cell>
              <table:table-cell office:value-type="float" office:value="1.352268">
                <text:p>1.35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188679245283">
                <text:p>8.0188679245283</text:p>
              </table:table-cell>
              <table:table-cell office:value-type="float" office:value="1.33396226415094">
                <text:p>1.33396226415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7.906048">
                <text:p>7.906048</text:p>
              </table:table-cell>
              <table:table-cell office:value-type="float" office:value="1.400475">
                <text:p>1.40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4811320754717">
                <text:p>7.94811320754717</text:p>
              </table:table-cell>
              <table:table-cell office:value-type="float" office:value="1.38160377358491">
                <text:p>1.381603773584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7.833943">
                <text:p>7.833943</text:p>
              </table:table-cell>
              <table:table-cell office:value-type="float" office:value="1.448709">
                <text:p>1.44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7735849056604">
                <text:p>7.87735849056604</text:p>
              </table:table-cell>
              <table:table-cell office:value-type="float" office:value="1.42924528301887">
                <text:p>1.42924528301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7.761802">
                <text:p>7.761802</text:p>
              </table:table-cell>
              <table:table-cell office:value-type="float" office:value="1.496968">
                <text:p>1.49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660377358491">
                <text:p>7.80660377358491</text:p>
              </table:table-cell>
              <table:table-cell office:value-type="float" office:value="1.47688679245283">
                <text:p>1.47688679245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7.689627">
                <text:p>7.689627</text:p>
              </table:table-cell>
              <table:table-cell office:value-type="float" office:value="1.54525">
                <text:p>1.5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3584905660377">
                <text:p>7.73584905660377</text:p>
              </table:table-cell>
              <table:table-cell office:value-type="float" office:value="1.52452830188679">
                <text:p>1.52452830188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7.617422">
                <text:p>7.617422</text:p>
              </table:table-cell>
              <table:table-cell office:value-type="float" office:value="1.593553">
                <text:p>1.59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6509433962264">
                <text:p>7.66509433962264</text:p>
              </table:table-cell>
              <table:table-cell office:value-type="float" office:value="1.57216981132075">
                <text:p>1.57216981132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7.545187">
                <text:p>7.545187</text:p>
              </table:table-cell>
              <table:table-cell office:value-type="float" office:value="1.641876">
                <text:p>1.64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9433962264151">
                <text:p>7.59433962264151</text:p>
              </table:table-cell>
              <table:table-cell office:value-type="float" office:value="1.61981132075472">
                <text:p>1.61981132075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7.472926">
                <text:p>7.472926</text:p>
              </table:table-cell>
              <table:table-cell office:value-type="float" office:value="1.690218">
                <text:p>1.69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2358490566038">
                <text:p>7.52358490566038</text:p>
              </table:table-cell>
              <table:table-cell office:value-type="float" office:value="1.66745283018868">
                <text:p>1.66745283018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7.40064">
                <text:p>7.40064</text:p>
              </table:table-cell>
              <table:table-cell office:value-type="float" office:value="1.738577">
                <text:p>1.73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283018867925">
                <text:p>7.45283018867925</text:p>
              </table:table-cell>
              <table:table-cell office:value-type="float" office:value="1.71509433962264">
                <text:p>1.71509433962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7.32833">
                <text:p>7.32833</text:p>
              </table:table-cell>
              <table:table-cell office:value-type="float" office:value="1.786952">
                <text:p>1.78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8207547169812">
                <text:p>7.38207547169812</text:p>
              </table:table-cell>
              <table:table-cell office:value-type="float" office:value="1.7627358490566">
                <text:p>1.76273584905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7.255999">
                <text:p>7.255999</text:p>
              </table:table-cell>
              <table:table-cell office:value-type="float" office:value="1.835343">
                <text:p>1.835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1132075471698">
                <text:p>7.31132075471698</text:p>
              </table:table-cell>
              <table:table-cell office:value-type="float" office:value="1.81037735849056">
                <text:p>1.81037735849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7.183647">
                <text:p>7.183647</text:p>
              </table:table-cell>
              <table:table-cell office:value-type="float" office:value="1.883747">
                <text:p>1.883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4056603773585">
                <text:p>7.24056603773585</text:p>
              </table:table-cell>
              <table:table-cell office:value-type="float" office:value="1.85801886792453">
                <text:p>1.85801886792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7.111277">
                <text:p>7.111277</text:p>
              </table:table-cell>
              <table:table-cell office:value-type="float" office:value="1.932166">
                <text:p>1.93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6981132075472">
                <text:p>7.16981132075472</text:p>
              </table:table-cell>
              <table:table-cell office:value-type="float" office:value="1.90566037735849">
                <text:p>1.905660377358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7.038889">
                <text:p>7.038889</text:p>
              </table:table-cell>
              <table:table-cell office:value-type="float" office:value="1.980596">
                <text:p>1.98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9905660377359">
                <text:p>7.09905660377359</text:p>
              </table:table-cell>
              <table:table-cell office:value-type="float" office:value="1.95330188679245">
                <text:p>1.953301886792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6.966485">
                <text:p>6.966485</text:p>
              </table:table-cell>
              <table:table-cell office:value-type="float" office:value="2.029038">
                <text:p>2.02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2830188679246">
                <text:p>7.02830188679246</text:p>
              </table:table-cell>
              <table:table-cell office:value-type="float" office:value="2.00094339622641">
                <text:p>2.000943396226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6.894065">
                <text:p>6.894065</text:p>
              </table:table-cell>
              <table:table-cell office:value-type="float" office:value="2.077492">
                <text:p>2.07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5754716981132">
                <text:p>6.95754716981132</text:p>
              </table:table-cell>
              <table:table-cell office:value-type="float" office:value="2.04858490566038">
                <text:p>2.04858490566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6.82163">
                <text:p>6.82163</text:p>
              </table:table-cell>
              <table:table-cell office:value-type="float" office:value="2.125955">
                <text:p>2.12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679245283019">
                <text:p>6.88679245283019</text:p>
              </table:table-cell>
              <table:table-cell office:value-type="float" office:value="2.09622641509434">
                <text:p>2.096226415094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6.749183">
                <text:p>6.749183</text:p>
              </table:table-cell>
              <table:table-cell office:value-type="float" office:value="2.174428">
                <text:p>2.17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1603773584906">
                <text:p>6.81603773584906</text:p>
              </table:table-cell>
              <table:table-cell office:value-type="float" office:value="2.1438679245283">
                <text:p>2.14386792452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6.676723">
                <text:p>6.676723</text:p>
              </table:table-cell>
              <table:table-cell office:value-type="float" office:value="2.22291">
                <text:p>2.2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528301886793">
                <text:p>6.74528301886793</text:p>
              </table:table-cell>
              <table:table-cell office:value-type="float" office:value="2.19150943396226">
                <text:p>2.19150943396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6.604252">
                <text:p>6.604252</text:p>
              </table:table-cell>
              <table:table-cell office:value-type="float" office:value="2.271401">
                <text:p>2.27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745283018868">
                <text:p>6.6745283018868</text:p>
              </table:table-cell>
              <table:table-cell office:value-type="float" office:value="2.23915094339622">
                <text:p>2.239150943396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6.531769">
                <text:p>6.531769</text:p>
              </table:table-cell>
              <table:table-cell office:value-type="float" office:value="2.3199">
                <text:p>2.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377358490567">
                <text:p>6.60377358490567</text:p>
              </table:table-cell>
              <table:table-cell office:value-type="float" office:value="2.28679245283019">
                <text:p>2.28679245283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6.459277">
                <text:p>6.459277</text:p>
              </table:table-cell>
              <table:table-cell office:value-type="float" office:value="2.368406">
                <text:p>2.36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301886792453">
                <text:p>6.53301886792453</text:p>
              </table:table-cell>
              <table:table-cell office:value-type="float" office:value="2.33443396226415">
                <text:p>2.334433962264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6.386775">
                <text:p>6.386775</text:p>
              </table:table-cell>
              <table:table-cell office:value-type="float" office:value="2.416919">
                <text:p>2.416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622641509434">
                <text:p>6.4622641509434</text:p>
              </table:table-cell>
              <table:table-cell office:value-type="float" office:value="2.38207547169811">
                <text:p>2.382075471698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6.314264">
                <text:p>6.314264</text:p>
              </table:table-cell>
              <table:table-cell office:value-type="float" office:value="2.465439">
                <text:p>2.46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150943396227">
                <text:p>6.39150943396227</text:p>
              </table:table-cell>
              <table:table-cell office:value-type="float" office:value="2.42971698113207">
                <text:p>2.429716981132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6.241745">
                <text:p>6.241745</text:p>
              </table:table-cell>
              <table:table-cell office:value-type="float" office:value="2.513964">
                <text:p>2.51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2075471698114">
                <text:p>6.32075471698114</text:p>
              </table:table-cell>
              <table:table-cell office:value-type="float" office:value="2.47735849056603">
                <text:p>2.47735849056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6.169219">
                <text:p>6.169219</text:p>
              </table:table-cell>
              <table:table-cell office:value-type="float" office:value="2.562496">
                <text:p>2.56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5000000000001">
                <text:p>6.25000000000001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6.096686">
                <text:p>6.096686</text:p>
              </table:table-cell>
              <table:table-cell office:value-type="float" office:value="2.611033">
                <text:p>2.61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924528301887">
                <text:p>6.17924528301887</text:p>
              </table:table-cell>
              <table:table-cell office:value-type="float" office:value="2.57264150943396">
                <text:p>2.57264150943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6.024147">
                <text:p>6.024147</text:p>
              </table:table-cell>
              <table:table-cell office:value-type="float" office:value="2.659575">
                <text:p>2.65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0849056603774">
                <text:p>6.10849056603774</text:p>
              </table:table-cell>
              <table:table-cell office:value-type="float" office:value="2.62028301886792">
                <text:p>2.620283018867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5.951602">
                <text:p>5.951602</text:p>
              </table:table-cell>
              <table:table-cell office:value-type="float" office:value="2.708122">
                <text:p>2.70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773584905661">
                <text:p>6.03773584905661</text:p>
              </table:table-cell>
              <table:table-cell office:value-type="float" office:value="2.66792452830188">
                <text:p>2.66792452830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5.879051">
                <text:p>5.879051</text:p>
              </table:table-cell>
              <table:table-cell office:value-type="float" office:value="2.756673">
                <text:p>2.75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6698113207548">
                <text:p>5.96698113207548</text:p>
              </table:table-cell>
              <table:table-cell office:value-type="float" office:value="2.71556603773584">
                <text:p>2.71556603773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5.806495">
                <text:p>5.806495</text:p>
              </table:table-cell>
              <table:table-cell office:value-type="float" office:value="2.805228">
                <text:p>2.805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9622641509435">
                <text:p>5.89622641509435</text:p>
              </table:table-cell>
              <table:table-cell office:value-type="float" office:value="2.76320754716981">
                <text:p>2.763207547169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4999999999999">
                <text:p>3.54999999999999</text:p>
              </table:table-cell>
              <table:table-cell office:value-type="float" office:value="5.733935">
                <text:p>5.733935</text:p>
              </table:table-cell>
              <table:table-cell office:value-type="float" office:value="2.853787">
                <text:p>2.85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2547169811322">
                <text:p>5.82547169811322</text:p>
              </table:table-cell>
              <table:table-cell office:value-type="float" office:value="2.81084905660377">
                <text:p>2.810849056603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5.661371">
                <text:p>5.661371</text:p>
              </table:table-cell>
              <table:table-cell office:value-type="float" office:value="2.902349">
                <text:p>2.90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471698113208">
                <text:p>5.75471698113208</text:p>
              </table:table-cell>
              <table:table-cell office:value-type="float" office:value="2.85849056603773">
                <text:p>2.85849056603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5.588803">
                <text:p>5.588803</text:p>
              </table:table-cell>
              <table:table-cell office:value-type="float" office:value="2.950915">
                <text:p>2.950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96226415095">
                <text:p>5.68396226415095</text:p>
              </table:table-cell>
              <table:table-cell office:value-type="float" office:value="2.90613207547169">
                <text:p>2.90613207547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5.516232">
                <text:p>5.516232</text:p>
              </table:table-cell>
              <table:table-cell office:value-type="float" office:value="2.999483">
                <text:p>2.99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1320754716982">
                <text:p>5.61320754716982</text:p>
              </table:table-cell>
              <table:table-cell office:value-type="float" office:value="2.95377358490565">
                <text:p>2.95377358490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5.443658">
                <text:p>5.443658</text:p>
              </table:table-cell>
              <table:table-cell office:value-type="float" office:value="3.048054">
                <text:p>3.04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245283018869">
                <text:p>5.54245283018869</text:p>
              </table:table-cell>
              <table:table-cell office:value-type="float" office:value="3.00141509433962">
                <text:p>3.00141509433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5.371082">
                <text:p>5.371082</text:p>
              </table:table-cell>
              <table:table-cell office:value-type="float" office:value="3.096628">
                <text:p>3.09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7169811320756">
                <text:p>5.47169811320756</text:p>
              </table:table-cell>
              <table:table-cell office:value-type="float" office:value="3.04905660377358">
                <text:p>3.049056603773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5.298503">
                <text:p>5.298503</text:p>
              </table:table-cell>
              <table:table-cell office:value-type="float" office:value="3.145204">
                <text:p>3.14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094339622642">
                <text:p>5.40094339622642</text:p>
              </table:table-cell>
              <table:table-cell office:value-type="float" office:value="3.09669811320754">
                <text:p>3.096698113207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5.225923">
                <text:p>5.225923</text:p>
              </table:table-cell>
              <table:table-cell office:value-type="float" office:value="3.193782">
                <text:p>3.19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3018867924529">
                <text:p>5.33018867924529</text:p>
              </table:table-cell>
              <table:table-cell office:value-type="float" office:value="3.1443396226415">
                <text:p>3.14433962264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5.153341">
                <text:p>5.153341</text:p>
              </table:table-cell>
              <table:table-cell office:value-type="float" office:value="3.242362">
                <text:p>3.24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5943396226416">
                <text:p>5.25943396226416</text:p>
              </table:table-cell>
              <table:table-cell office:value-type="float" office:value="3.19198113207547">
                <text:p>3.19198113207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5.080758">
                <text:p>5.080758</text:p>
              </table:table-cell>
              <table:table-cell office:value-type="float" office:value="3.290943">
                <text:p>3.29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867924528303">
                <text:p>5.18867924528303</text:p>
              </table:table-cell>
              <table:table-cell office:value-type="float" office:value="3.23962264150943">
                <text:p>3.239622641509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5.008174">
                <text:p>5.008174</text:p>
              </table:table-cell>
              <table:table-cell office:value-type="float" office:value="3.339526">
                <text:p>3.339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179245283019">
                <text:p>5.1179245283019</text:p>
              </table:table-cell>
              <table:table-cell office:value-type="float" office:value="3.28726415094339">
                <text:p>3.287264150943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4.935589">
                <text:p>4.935589</text:p>
              </table:table-cell>
              <table:table-cell office:value-type="float" office:value="3.38811">
                <text:p>3.3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716981132076">
                <text:p>5.04716981132076</text:p>
              </table:table-cell>
              <table:table-cell office:value-type="float" office:value="3.33490566037735">
                <text:p>3.334905660377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4.863005">
                <text:p>4.863005</text:p>
              </table:table-cell>
              <table:table-cell office:value-type="float" office:value="3.436695">
                <text:p>3.43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641509433963">
                <text:p>4.97641509433963</text:p>
              </table:table-cell>
              <table:table-cell office:value-type="float" office:value="3.38254716981131">
                <text:p>3.38254716981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4.79042">
                <text:p>4.79042</text:p>
              </table:table-cell>
              <table:table-cell office:value-type="float" office:value="3.485281">
                <text:p>3.48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056603773585">
                <text:p>4.9056603773585</text:p>
              </table:table-cell>
              <table:table-cell office:value-type="float" office:value="3.43018867924528">
                <text:p>3.430188679245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4.717834">
                <text:p>4.717834</text:p>
              </table:table-cell>
              <table:table-cell office:value-type="float" office:value="3.533868">
                <text:p>3.53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490566037737">
                <text:p>4.83490566037737</text:p>
              </table:table-cell>
              <table:table-cell office:value-type="float" office:value="3.47783018867924">
                <text:p>3.477830188679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4.64525">
                <text:p>4.64525</text:p>
              </table:table-cell>
              <table:table-cell office:value-type="float" office:value="3.582455">
                <text:p>3.58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6415094339624">
                <text:p>4.76415094339624</text:p>
              </table:table-cell>
              <table:table-cell office:value-type="float" office:value="3.5254716981132">
                <text:p>3.52547169811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4.572667">
                <text:p>4.572667</text:p>
              </table:table-cell>
              <table:table-cell office:value-type="float" office:value="3.631043">
                <text:p>3.63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933962264151">
                <text:p>4.6933962264151</text:p>
              </table:table-cell>
              <table:table-cell office:value-type="float" office:value="3.57311320754716">
                <text:p>3.57311320754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4.500083">
                <text:p>4.500083</text:p>
              </table:table-cell>
              <table:table-cell office:value-type="float" office:value="3.679631">
                <text:p>3.679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2264150943397">
                <text:p>4.62264150943397</text:p>
              </table:table-cell>
              <table:table-cell office:value-type="float" office:value="3.62075471698112">
                <text:p>3.62075471698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4.427502">
                <text:p>4.427502</text:p>
              </table:table-cell>
              <table:table-cell office:value-type="float" office:value="3.728219">
                <text:p>3.72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188679245284">
                <text:p>4.55188679245284</text:p>
              </table:table-cell>
              <table:table-cell office:value-type="float" office:value="3.66839622641509">
                <text:p>3.668396226415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4.354921">
                <text:p>4.354921</text:p>
              </table:table-cell>
              <table:table-cell office:value-type="float" office:value="3.776807">
                <text:p>3.77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13207547171">
                <text:p>4.48113207547171</text:p>
              </table:table-cell>
              <table:table-cell office:value-type="float" office:value="3.71603773584905">
                <text:p>3.716037735849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4.282343">
                <text:p>4.282343</text:p>
              </table:table-cell>
              <table:table-cell office:value-type="float" office:value="3.825394">
                <text:p>3.82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1037735849058">
                <text:p>4.41037735849058</text:p>
              </table:table-cell>
              <table:table-cell office:value-type="float" office:value="3.76367924528301">
                <text:p>3.763679245283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4.209804">
                <text:p>4.209804</text:p>
              </table:table-cell>
              <table:table-cell office:value-type="float" office:value="3.873961">
                <text:p>3.873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962264150945">
                <text:p>4.33962264150945</text:p>
              </table:table-cell>
              <table:table-cell office:value-type="float" office:value="3.81132075471697">
                <text:p>3.811320754716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4.139447">
                <text:p>4.139447</text:p>
              </table:table-cell>
              <table:table-cell office:value-type="float" office:value="3.921317">
                <text:p>3.9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886792452831">
                <text:p>4.26886792452831</text:p>
              </table:table-cell>
              <table:table-cell office:value-type="float" office:value="3.85896226415094">
                <text:p>3.858962264150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4.097023">
                <text:p>4.097023</text:p>
              </table:table-cell>
              <table:table-cell office:value-type="float" office:value="3.953156">
                <text:p>3.953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811320754718">
                <text:p>4.19811320754718</text:p>
              </table:table-cell>
              <table:table-cell office:value-type="float" office:value="3.9066037735849">
                <text:p>3.90660377358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4.084332">
                <text:p>4.084332</text:p>
              </table:table-cell>
              <table:table-cell office:value-type="float" office:value="3.968477">
                <text:p>3.96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464285714286">
                <text:p>4.14464285714286</text:p>
              </table:table-cell>
              <table:table-cell office:value-type="float" office:value="3.94464285714286">
                <text:p>3.94464285714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4.080092">
                <text:p>4.080092</text:p>
              </table:table-cell>
              <table:table-cell office:value-type="float" office:value="3.979103">
                <text:p>3.97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">
                <text:p>4.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4.078973">
                <text:p>4.078973</text:p>
              </table:table-cell>
              <table:table-cell office:value-type="float" office:value="3.987995">
                <text:p>3.98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535714285714">
                <text:p>4.15535714285714</text:p>
              </table:table-cell>
              <table:table-cell office:value-type="float" office:value="3.95535714285714">
                <text:p>3.95535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4.079915">
                <text:p>4.079915</text:p>
              </table:table-cell>
              <table:table-cell office:value-type="float" office:value="3.995742">
                <text:p>3.99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071428571429">
                <text:p>4.16071428571429</text:p>
              </table:table-cell>
              <table:table-cell office:value-type="float" office:value="3.96071428571429">
                <text:p>3.96071428571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4.08178">
                <text:p>4.08178</text:p>
              </table:table-cell>
              <table:table-cell office:value-type="float" office:value="4.002975">
                <text:p>4.00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607142857143">
                <text:p>4.16607142857143</text:p>
              </table:table-cell>
              <table:table-cell office:value-type="float" office:value="3.96607142857143">
                <text:p>3.96607142857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4.084217">
                <text:p>4.084217</text:p>
              </table:table-cell>
              <table:table-cell office:value-type="float" office:value="4.009893">
                <text:p>4.009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7142857142857">
                <text:p>4.17142857142857</text:p>
              </table:table-cell>
              <table:table-cell office:value-type="float" office:value="3.97142857142857">
                <text:p>3.97142857142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4.087106">
                <text:p>4.087106</text:p>
              </table:table-cell>
              <table:table-cell office:value-type="float" office:value="4.01656">
                <text:p>4.0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7678571428571">
                <text:p>4.17678571428571</text:p>
              </table:table-cell>
              <table:table-cell office:value-type="float" office:value="3.97678571428571">
                <text:p>3.976785714285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4.09034">
                <text:p>4.09034</text:p>
              </table:table-cell>
              <table:table-cell office:value-type="float" office:value="4.023035">
                <text:p>4.02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214285714286">
                <text:p>4.18214285714286</text:p>
              </table:table-cell>
              <table:table-cell office:value-type="float" office:value="3.98214285714286">
                <text:p>3.982142857142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4.093839">
                <text:p>4.093839</text:p>
              </table:table-cell>
              <table:table-cell office:value-type="float" office:value="4.029364">
                <text:p>4.02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75">
                <text:p>4.1875</text:p>
              </table:table-cell>
              <table:table-cell office:value-type="float" office:value="3.9875">
                <text:p>3.9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4.097548">
                <text:p>4.097548</text:p>
              </table:table-cell>
              <table:table-cell office:value-type="float" office:value="4.035576">
                <text:p>4.03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285714285714">
                <text:p>4.19285714285714</text:p>
              </table:table-cell>
              <table:table-cell office:value-type="float" office:value="3.99285714285714">
                <text:p>3.992857142857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4.101429">
                <text:p>4.101429</text:p>
              </table:table-cell>
              <table:table-cell office:value-type="float" office:value="4.041694">
                <text:p>4.04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821428571429">
                <text:p>4.19821428571429</text:p>
              </table:table-cell>
              <table:table-cell office:value-type="float" office:value="3.99821428571429">
                <text:p>3.998214285714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4.105453">
                <text:p>4.105453</text:p>
              </table:table-cell>
              <table:table-cell office:value-type="float" office:value="4.047733">
                <text:p>4.047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357142857143">
                <text:p>4.20357142857143</text:p>
              </table:table-cell>
              <table:table-cell office:value-type="float" office:value="4.00357142857143">
                <text:p>4.003571428571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4.109594">
                <text:p>4.109594</text:p>
              </table:table-cell>
              <table:table-cell office:value-type="float" office:value="4.053708">
                <text:p>4.053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892857142857">
                <text:p>4.20892857142857</text:p>
              </table:table-cell>
              <table:table-cell office:value-type="float" office:value="4.00892857142857">
                <text:p>4.00892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4.113838">
                <text:p>4.113838</text:p>
              </table:table-cell>
              <table:table-cell office:value-type="float" office:value="4.059626">
                <text:p>4.059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428571428571">
                <text:p>4.21428571428571</text:p>
              </table:table-cell>
              <table:table-cell office:value-type="float" office:value="4.01428571428571">
                <text:p>4.014285714285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4.118169">
                <text:p>4.118169</text:p>
              </table:table-cell>
              <table:table-cell office:value-type="float" office:value="4.065496">
                <text:p>4.065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964285714286">
                <text:p>4.21964285714286</text:p>
              </table:table-cell>
              <table:table-cell office:value-type="float" office:value="4.01964285714286">
                <text:p>4.019642857142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4.122576">
                <text:p>4.122576</text:p>
              </table:table-cell>
              <table:table-cell office:value-type="float" office:value="4.071324">
                <text:p>4.07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5">
                <text:p>4.225</text:p>
              </table:table-cell>
              <table:table-cell office:value-type="float" office:value="4.025">
                <text:p>4.0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4.127049">
                <text:p>4.127049</text:p>
              </table:table-cell>
              <table:table-cell office:value-type="float" office:value="4.077117">
                <text:p>4.07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035714285714">
                <text:p>4.23035714285714</text:p>
              </table:table-cell>
              <table:table-cell office:value-type="float" office:value="4.03035714285714">
                <text:p>4.03035714285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4.131581">
                <text:p>4.131581</text:p>
              </table:table-cell>
              <table:table-cell office:value-type="float" office:value="4.082877">
                <text:p>4.08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571428571429">
                <text:p>4.23571428571429</text:p>
              </table:table-cell>
              <table:table-cell office:value-type="float" office:value="4.03571428571429">
                <text:p>4.035714285714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4.136166">
                <text:p>4.136166</text:p>
              </table:table-cell>
              <table:table-cell office:value-type="float" office:value="4.088609">
                <text:p>4.08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107142857143">
                <text:p>4.24107142857143</text:p>
              </table:table-cell>
              <table:table-cell office:value-type="float" office:value="4.04107142857143">
                <text:p>4.041071428571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4.140797">
                <text:p>4.140797</text:p>
              </table:table-cell>
              <table:table-cell office:value-type="float" office:value="4.094315">
                <text:p>4.09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642857142857">
                <text:p>4.24642857142857</text:p>
              </table:table-cell>
              <table:table-cell office:value-type="float" office:value="4.04642857142857">
                <text:p>4.046428571428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4.145471">
                <text:p>4.145471</text:p>
              </table:table-cell>
              <table:table-cell office:value-type="float" office:value="4.099998">
                <text:p>4.0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178571428571">
                <text:p>4.25178571428571</text:p>
              </table:table-cell>
              <table:table-cell office:value-type="float" office:value="4.05178571428571">
                <text:p>4.051785714285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4.150182">
                <text:p>4.150182</text:p>
              </table:table-cell>
              <table:table-cell office:value-type="float" office:value="4.105661">
                <text:p>4.10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714285714286">
                <text:p>4.25714285714286</text:p>
              </table:table-cell>
              <table:table-cell office:value-type="float" office:value="4.05714285714286">
                <text:p>4.057142857142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4.154929">
                <text:p>4.154929</text:p>
              </table:table-cell>
              <table:table-cell office:value-type="float" office:value="4.111306">
                <text:p>4.11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25">
                <text:p>4.2625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4.159706">
                <text:p>4.159706</text:p>
              </table:table-cell>
              <table:table-cell office:value-type="float" office:value="4.116933">
                <text:p>4.116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785714285714">
                <text:p>4.26785714285714</text:p>
              </table:table-cell>
              <table:table-cell office:value-type="float" office:value="4.06785714285714">
                <text:p>4.067857142857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4.164513">
                <text:p>4.164513</text:p>
              </table:table-cell>
              <table:table-cell office:value-type="float" office:value="4.122545">
                <text:p>4.12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321428571428">
                <text:p>4.27321428571428</text:p>
              </table:table-cell>
              <table:table-cell office:value-type="float" office:value="4.07321428571428">
                <text:p>4.07321428571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4.169345">
                <text:p>4.169345</text:p>
              </table:table-cell>
              <table:table-cell office:value-type="float" office:value="4.128142">
                <text:p>4.12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857142857143">
                <text:p>4.27857142857143</text:p>
              </table:table-cell>
              <table:table-cell office:value-type="float" office:value="4.07857142857143">
                <text:p>4.078571428571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4.174202">
                <text:p>4.174202</text:p>
              </table:table-cell>
              <table:table-cell office:value-type="float" office:value="4.133727">
                <text:p>4.13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392857142857">
                <text:p>4.28392857142857</text:p>
              </table:table-cell>
              <table:table-cell office:value-type="float" office:value="4.08392857142857">
                <text:p>4.083928571428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4.179082">
                <text:p>4.179082</text:p>
              </table:table-cell>
              <table:table-cell office:value-type="float" office:value="4.139299">
                <text:p>4.139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928571428571">
                <text:p>4.28928571428571</text:p>
              </table:table-cell>
              <table:table-cell office:value-type="float" office:value="4.08928571428571">
                <text:p>4.089285714285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4.183983">
                <text:p>4.183983</text:p>
              </table:table-cell>
              <table:table-cell office:value-type="float" office:value="4.144861">
                <text:p>4.14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464285714286">
                <text:p>4.29464285714286</text:p>
              </table:table-cell>
              <table:table-cell office:value-type="float" office:value="4.09464285714286">
                <text:p>4.094642857142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4.188903">
                <text:p>4.188903</text:p>
              </table:table-cell>
              <table:table-cell office:value-type="float" office:value="4.150412">
                <text:p>4.15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4.193841">
                <text:p>4.193841</text:p>
              </table:table-cell>
              <table:table-cell office:value-type="float" office:value="4.155954">
                <text:p>4.155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535714285714">
                <text:p>4.30535714285714</text:p>
              </table:table-cell>
              <table:table-cell office:value-type="float" office:value="4.10535714285714">
                <text:p>4.105357142857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4.198795">
                <text:p>4.198795</text:p>
              </table:table-cell>
              <table:table-cell office:value-type="float" office:value="4.161487">
                <text:p>4.16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071428571429">
                <text:p>4.31071428571429</text:p>
              </table:table-cell>
              <table:table-cell office:value-type="float" office:value="4.11071428571429">
                <text:p>4.110714285714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4.203765">
                <text:p>4.203765</text:p>
              </table:table-cell>
              <table:table-cell office:value-type="float" office:value="4.167012">
                <text:p>4.16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607142857143">
                <text:p>4.31607142857143</text:p>
              </table:table-cell>
              <table:table-cell office:value-type="float" office:value="4.11607142857143">
                <text:p>4.116071428571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4.20875">
                <text:p>4.20875</text:p>
              </table:table-cell>
              <table:table-cell office:value-type="float" office:value="4.172529">
                <text:p>4.17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142857142857">
                <text:p>4.32142857142857</text:p>
              </table:table-cell>
              <table:table-cell office:value-type="float" office:value="4.12142857142857">
                <text:p>4.121428571428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4.213748">
                <text:p>4.213748</text:p>
              </table:table-cell>
              <table:table-cell office:value-type="float" office:value="4.178039">
                <text:p>4.17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678571428571">
                <text:p>4.32678571428571</text:p>
              </table:table-cell>
              <table:table-cell office:value-type="float" office:value="4.12678571428571">
                <text:p>4.126785714285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4.21876">
                <text:p>4.21876</text:p>
              </table:table-cell>
              <table:table-cell office:value-type="float" office:value="4.183542">
                <text:p>4.18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214285714286">
                <text:p>4.33214285714286</text:p>
              </table:table-cell>
              <table:table-cell office:value-type="float" office:value="4.13214285714286">
                <text:p>4.132142857142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4.223784">
                <text:p>4.223784</text:p>
              </table:table-cell>
              <table:table-cell office:value-type="float" office:value="4.189039">
                <text:p>4.189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75">
                <text:p>4.3375</text:p>
              </table:table-cell>
              <table:table-cell office:value-type="float" office:value="4.1375">
                <text:p>4.1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4.228819">
                <text:p>4.228819</text:p>
              </table:table-cell>
              <table:table-cell office:value-type="float" office:value="4.19453">
                <text:p>4.1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285714285714">
                <text:p>4.34285714285714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4.233865">
                <text:p>4.233865</text:p>
              </table:table-cell>
              <table:table-cell office:value-type="float" office:value="4.200015">
                <text:p>4.2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821428571429">
                <text:p>4.34821428571429</text:p>
              </table:table-cell>
              <table:table-cell office:value-type="float" office:value="4.14821428571428">
                <text:p>4.148214285714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4.238921">
                <text:p>4.238921</text:p>
              </table:table-cell>
              <table:table-cell office:value-type="float" office:value="4.205494">
                <text:p>4.205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357142857143">
                <text:p>4.35357142857143</text:p>
              </table:table-cell>
              <table:table-cell office:value-type="float" office:value="4.15357142857143">
                <text:p>4.15357142857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4.243987">
                <text:p>4.243987</text:p>
              </table:table-cell>
              <table:table-cell office:value-type="float" office:value="4.210969">
                <text:p>4.210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92857142857">
                <text:p>4.35892857142857</text:p>
              </table:table-cell>
              <table:table-cell office:value-type="float" office:value="4.15892857142857">
                <text:p>4.158928571428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4.249062">
                <text:p>4.249062</text:p>
              </table:table-cell>
              <table:table-cell office:value-type="float" office:value="4.21644">
                <text:p>4.2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428571428571">
                <text:p>4.36428571428571</text:p>
              </table:table-cell>
              <table:table-cell office:value-type="float" office:value="4.16428571428571">
                <text:p>4.164285714285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4.254146">
                <text:p>4.254146</text:p>
              </table:table-cell>
              <table:table-cell office:value-type="float" office:value="4.221906">
                <text:p>4.22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964285714286">
                <text:p>4.36964285714286</text:p>
              </table:table-cell>
              <table:table-cell office:value-type="float" office:value="4.16964285714286">
                <text:p>4.169642857142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4.259237">
                <text:p>4.259237</text:p>
              </table:table-cell>
              <table:table-cell office:value-type="float" office:value="4.227367">
                <text:p>4.22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5">
                <text:p>4.375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4.264337">
                <text:p>4.264337</text:p>
              </table:table-cell>
              <table:table-cell office:value-type="float" office:value="4.232825">
                <text:p>4.23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035714285714">
                <text:p>4.38035714285714</text:p>
              </table:table-cell>
              <table:table-cell office:value-type="float" office:value="4.18035714285714">
                <text:p>4.18035714285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4.269444">
                <text:p>4.269444</text:p>
              </table:table-cell>
              <table:table-cell office:value-type="float" office:value="4.238279">
                <text:p>4.238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571428571428">
                <text:p>4.38571428571428</text:p>
              </table:table-cell>
              <table:table-cell office:value-type="float" office:value="4.18571428571428">
                <text:p>4.185714285714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4.274559">
                <text:p>4.274559</text:p>
              </table:table-cell>
              <table:table-cell office:value-type="float" office:value="4.24373">
                <text:p>4.2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107142857143">
                <text:p>4.39107142857143</text:p>
              </table:table-cell>
              <table:table-cell office:value-type="float" office:value="4.19107142857143">
                <text:p>4.191071428571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4.27968">
                <text:p>4.27968</text:p>
              </table:table-cell>
              <table:table-cell office:value-type="float" office:value="4.249177">
                <text:p>4.24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642857142857">
                <text:p>4.39642857142857</text:p>
              </table:table-cell>
              <table:table-cell office:value-type="float" office:value="4.19642857142857">
                <text:p>4.196428571428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4.284807">
                <text:p>4.284807</text:p>
              </table:table-cell>
              <table:table-cell office:value-type="float" office:value="4.25462">
                <text:p>4.25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178571428571">
                <text:p>4.40178571428571</text:p>
              </table:table-cell>
              <table:table-cell office:value-type="float" office:value="4.20178571428571">
                <text:p>4.201785714285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4.289941">
                <text:p>4.289941</text:p>
              </table:table-cell>
              <table:table-cell office:value-type="float" office:value="4.260061">
                <text:p>4.26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714285714286">
                <text:p>4.40714285714286</text:p>
              </table:table-cell>
              <table:table-cell office:value-type="float" office:value="4.20714285714286">
                <text:p>4.207142857142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4.295081">
                <text:p>4.295081</text:p>
              </table:table-cell>
              <table:table-cell office:value-type="float" office:value="4.265498">
                <text:p>4.265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125">
                <text:p>4.4125</text:p>
              </table:table-cell>
              <table:table-cell office:value-type="float" office:value="4.2125">
                <text:p>4.2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4.300226">
                <text:p>4.300226</text:p>
              </table:table-cell>
              <table:table-cell office:value-type="float" office:value="4.270933">
                <text:p>4.270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1785714285714">
                <text:p>4.41785714285714</text:p>
              </table:table-cell>
              <table:table-cell office:value-type="float" office:value="4.21785714285714">
                <text:p>4.217857142857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4.305377">
                <text:p>4.305377</text:p>
              </table:table-cell>
              <table:table-cell office:value-type="float" office:value="4.276365">
                <text:p>4.27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321428571429">
                <text:p>4.42321428571429</text:p>
              </table:table-cell>
              <table:table-cell office:value-type="float" office:value="4.22321428571429">
                <text:p>4.223214285714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4.310533">
                <text:p>4.310533</text:p>
              </table:table-cell>
              <table:table-cell office:value-type="float" office:value="4.281795">
                <text:p>4.28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4.22857142857143">
                <text:p>4.22857142857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4.315693">
                <text:p>4.315693</text:p>
              </table:table-cell>
              <table:table-cell office:value-type="float" office:value="4.287222">
                <text:p>4.28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392857142857">
                <text:p>4.43392857142857</text:p>
              </table:table-cell>
              <table:table-cell office:value-type="float" office:value="4.23392857142857">
                <text:p>4.233928571428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4.320859">
                <text:p>4.320859</text:p>
              </table:table-cell>
              <table:table-cell office:value-type="float" office:value="4.292647">
                <text:p>4.29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928571428571">
                <text:p>4.43928571428571</text:p>
              </table:table-cell>
              <table:table-cell office:value-type="float" office:value="4.23928571428571">
                <text:p>4.239285714285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4.326029">
                <text:p>4.326029</text:p>
              </table:table-cell>
              <table:table-cell office:value-type="float" office:value="4.298069">
                <text:p>4.298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464285714286">
                <text:p>4.44464285714286</text:p>
              </table:table-cell>
              <table:table-cell office:value-type="float" office:value="4.24464285714286">
                <text:p>4.244642857142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4.331204">
                <text:p>4.331204</text:p>
              </table:table-cell>
              <table:table-cell office:value-type="float" office:value="4.30349">
                <text:p>4.3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4.336383">
                <text:p>4.336383</text:p>
              </table:table-cell>
              <table:table-cell office:value-type="float" office:value="4.308908">
                <text:p>4.30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535714285714">
                <text:p>4.45535714285714</text:p>
              </table:table-cell>
              <table:table-cell office:value-type="float" office:value="4.25535714285714">
                <text:p>4.255357142857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4.341566">
                <text:p>4.341566</text:p>
              </table:table-cell>
              <table:table-cell office:value-type="float" office:value="4.314325">
                <text:p>4.31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071428571428">
                <text:p>4.46071428571428</text:p>
              </table:table-cell>
              <table:table-cell office:value-type="float" office:value="4.26071428571428">
                <text:p>4.260714285714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4.346753">
                <text:p>4.346753</text:p>
              </table:table-cell>
              <table:table-cell office:value-type="float" office:value="4.319739">
                <text:p>4.31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607142857143">
                <text:p>4.46607142857143</text:p>
              </table:table-cell>
              <table:table-cell office:value-type="float" office:value="4.26607142857143">
                <text:p>4.266071428571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4.351943">
                <text:p>4.351943</text:p>
              </table:table-cell>
              <table:table-cell office:value-type="float" office:value="4.325152">
                <text:p>4.32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42857142857">
                <text:p>4.47142857142857</text:p>
              </table:table-cell>
              <table:table-cell office:value-type="float" office:value="4.27142857142857">
                <text:p>4.271428571428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4.357138">
                <text:p>4.357138</text:p>
              </table:table-cell>
              <table:table-cell office:value-type="float" office:value="4.330563">
                <text:p>4.33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678571428571">
                <text:p>4.47678571428571</text:p>
              </table:table-cell>
              <table:table-cell office:value-type="float" office:value="4.27678571428571">
                <text:p>4.276785714285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4.362335">
                <text:p>4.362335</text:p>
              </table:table-cell>
              <table:table-cell office:value-type="float" office:value="4.335972">
                <text:p>4.33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214285714286">
                <text:p>4.48214285714286</text:p>
              </table:table-cell>
              <table:table-cell office:value-type="float" office:value="4.28214285714286">
                <text:p>4.28214285714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4.367537">
                <text:p>4.367537</text:p>
              </table:table-cell>
              <table:table-cell office:value-type="float" office:value="4.34138">
                <text:p>4.3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75">
                <text:p>4.4875</text:p>
              </table:table-cell>
              <table:table-cell office:value-type="float" office:value="4.2875">
                <text:p>4.2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4.372741">
                <text:p>4.372741</text:p>
              </table:table-cell>
              <table:table-cell office:value-type="float" office:value="4.346786">
                <text:p>4.34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9285714285714">
                <text:p>4.49285714285714</text:p>
              </table:table-cell>
              <table:table-cell office:value-type="float" office:value="4.29285714285714">
                <text:p>4.292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